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tes" table:style-name="ta1">
        <office:forms form:automatic-focus="false" form:apply-design-mode="false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0_meanisgivendet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0_meanisd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0_meanh</text:p>
          </table:table-cell>
          <table:table-cell office:value-type="string" calcext:value-type="string">
            <text:p><text:s/>recovery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20_meanisgivendet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20_meanisd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20_meanh</text:p>
          </table:table-cell>
          <table:table-cell office:value-type="string" calcext:value-type="string">
            <text:p><text:s/>recovery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65_meanisgivendet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65_meanisd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65_meanh</text:p>
          </table:table-cell>
          <table:table-cell office:value-type="string" calcext:value-type="string">
            <text:p><text:s/>recovery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all_meanisgivendet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all_meanisd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all_meanh</text:p>
          </table:table-cell>
          <table:table-cell office:value-type="string" calcext:value-type="string">
            <text:p><text:s/>recovery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repdelay</text:p>
          </table:table-cell>
        </table:table-row>
        <table:table-row table:style-name="ro1" table:number-rows-repeated="185">
          <table:table-cell table:number-columns-repeated="4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71429" calcext:value-type="float">
            <text:p>3.71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382" calcext:value-type="float">
            <text:p>4.9382</text:p>
          </table:table-cell>
          <table:table-cell office:value-type="float" office:value="0.988764" calcext:value-type="float">
            <text:p>0.988764</text:p>
          </table:table-cell>
          <table:table-cell office:value-type="float" office:value="0.011236" calcext:value-type="float">
            <text:p>0.011236</text:p>
          </table:table-cell>
          <table:table-cell office:value-type="float" office:value="0" calcext:value-type="float">
            <text:p>0</text:p>
          </table:table-cell>
          <table:table-cell office:value-type="float" office:value="9.16667" calcext:value-type="float">
            <text:p>9.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4.47619" calcext:value-type="float">
            <text:p>4.476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7143" calcext:value-type="float">
            <text:p>5.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8333" calcext:value-type="float">
            <text:p>7.5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4.81221" calcext:value-type="float">
            <text:p>4.81221</text:p>
          </table:table-cell>
          <table:table-cell office:value-type="float" office:value="0.99061" calcext:value-type="float">
            <text:p>0.99061</text:p>
          </table:table-cell>
          <table:table-cell office:value-type="float" office:value="0.00938967" calcext:value-type="float">
            <text:p>0.00938967</text:p>
          </table:table-cell>
          <table:table-cell office:value-type="float" office:value="0" calcext:value-type="float">
            <text:p>0</text:p>
          </table:table-cell>
          <table:table-cell office:value-type="float" office:value="7.84211" calcext:value-type="float">
            <text:p>7.84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4.30435" calcext:value-type="float">
            <text:p>4.304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31818" calcext:value-type="float">
            <text:p>5.31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5.27907" calcext:value-type="float">
            <text:p>5.27907</text:p>
          </table:table-cell>
          <table:table-cell office:value-type="float" office:value="0.995349" calcext:value-type="float">
            <text:p>0.995349</text:p>
          </table:table-cell>
          <table:table-cell office:value-type="float" office:value="0.00465116" calcext:value-type="float">
            <text:p>0.00465116</text:p>
          </table:table-cell>
          <table:table-cell office:value-type="float" office:value="0" calcext:value-type="float">
            <text:p>0</text:p>
          </table:table-cell>
          <table:table-cell office:value-type="float" office:value="9.33333" calcext:value-type="float">
            <text:p>9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8.17857" calcext:value-type="float">
            <text:p>8.17857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5.58868" calcext:value-type="float">
            <text:p>5.58868</text:p>
          </table:table-cell>
          <table:table-cell office:value-type="float" office:value="0.988679" calcext:value-type="float">
            <text:p>0.988679</text:p>
          </table:table-cell>
          <table:table-cell office:value-type="float" office:value="0.0113208" calcext:value-type="float">
            <text:p>0.0113208</text:p>
          </table:table-cell>
          <table:table-cell office:value-type="float" office:value="0" calcext:value-type="float">
            <text:p>0</text:p>
          </table:table-cell>
          <table:table-cell office:value-type="float" office:value="8.21429" calcext:value-type="float">
            <text:p>8.2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0476" calcext:value-type="float">
            <text:p>7.90476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4.44231" calcext:value-type="float">
            <text:p>4.442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28571" calcext:value-type="float">
            <text:p>6.285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5.3381" calcext:value-type="float">
            <text:p>5.3381</text:p>
          </table:table-cell>
          <table:table-cell office:value-type="float" office:value="0.990476" calcext:value-type="float">
            <text:p>0.99047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7.09375" calcext:value-type="float">
            <text:p>7.0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71429" calcext:value-type="float">
            <text:p>9.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62738" calcext:value-type="float">
            <text:p>5.62738</text:p>
          </table:table-cell>
          <table:table-cell office:value-type="float" office:value="0.977186" calcext:value-type="float">
            <text:p>0.977186</text:p>
          </table:table-cell>
          <table:table-cell office:value-type="float" office:value="0.0228137" calcext:value-type="float">
            <text:p>0.022813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1667" calcext:value-type="float">
            <text:p>8.9166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5.67847" calcext:value-type="float">
            <text:p>5.678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22727" calcext:value-type="float">
            <text:p>3.227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3.84034" calcext:value-type="float">
            <text:p>3.84034</text:p>
          </table:table-cell>
          <table:table-cell office:value-type="float" office:value="0.983193" calcext:value-type="float">
            <text:p>0.98319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5714" calcext:value-type="float">
            <text:p>6.857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4.16129" calcext:value-type="float">
            <text:p>4.16129</text:p>
          </table:table-cell>
          <table:table-cell office:value-type="float" office:value="0.935484" calcext:value-type="float">
            <text:p>0.935484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714" calcext:value-type="float">
            <text:p>11.57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3.78594" calcext:value-type="float">
            <text:p>3.78594</text:p>
          </table:table-cell>
          <table:table-cell office:value-type="float" office:value="0.980831" calcext:value-type="float">
            <text:p>0.980831</text:p>
          </table:table-cell>
          <table:table-cell office:value-type="float" office:value="0.0191693" calcext:value-type="float">
            <text:p>0.0191693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429" calcext:value-type="float">
            <text:p>9.21429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4.36605" calcext:value-type="float">
            <text:p>4.366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76471" calcext:value-type="float">
            <text:p>5.76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4.56932" calcext:value-type="float">
            <text:p>4.56932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589971" calcext:value-type="float">
            <text:p>0.0058997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6667" calcext:value-type="float">
            <text:p>5.0666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.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18182" calcext:value-type="float">
            <text:p>9.18182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4.7201" calcext:value-type="float">
            <text:p>4.7201</text:p>
          </table:table-cell>
          <table:table-cell office:value-type="float" office:value="0.973684" calcext:value-type="float">
            <text:p>0.97368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" calcext:value-type="float">
            <text:p>0</text:p>
          </table:table-cell>
          <table:table-cell office:value-type="float" office:value="3.5625" calcext:value-type="float">
            <text:p>3.5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7368" calcext:value-type="float">
            <text:p>8.47368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4.94745" calcext:value-type="float">
            <text:p>4.947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61017" calcext:value-type="float">
            <text:p>9.61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.86234" calcext:value-type="float">
            <text:p>6.86234</text:p>
          </table:table-cell>
          <table:table-cell office:value-type="float" office:value="0.984416" calcext:value-type="float">
            <text:p>0.984416</text:p>
          </table:table-cell>
          <table:table-cell office:value-type="float" office:value="0.0155844" calcext:value-type="float">
            <text:p>0.0155844</text:p>
          </table:table-cell>
          <table:table-cell office:value-type="float" office:value="0" calcext:value-type="float">
            <text:p>0</text:p>
          </table:table-cell>
          <table:table-cell office:value-type="float" office:value="6.85714" calcext:value-type="float">
            <text:p>6.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3012" calcext:value-type="float">
            <text:p>11.3012</text:p>
          </table:table-cell>
          <table:table-cell office:value-type="float" office:value="0.86747" calcext:value-type="float">
            <text:p>0.86747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" calcext:value-type="float">
            <text:p>0</text:p>
          </table:table-cell>
          <table:table-cell office:value-type="float" office:value="2.45455" calcext:value-type="float">
            <text:p>2.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7273" calcext:value-type="float">
            <text:p>9.2727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7.86907" calcext:value-type="float">
            <text:p>7.86907</text:p>
          </table:table-cell>
          <table:table-cell office:value-type="float" office:value="0.967742" calcext:value-type="float">
            <text:p>0.967742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5263" calcext:value-type="float">
            <text:p>9.05263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7.12363" calcext:value-type="float">
            <text:p>7.123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5493" calcext:value-type="float">
            <text:p>4.5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9007" calcext:value-type="float">
            <text:p>4.79007</text:p>
          </table:table-cell>
          <table:table-cell office:value-type="float" office:value="0.990971" calcext:value-type="float">
            <text:p>0.990971</text:p>
          </table:table-cell>
          <table:table-cell office:value-type="float" office:value="0.00902935" calcext:value-type="float">
            <text:p>0.00902935</text:p>
          </table:table-cell>
          <table:table-cell office:value-type="float" office:value="0" calcext:value-type="float">
            <text:p>0</text:p>
          </table:table-cell>
          <table:table-cell office:value-type="float" office:value="4.45455" calcext:value-type="float">
            <text:p>4.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3333" calcext:value-type="float">
            <text:p>4.1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.63636" calcext:value-type="float">
            <text:p>7.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9164" calcext:value-type="float">
            <text:p>4.69164</text:p>
          </table:table-cell>
          <table:table-cell office:value-type="float" office:value="0.984321" calcext:value-type="float">
            <text:p>0.984321</text:p>
          </table:table-cell>
          <table:table-cell office:value-type="float" office:value="0.0156794" calcext:value-type="float">
            <text:p>0.0156794</text:p>
          </table:table-cell>
          <table:table-cell office:value-type="float" office:value="0" calcext:value-type="float">
            <text:p>0</text:p>
          </table:table-cell>
          <table:table-cell office:value-type="float" office:value="4.47826" calcext:value-type="float">
            <text:p>4.47826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7.125" calcext:value-type="float">
            <text:p>7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4346" calcext:value-type="float">
            <text:p>4.743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18182" calcext:value-type="float">
            <text:p>6.18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2711" calcext:value-type="float">
            <text:p>6.02711</text:p>
          </table:table-cell>
          <table:table-cell office:value-type="float" office:value="0.98494" calcext:value-type="float">
            <text:p>0.98494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" calcext:value-type="float">
            <text:p>0</text:p>
          </table:table-cell>
          <table:table-cell office:value-type="float" office:value="9.88889" calcext:value-type="float">
            <text:p>9.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2727" calcext:value-type="float">
            <text:p>6.22727</text:p>
          </table:table-cell>
          <table:table-cell office:value-type="float" office:value="0.893939" calcext:value-type="float">
            <text:p>0.893939</text:p>
          </table:table-cell>
          <table:table-cell office:value-type="float" office:value="0.0757576" calcext:value-type="float">
            <text:p>0.0757576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8889" calcext:value-type="float">
            <text:p>7.88889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6.07759" calcext:value-type="float">
            <text:p>6.07759</text:p>
          </table:table-cell>
          <table:table-cell office:value-type="float" office:value="0.974138" calcext:value-type="float">
            <text:p>0.974138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0431034" calcext:value-type="float">
            <text:p>0.00431034</text:p>
          </table:table-cell>
          <table:table-cell office:value-type="float" office:value="6.91304" calcext:value-type="float">
            <text:p>6.91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3333" calcext:value-type="float">
            <text:p>8.03333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5.37265" calcext:value-type="float">
            <text:p>5.372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42105" calcext:value-type="float">
            <text:p>6.42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.16195" calcext:value-type="float">
            <text:p>5.16195</text:p>
          </table:table-cell>
          <table:table-cell office:value-type="float" office:value="0.997429" calcext:value-type="float">
            <text:p>0.997429</text:p>
          </table:table-cell>
          <table:table-cell office:value-type="float" office:value="0.00257069" calcext:value-type="float">
            <text:p>0.00257069</text:p>
          </table:table-cell>
          <table:table-cell office:value-type="float" office:value="0" calcext:value-type="float">
            <text:p>0</text:p>
          </table:table-cell>
          <table:table-cell office:value-type="float" office:value="5.44444" calcext:value-type="float">
            <text:p>5.4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9091" calcext:value-type="float">
            <text:p>6.09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6341" calcext:value-type="float">
            <text:p>6.46341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121951" calcext:value-type="float">
            <text:p>0.121951</text:p>
          </table:table-cell>
          <table:table-cell office:value-type="float" office:value="0" calcext:value-type="float">
            <text:p>0</text:p>
          </table:table-cell>
          <table:table-cell office:value-type="float" office:value="5.0625" calcext:value-type="float">
            <text:p>5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.0769" calcext:value-type="float">
            <text:p>10.0769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5.53199" calcext:value-type="float">
            <text:p>5.53199</text:p>
          </table:table-cell>
          <table:table-cell office:value-type="float" office:value="0.97989" calcext:value-type="float">
            <text:p>0.97989</text:p>
          </table:table-cell>
          <table:table-cell office:value-type="float" office:value="0.0201097" calcext:value-type="float">
            <text:p>0.0201097</text:p>
          </table:table-cell>
          <table:table-cell office:value-type="float" office:value="0" calcext:value-type="float">
            <text:p>0</text:p>
          </table:table-cell>
          <table:table-cell office:value-type="float" office:value="5.26923" calcext:value-type="float">
            <text:p>5.26923</text:p>
          </table:table-cell>
          <table:table-cell office:value-type="float" office:value="0.961538" calcext:value-type="float">
            <text:p>0.961538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8.25" calcext:value-type="float">
            <text:p>8.2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5.52696" calcext:value-type="float">
            <text:p>5.526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9899" calcext:value-type="float">
            <text:p>4.9899</text:p>
          </table:table-cell>
          <table:table-cell office:value-type="float" office:value="0.989899" calcext:value-type="float">
            <text:p>0.989899</text:p>
          </table:table-cell>
          <table:table-cell office:value-type="float" office:value="0.010101" calcext:value-type="float">
            <text:p>0.01010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.40232" calcext:value-type="float">
            <text:p>4.40232</text:p>
          </table:table-cell>
          <table:table-cell office:value-type="float" office:value="0.998066" calcext:value-type="float">
            <text:p>0.998066</text:p>
          </table:table-cell>
          <table:table-cell office:value-type="float" office:value="0.00193424" calcext:value-type="float">
            <text:p>0.00193424</text:p>
          </table:table-cell>
          <table:table-cell office:value-type="float" office:value="0" calcext:value-type="float">
            <text:p>0</text:p>
          </table:table-cell>
          <table:table-cell office:value-type="float" office:value="18.25" calcext:value-type="float">
            <text:p>1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7.76364" calcext:value-type="float">
            <text:p>7.76364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" calcext:value-type="float">
            <text:p>0</text:p>
          </table:table-cell>
          <table:table-cell office:value-type="float" office:value="2.42857" calcext:value-type="float">
            <text:p>2.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7778" calcext:value-type="float">
            <text:p>8.27778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4.76453" calcext:value-type="float">
            <text:p>4.76453</text:p>
          </table:table-cell>
          <table:table-cell office:value-type="float" office:value="0.985097" calcext:value-type="float">
            <text:p>0.985097</text:p>
          </table:table-cell>
          <table:table-cell office:value-type="float" office:value="0.0149031" calcext:value-type="float">
            <text:p>0.0149031</text:p>
          </table:table-cell>
          <table:table-cell office:value-type="float" office:value="0" calcext:value-type="float">
            <text:p>0</text:p>
          </table:table-cell>
          <table:table-cell office:value-type="float" office:value="5.94444" calcext:value-type="float">
            <text:p>5.9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7857" calcext:value-type="float">
            <text:p>8.17857</text:p>
          </table:table-cell>
          <table:table-cell office:value-type="float" office:value="0.892857" calcext:value-type="float">
            <text:p>0.892857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5.74129" calcext:value-type="float">
            <text:p>5.741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00935" calcext:value-type="float">
            <text:p>4.00935</text:p>
          </table:table-cell>
          <table:table-cell office:value-type="float" office:value="0.990654" calcext:value-type="float">
            <text:p>0.990654</text:p>
          </table:table-cell>
          <table:table-cell office:value-type="float" office:value="0.00934579" calcext:value-type="float">
            <text:p>0.009345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41129" calcext:value-type="float">
            <text:p>3.41129</text:p>
          </table:table-cell>
          <table:table-cell office:value-type="float" office:value="0.995968" calcext:value-type="float">
            <text:p>0.995968</text:p>
          </table:table-cell>
          <table:table-cell office:value-type="float" office:value="0.00403226" calcext:value-type="float">
            <text:p>0.00403226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7407" calcext:value-type="float">
            <text:p>5.57407</text:p>
          </table:table-cell>
          <table:table-cell office:value-type="float" office:value="0.907407" calcext:value-type="float">
            <text:p>0.907407</text:p>
          </table:table-cell>
          <table:table-cell office:value-type="float" office:value="0.0925926" calcext:value-type="float">
            <text:p>0.0925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6471" calcext:value-type="float">
            <text:p>7.7647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3.68645" calcext:value-type="float">
            <text:p>3.68645</text:p>
          </table:table-cell>
          <table:table-cell office:value-type="float" office:value="0.987823" calcext:value-type="float">
            <text:p>0.987823</text:p>
          </table:table-cell>
          <table:table-cell office:value-type="float" office:value="0.0121766" calcext:value-type="float">
            <text:p>0.0121766</text:p>
          </table:table-cell>
          <table:table-cell office:value-type="float" office:value="0" calcext:value-type="float">
            <text:p>0</text:p>
          </table:table-cell>
          <table:table-cell office:value-type="float" office:value="4.36364" calcext:value-type="float">
            <text:p>4.3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5" calcext:value-type="float">
            <text:p>7.65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5.06777" calcext:value-type="float">
            <text:p>5.0677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26061" calcext:value-type="float">
            <text:p>6.26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9357" calcext:value-type="float">
            <text:p>4.39357</text:p>
          </table:table-cell>
          <table:table-cell office:value-type="float" office:value="0.992343" calcext:value-type="float">
            <text:p>0.992343</text:p>
          </table:table-cell>
          <table:table-cell office:value-type="float" office:value="0.00765697" calcext:value-type="float">
            <text:p>0.00765697</text:p>
          </table:table-cell>
          <table:table-cell office:value-type="float" office:value="0" calcext:value-type="float">
            <text:p>0</text:p>
          </table:table-cell>
          <table:table-cell office:value-type="float" office:value="10.5455" calcext:value-type="float">
            <text:p>10.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25" calcext:value-type="float">
            <text:p>7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314" calcext:value-type="float">
            <text:p>6.2314</text:p>
          </table:table-cell>
          <table:table-cell office:value-type="float" office:value="0.917355" calcext:value-type="float">
            <text:p>0.917355</text:p>
          </table:table-cell>
          <table:table-cell office:value-type="float" office:value="0.0826446" calcext:value-type="float">
            <text:p>0.0826446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1667" calcext:value-type="float">
            <text:p>8.416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4.95847" calcext:value-type="float">
            <text:p>4.95847</text:p>
          </table:table-cell>
          <table:table-cell office:value-type="float" office:value="0.984026" calcext:value-type="float">
            <text:p>0.984026</text:p>
          </table:table-cell>
          <table:table-cell office:value-type="float" office:value="0.0159744" calcext:value-type="float">
            <text:p>0.0159744</text:p>
          </table:table-cell>
          <table:table-cell office:value-type="float" office:value="0" calcext:value-type="float">
            <text:p>0</text:p>
          </table:table-cell>
          <table:table-cell office:value-type="float" office:value="6.77551" calcext:value-type="float">
            <text:p>6.77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0488" calcext:value-type="float">
            <text:p>7.80488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121951" calcext:value-type="float">
            <text:p>0.121951</text:p>
          </table:table-cell>
          <table:table-cell office:value-type="float" office:value="5.44668" calcext:value-type="float">
            <text:p>5.446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87978" calcext:value-type="float">
            <text:p>4.87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4017" calcext:value-type="float">
            <text:p>4.24017</text:p>
          </table:table-cell>
          <table:table-cell office:value-type="float" office:value="0.997191" calcext:value-type="float">
            <text:p>0.997191</text:p>
          </table:table-cell>
          <table:table-cell office:value-type="float" office:value="0.00280899" calcext:value-type="float">
            <text:p>0.00280899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1111" calcext:value-type="float">
            <text:p>3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8772" calcext:value-type="float">
            <text:p>5.08772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0" calcext:value-type="float">
            <text:p>0</text:p>
          </table:table-cell>
          <table:table-cell office:value-type="float" office:value="8.38889" calcext:value-type="float">
            <text:p>8.3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7143" calcext:value-type="float">
            <text:p>9.57143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4.45193" calcext:value-type="float">
            <text:p>4.45193</text:p>
          </table:table-cell>
          <table:table-cell office:value-type="float" office:value="0.986125" calcext:value-type="float">
            <text:p>0.986125</text:p>
          </table:table-cell>
          <table:table-cell office:value-type="float" office:value="0.0138751" calcext:value-type="float">
            <text:p>0.0138751</text:p>
          </table:table-cell>
          <table:table-cell office:value-type="float" office:value="0" calcext:value-type="float">
            <text:p>0</text:p>
          </table:table-cell>
          <table:table-cell office:value-type="float" office:value="6.93333" calcext:value-type="float">
            <text:p>6.9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.07083" calcext:value-type="float">
            <text:p>5.070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80645" calcext:value-type="float">
            <text:p>5.806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7486" calcext:value-type="float">
            <text:p>4.27486</text:p>
          </table:table-cell>
          <table:table-cell office:value-type="float" office:value="0.994475" calcext:value-type="float">
            <text:p>0.994475</text:p>
          </table:table-cell>
          <table:table-cell office:value-type="float" office:value="0.00552486" calcext:value-type="float">
            <text:p>0.00552486</text:p>
          </table:table-cell>
          <table:table-cell office:value-type="float" office:value="0" calcext:value-type="float">
            <text:p>0</text:p>
          </table:table-cell>
          <table:table-cell office:value-type="float" office:value="10.0833" calcext:value-type="float">
            <text:p>10.0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2903" calcext:value-type="float">
            <text:p>5.12903</text:p>
          </table:table-cell>
          <table:table-cell office:value-type="float" office:value="0.822581" calcext:value-type="float">
            <text:p>0.822581</text:p>
          </table:table-cell>
          <table:table-cell office:value-type="float" office:value="0.177419" calcext:value-type="float">
            <text:p>0.177419</text:p>
          </table:table-cell>
          <table:table-cell office:value-type="float" office:value="0" calcext:value-type="float">
            <text:p>0</text:p>
          </table:table-cell>
          <table:table-cell office:value-type="float" office:value="4.8125" calcext:value-type="float">
            <text:p>4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5714" calcext:value-type="float">
            <text:p>8.85714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0.178571" calcext:value-type="float">
            <text:p>0.178571</text:p>
          </table:table-cell>
          <table:table-cell office:value-type="float" office:value="4.6528" calcext:value-type="float">
            <text:p>4.6528</text:p>
          </table:table-cell>
          <table:table-cell office:value-type="float" office:value="0.974855" calcext:value-type="float">
            <text:p>0.974855</text:p>
          </table:table-cell>
          <table:table-cell office:value-type="float" office:value="0.0251451" calcext:value-type="float">
            <text:p>0.0251451</text:p>
          </table:table-cell>
          <table:table-cell office:value-type="float" office:value="0" calcext:value-type="float">
            <text:p>0</text:p>
          </table:table-cell>
          <table:table-cell office:value-type="float" office:value="7.07143" calcext:value-type="float">
            <text:p>7.0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6923" calcext:value-type="float">
            <text:p>7.76923</text:p>
          </table:table-cell>
          <table:table-cell office:value-type="float" office:value="0.871795" calcext:value-type="float">
            <text:p>0.871795</text:p>
          </table:table-cell>
          <table:table-cell office:value-type="float" office:value="0.128205" calcext:value-type="float">
            <text:p>0.128205</text:p>
          </table:table-cell>
          <table:table-cell office:value-type="float" office:value="5.30561" calcext:value-type="float">
            <text:p>5.305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17992" calcext:value-type="float">
            <text:p>5.17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7931" calcext:value-type="float">
            <text:p>4.87931</text:p>
          </table:table-cell>
          <table:table-cell office:value-type="float" office:value="0.992816" calcext:value-type="float">
            <text:p>0.992816</text:p>
          </table:table-cell>
          <table:table-cell office:value-type="float" office:value="0.00718391" calcext:value-type="float">
            <text:p>0.00718391</text:p>
          </table:table-cell>
          <table:table-cell office:value-type="float" office:value="0" calcext:value-type="float">
            <text:p>0</text:p>
          </table:table-cell>
          <table:table-cell office:value-type="float" office:value="6.53846" calcext:value-type="float">
            <text:p>6.53846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7941" calcext:value-type="float">
            <text:p>6.27941</text:p>
          </table:table-cell>
          <table:table-cell office:value-type="float" office:value="0.867647" calcext:value-type="float">
            <text:p>0.86764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35294" calcext:value-type="float">
            <text:p>0.00735294</text:p>
          </table:table-cell>
          <table:table-cell office:value-type="float" office:value="7.66667" calcext:value-type="float">
            <text:p>7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5.12418" calcext:value-type="float">
            <text:p>5.12418</text:p>
          </table:table-cell>
          <table:table-cell office:value-type="float" office:value="0.978525" calcext:value-type="float">
            <text:p>0.978525</text:p>
          </table:table-cell>
          <table:table-cell office:value-type="float" office:value="0.0205415" calcext:value-type="float">
            <text:p>0.0205415</text:p>
          </table:table-cell>
          <table:table-cell office:value-type="float" office:value="0.000933707" calcext:value-type="float">
            <text:p>0.000933707</text:p>
          </table:table-cell>
          <table:table-cell office:value-type="float" office:value="7.19355" calcext:value-type="float">
            <text:p>7.19355</text:p>
          </table:table-cell>
          <table:table-cell office:value-type="float" office:value="0.967742" calcext:value-type="float">
            <text:p>0.967742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9.89286" calcext:value-type="float">
            <text:p>9.8928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5.35693" calcext:value-type="float">
            <text:p>5.356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79832" calcext:value-type="float">
            <text:p>5.798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141" calcext:value-type="float">
            <text:p>4.7141</text:p>
          </table:table-cell>
          <table:table-cell office:value-type="float" office:value="0.991026" calcext:value-type="float">
            <text:p>0.991026</text:p>
          </table:table-cell>
          <table:table-cell office:value-type="float" office:value="0.00897436" calcext:value-type="float">
            <text:p>0.00897436</text:p>
          </table:table-cell>
          <table:table-cell office:value-type="float" office:value="0" calcext:value-type="float">
            <text:p>0</text:p>
          </table:table-cell>
          <table:table-cell office:value-type="float" office:value="6.71429" calcext:value-type="float">
            <text:p>6.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7059" calcext:value-type="float">
            <text:p>5.47059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5.33043" calcext:value-type="float">
            <text:p>5.33043</text:p>
          </table:table-cell>
          <table:table-cell office:value-type="float" office:value="0.904348" calcext:value-type="float">
            <text:p>0.904348</text:p>
          </table:table-cell>
          <table:table-cell office:value-type="float" office:value="0.0956522" calcext:value-type="float">
            <text:p>0.0956522</text:p>
          </table:table-cell>
          <table:table-cell office:value-type="float" office:value="0" calcext:value-type="float">
            <text:p>0</text:p>
          </table:table-cell>
          <table:table-cell office:value-type="float" office:value="5.19231" calcext:value-type="float">
            <text:p>5.19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875" calcext:value-type="float">
            <text:p>8.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5.00441" calcext:value-type="float">
            <text:p>5.00441</text:p>
          </table:table-cell>
          <table:table-cell office:value-type="float" office:value="0.984113" calcext:value-type="float">
            <text:p>0.984113</text:p>
          </table:table-cell>
          <table:table-cell office:value-type="float" office:value="0.015887" calcext:value-type="float">
            <text:p>0.015887</text:p>
          </table:table-cell>
          <table:table-cell office:value-type="float" office:value="0" calcext:value-type="float">
            <text:p>0</text:p>
          </table:table-cell>
          <table:table-cell office:value-type="float" office:value="5.79167" calcext:value-type="float">
            <text:p>5.79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5.31976" calcext:value-type="float">
            <text:p>5.3197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18898" calcext:value-type="float">
            <text:p>5.188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4.70949" calcext:value-type="float">
            <text:p>4.70949</text:p>
          </table:table-cell>
          <table:table-cell office:value-type="float" office:value="0.99537" calcext:value-type="float">
            <text:p>0.99537</text:p>
          </table:table-cell>
          <table:table-cell office:value-type="float" office:value="0.00462963" calcext:value-type="float">
            <text:p>0.004629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4444" calcext:value-type="float">
            <text:p>5.4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4862" calcext:value-type="float">
            <text:p>5.34862</text:p>
          </table:table-cell>
          <table:table-cell office:value-type="float" office:value="0.807339" calcext:value-type="float">
            <text:p>0.807339</text:p>
          </table:table-cell>
          <table:table-cell office:value-type="float" office:value="0.192661" calcext:value-type="float">
            <text:p>0.192661</text:p>
          </table:table-cell>
          <table:table-cell office:value-type="float" office:value="0" calcext:value-type="float">
            <text:p>0</text:p>
          </table:table-cell>
          <table:table-cell office:value-type="float" office:value="9.23529" calcext:value-type="float">
            <text:p>9.23529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205882" calcext:value-type="float">
            <text:p>0.205882</text:p>
          </table:table-cell>
          <table:table-cell office:value-type="float" office:value="8.94737" calcext:value-type="float">
            <text:p>8.9473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4.86553" calcext:value-type="float">
            <text:p>4.86553</text:p>
          </table:table-cell>
          <table:table-cell office:value-type="float" office:value="0.979625" calcext:value-type="float">
            <text:p>0.979625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0" calcext:value-type="float">
            <text:p>0</text:p>
          </table:table-cell>
          <table:table-cell office:value-type="float" office:value="8.5641" calcext:value-type="float">
            <text:p>8.5641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179487" calcext:value-type="float">
            <text:p>0.179487</text:p>
          </table:table-cell>
          <table:table-cell office:value-type="float" office:value="7.82143" calcext:value-type="float">
            <text:p>7.82143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6.17379" calcext:value-type="float">
            <text:p>6.1737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42802" calcext:value-type="float">
            <text:p>4.42802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00389105" calcext:value-type="float">
            <text:p>0.0038910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8903" calcext:value-type="float">
            <text:p>4.38903</text:p>
          </table:table-cell>
          <table:table-cell office:value-type="float" office:value="0.989556" calcext:value-type="float">
            <text:p>0.989556</text:p>
          </table:table-cell>
          <table:table-cell office:value-type="float" office:value="0.0104439" calcext:value-type="float">
            <text:p>0.0104439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8889" calcext:value-type="float">
            <text:p>5.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383" calcext:value-type="float">
            <text:p>6.1383</text:p>
          </table:table-cell>
          <table:table-cell office:value-type="float" office:value="0.904255" calcext:value-type="float">
            <text:p>0.904255</text:p>
          </table:table-cell>
          <table:table-cell office:value-type="float" office:value="0.0957447" calcext:value-type="float">
            <text:p>0.0957447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4.54521" calcext:value-type="float">
            <text:p>4.54521</text:p>
          </table:table-cell>
          <table:table-cell office:value-type="float" office:value="0.983885" calcext:value-type="float">
            <text:p>0.983885</text:p>
          </table:table-cell>
          <table:table-cell office:value-type="float" office:value="0.0161146" calcext:value-type="float">
            <text:p>0.0161146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3721" calcext:value-type="float">
            <text:p>6.83721</text:p>
          </table:table-cell>
          <table:table-cell office:value-type="float" office:value="0.837209" calcext:value-type="float">
            <text:p>0.837209</text:p>
          </table:table-cell>
          <table:table-cell office:value-type="float" office:value="0.162791" calcext:value-type="float">
            <text:p>0.162791</text:p>
          </table:table-cell>
          <table:table-cell office:value-type="float" office:value="5.88542" calcext:value-type="float">
            <text:p>5.885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33333" calcext:value-type="float">
            <text:p>5.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3321" calcext:value-type="float">
            <text:p>4.73321</text:p>
          </table:table-cell>
          <table:table-cell office:value-type="float" office:value="0.986388" calcext:value-type="float">
            <text:p>0.986388</text:p>
          </table:table-cell>
          <table:table-cell office:value-type="float" office:value="0.0136116" calcext:value-type="float">
            <text:p>0.0136116</text:p>
          </table:table-cell>
          <table:table-cell office:value-type="float" office:value="0" calcext:value-type="float">
            <text:p>0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7.23077" calcext:value-type="float">
            <text:p>7.23077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0" calcext:value-type="float">
            <text:p>0</text:p>
          </table:table-cell>
          <table:table-cell office:value-type="float" office:value="5.47222" calcext:value-type="float">
            <text:p>5.47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125" calcext:value-type="float">
            <text:p>7.81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5.13459" calcext:value-type="float">
            <text:p>5.13459</text:p>
          </table:table-cell>
          <table:table-cell office:value-type="float" office:value="0.972956" calcext:value-type="float">
            <text:p>0.972956</text:p>
          </table:table-cell>
          <table:table-cell office:value-type="float" office:value="0.027044" calcext:value-type="float">
            <text:p>0.027044</text:p>
          </table:table-cell>
          <table:table-cell office:value-type="float" office:value="0" calcext:value-type="float">
            <text:p>0</text:p>
          </table:table-cell>
          <table:table-cell office:value-type="float" office:value="4.98413" calcext:value-type="float">
            <text:p>4.98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5349" calcext:value-type="float">
            <text:p>7.95349</text:p>
          </table:table-cell>
          <table:table-cell office:value-type="float" office:value="0.813953" calcext:value-type="float">
            <text:p>0.813953</text:p>
          </table:table-cell>
          <table:table-cell office:value-type="float" office:value="0.186047" calcext:value-type="float">
            <text:p>0.186047</text:p>
          </table:table-cell>
          <table:table-cell office:value-type="float" office:value="5.55309" calcext:value-type="float">
            <text:p>5.553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6288" calcext:value-type="float">
            <text:p>6.66288</text:p>
          </table:table-cell>
          <table:table-cell office:value-type="float" office:value="0.996212" calcext:value-type="float">
            <text:p>0.996212</text:p>
          </table:table-cell>
          <table:table-cell office:value-type="float" office:value="0.00378788" calcext:value-type="float">
            <text:p>0.0037878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.86589" calcext:value-type="float">
            <text:p>4.86589</text:p>
          </table:table-cell>
          <table:table-cell office:value-type="float" office:value="0.987328" calcext:value-type="float">
            <text:p>0.987328</text:p>
          </table:table-cell>
          <table:table-cell office:value-type="float" office:value="0.0126716" calcext:value-type="float">
            <text:p>0.0126716</text:p>
          </table:table-cell>
          <table:table-cell office:value-type="float" office:value="0" calcext:value-type="float">
            <text:p>0</text:p>
          </table:table-cell>
          <table:table-cell office:value-type="float" office:value="5.03846" calcext:value-type="float">
            <text:p>5.03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office:value-type="float" office:value="5.82171" calcext:value-type="float">
            <text:p>5.82171</text:p>
          </table:table-cell>
          <table:table-cell office:value-type="float" office:value="0.821705" calcext:value-type="float">
            <text:p>0.821705</text:p>
          </table:table-cell>
          <table:table-cell office:value-type="float" office:value="0.170543" calcext:value-type="float">
            <text:p>0.170543</text:p>
          </table:table-cell>
          <table:table-cell office:value-type="float" office:value="0.00775194" calcext:value-type="float">
            <text:p>0.00775194</text:p>
          </table:table-cell>
          <table:table-cell office:value-type="float" office:value="4.53125" calcext:value-type="float">
            <text:p>4.5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25" calcext:value-type="float">
            <text:p>8.8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5.31194" calcext:value-type="float">
            <text:p>5.31194</text:p>
          </table:table-cell>
          <table:table-cell office:value-type="float" office:value="0.973134" calcext:value-type="float">
            <text:p>0.973134</text:p>
          </table:table-cell>
          <table:table-cell office:value-type="float" office:value="0.0261194" calcext:value-type="float">
            <text:p>0.0261194</text:p>
          </table:table-cell>
          <table:table-cell office:value-type="float" office:value="0.000746269" calcext:value-type="float">
            <text:p>0.000746269</text:p>
          </table:table-cell>
          <table:table-cell office:value-type="float" office:value="4.75862" calcext:value-type="float">
            <text:p>4.758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667" calcext:value-type="float">
            <text:p>7.31667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5.68109" calcext:value-type="float">
            <text:p>5.681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07968" calcext:value-type="float">
            <text:p>5.07968</text:p>
          </table:table-cell>
          <table:table-cell office:value-type="float" office:value="0.996016" calcext:value-type="float">
            <text:p>0.996016</text:p>
          </table:table-cell>
          <table:table-cell office:value-type="float" office:value="0.00398406" calcext:value-type="float">
            <text:p>0.0039840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.07305" calcext:value-type="float">
            <text:p>5.07305</text:p>
          </table:table-cell>
          <table:table-cell office:value-type="float" office:value="0.990741" calcext:value-type="float">
            <text:p>0.990741</text:p>
          </table:table-cell>
          <table:table-cell office:value-type="float" office:value="0.00925926" calcext:value-type="float">
            <text:p>0.00925926</text:p>
          </table:table-cell>
          <table:table-cell office:value-type="float" office:value="0" calcext:value-type="float">
            <text:p>0</text:p>
          </table:table-cell>
          <table:table-cell office:value-type="float" office:value="7.12121" calcext:value-type="float">
            <text:p>7.12121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4.53846" calcext:value-type="float">
            <text:p>4.53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4853" calcext:value-type="float">
            <text:p>5.44853</text:p>
          </table:table-cell>
          <table:table-cell office:value-type="float" office:value="0.867647" calcext:value-type="float">
            <text:p>0.86764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35294" calcext:value-type="float">
            <text:p>0.00735294</text:p>
          </table:table-cell>
          <table:table-cell office:value-type="float" office:value="4.18182" calcext:value-type="float">
            <text:p>4.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25" calcext:value-type="float">
            <text:p>6.4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075" calcext:value-type="float">
            <text:p>0.075</text:p>
          </table:table-cell>
          <table:table-cell office:value-type="float" office:value="5.11185" calcext:value-type="float">
            <text:p>5.11185</text:p>
          </table:table-cell>
          <table:table-cell office:value-type="float" office:value="0.979397" calcext:value-type="float">
            <text:p>0.979397</text:p>
          </table:table-cell>
          <table:table-cell office:value-type="float" office:value="0.0198675" calcext:value-type="float">
            <text:p>0.0198675</text:p>
          </table:table-cell>
          <table:table-cell office:value-type="float" office:value="0.000735835" calcext:value-type="float">
            <text:p>0.000735835</text:p>
          </table:table-cell>
          <table:table-cell office:value-type="float" office:value="5.44156" calcext:value-type="float">
            <text:p>5.44156</text:p>
          </table:table-cell>
          <table:table-cell office:value-type="float" office:value="0.987013" calcext:value-type="float">
            <text:p>0.987013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5.68182" calcext:value-type="float">
            <text:p>5.68182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0454545" calcext:value-type="float">
            <text:p>0.0454545</text:p>
          </table:table-cell>
          <table:table-cell office:value-type="float" office:value="5.65806" calcext:value-type="float">
            <text:p>5.658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78027" calcext:value-type="float">
            <text:p>4.780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667" calcext:value-type="float">
            <text:p>27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9642" calcext:value-type="float">
            <text:p>5.49642</text:p>
          </table:table-cell>
          <table:table-cell office:value-type="float" office:value="0.988067" calcext:value-type="float">
            <text:p>0.988067</text:p>
          </table:table-cell>
          <table:table-cell office:value-type="float" office:value="0.0119332" calcext:value-type="float">
            <text:p>0.0119332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25" calcext:value-type="float">
            <text:p>6.1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5.83824" calcext:value-type="float">
            <text:p>5.83824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205882" calcext:value-type="float">
            <text:p>0.205882</text:p>
          </table:table-cell>
          <table:table-cell office:value-type="float" office:value="0" calcext:value-type="float">
            <text:p>0</text:p>
          </table:table-cell>
          <table:table-cell office:value-type="float" office:value="4.97059" calcext:value-type="float">
            <text:p>4.97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4118" calcext:value-type="float">
            <text:p>7.94118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220588" calcext:value-type="float">
            <text:p>0.220588</text:p>
          </table:table-cell>
          <table:table-cell office:value-type="float" office:value="5.40184" calcext:value-type="float">
            <text:p>5.40184</text:p>
          </table:table-cell>
          <table:table-cell office:value-type="float" office:value="0.968254" calcext:value-type="float">
            <text:p>0.968254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" calcext:value-type="float">
            <text:p>0</text:p>
          </table:table-cell>
          <table:table-cell office:value-type="float" office:value="5.8871" calcext:value-type="float">
            <text:p>5.8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0183" calcext:value-type="float">
            <text:p>7.20183</text:p>
          </table:table-cell>
          <table:table-cell office:value-type="float" office:value="0.853211" calcext:value-type="float">
            <text:p>0.853211</text:p>
          </table:table-cell>
          <table:table-cell office:value-type="float" office:value="0.146789" calcext:value-type="float">
            <text:p>0.146789</text:p>
          </table:table-cell>
          <table:table-cell office:value-type="float" office:value="5.53499" calcext:value-type="float">
            <text:p>5.5349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32301" calcext:value-type="float">
            <text:p>5.32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8924" calcext:value-type="float">
            <text:p>5.38924</text:p>
          </table:table-cell>
          <table:table-cell office:value-type="float" office:value="0.986287" calcext:value-type="float">
            <text:p>0.986287</text:p>
          </table:table-cell>
          <table:table-cell office:value-type="float" office:value="0.0137131" calcext:value-type="float">
            <text:p>0.0137131</text:p>
          </table:table-cell>
          <table:table-cell office:value-type="float" office:value="0" calcext:value-type="float">
            <text:p>0</text:p>
          </table:table-cell>
          <table:table-cell office:value-type="float" office:value="4.70833" calcext:value-type="float">
            <text:p>4.70833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4.78571" calcext:value-type="float">
            <text:p>4.78571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6" calcext:value-type="float">
            <text:p>6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" calcext:value-type="float">
            <text:p>0</text:p>
          </table:table-cell>
          <table:table-cell office:value-type="float" office:value="5.02632" calcext:value-type="float">
            <text:p>5.02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087" calcext:value-type="float">
            <text:p>7.6087</text:p>
          </table:table-cell>
          <table:table-cell office:value-type="float" office:value="0.826087" calcext:value-type="float">
            <text:p>0.826087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5.45127" calcext:value-type="float">
            <text:p>5.45127</text:p>
          </table:table-cell>
          <table:table-cell office:value-type="float" office:value="0.976012" calcext:value-type="float">
            <text:p>0.976012</text:p>
          </table:table-cell>
          <table:table-cell office:value-type="float" office:value="0.023988" calcext:value-type="float">
            <text:p>0.023988</text:p>
          </table:table-cell>
          <table:table-cell office:value-type="float" office:value="0" calcext:value-type="float">
            <text:p>0</text:p>
          </table:table-cell>
          <table:table-cell office:value-type="float" office:value="4.85714" calcext:value-type="float">
            <text:p>4.85714</text:p>
          </table:table-cell>
          <table:table-cell office:value-type="float" office:value="0.984127" calcext:value-type="float">
            <text:p>0.984127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6.5" calcext:value-type="float">
            <text:p>6.5</text:p>
          </table:table-cell>
          <table:table-cell office:value-type="float" office:value="0.881579" calcext:value-type="float">
            <text:p>0.881579</text:p>
          </table:table-cell>
          <table:table-cell office:value-type="float" office:value="0.118421" calcext:value-type="float">
            <text:p>0.118421</text:p>
          </table:table-cell>
          <table:table-cell office:value-type="float" office:value="5.75427" calcext:value-type="float">
            <text:p>5.754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68889" calcext:value-type="float">
            <text:p>4.6888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0.0111111" calcext:value-type="float">
            <text:p>0.01111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8085" calcext:value-type="float">
            <text:p>5.08085</text:p>
          </table:table-cell>
          <table:table-cell office:value-type="float" office:value="0.985075" calcext:value-type="float">
            <text:p>0.985075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6364" calcext:value-type="float">
            <text:p>8.86364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0454545" calcext:value-type="float">
            <text:p>0.0454545</text:p>
          </table:table-cell>
          <table:table-cell office:value-type="float" office:value="6.85714" calcext:value-type="float">
            <text:p>6.85714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0.115646" calcext:value-type="float">
            <text:p>0.115646</text:p>
          </table:table-cell>
          <table:table-cell office:value-type="float" office:value="0.00680272" calcext:value-type="float">
            <text:p>0.00680272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8974" calcext:value-type="float">
            <text:p>7.58974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282051" calcext:value-type="float">
            <text:p>0.282051</text:p>
          </table:table-cell>
          <table:table-cell office:value-type="float" office:value="5.24934" calcext:value-type="float">
            <text:p>5.24934</text:p>
          </table:table-cell>
          <table:table-cell office:value-type="float" office:value="0.971706" calcext:value-type="float">
            <text:p>0.971706</text:p>
          </table:table-cell>
          <table:table-cell office:value-type="float" office:value="0.0274094" calcext:value-type="float">
            <text:p>0.0274094</text:p>
          </table:table-cell>
          <table:table-cell office:value-type="float" office:value="0.000884173" calcext:value-type="float">
            <text:p>0.000884173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3651" calcext:value-type="float">
            <text:p>7.93651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6.14787" calcext:value-type="float">
            <text:p>6.147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46842" calcext:value-type="float">
            <text:p>4.468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8806" calcext:value-type="float">
            <text:p>4.98806</text:p>
          </table:table-cell>
          <table:table-cell office:value-type="float" office:value="0.991314" calcext:value-type="float">
            <text:p>0.991314</text:p>
          </table:table-cell>
          <table:table-cell office:value-type="float" office:value="0.00868621" calcext:value-type="float">
            <text:p>0.00868621</text:p>
          </table:table-cell>
          <table:table-cell office:value-type="float" office:value="0" calcext:value-type="float">
            <text:p>0</text:p>
          </table:table-cell>
          <table:table-cell office:value-type="float" office:value="3.16667" calcext:value-type="float">
            <text:p>3.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38514" calcext:value-type="float">
            <text:p>6.38514</text:p>
          </table:table-cell>
          <table:table-cell office:value-type="float" office:value="0.898649" calcext:value-type="float">
            <text:p>0.898649</text:p>
          </table:table-cell>
          <table:table-cell office:value-type="float" office:value="0.101351" calcext:value-type="float">
            <text:p>0.101351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5.07387" calcext:value-type="float">
            <text:p>5.07387</text:p>
          </table:table-cell>
          <table:table-cell office:value-type="float" office:value="0.981732" calcext:value-type="float">
            <text:p>0.981732</text:p>
          </table:table-cell>
          <table:table-cell office:value-type="float" office:value="0.0182685" calcext:value-type="float">
            <text:p>0.0182685</text:p>
          </table:table-cell>
          <table:table-cell office:value-type="float" office:value="0" calcext:value-type="float">
            <text:p>0</text:p>
          </table:table-cell>
          <table:table-cell office:value-type="float" office:value="2.87879" calcext:value-type="float">
            <text:p>2.878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5745" calcext:value-type="float">
            <text:p>7.95745</text:p>
          </table:table-cell>
          <table:table-cell office:value-type="float" office:value="0.808511" calcext:value-type="float">
            <text:p>0.808511</text:p>
          </table:table-cell>
          <table:table-cell office:value-type="float" office:value="0.191489" calcext:value-type="float">
            <text:p>0.191489</text:p>
          </table:table-cell>
          <table:table-cell office:value-type="float" office:value="6.3114" calcext:value-type="float">
            <text:p>6.31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27798" calcext:value-type="float">
            <text:p>4.27798</text:p>
          </table:table-cell>
          <table:table-cell office:value-type="float" office:value="0.98917" calcext:value-type="float">
            <text:p>0.98917</text:p>
          </table:table-cell>
          <table:table-cell office:value-type="float" office:value="0.0108303" calcext:value-type="float">
            <text:p>0.01083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6198" calcext:value-type="float">
            <text:p>4.76198</text:p>
          </table:table-cell>
          <table:table-cell office:value-type="float" office:value="0.992431" calcext:value-type="float">
            <text:p>0.992431</text:p>
          </table:table-cell>
          <table:table-cell office:value-type="float" office:value="0.00756939" calcext:value-type="float">
            <text:p>0.00756939</text:p>
          </table:table-cell>
          <table:table-cell office:value-type="float" office:value="0" calcext:value-type="float">
            <text:p>0</text:p>
          </table:table-cell>
          <table:table-cell office:value-type="float" office:value="4.71875" calcext:value-type="float">
            <text:p>4.71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4615" calcext:value-type="float">
            <text:p>5.34615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5.97059" calcext:value-type="float">
            <text:p>5.97059</text:p>
          </table:table-cell>
          <table:table-cell office:value-type="float" office:value="0.848739" calcext:value-type="float">
            <text:p>0.848739</text:p>
          </table:table-cell>
          <table:table-cell office:value-type="float" office:value="0.151261" calcext:value-type="float">
            <text:p>0.151261</text:p>
          </table:table-cell>
          <table:table-cell office:value-type="float" office:value="0" calcext:value-type="float">
            <text:p>0</text:p>
          </table:table-cell>
          <table:table-cell office:value-type="float" office:value="9.22857" calcext:value-type="float">
            <text:p>9.2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371" calcext:value-type="float">
            <text:p>10.371</text:p>
          </table:table-cell>
          <table:table-cell office:value-type="float" office:value="0.83871" calcext:value-type="float">
            <text:p>0.83871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4.85211" calcext:value-type="float">
            <text:p>4.85211</text:p>
          </table:table-cell>
          <table:table-cell office:value-type="float" office:value="0.971831" calcext:value-type="float">
            <text:p>0.971831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" calcext:value-type="float">
            <text:p>0</text:p>
          </table:table-cell>
          <table:table-cell office:value-type="float" office:value="7.07463" calcext:value-type="float">
            <text:p>7.07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9775" calcext:value-type="float">
            <text:p>8.79775</text:p>
          </table:table-cell>
          <table:table-cell office:value-type="float" office:value="0.865169" calcext:value-type="float">
            <text:p>0.865169</text:p>
          </table:table-cell>
          <table:table-cell office:value-type="float" office:value="0.134831" calcext:value-type="float">
            <text:p>0.134831</text:p>
          </table:table-cell>
          <table:table-cell office:value-type="float" office:value="5.46253" calcext:value-type="float">
            <text:p>5.462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04808" calcext:value-type="float">
            <text:p>4.04808</text:p>
          </table:table-cell>
          <table:table-cell office:value-type="float" office:value="0.995192" calcext:value-type="float">
            <text:p>0.995192</text:p>
          </table:table-cell>
          <table:table-cell office:value-type="float" office:value="0.00480769" calcext:value-type="float">
            <text:p>0.004807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1092" calcext:value-type="float">
            <text:p>4.61092</text:p>
          </table:table-cell>
          <table:table-cell office:value-type="float" office:value="0.989916" calcext:value-type="float">
            <text:p>0.989916</text:p>
          </table:table-cell>
          <table:table-cell office:value-type="float" office:value="0.0092437" calcext:value-type="float">
            <text:p>0.0092437</text:p>
          </table:table-cell>
          <table:table-cell office:value-type="float" office:value="0.000840336" calcext:value-type="float">
            <text:p>0.000840336</text:p>
          </table:table-cell>
          <table:table-cell office:value-type="float" office:value="6.13333" calcext:value-type="float">
            <text:p>6.1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75" calcext:value-type="float">
            <text:p>6.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9691" calcext:value-type="float">
            <text:p>5.39691</text:p>
          </table:table-cell>
          <table:table-cell office:value-type="float" office:value="0.891753" calcext:value-type="float">
            <text:p>0.891753</text:p>
          </table:table-cell>
          <table:table-cell office:value-type="float" office:value="0.108247" calcext:value-type="float">
            <text:p>0.108247</text:p>
          </table:table-cell>
          <table:table-cell office:value-type="float" office:value="0" calcext:value-type="float">
            <text:p>0</text:p>
          </table:table-cell>
          <table:table-cell office:value-type="float" office:value="5.93182" calcext:value-type="float">
            <text:p>5.93182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8.0566" calcext:value-type="float">
            <text:p>8.0566</text:p>
          </table:table-cell>
          <table:table-cell office:value-type="float" office:value="0.754717" calcext:value-type="float">
            <text:p>0.754717</text:p>
          </table:table-cell>
          <table:table-cell office:value-type="float" office:value="0.245283" calcext:value-type="float">
            <text:p>0.245283</text:p>
          </table:table-cell>
          <table:table-cell office:value-type="float" office:value="4.63317" calcext:value-type="float">
            <text:p>4.63317</text:p>
          </table:table-cell>
          <table:table-cell office:value-type="float" office:value="0.978643" calcext:value-type="float">
            <text:p>0.978643</text:p>
          </table:table-cell>
          <table:table-cell office:value-type="float" office:value="0.0207286" calcext:value-type="float">
            <text:p>0.0207286</text:p>
          </table:table-cell>
          <table:table-cell office:value-type="float" office:value="0.000628141" calcext:value-type="float">
            <text:p>0.000628141</text:p>
          </table:table-cell>
          <table:table-cell office:value-type="float" office:value="6.01351" calcext:value-type="float">
            <text:p>6.01351</text:p>
          </table:table-cell>
          <table:table-cell office:value-type="float" office:value="0.932432" calcext:value-type="float">
            <text:p>0.932432</text:p>
          </table:table-cell>
          <table:table-cell office:value-type="float" office:value="0.0675676" calcext:value-type="float">
            <text:p>0.0675676</text:p>
          </table:table-cell>
          <table:table-cell office:value-type="float" office:value="7.47872" calcext:value-type="float">
            <text:p>7.47872</text:p>
          </table:table-cell>
          <table:table-cell office:value-type="float" office:value="0.861702" calcext:value-type="float">
            <text:p>0.861702</text:p>
          </table:table-cell>
          <table:table-cell office:value-type="float" office:value="0.138298" calcext:value-type="float">
            <text:p>0.138298</text:p>
          </table:table-cell>
          <table:table-cell office:value-type="float" office:value="5.51055" calcext:value-type="float">
            <text:p>5.510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96667" calcext:value-type="float">
            <text:p>4.96667</text:p>
          </table:table-cell>
          <table:table-cell office:value-type="float" office:value="0.995238" calcext:value-type="float">
            <text:p>0.995238</text:p>
          </table:table-cell>
          <table:table-cell office:value-type="float" office:value="0.0047619" calcext:value-type="float">
            <text:p>0.00476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6403" calcext:value-type="float">
            <text:p>4.96403</text:p>
          </table:table-cell>
          <table:table-cell office:value-type="float" office:value="0.985612" calcext:value-type="float">
            <text:p>0.985612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" calcext:value-type="float">
            <text:p>0</text:p>
          </table:table-cell>
          <table:table-cell office:value-type="float" office:value="8.15556" calcext:value-type="float">
            <text:p>8.1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2128" calcext:value-type="float">
            <text:p>5.02128</text:p>
          </table:table-cell>
          <table:table-cell office:value-type="float" office:value="0.957447" calcext:value-type="float">
            <text:p>0.957447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5.68473" calcext:value-type="float">
            <text:p>5.68473</text:p>
          </table:table-cell>
          <table:table-cell office:value-type="float" office:value="0.866995" calcext:value-type="float">
            <text:p>0.866995</text:p>
          </table:table-cell>
          <table:table-cell office:value-type="float" office:value="0.133005" calcext:value-type="float">
            <text:p>0.133005</text:p>
          </table:table-cell>
          <table:table-cell office:value-type="float" office:value="0" calcext:value-type="float">
            <text:p>0</text:p>
          </table:table-cell>
          <table:table-cell office:value-type="float" office:value="3.29091" calcext:value-type="float">
            <text:p>3.29091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9.17391" calcext:value-type="float">
            <text:p>9.17391</text:p>
          </table:table-cell>
          <table:table-cell office:value-type="float" office:value="0.797101" calcext:value-type="float">
            <text:p>0.797101</text:p>
          </table:table-cell>
          <table:table-cell office:value-type="float" office:value="0.202899" calcext:value-type="float">
            <text:p>0.202899</text:p>
          </table:table-cell>
          <table:table-cell office:value-type="float" office:value="5.06033" calcext:value-type="float">
            <text:p>5.06033</text:p>
          </table:table-cell>
          <table:table-cell office:value-type="float" office:value="0.971148" calcext:value-type="float">
            <text:p>0.971148</text:p>
          </table:table-cell>
          <table:table-cell office:value-type="float" office:value="0.0288525" calcext:value-type="float">
            <text:p>0.0288525</text:p>
          </table:table-cell>
          <table:table-cell office:value-type="float" office:value="0" calcext:value-type="float">
            <text:p>0</text:p>
          </table:table-cell>
          <table:table-cell office:value-type="float" office:value="5.45098" calcext:value-type="float">
            <text:p>5.45098</text:p>
          </table:table-cell>
          <table:table-cell office:value-type="float" office:value="0.980392" calcext:value-type="float">
            <text:p>0.980392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7.33613" calcext:value-type="float">
            <text:p>7.33613</text:p>
          </table:table-cell>
          <table:table-cell office:value-type="float" office:value="0.865546" calcext:value-type="float">
            <text:p>0.865546</text:p>
          </table:table-cell>
          <table:table-cell office:value-type="float" office:value="0.134454" calcext:value-type="float">
            <text:p>0.134454</text:p>
          </table:table-cell>
          <table:table-cell office:value-type="float" office:value="5.65615" calcext:value-type="float">
            <text:p>5.656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42135" calcext:value-type="float">
            <text:p>4.42135</text:p>
          </table:table-cell>
          <table:table-cell office:value-type="float" office:value="0.994382" calcext:value-type="float">
            <text:p>0.994382</text:p>
          </table:table-cell>
          <table:table-cell office:value-type="float" office:value="0.00561798" calcext:value-type="float">
            <text:p>0.005617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0134" calcext:value-type="float">
            <text:p>5.60134</text:p>
          </table:table-cell>
          <table:table-cell office:value-type="float" office:value="0.98566" calcext:value-type="float">
            <text:p>0.98566</text:p>
          </table:table-cell>
          <table:table-cell office:value-type="float" office:value="0.0143403" calcext:value-type="float">
            <text:p>0.0143403</text:p>
          </table:table-cell>
          <table:table-cell office:value-type="float" office:value="0" calcext:value-type="float">
            <text:p>0</text:p>
          </table:table-cell>
          <table:table-cell office:value-type="float" office:value="4.96667" calcext:value-type="float">
            <text:p>4.96667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6.57143" calcext:value-type="float">
            <text:p>6.57143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0.0816327" calcext:value-type="float">
            <text:p>0.0816327</text:p>
          </table:table-cell>
          <table:table-cell office:value-type="float" office:value="5.86996" calcext:value-type="float">
            <text:p>5.86996</text:p>
          </table:table-cell>
          <table:table-cell office:value-type="float" office:value="0.825112" calcext:value-type="float">
            <text:p>0.825112</text:p>
          </table:table-cell>
          <table:table-cell office:value-type="float" office:value="0.165919" calcext:value-type="float">
            <text:p>0.165919</text:p>
          </table:table-cell>
          <table:table-cell office:value-type="float" office:value="0.00896861" calcext:value-type="float">
            <text:p>0.00896861</text:p>
          </table:table-cell>
          <table:table-cell office:value-type="float" office:value="4.9375" calcext:value-type="float">
            <text:p>4.9375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9.72222" calcext:value-type="float">
            <text:p>9.72222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5.49758" calcext:value-type="float">
            <text:p>5.49758</text:p>
          </table:table-cell>
          <table:table-cell office:value-type="float" office:value="0.96199" calcext:value-type="float">
            <text:p>0.96199</text:p>
          </table:table-cell>
          <table:table-cell office:value-type="float" office:value="0.0366275" calcext:value-type="float">
            <text:p>0.0366275</text:p>
          </table:table-cell>
          <table:table-cell office:value-type="float" office:value="0.00138217" calcext:value-type="float">
            <text:p>0.00138217</text:p>
          </table:table-cell>
          <table:table-cell office:value-type="float" office:value="4.97468" calcext:value-type="float">
            <text:p>4.97468</text:p>
          </table:table-cell>
          <table:table-cell office:value-type="float" office:value="0.962025" calcext:value-type="float">
            <text:p>0.962025</text:p>
          </table:table-cell>
          <table:table-cell office:value-type="float" office:value="0.0379747" calcext:value-type="float">
            <text:p>0.0379747</text:p>
          </table:table-cell>
          <table:table-cell office:value-type="float" office:value="8.38525" calcext:value-type="float">
            <text:p>8.38525</text:p>
          </table:table-cell>
          <table:table-cell office:value-type="float" office:value="0.786885" calcext:value-type="float">
            <text:p>0.786885</text:p>
          </table:table-cell>
          <table:table-cell office:value-type="float" office:value="0.213115" calcext:value-type="float">
            <text:p>0.213115</text:p>
          </table:table-cell>
          <table:table-cell office:value-type="float" office:value="5.81549" calcext:value-type="float">
            <text:p>5.815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02128" calcext:value-type="float">
            <text:p>5.02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6.07583" calcext:value-type="float">
            <text:p>6.0758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0.2973" calcext:value-type="float">
            <text:p>10.2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4706" calcext:value-type="float">
            <text:p>6.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1111" calcext:value-type="float">
            <text:p>6.11111</text:p>
          </table:table-cell>
          <table:table-cell office:value-type="float" office:value="0.845238" calcext:value-type="float">
            <text:p>0.845238</text:p>
          </table:table-cell>
          <table:table-cell office:value-type="float" office:value="0.154762" calcext:value-type="float">
            <text:p>0.154762</text:p>
          </table:table-cell>
          <table:table-cell office:value-type="float" office:value="0" calcext:value-type="float">
            <text:p>0</text:p>
          </table:table-cell>
          <table:table-cell office:value-type="float" office:value="5.33333" calcext:value-type="float">
            <text:p>5.33333</text:p>
          </table:table-cell>
          <table:table-cell office:value-type="float" office:value="0.929825" calcext:value-type="float">
            <text:p>0.929825</text:p>
          </table:table-cell>
          <table:table-cell office:value-type="float" office:value="0.0701754" calcext:value-type="float">
            <text:p>0.0701754</text:p>
          </table:table-cell>
          <table:table-cell office:value-type="float" office:value="8.52564" calcext:value-type="float">
            <text:p>8.52564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5.96037" calcext:value-type="float">
            <text:p>5.96037</text:p>
          </table:table-cell>
          <table:table-cell office:value-type="float" office:value="0.965244" calcext:value-type="float">
            <text:p>0.965244</text:p>
          </table:table-cell>
          <table:table-cell office:value-type="float" office:value="0.0347561" calcext:value-type="float">
            <text:p>0.0347561</text:p>
          </table:table-cell>
          <table:table-cell office:value-type="float" office:value="0" calcext:value-type="float">
            <text:p>0</text:p>
          </table:table-cell>
          <table:table-cell office:value-type="float" office:value="7.28723" calcext:value-type="float">
            <text:p>7.28723</text:p>
          </table:table-cell>
          <table:table-cell office:value-type="float" office:value="0.957447" calcext:value-type="float">
            <text:p>0.957447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7.95536" calcext:value-type="float">
            <text:p>7.95536</text:p>
          </table:table-cell>
          <table:table-cell office:value-type="float" office:value="0.839286" calcext:value-type="float">
            <text:p>0.839286</text:p>
          </table:table-cell>
          <table:table-cell office:value-type="float" office:value="0.160714" calcext:value-type="float">
            <text:p>0.160714</text:p>
          </table:table-cell>
          <table:table-cell office:value-type="float" office:value="6.12818" calcext:value-type="float">
            <text:p>6.128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29348" calcext:value-type="float">
            <text:p>5.29348</text:p>
          </table:table-cell>
          <table:table-cell office:value-type="float" office:value="0.98913" calcext:value-type="float">
            <text:p>0.98913</text:p>
          </table:table-cell>
          <table:table-cell office:value-type="float" office:value="0.0108696" calcext:value-type="float">
            <text:p>0.0108696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7772" calcext:value-type="float">
            <text:p>5.47772</text:p>
          </table:table-cell>
          <table:table-cell office:value-type="float" office:value="0.989054" calcext:value-type="float">
            <text:p>0.989054</text:p>
          </table:table-cell>
          <table:table-cell office:value-type="float" office:value="0.0109461" calcext:value-type="float">
            <text:p>0.0109461</text:p>
          </table:table-cell>
          <table:table-cell office:value-type="float" office:value="0" calcext:value-type="float">
            <text:p>0</text:p>
          </table:table-cell>
          <table:table-cell office:value-type="float" office:value="4.66667" calcext:value-type="float">
            <text:p>4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6316" calcext:value-type="float">
            <text:p>6.76316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6.44068" calcext:value-type="float">
            <text:p>6.44068</text:p>
          </table:table-cell>
          <table:table-cell office:value-type="float" office:value="0.868644" calcext:value-type="float">
            <text:p>0.868644</text:p>
          </table:table-cell>
          <table:table-cell office:value-type="float" office:value="0.127119" calcext:value-type="float">
            <text:p>0.127119</text:p>
          </table:table-cell>
          <table:table-cell office:value-type="float" office:value="0.00423729" calcext:value-type="float">
            <text:p>0.00423729</text:p>
          </table:table-cell>
          <table:table-cell office:value-type="float" office:value="6.25" calcext:value-type="float">
            <text:p>6.25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7.7069" calcext:value-type="float">
            <text:p>7.7069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310345" calcext:value-type="float">
            <text:p>0.310345</text:p>
          </table:table-cell>
          <table:table-cell office:value-type="float" office:value="5.59152" calcext:value-type="float">
            <text:p>5.59152</text:p>
          </table:table-cell>
          <table:table-cell office:value-type="float" office:value="0.972337" calcext:value-type="float">
            <text:p>0.972337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00588582" calcext:value-type="float">
            <text:p>0.000588582</text:p>
          </table:table-cell>
          <table:table-cell office:value-type="float" office:value="6.0339" calcext:value-type="float">
            <text:p>6.0339</text:p>
          </table:table-cell>
          <table:table-cell office:value-type="float" office:value="0.983051" calcext:value-type="float">
            <text:p>0.98305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7.23469" calcext:value-type="float">
            <text:p>7.23469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2567" calcext:value-type="float">
            <text:p>6.25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23438" calcext:value-type="float">
            <text:p>4.23438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6667" calcext:value-type="float">
            <text:p>1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0829" calcext:value-type="float">
            <text:p>5.20829</text:p>
          </table:table-cell>
          <table:table-cell office:value-type="float" office:value="0.993402" calcext:value-type="float">
            <text:p>0.993402</text:p>
          </table:table-cell>
          <table:table-cell office:value-type="float" office:value="0.00659755" calcext:value-type="float">
            <text:p>0.00659755</text:p>
          </table:table-cell>
          <table:table-cell office:value-type="float" office:value="0" calcext:value-type="float">
            <text:p>0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4444" calcext:value-type="float">
            <text:p>5.44444</text:p>
          </table:table-cell>
          <table:table-cell office:value-type="float" office:value="0.845411" calcext:value-type="float">
            <text:p>0.845411</text:p>
          </table:table-cell>
          <table:table-cell office:value-type="float" office:value="0.144928" calcext:value-type="float">
            <text:p>0.14492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5.15401" calcext:value-type="float">
            <text:p>5.15401</text:p>
          </table:table-cell>
          <table:table-cell office:value-type="float" office:value="0.971347" calcext:value-type="float">
            <text:p>0.971347</text:p>
          </table:table-cell>
          <table:table-cell office:value-type="float" office:value="0.0272206" calcext:value-type="float">
            <text:p>0.0272206</text:p>
          </table:table-cell>
          <table:table-cell office:value-type="float" office:value="0.00143266" calcext:value-type="float">
            <text:p>0.00143266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9806" calcext:value-type="float">
            <text:p>7.39806</text:p>
          </table:table-cell>
          <table:table-cell office:value-type="float" office:value="0.902913" calcext:value-type="float">
            <text:p>0.902913</text:p>
          </table:table-cell>
          <table:table-cell office:value-type="float" office:value="0.0970874" calcext:value-type="float">
            <text:p>0.0970874</text:p>
          </table:table-cell>
          <table:table-cell office:value-type="float" office:value="5.69378" calcext:value-type="float">
            <text:p>5.6937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95939" calcext:value-type="float">
            <text:p>4.959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6362" calcext:value-type="float">
            <text:p>5.66362</text:p>
          </table:table-cell>
          <table:table-cell office:value-type="float" office:value="0.984977" calcext:value-type="float">
            <text:p>0.984977</text:p>
          </table:table-cell>
          <table:table-cell office:value-type="float" office:value="0.0150229" calcext:value-type="float">
            <text:p>0.0150229</text:p>
          </table:table-cell>
          <table:table-cell office:value-type="float" office:value="0" calcext:value-type="float">
            <text:p>0</text:p>
          </table:table-cell>
          <table:table-cell office:value-type="float" office:value="4.27778" calcext:value-type="float">
            <text:p>4.2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6.06358" calcext:value-type="float">
            <text:p>6.06358</text:p>
          </table:table-cell>
          <table:table-cell office:value-type="float" office:value="0.852601" calcext:value-type="float">
            <text:p>0.852601</text:p>
          </table:table-cell>
          <table:table-cell office:value-type="float" office:value="0.141618" calcext:value-type="float">
            <text:p>0.141618</text:p>
          </table:table-cell>
          <table:table-cell office:value-type="float" office:value="0.00578035" calcext:value-type="float">
            <text:p>0.00578035</text:p>
          </table:table-cell>
          <table:table-cell office:value-type="float" office:value="1.94872" calcext:value-type="float">
            <text:p>1.94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6207" calcext:value-type="float">
            <text:p>8.36207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310345" calcext:value-type="float">
            <text:p>0.310345</text:p>
          </table:table-cell>
          <table:table-cell office:value-type="float" office:value="5.66345" calcext:value-type="float">
            <text:p>5.66345</text:p>
          </table:table-cell>
          <table:table-cell office:value-type="float" office:value="0.96432" calcext:value-type="float">
            <text:p>0.96432</text:p>
          </table:table-cell>
          <table:table-cell office:value-type="float" office:value="0.0347155" calcext:value-type="float">
            <text:p>0.0347155</text:p>
          </table:table-cell>
          <table:table-cell office:value-type="float" office:value="0.00096432" calcext:value-type="float">
            <text:p>0.00096432</text:p>
          </table:table-cell>
          <table:table-cell office:value-type="float" office:value="2.68421" calcext:value-type="float">
            <text:p>2.684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1538" calcext:value-type="float">
            <text:p>7.61538</text:p>
          </table:table-cell>
          <table:table-cell office:value-type="float" office:value="0.78022" calcext:value-type="float">
            <text:p>0.78022</text:p>
          </table:table-cell>
          <table:table-cell office:value-type="float" office:value="0.21978" calcext:value-type="float">
            <text:p>0.21978</text:p>
          </table:table-cell>
          <table:table-cell office:value-type="float" office:value="6.40016" calcext:value-type="float">
            <text:p>6.400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69953" calcext:value-type="float">
            <text:p>4.69953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3269" calcext:value-type="float">
            <text:p>5.23269</text:p>
          </table:table-cell>
          <table:table-cell office:value-type="float" office:value="0.990887" calcext:value-type="float">
            <text:p>0.990887</text:p>
          </table:table-cell>
          <table:table-cell office:value-type="float" office:value="0.009113" calcext:value-type="float">
            <text:p>0.009113</text:p>
          </table:table-cell>
          <table:table-cell office:value-type="float" office:value="0" calcext:value-type="float">
            <text:p>0</text:p>
          </table:table-cell>
          <table:table-cell office:value-type="float" office:value="3.35849" calcext:value-type="float">
            <text:p>3.35849</text:p>
          </table:table-cell>
          <table:table-cell office:value-type="float" office:value="0.981132" calcext:value-type="float">
            <text:p>0.981132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6.30952" calcext:value-type="float">
            <text:p>6.3095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5.43438" calcext:value-type="float">
            <text:p>5.4343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" calcext:value-type="float">
            <text:p>0</text:p>
          </table:table-cell>
          <table:table-cell office:value-type="float" office:value="2.64045" calcext:value-type="float">
            <text:p>2.64045</text:p>
          </table:table-cell>
          <table:table-cell office:value-type="float" office:value="0.94382" calcext:value-type="float">
            <text:p>0.94382</text:p>
          </table:table-cell>
          <table:table-cell office:value-type="float" office:value="0.0561798" calcext:value-type="float">
            <text:p>0.0561798</text:p>
          </table:table-cell>
          <table:table-cell office:value-type="float" office:value="7.52577" calcext:value-type="float">
            <text:p>7.52577</text:p>
          </table:table-cell>
          <table:table-cell office:value-type="float" office:value="0.824742" calcext:value-type="float">
            <text:p>0.824742</text:p>
          </table:table-cell>
          <table:table-cell office:value-type="float" office:value="0.175258" calcext:value-type="float">
            <text:p>0.175258</text:p>
          </table:table-cell>
          <table:table-cell office:value-type="float" office:value="5.21019" calcext:value-type="float">
            <text:p>5.21019</text:p>
          </table:table-cell>
          <table:table-cell office:value-type="float" office:value="0.968793" calcext:value-type="float">
            <text:p>0.968793</text:p>
          </table:table-cell>
          <table:table-cell office:value-type="float" office:value="0.031207" calcext:value-type="float">
            <text:p>0.031207</text:p>
          </table:table-cell>
          <table:table-cell office:value-type="float" office:value="0" calcext:value-type="float">
            <text:p>0</text:p>
          </table:table-cell>
          <table:table-cell office:value-type="float" office:value="3.17483" calcext:value-type="float">
            <text:p>3.17483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041958" calcext:value-type="float">
            <text:p>0.041958</text:p>
          </table:table-cell>
          <table:table-cell office:value-type="float" office:value="7.12057" calcext:value-type="float">
            <text:p>7.12057</text:p>
          </table:table-cell>
          <table:table-cell office:value-type="float" office:value="0.865248" calcext:value-type="float">
            <text:p>0.865248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5.43427" calcext:value-type="float">
            <text:p>5.4342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68122" calcext:value-type="float">
            <text:p>5.68122</text:p>
          </table:table-cell>
          <table:table-cell office:value-type="float" office:value="0.991266" calcext:value-type="float">
            <text:p>0.991266</text:p>
          </table:table-cell>
          <table:table-cell office:value-type="float" office:value="0.00873362" calcext:value-type="float">
            <text:p>0.0087336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5963" calcext:value-type="float">
            <text:p>5.15963</text:p>
          </table:table-cell>
          <table:table-cell office:value-type="float" office:value="0.991772" calcext:value-type="float">
            <text:p>0.991772</text:p>
          </table:table-cell>
          <table:table-cell office:value-type="float" office:value="0.00767965" calcext:value-type="float">
            <text:p>0.00767965</text:p>
          </table:table-cell>
          <table:table-cell office:value-type="float" office:value="0.000548546" calcext:value-type="float">
            <text:p>0.000548546</text:p>
          </table:table-cell>
          <table:table-cell office:value-type="float" office:value="6.1129" calcext:value-type="float">
            <text:p>6.1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6842" calcext:value-type="float">
            <text:p>7.36842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6.16253" calcext:value-type="float">
            <text:p>6.16253</text:p>
          </table:table-cell>
          <table:table-cell office:value-type="float" office:value="0.84573" calcext:value-type="float">
            <text:p>0.84573</text:p>
          </table:table-cell>
          <table:table-cell office:value-type="float" office:value="0.151515" calcext:value-type="float">
            <text:p>0.151515</text:p>
          </table:table-cell>
          <table:table-cell office:value-type="float" office:value="0.00275482" calcext:value-type="float">
            <text:p>0.00275482</text:p>
          </table:table-cell>
          <table:table-cell office:value-type="float" office:value="4.16" calcext:value-type="float">
            <text:p>4.16</text:p>
          </table:table-cell>
          <table:table-cell office:value-type="float" office:value="0.973333" calcext:value-type="float">
            <text:p>0.97333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8.88793" calcext:value-type="float">
            <text:p>8.88793</text:p>
          </table:table-cell>
          <table:table-cell office:value-type="float" office:value="0.801724" calcext:value-type="float">
            <text:p>0.801724</text:p>
          </table:table-cell>
          <table:table-cell office:value-type="float" office:value="0.198276" calcext:value-type="float">
            <text:p>0.198276</text:p>
          </table:table-cell>
          <table:table-cell office:value-type="float" office:value="5.35983" calcext:value-type="float">
            <text:p>5.35983</text:p>
          </table:table-cell>
          <table:table-cell office:value-type="float" office:value="0.969772" calcext:value-type="float">
            <text:p>0.969772</text:p>
          </table:table-cell>
          <table:table-cell office:value-type="float" office:value="0.0293996" calcext:value-type="float">
            <text:p>0.0293996</text:p>
          </table:table-cell>
          <table:table-cell office:value-type="float" office:value="0.000828157" calcext:value-type="float">
            <text:p>0.000828157</text:p>
          </table:table-cell>
          <table:table-cell office:value-type="float" office:value="4.99281" calcext:value-type="float">
            <text:p>4.99281</text:p>
          </table:table-cell>
          <table:table-cell office:value-type="float" office:value="0.985612" calcext:value-type="float">
            <text:p>0.985612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8.35632" calcext:value-type="float">
            <text:p>8.35632</text:p>
          </table:table-cell>
          <table:table-cell office:value-type="float" office:value="0.850575" calcext:value-type="float">
            <text:p>0.850575</text:p>
          </table:table-cell>
          <table:table-cell office:value-type="float" office:value="0.149425" calcext:value-type="float">
            <text:p>0.149425</text:p>
          </table:table-cell>
          <table:table-cell office:value-type="float" office:value="5.24021" calcext:value-type="float">
            <text:p>5.240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41485" calcext:value-type="float">
            <text:p>7.41485</text:p>
          </table:table-cell>
          <table:table-cell office:value-type="float" office:value="0.995633" calcext:value-type="float">
            <text:p>0.995633</text:p>
          </table:table-cell>
          <table:table-cell office:value-type="float" office:value="0.00436681" calcext:value-type="float">
            <text:p>0.00436681</text:p>
          </table:table-cell>
          <table:table-cell office:value-type="float" office:value="0" calcext:value-type="float">
            <text:p>0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38695" calcext:value-type="float">
            <text:p>6.38695</text:p>
          </table:table-cell>
          <table:table-cell office:value-type="float" office:value="0.98648" calcext:value-type="float">
            <text:p>0.98648</text:p>
          </table:table-cell>
          <table:table-cell office:value-type="float" office:value="0.0130536" calcext:value-type="float">
            <text:p>0.0130536</text:p>
          </table:table-cell>
          <table:table-cell office:value-type="float" office:value="0.0004662" calcext:value-type="float">
            <text:p>0.0004662</text:p>
          </table:table-cell>
          <table:table-cell office:value-type="float" office:value="7.27869" calcext:value-type="float">
            <text:p>7.278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5902" calcext:value-type="float">
            <text:p>7.45902</text:p>
          </table:table-cell>
          <table:table-cell office:value-type="float" office:value="0.95082" calcext:value-type="float">
            <text:p>0.95082</text:p>
          </table:table-cell>
          <table:table-cell office:value-type="float" office:value="0.0491803" calcext:value-type="float">
            <text:p>0.0491803</text:p>
          </table:table-cell>
          <table:table-cell office:value-type="float" office:value="7.89258" calcext:value-type="float">
            <text:p>7.892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150391" calcext:value-type="float">
            <text:p>0.150391</text:p>
          </table:table-cell>
          <table:table-cell office:value-type="float" office:value="0.00585938" calcext:value-type="float">
            <text:p>0.00585938</text:p>
          </table:table-cell>
          <table:table-cell office:value-type="float" office:value="4.15556" calcext:value-type="float">
            <text:p>4.15556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9.24779" calcext:value-type="float">
            <text:p>9.24779</text:p>
          </table:table-cell>
          <table:table-cell office:value-type="float" office:value="0.690265" calcext:value-type="float">
            <text:p>0.690265</text:p>
          </table:table-cell>
          <table:table-cell office:value-type="float" office:value="0.309735" calcext:value-type="float">
            <text:p>0.309735</text:p>
          </table:table-cell>
          <table:table-cell office:value-type="float" office:value="6.73562" calcext:value-type="float">
            <text:p>6.73562</text:p>
          </table:table-cell>
          <table:table-cell office:value-type="float" office:value="0.961885" calcext:value-type="float">
            <text:p>0.961885</text:p>
          </table:table-cell>
          <table:table-cell office:value-type="float" office:value="0.036729" calcext:value-type="float">
            <text:p>0.036729</text:p>
          </table:table-cell>
          <table:table-cell office:value-type="float" office:value="0.001386" calcext:value-type="float">
            <text:p>0.001386</text:p>
          </table:table-cell>
          <table:table-cell office:value-type="float" office:value="5.3961" calcext:value-type="float">
            <text:p>5.3961</text:p>
          </table:table-cell>
          <table:table-cell office:value-type="float" office:value="0.987013" calcext:value-type="float">
            <text:p>0.987013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8.45506" calcext:value-type="float">
            <text:p>8.45506</text:p>
          </table:table-cell>
          <table:table-cell office:value-type="float" office:value="0.786517" calcext:value-type="float">
            <text:p>0.786517</text:p>
          </table:table-cell>
          <table:table-cell office:value-type="float" office:value="0.213483" calcext:value-type="float">
            <text:p>0.213483</text:p>
          </table:table-cell>
          <table:table-cell office:value-type="float" office:value="6.60856" calcext:value-type="float">
            <text:p>6.608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9" calcext:value-type="float">
            <text:p>6.9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286" calcext:value-type="float">
            <text:p>2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4476" calcext:value-type="float">
            <text:p>5.94476</text:p>
          </table:table-cell>
          <table:table-cell office:value-type="float" office:value="0.985646" calcext:value-type="float">
            <text:p>0.985646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" calcext:value-type="float">
            <text:p>0</text:p>
          </table:table-cell>
          <table:table-cell office:value-type="float" office:value="7.46269" calcext:value-type="float">
            <text:p>7.46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2973" calcext:value-type="float">
            <text:p>6.72973</text:p>
          </table:table-cell>
          <table:table-cell office:value-type="float" office:value="0.972973" calcext:value-type="float">
            <text:p>0.972973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6.28834" calcext:value-type="float">
            <text:p>6.28834</text:p>
          </table:table-cell>
          <table:table-cell office:value-type="float" office:value="0.860941" calcext:value-type="float">
            <text:p>0.860941</text:p>
          </table:table-cell>
          <table:table-cell office:value-type="float" office:value="0.134969" calcext:value-type="float">
            <text:p>0.134969</text:p>
          </table:table-cell>
          <table:table-cell office:value-type="float" office:value="0.00408998" calcext:value-type="float">
            <text:p>0.00408998</text:p>
          </table:table-cell>
          <table:table-cell office:value-type="float" office:value="4.57627" calcext:value-type="float">
            <text:p>4.57627</text:p>
          </table:table-cell>
          <table:table-cell office:value-type="float" office:value="0.974576" calcext:value-type="float">
            <text:p>0.97457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9.16364" calcext:value-type="float">
            <text:p>9.16364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6.07867" calcext:value-type="float">
            <text:p>6.07867</text:p>
          </table:table-cell>
          <table:table-cell office:value-type="float" office:value="0.966096" calcext:value-type="float">
            <text:p>0.966096</text:p>
          </table:table-cell>
          <table:table-cell office:value-type="float" office:value="0.0332456" calcext:value-type="float">
            <text:p>0.0332456</text:p>
          </table:table-cell>
          <table:table-cell office:value-type="float" office:value="0.000658328" calcext:value-type="float">
            <text:p>0.000658328</text:p>
          </table:table-cell>
          <table:table-cell office:value-type="float" office:value="5.76344" calcext:value-type="float">
            <text:p>5.76344</text:p>
          </table:table-cell>
          <table:table-cell office:value-type="float" office:value="0.983871" calcext:value-type="float">
            <text:p>0.983871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7.96335" calcext:value-type="float">
            <text:p>7.96335</text:p>
          </table:table-cell>
          <table:table-cell office:value-type="float" office:value="0.863874" calcext:value-type="float">
            <text:p>0.863874</text:p>
          </table:table-cell>
          <table:table-cell office:value-type="float" office:value="0.136126" calcext:value-type="float">
            <text:p>0.136126</text:p>
          </table:table-cell>
          <table:table-cell office:value-type="float" office:value="5.67738" calcext:value-type="float">
            <text:p>5.6773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51711" calcext:value-type="float">
            <text:p>5.51711</text:p>
          </table:table-cell>
          <table:table-cell office:value-type="float" office:value="0.996198" calcext:value-type="float">
            <text:p>0.996198</text:p>
          </table:table-cell>
          <table:table-cell office:value-type="float" office:value="0.00380228" calcext:value-type="float">
            <text:p>0.00380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.10624" calcext:value-type="float">
            <text:p>5.10624</text:p>
          </table:table-cell>
          <table:table-cell office:value-type="float" office:value="0.992023" calcext:value-type="float">
            <text:p>0.992023</text:p>
          </table:table-cell>
          <table:table-cell office:value-type="float" office:value="0.00797679" calcext:value-type="float">
            <text:p>0.00797679</text:p>
          </table:table-cell>
          <table:table-cell office:value-type="float" office:value="0" calcext:value-type="float">
            <text:p>0</text:p>
          </table:table-cell>
          <table:table-cell office:value-type="float" office:value="6.12903" calcext:value-type="float">
            <text:p>6.12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25" calcext:value-type="float">
            <text:p>7.5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075" calcext:value-type="float">
            <text:p>0.075</text:p>
          </table:table-cell>
          <table:table-cell office:value-type="float" office:value="5.48371" calcext:value-type="float">
            <text:p>5.48371</text:p>
          </table:table-cell>
          <table:table-cell office:value-type="float" office:value="0.884712" calcext:value-type="float">
            <text:p>0.884712</text:p>
          </table:table-cell>
          <table:table-cell office:value-type="float" office:value="0.110276" calcext:value-type="float">
            <text:p>0.110276</text:p>
          </table:table-cell>
          <table:table-cell office:value-type="float" office:value="0.00501253" calcext:value-type="float">
            <text:p>0.00501253</text:p>
          </table:table-cell>
          <table:table-cell office:value-type="float" office:value="5.87273" calcext:value-type="float">
            <text:p>5.87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71579" calcext:value-type="float">
            <text:p>9.71579</text:p>
          </table:table-cell>
          <table:table-cell office:value-type="float" office:value="0.715789" calcext:value-type="float">
            <text:p>0.715789</text:p>
          </table:table-cell>
          <table:table-cell office:value-type="float" office:value="0.284211" calcext:value-type="float">
            <text:p>0.284211</text:p>
          </table:table-cell>
          <table:table-cell office:value-type="float" office:value="5.18187" calcext:value-type="float">
            <text:p>5.18187</text:p>
          </table:table-cell>
          <table:table-cell office:value-type="float" office:value="0.979825" calcext:value-type="float">
            <text:p>0.979825</text:p>
          </table:table-cell>
          <table:table-cell office:value-type="float" office:value="0.0195906" calcext:value-type="float">
            <text:p>0.0195906</text:p>
          </table:table-cell>
          <table:table-cell office:value-type="float" office:value="0.000584795" calcext:value-type="float">
            <text:p>0.000584795</text:p>
          </table:table-cell>
          <table:table-cell office:value-type="float" office:value="5.93103" calcext:value-type="float">
            <text:p>5.93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6667" calcext:value-type="float">
            <text:p>9.06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5.63509" calcext:value-type="float">
            <text:p>5.635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52101" calcext:value-type="float">
            <text:p>4.52101</text:p>
          </table:table-cell>
          <table:table-cell office:value-type="float" office:value="0.983193" calcext:value-type="float">
            <text:p>0.98319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0911" calcext:value-type="float">
            <text:p>4.50911</text:p>
          </table:table-cell>
          <table:table-cell office:value-type="float" office:value="0.989303" calcext:value-type="float">
            <text:p>0.989303</text:p>
          </table:table-cell>
          <table:table-cell office:value-type="float" office:value="0.0106973" calcext:value-type="float">
            <text:p>0.0106973</text:p>
          </table:table-cell>
          <table:table-cell office:value-type="float" office:value="0" calcext:value-type="float">
            <text:p>0</text:p>
          </table:table-cell>
          <table:table-cell office:value-type="float" office:value="3.94444" calcext:value-type="float">
            <text:p>3.9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8462" calcext:value-type="float">
            <text:p>7.38462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5.65281" calcext:value-type="float">
            <text:p>5.65281</text:p>
          </table:table-cell>
          <table:table-cell office:value-type="float" office:value="0.863081" calcext:value-type="float">
            <text:p>0.863081</text:p>
          </table:table-cell>
          <table:table-cell office:value-type="float" office:value="0.132029" calcext:value-type="float">
            <text:p>0.132029</text:p>
          </table:table-cell>
          <table:table-cell office:value-type="float" office:value="0.00488998" calcext:value-type="float">
            <text:p>0.00488998</text:p>
          </table:table-cell>
          <table:table-cell office:value-type="float" office:value="5.5" calcext:value-type="float">
            <text:p>5.5</text:p>
          </table:table-cell>
          <table:table-cell office:value-type="float" office:value="0.981481" calcext:value-type="float">
            <text:p>0.981481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7.68269" calcext:value-type="float">
            <text:p>7.68269</text:p>
          </table:table-cell>
          <table:table-cell office:value-type="float" office:value="0.740385" calcext:value-type="float">
            <text:p>0.740385</text:p>
          </table:table-cell>
          <table:table-cell office:value-type="float" office:value="0.259615" calcext:value-type="float">
            <text:p>0.259615</text:p>
          </table:table-cell>
          <table:table-cell office:value-type="float" office:value="4.65752" calcext:value-type="float">
            <text:p>4.65752</text:p>
          </table:table-cell>
          <table:table-cell office:value-type="float" office:value="0.972564" calcext:value-type="float">
            <text:p>0.972564</text:p>
          </table:table-cell>
          <table:table-cell office:value-type="float" office:value="0.0268054" calcext:value-type="float">
            <text:p>0.0268054</text:p>
          </table:table-cell>
          <table:table-cell office:value-type="float" office:value="0.000630716" calcext:value-type="float">
            <text:p>0.000630716</text:p>
          </table:table-cell>
          <table:table-cell office:value-type="float" office:value="5.06849" calcext:value-type="float">
            <text:p>5.06849</text:p>
          </table:table-cell>
          <table:table-cell office:value-type="float" office:value="0.986301" calcext:value-type="float">
            <text:p>0.986301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7.4863" calcext:value-type="float">
            <text:p>7.4863</text:p>
          </table:table-cell>
          <table:table-cell office:value-type="float" office:value="0.794521" calcext:value-type="float">
            <text:p>0.794521</text:p>
          </table:table-cell>
          <table:table-cell office:value-type="float" office:value="0.205479" calcext:value-type="float">
            <text:p>0.205479</text:p>
          </table:table-cell>
          <table:table-cell office:value-type="float" office:value="5.26957" calcext:value-type="float">
            <text:p>5.269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22604" calcext:value-type="float">
            <text:p>6.22604</text:p>
          </table:table-cell>
          <table:table-cell office:value-type="float" office:value="0.995086" calcext:value-type="float">
            <text:p>0.995086</text:p>
          </table:table-cell>
          <table:table-cell office:value-type="float" office:value="0.004914" calcext:value-type="float">
            <text:p>0.004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3021" calcext:value-type="float">
            <text:p>5.13021</text:p>
          </table:table-cell>
          <table:table-cell office:value-type="float" office:value="0.988971" calcext:value-type="float">
            <text:p>0.988971</text:p>
          </table:table-cell>
          <table:table-cell office:value-type="float" office:value="0.0110294" calcext:value-type="float">
            <text:p>0.0110294</text:p>
          </table:table-cell>
          <table:table-cell office:value-type="float" office:value="0" calcext:value-type="float">
            <text:p>0</text:p>
          </table:table-cell>
          <table:table-cell office:value-type="float" office:value="4.52308" calcext:value-type="float">
            <text:p>4.5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39535" calcext:value-type="float">
            <text:p>6.39535</text:p>
          </table:table-cell>
          <table:table-cell office:value-type="float" office:value="0.953488" calcext:value-type="float">
            <text:p>0.953488</text:p>
          </table:table-cell>
          <table:table-cell office:value-type="float" office:value="0.0465116" calcext:value-type="float">
            <text:p>0.0465116</text:p>
          </table:table-cell>
          <table:table-cell office:value-type="float" office:value="6.09605" calcext:value-type="float">
            <text:p>6.09605</text:p>
          </table:table-cell>
          <table:table-cell office:value-type="float" office:value="0.844633" calcext:value-type="float">
            <text:p>0.844633</text:p>
          </table:table-cell>
          <table:table-cell office:value-type="float" office:value="0.15113" calcext:value-type="float">
            <text:p>0.15113</text:p>
          </table:table-cell>
          <table:table-cell office:value-type="float" office:value="0.00423729" calcext:value-type="float">
            <text:p>0.00423729</text:p>
          </table:table-cell>
          <table:table-cell office:value-type="float" office:value="3.56463" calcext:value-type="float">
            <text:p>3.56463</text:p>
          </table:table-cell>
          <table:table-cell office:value-type="float" office:value="0.972789" calcext:value-type="float">
            <text:p>0.972789</text:p>
          </table:table-cell>
          <table:table-cell office:value-type="float" office:value="0.0272109" calcext:value-type="float">
            <text:p>0.0272109</text:p>
          </table:table-cell>
          <table:table-cell office:value-type="float" office:value="8.66667" calcext:value-type="float">
            <text:p>8.66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5.38822" calcext:value-type="float">
            <text:p>5.38822</text:p>
          </table:table-cell>
          <table:table-cell office:value-type="float" office:value="0.966202" calcext:value-type="float">
            <text:p>0.966202</text:p>
          </table:table-cell>
          <table:table-cell office:value-type="float" office:value="0.0331126" calcext:value-type="float">
            <text:p>0.0331126</text:p>
          </table:table-cell>
          <table:table-cell office:value-type="float" office:value="0.000685088" calcext:value-type="float">
            <text:p>0.000685088</text:p>
          </table:table-cell>
          <table:table-cell office:value-type="float" office:value="3.84507" calcext:value-type="float">
            <text:p>3.84507</text:p>
          </table:table-cell>
          <table:table-cell office:value-type="float" office:value="0.981221" calcext:value-type="float">
            <text:p>0.981221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7.87687" calcext:value-type="float">
            <text:p>7.87687</text:p>
          </table:table-cell>
          <table:table-cell office:value-type="float" office:value="0.835821" calcext:value-type="float">
            <text:p>0.835821</text:p>
          </table:table-cell>
          <table:table-cell office:value-type="float" office:value="0.164179" calcext:value-type="float">
            <text:p>0.164179</text:p>
          </table:table-cell>
          <table:table-cell office:value-type="float" office:value="5.31488" calcext:value-type="float">
            <text:p>5.314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00601" calcext:value-type="float">
            <text:p>5.00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1552" calcext:value-type="float">
            <text:p>4.91552</text:p>
          </table:table-cell>
          <table:table-cell office:value-type="float" office:value="0.987637" calcext:value-type="float">
            <text:p>0.987637</text:p>
          </table:table-cell>
          <table:table-cell office:value-type="float" office:value="0.0123626" calcext:value-type="float">
            <text:p>0.0123626</text:p>
          </table:table-cell>
          <table:table-cell office:value-type="float" office:value="0" calcext:value-type="float">
            <text:p>0</text:p>
          </table:table-cell>
          <table:table-cell office:value-type="float" office:value="5.54444" calcext:value-type="float">
            <text:p>5.5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5152" calcext:value-type="float">
            <text:p>6.65152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0606061" calcext:value-type="float">
            <text:p>0.0606061</text:p>
          </table:table-cell>
          <table:table-cell office:value-type="float" office:value="4.57792" calcext:value-type="float">
            <text:p>4.57792</text:p>
          </table:table-cell>
          <table:table-cell office:value-type="float" office:value="0.836039" calcext:value-type="float">
            <text:p>0.836039</text:p>
          </table:table-cell>
          <table:table-cell office:value-type="float" office:value="0.157468" calcext:value-type="float">
            <text:p>0.157468</text:p>
          </table:table-cell>
          <table:table-cell office:value-type="float" office:value="0.00649351" calcext:value-type="float">
            <text:p>0.00649351</text:p>
          </table:table-cell>
          <table:table-cell office:value-type="float" office:value="3.69948" calcext:value-type="float">
            <text:p>3.69948</text:p>
          </table:table-cell>
          <table:table-cell office:value-type="float" office:value="0.979275" calcext:value-type="float">
            <text:p>0.979275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9.63819" calcext:value-type="float">
            <text:p>9.63819</text:p>
          </table:table-cell>
          <table:table-cell office:value-type="float" office:value="0.733668" calcext:value-type="float">
            <text:p>0.733668</text:p>
          </table:table-cell>
          <table:table-cell office:value-type="float" office:value="0.266332" calcext:value-type="float">
            <text:p>0.266332</text:p>
          </table:table-cell>
          <table:table-cell office:value-type="float" office:value="4.86946" calcext:value-type="float">
            <text:p>4.86946</text:p>
          </table:table-cell>
          <table:table-cell office:value-type="float" office:value="0.964517" calcext:value-type="float">
            <text:p>0.964517</text:p>
          </table:table-cell>
          <table:table-cell office:value-type="float" office:value="0.034447" calcext:value-type="float">
            <text:p>0.034447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4.28169" calcext:value-type="float">
            <text:p>4.28169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8.77407" calcext:value-type="float">
            <text:p>8.77407</text:p>
          </table:table-cell>
          <table:table-cell office:value-type="float" office:value="0.788889" calcext:value-type="float">
            <text:p>0.788889</text:p>
          </table:table-cell>
          <table:table-cell office:value-type="float" office:value="0.211111" calcext:value-type="float">
            <text:p>0.211111</text:p>
          </table:table-cell>
          <table:table-cell office:value-type="float" office:value="4.80072" calcext:value-type="float">
            <text:p>4.8007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67887" calcext:value-type="float">
            <text:p>4.67887</text:p>
          </table:table-cell>
          <table:table-cell office:value-type="float" office:value="0.994366" calcext:value-type="float">
            <text:p>0.994366</text:p>
          </table:table-cell>
          <table:table-cell office:value-type="float" office:value="0.0056338" calcext:value-type="float">
            <text:p>0.0056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2505" calcext:value-type="float">
            <text:p>4.82505</text:p>
          </table:table-cell>
          <table:table-cell office:value-type="float" office:value="0.993521" calcext:value-type="float">
            <text:p>0.993521</text:p>
          </table:table-cell>
          <table:table-cell office:value-type="float" office:value="0.00647948" calcext:value-type="float">
            <text:p>0.00647948</text:p>
          </table:table-cell>
          <table:table-cell office:value-type="float" office:value="0" calcext:value-type="float">
            <text:p>0</text:p>
          </table:table-cell>
          <table:table-cell office:value-type="float" office:value="6.06452" calcext:value-type="float">
            <text:p>6.06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4938" calcext:value-type="float">
            <text:p>7.04938</text:p>
          </table:table-cell>
          <table:table-cell office:value-type="float" office:value="0.975309" calcext:value-type="float">
            <text:p>0.975309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5.16391" calcext:value-type="float">
            <text:p>5.16391</text:p>
          </table:table-cell>
          <table:table-cell office:value-type="float" office:value="0.854305" calcext:value-type="float">
            <text:p>0.854305</text:p>
          </table:table-cell>
          <table:table-cell office:value-type="float" office:value="0.142384" calcext:value-type="float">
            <text:p>0.142384</text:p>
          </table:table-cell>
          <table:table-cell office:value-type="float" office:value="0.00331126" calcext:value-type="float">
            <text:p>0.00331126</text:p>
          </table:table-cell>
          <table:table-cell office:value-type="float" office:value="4.02439" calcext:value-type="float">
            <text:p>4.02439</text:p>
          </table:table-cell>
          <table:table-cell office:value-type="float" office:value="0.957317" calcext:value-type="float">
            <text:p>0.957317</text:p>
          </table:table-cell>
          <table:table-cell office:value-type="float" office:value="0.0426829" calcext:value-type="float">
            <text:p>0.0426829</text:p>
          </table:table-cell>
          <table:table-cell office:value-type="float" office:value="9.58879" calcext:value-type="float">
            <text:p>9.58879</text:p>
          </table:table-cell>
          <table:table-cell office:value-type="float" office:value="0.752336" calcext:value-type="float">
            <text:p>0.752336</text:p>
          </table:table-cell>
          <table:table-cell office:value-type="float" office:value="0.247664" calcext:value-type="float">
            <text:p>0.247664</text:p>
          </table:table-cell>
          <table:table-cell office:value-type="float" office:value="4.86143" calcext:value-type="float">
            <text:p>4.86143</text:p>
          </table:table-cell>
          <table:table-cell office:value-type="float" office:value="0.973571" calcext:value-type="float">
            <text:p>0.973571</text:p>
          </table:table-cell>
          <table:table-cell office:value-type="float" office:value="0.0259524" calcext:value-type="float">
            <text:p>0.0259524</text:p>
          </table:table-cell>
          <table:table-cell office:value-type="float" office:value="0.00047619" calcext:value-type="float">
            <text:p>0.00047619</text:p>
          </table:table-cell>
          <table:table-cell office:value-type="float" office:value="4.76448" calcext:value-type="float">
            <text:p>4.76448</text:p>
          </table:table-cell>
          <table:table-cell office:value-type="float" office:value="0.972973" calcext:value-type="float">
            <text:p>0.972973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8.81271" calcext:value-type="float">
            <text:p>8.81271</text:p>
          </table:table-cell>
          <table:table-cell office:value-type="float" office:value="0.816054" calcext:value-type="float">
            <text:p>0.816054</text:p>
          </table:table-cell>
          <table:table-cell office:value-type="float" office:value="0.183946" calcext:value-type="float">
            <text:p>0.183946</text:p>
          </table:table-cell>
          <table:table-cell office:value-type="float" office:value="4.71698" calcext:value-type="float">
            <text:p>4.716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38395" calcext:value-type="float">
            <text:p>5.38395</text:p>
          </table:table-cell>
          <table:table-cell office:value-type="float" office:value="0.997135" calcext:value-type="float">
            <text:p>0.997135</text:p>
          </table:table-cell>
          <table:table-cell office:value-type="float" office:value="0.00286533" calcext:value-type="float">
            <text:p>0.002865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3802" calcext:value-type="float">
            <text:p>4.93802</text:p>
          </table:table-cell>
          <table:table-cell office:value-type="float" office:value="0.992883" calcext:value-type="float">
            <text:p>0.992883</text:p>
          </table:table-cell>
          <table:table-cell office:value-type="float" office:value="0.00711744" calcext:value-type="float">
            <text:p>0.00711744</text:p>
          </table:table-cell>
          <table:table-cell office:value-type="float" office:value="0" calcext:value-type="float">
            <text:p>0</text:p>
          </table:table-cell>
          <table:table-cell office:value-type="float" office:value="6.17647" calcext:value-type="float">
            <text:p>6.17647</text:p>
          </table:table-cell>
          <table:table-cell office:value-type="float" office:value="0.990196" calcext:value-type="float">
            <text:p>0.990196</text:p>
          </table:table-cell>
          <table:table-cell office:value-type="float" office:value="0.00980392" calcext:value-type="float">
            <text:p>0.00980392</text:p>
          </table:table-cell>
          <table:table-cell office:value-type="float" office:value="6.4557" calcext:value-type="float">
            <text:p>6.4557</text:p>
          </table:table-cell>
          <table:table-cell office:value-type="float" office:value="0.962025" calcext:value-type="float">
            <text:p>0.962025</text:p>
          </table:table-cell>
          <table:table-cell office:value-type="float" office:value="0.0379747" calcext:value-type="float">
            <text:p>0.0379747</text:p>
          </table:table-cell>
          <table:table-cell office:value-type="float" office:value="5.69462" calcext:value-type="float">
            <text:p>5.69462</text:p>
          </table:table-cell>
          <table:table-cell office:value-type="float" office:value="0.849684" calcext:value-type="float">
            <text:p>0.849684</text:p>
          </table:table-cell>
          <table:table-cell office:value-type="float" office:value="0.147152" calcext:value-type="float">
            <text:p>0.147152</text:p>
          </table:table-cell>
          <table:table-cell office:value-type="float" office:value="0.00316456" calcext:value-type="float">
            <text:p>0.00316456</text:p>
          </table:table-cell>
          <table:table-cell office:value-type="float" office:value="4.87135" calcext:value-type="float">
            <text:p>4.87135</text:p>
          </table:table-cell>
          <table:table-cell office:value-type="float" office:value="0.982456" calcext:value-type="float">
            <text:p>0.982456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9.25328" calcext:value-type="float">
            <text:p>9.25328</text:p>
          </table:table-cell>
          <table:table-cell office:value-type="float" office:value="0.694323" calcext:value-type="float">
            <text:p>0.694323</text:p>
          </table:table-cell>
          <table:table-cell office:value-type="float" office:value="0.305677" calcext:value-type="float">
            <text:p>0.305677</text:p>
          </table:table-cell>
          <table:table-cell office:value-type="float" office:value="5.08362" calcext:value-type="float">
            <text:p>5.08362</text:p>
          </table:table-cell>
          <table:table-cell office:value-type="float" office:value="0.972433" calcext:value-type="float">
            <text:p>0.972433</text:p>
          </table:table-cell>
          <table:table-cell office:value-type="float" office:value="0.0271077" calcext:value-type="float">
            <text:p>0.0271077</text:p>
          </table:table-cell>
          <table:table-cell office:value-type="float" office:value="0.000459453" calcext:value-type="float">
            <text:p>0.000459453</text:p>
          </table:table-cell>
          <table:table-cell office:value-type="float" office:value="5.35897" calcext:value-type="float">
            <text:p>5.35897</text:p>
          </table:table-cell>
          <table:table-cell office:value-type="float" office:value="0.985348" calcext:value-type="float">
            <text:p>0.985348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8.51456" calcext:value-type="float">
            <text:p>8.51456</text:p>
          </table:table-cell>
          <table:table-cell office:value-type="float" office:value="0.763754" calcext:value-type="float">
            <text:p>0.763754</text:p>
          </table:table-cell>
          <table:table-cell office:value-type="float" office:value="0.236246" calcext:value-type="float">
            <text:p>0.236246</text:p>
          </table:table-cell>
          <table:table-cell office:value-type="float" office:value="4.82755" calcext:value-type="float">
            <text:p>4.827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4812" calcext:value-type="float">
            <text:p>5.48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7785" calcext:value-type="float">
            <text:p>5.37785</text:p>
          </table:table-cell>
          <table:table-cell office:value-type="float" office:value="0.991082" calcext:value-type="float">
            <text:p>0.991082</text:p>
          </table:table-cell>
          <table:table-cell office:value-type="float" office:value="0.00891809" calcext:value-type="float">
            <text:p>0.00891809</text:p>
          </table:table-cell>
          <table:table-cell office:value-type="float" office:value="0" calcext:value-type="float">
            <text:p>0</text:p>
          </table:table-cell>
          <table:table-cell office:value-type="float" office:value="6.05051" calcext:value-type="float">
            <text:p>6.05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4717" calcext:value-type="float">
            <text:p>6.54717</text:p>
          </table:table-cell>
          <table:table-cell office:value-type="float" office:value="0.933962" calcext:value-type="float">
            <text:p>0.933962</text:p>
          </table:table-cell>
          <table:table-cell office:value-type="float" office:value="0.0660377" calcext:value-type="float">
            <text:p>0.0660377</text:p>
          </table:table-cell>
          <table:table-cell office:value-type="float" office:value="5.64402" calcext:value-type="float">
            <text:p>5.64402</text:p>
          </table:table-cell>
          <table:table-cell office:value-type="float" office:value="0.865583" calcext:value-type="float">
            <text:p>0.865583</text:p>
          </table:table-cell>
          <table:table-cell office:value-type="float" office:value="0.129985" calcext:value-type="float">
            <text:p>0.129985</text:p>
          </table:table-cell>
          <table:table-cell office:value-type="float" office:value="0.00443131" calcext:value-type="float">
            <text:p>0.00443131</text:p>
          </table:table-cell>
          <table:table-cell office:value-type="float" office:value="5.14118" calcext:value-type="float">
            <text:p>5.14118</text:p>
          </table:table-cell>
          <table:table-cell office:value-type="float" office:value="0.976471" calcext:value-type="float">
            <text:p>0.976471</text:p>
          </table:table-cell>
          <table:table-cell office:value-type="float" office:value="0.0235294" calcext:value-type="float">
            <text:p>0.0235294</text:p>
          </table:table-cell>
          <table:table-cell office:value-type="float" office:value="9.21525" calcext:value-type="float">
            <text:p>9.21525</text:p>
          </table:table-cell>
          <table:table-cell office:value-type="float" office:value="0.766816" calcext:value-type="float">
            <text:p>0.766816</text:p>
          </table:table-cell>
          <table:table-cell office:value-type="float" office:value="0.233184" calcext:value-type="float">
            <text:p>0.233184</text:p>
          </table:table-cell>
          <table:table-cell office:value-type="float" office:value="5.41934" calcext:value-type="float">
            <text:p>5.41934</text:p>
          </table:table-cell>
          <table:table-cell office:value-type="float" office:value="0.975829" calcext:value-type="float">
            <text:p>0.975829</text:p>
          </table:table-cell>
          <table:table-cell office:value-type="float" office:value="0.0236088" calcext:value-type="float">
            <text:p>0.0236088</text:p>
          </table:table-cell>
          <table:table-cell office:value-type="float" office:value="0.000562114" calcext:value-type="float">
            <text:p>0.000562114</text:p>
          </table:table-cell>
          <table:table-cell office:value-type="float" office:value="5.44485" calcext:value-type="float">
            <text:p>5.44485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8.33333" calcext:value-type="float">
            <text:p>8.33333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178788" calcext:value-type="float">
            <text:p>0.178788</text:p>
          </table:table-cell>
          <table:table-cell office:value-type="float" office:value="5.1203" calcext:value-type="float">
            <text:p>5.12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95717" calcext:value-type="float">
            <text:p>4.95717</text:p>
          </table:table-cell>
          <table:table-cell office:value-type="float" office:value="0.995717" calcext:value-type="float">
            <text:p>0.995717</text:p>
          </table:table-cell>
          <table:table-cell office:value-type="float" office:value="0.00428266" calcext:value-type="float">
            <text:p>0.00428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0567" calcext:value-type="float">
            <text:p>5.00567</text:p>
          </table:table-cell>
          <table:table-cell office:value-type="float" office:value="0.993905" calcext:value-type="float">
            <text:p>0.993905</text:p>
          </table:table-cell>
          <table:table-cell office:value-type="float" office:value="0.00588483" calcext:value-type="float">
            <text:p>0.00588483</text:p>
          </table:table-cell>
          <table:table-cell office:value-type="float" office:value="0.000210172" calcext:value-type="float">
            <text:p>0.000210172</text:p>
          </table:table-cell>
          <table:table-cell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8169" calcext:value-type="float">
            <text:p>6.28169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5.586" calcext:value-type="float">
            <text:p>5.586</text:p>
          </table:table-cell>
          <table:table-cell office:value-type="float" office:value="0.879607" calcext:value-type="float">
            <text:p>0.879607</text:p>
          </table:table-cell>
          <table:table-cell office:value-type="float" office:value="0.116708" calcext:value-type="float">
            <text:p>0.116708</text:p>
          </table:table-cell>
          <table:table-cell office:value-type="float" office:value="0.0036855" calcext:value-type="float">
            <text:p>0.0036855</text:p>
          </table:table-cell>
          <table:table-cell office:value-type="float" office:value="3.09649" calcext:value-type="float">
            <text:p>3.09649</text:p>
          </table:table-cell>
          <table:table-cell office:value-type="float" office:value="0.982456" calcext:value-type="float">
            <text:p>0.982456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9.39881" calcext:value-type="float">
            <text:p>9.3988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08015" calcext:value-type="float">
            <text:p>5.08015</text:p>
          </table:table-cell>
          <table:table-cell office:value-type="float" office:value="0.978639" calcext:value-type="float">
            <text:p>0.978639</text:p>
          </table:table-cell>
          <table:table-cell office:value-type="float" office:value="0.0206988" calcext:value-type="float">
            <text:p>0.0206988</text:p>
          </table:table-cell>
          <table:table-cell office:value-type="float" office:value="0.000662361" calcext:value-type="float">
            <text:p>0.000662361</text:p>
          </table:table-cell>
          <table:table-cell office:value-type="float" office:value="3.51515" calcext:value-type="float">
            <text:p>3.51515</text:p>
          </table:table-cell>
          <table:table-cell office:value-type="float" office:value="0.987879" calcext:value-type="float">
            <text:p>0.987879</text:p>
          </table:table-cell>
          <table:table-cell office:value-type="float" office:value="0.0121212" calcext:value-type="float">
            <text:p>0.0121212</text:p>
          </table:table-cell>
          <table:table-cell office:value-type="float" office:value="8.41909" calcext:value-type="float">
            <text:p>8.41909</text:p>
          </table:table-cell>
          <table:table-cell office:value-type="float" office:value="0.79668" calcext:value-type="float">
            <text:p>0.79668</text:p>
          </table:table-cell>
          <table:table-cell office:value-type="float" office:value="0.20332" calcext:value-type="float">
            <text:p>0.20332</text:p>
          </table:table-cell>
          <table:table-cell office:value-type="float" office:value="5.68668" calcext:value-type="float">
            <text:p>5.686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96623" calcext:value-type="float">
            <text:p>4.96623</text:p>
          </table:table-cell>
          <table:table-cell office:value-type="float" office:value="0.997403" calcext:value-type="float">
            <text:p>0.997403</text:p>
          </table:table-cell>
          <table:table-cell office:value-type="float" office:value="0.0025974" calcext:value-type="float">
            <text:p>0.00259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40821" calcext:value-type="float">
            <text:p>4.40821</text:p>
          </table:table-cell>
          <table:table-cell office:value-type="float" office:value="0.992302" calcext:value-type="float">
            <text:p>0.992302</text:p>
          </table:table-cell>
          <table:table-cell office:value-type="float" office:value="0.00746443" calcext:value-type="float">
            <text:p>0.00746443</text:p>
          </table:table-cell>
          <table:table-cell office:value-type="float" office:value="0.000233263" calcext:value-type="float">
            <text:p>0.000233263</text:p>
          </table:table-cell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5652" calcext:value-type="float">
            <text:p>6.95652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4.79032" calcext:value-type="float">
            <text:p>4.79032</text:p>
          </table:table-cell>
          <table:table-cell office:value-type="float" office:value="0.872434" calcext:value-type="float">
            <text:p>0.872434</text:p>
          </table:table-cell>
          <table:table-cell office:value-type="float" office:value="0.121701" calcext:value-type="float">
            <text:p>0.121701</text:p>
          </table:table-cell>
          <table:table-cell office:value-type="float" office:value="0.0058651" calcext:value-type="float">
            <text:p>0.0058651</text:p>
          </table:table-cell>
          <table:table-cell office:value-type="float" office:value="2.69748" calcext:value-type="float">
            <text:p>2.69748</text:p>
          </table:table-cell>
          <table:table-cell office:value-type="float" office:value="0.966387" calcext:value-type="float">
            <text:p>0.966387</text:p>
          </table:table-cell>
          <table:table-cell office:value-type="float" office:value="0.0336134" calcext:value-type="float">
            <text:p>0.0336134</text:p>
          </table:table-cell>
          <table:table-cell office:value-type="float" office:value="9.6962" calcext:value-type="float">
            <text:p>9.6962</text:p>
          </table:table-cell>
          <table:table-cell office:value-type="float" office:value="0.746835" calcext:value-type="float">
            <text:p>0.746835</text:p>
          </table:table-cell>
          <table:table-cell office:value-type="float" office:value="0.253165" calcext:value-type="float">
            <text:p>0.253165</text:p>
          </table:table-cell>
          <table:table-cell office:value-type="float" office:value="4.49701" calcext:value-type="float">
            <text:p>4.49701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021666" calcext:value-type="float">
            <text:p>0.021666</text:p>
          </table:table-cell>
          <table:table-cell office:value-type="float" office:value="0.000933881" calcext:value-type="float">
            <text:p>0.000933881</text:p>
          </table:table-cell>
          <table:table-cell office:value-type="float" office:value="3.75882" calcext:value-type="float">
            <text:p>3.75882</text:p>
          </table:table-cell>
          <table:table-cell office:value-type="float" office:value="0.976471" calcext:value-type="float">
            <text:p>0.976471</text:p>
          </table:table-cell>
          <table:table-cell office:value-type="float" office:value="0.0235294" calcext:value-type="float">
            <text:p>0.0235294</text:p>
          </table:table-cell>
          <table:table-cell office:value-type="float" office:value="8.78261" calcext:value-type="float">
            <text:p>8.78261</text:p>
          </table:table-cell>
          <table:table-cell office:value-type="float" office:value="0.786957" calcext:value-type="float">
            <text:p>0.786957</text:p>
          </table:table-cell>
          <table:table-cell office:value-type="float" office:value="0.213043" calcext:value-type="float">
            <text:p>0.213043</text:p>
          </table:table-cell>
          <table:table-cell office:value-type="float" office:value="5.14998" calcext:value-type="float">
            <text:p>5.149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36899" calcext:value-type="float">
            <text:p>5.36899</text:p>
          </table:table-cell>
          <table:table-cell office:value-type="float" office:value="0.99845" calcext:value-type="float">
            <text:p>0.99845</text:p>
          </table:table-cell>
          <table:table-cell office:value-type="float" office:value="0.00155039" calcext:value-type="float">
            <text:p>0.001550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6667" calcext:value-type="float">
            <text:p>3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4237" calcext:value-type="float">
            <text:p>5.24237</text:p>
          </table:table-cell>
          <table:table-cell office:value-type="float" office:value="0.991004" calcext:value-type="float">
            <text:p>0.991004</text:p>
          </table:table-cell>
          <table:table-cell office:value-type="float" office:value="0.0089963" calcext:value-type="float">
            <text:p>0.0089963</text:p>
          </table:table-cell>
          <table:table-cell office:value-type="float" office:value="0" calcext:value-type="float">
            <text:p>0</text:p>
          </table:table-cell>
          <table:table-cell office:value-type="float" office:value="4.85345" calcext:value-type="float">
            <text:p>4.85345</text:p>
          </table:table-cell>
          <table:table-cell office:value-type="float" office:value="0.991379" calcext:value-type="float">
            <text:p>0.991379</text:p>
          </table:table-cell>
          <table:table-cell office:value-type="float" office:value="0.00862069" calcext:value-type="float">
            <text:p>0.00862069</text:p>
          </table:table-cell>
          <table:table-cell office:value-type="float" office:value="6.95312" calcext:value-type="float">
            <text:p>6.95312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5.99452" calcext:value-type="float">
            <text:p>5.99452</text:p>
          </table:table-cell>
          <table:table-cell office:value-type="float" office:value="0.860274" calcext:value-type="float">
            <text:p>0.860274</text:p>
          </table:table-cell>
          <table:table-cell office:value-type="float" office:value="0.134247" calcext:value-type="float">
            <text:p>0.134247</text:p>
          </table:table-cell>
          <table:table-cell office:value-type="float" office:value="0.00547945" calcext:value-type="float">
            <text:p>0.00547945</text:p>
          </table:table-cell>
          <table:table-cell office:value-type="float" office:value="4.10762" calcext:value-type="float">
            <text:p>4.10762</text:p>
          </table:table-cell>
          <table:table-cell office:value-type="float" office:value="0.96861" calcext:value-type="float">
            <text:p>0.96861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8.76603" calcext:value-type="float">
            <text:p>8.76603</text:p>
          </table:table-cell>
          <table:table-cell office:value-type="float" office:value="0.74359" calcext:value-type="float">
            <text:p>0.74359</text:p>
          </table:table-cell>
          <table:table-cell office:value-type="float" office:value="0.25641" calcext:value-type="float">
            <text:p>0.25641</text:p>
          </table:table-cell>
          <table:table-cell office:value-type="float" office:value="5.36456" calcext:value-type="float">
            <text:p>5.36456</text:p>
          </table:table-cell>
          <table:table-cell office:value-type="float" office:value="0.972331" calcext:value-type="float">
            <text:p>0.972331</text:p>
          </table:table-cell>
          <table:table-cell office:value-type="float" office:value="0.0268592" calcext:value-type="float">
            <text:p>0.0268592</text:p>
          </table:table-cell>
          <table:table-cell office:value-type="float" office:value="0.000809826" calcext:value-type="float">
            <text:p>0.000809826</text:p>
          </table:table-cell>
          <table:table-cell office:value-type="float" office:value="4.34311" calcext:value-type="float">
            <text:p>4.34311</text:p>
          </table:table-cell>
          <table:table-cell office:value-type="float" office:value="0.97654" calcext:value-type="float">
            <text:p>0.97654</text:p>
          </table:table-cell>
          <table:table-cell office:value-type="float" office:value="0.0234604" calcext:value-type="float">
            <text:p>0.0234604</text:p>
          </table:table-cell>
          <table:table-cell office:value-type="float" office:value="8.20767" calcext:value-type="float">
            <text:p>8.20767</text:p>
          </table:table-cell>
          <table:table-cell office:value-type="float" office:value="0.808126" calcext:value-type="float">
            <text:p>0.808126</text:p>
          </table:table-cell>
          <table:table-cell office:value-type="float" office:value="0.191874" calcext:value-type="float">
            <text:p>0.191874</text:p>
          </table:table-cell>
          <table:table-cell office:value-type="float" office:value="5.37858" calcext:value-type="float">
            <text:p>5.378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20172" calcext:value-type="float">
            <text:p>5.20172</text:p>
          </table:table-cell>
          <table:table-cell office:value-type="float" office:value="0.997854" calcext:value-type="float">
            <text:p>0.997854</text:p>
          </table:table-cell>
          <table:table-cell office:value-type="float" office:value="0.00214592" calcext:value-type="float">
            <text:p>0.002145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9499" calcext:value-type="float">
            <text:p>5.09499</text:p>
          </table:table-cell>
          <table:table-cell office:value-type="float" office:value="0.992558" calcext:value-type="float">
            <text:p>0.992558</text:p>
          </table:table-cell>
          <table:table-cell office:value-type="float" office:value="0.00705053" calcext:value-type="float">
            <text:p>0.00705053</text:p>
          </table:table-cell>
          <table:table-cell office:value-type="float" office:value="0.000391696" calcext:value-type="float">
            <text:p>0.000391696</text:p>
          </table:table-cell>
          <table:table-cell office:value-type="float" office:value="6.24113" calcext:value-type="float">
            <text:p>6.24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2764" calcext:value-type="float">
            <text:p>6.22764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0.0406504" calcext:value-type="float">
            <text:p>0.0406504</text:p>
          </table:table-cell>
          <table:table-cell office:value-type="float" office:value="5.15098" calcext:value-type="float">
            <text:p>5.15098</text:p>
          </table:table-cell>
          <table:table-cell office:value-type="float" office:value="0.859956" calcext:value-type="float">
            <text:p>0.859956</text:p>
          </table:table-cell>
          <table:table-cell office:value-type="float" office:value="0.137856" calcext:value-type="float">
            <text:p>0.137856</text:p>
          </table:table-cell>
          <table:table-cell office:value-type="float" office:value="0.00218818" calcext:value-type="float">
            <text:p>0.00218818</text:p>
          </table:table-cell>
          <table:table-cell office:value-type="float" office:value="4.04825" calcext:value-type="float">
            <text:p>4.04825</text:p>
          </table:table-cell>
          <table:table-cell office:value-type="float" office:value="0.991228" calcext:value-type="float">
            <text:p>0.991228</text:p>
          </table:table-cell>
          <table:table-cell office:value-type="float" office:value="0.00877193" calcext:value-type="float">
            <text:p>0.00877193</text:p>
          </table:table-cell>
          <table:table-cell office:value-type="float" office:value="8.37943" calcext:value-type="float">
            <text:p>8.37943</text:p>
          </table:table-cell>
          <table:table-cell office:value-type="float" office:value="0.716312" calcext:value-type="float">
            <text:p>0.716312</text:p>
          </table:table-cell>
          <table:table-cell office:value-type="float" office:value="0.283688" calcext:value-type="float">
            <text:p>0.283688</text:p>
          </table:table-cell>
          <table:table-cell office:value-type="float" office:value="5.11055" calcext:value-type="float">
            <text:p>5.11055</text:p>
          </table:table-cell>
          <table:table-cell office:value-type="float" office:value="0.974252" calcext:value-type="float">
            <text:p>0.974252</text:p>
          </table:table-cell>
          <table:table-cell office:value-type="float" office:value="0.0251311" calcext:value-type="float">
            <text:p>0.0251311</text:p>
          </table:table-cell>
          <table:table-cell office:value-type="float" office:value="0.000616713" calcext:value-type="float">
            <text:p>0.000616713</text:p>
          </table:table-cell>
          <table:table-cell office:value-type="float" office:value="4.86523" calcext:value-type="float">
            <text:p>4.86523</text:p>
          </table:table-cell>
          <table:table-cell office:value-type="float" office:value="0.994609" calcext:value-type="float">
            <text:p>0.994609</text:p>
          </table:table-cell>
          <table:table-cell office:value-type="float" office:value="0.00539084" calcext:value-type="float">
            <text:p>0.00539084</text:p>
          </table:table-cell>
          <table:table-cell office:value-type="float" office:value="7.69118" calcext:value-type="float">
            <text:p>7.69118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4.73958" calcext:value-type="float">
            <text:p>4.739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65324" calcext:value-type="float">
            <text:p>5.65324</text:p>
          </table:table-cell>
          <table:table-cell office:value-type="float" office:value="0.992995" calcext:value-type="float">
            <text:p>0.992995</text:p>
          </table:table-cell>
          <table:table-cell office:value-type="float" office:value="0.00700525" calcext:value-type="float">
            <text:p>0.0070052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176" calcext:value-type="float">
            <text:p>5.2176</text:p>
          </table:table-cell>
          <table:table-cell office:value-type="float" office:value="0.993951" calcext:value-type="float">
            <text:p>0.993951</text:p>
          </table:table-cell>
          <table:table-cell office:value-type="float" office:value="0.0060495" calcext:value-type="float">
            <text:p>0.0060495</text:p>
          </table:table-cell>
          <table:table-cell office:value-type="float" office:value="0" calcext:value-type="float">
            <text:p>0</text:p>
          </table:table-cell>
          <table:table-cell office:value-type="float" office:value="5.94074" calcext:value-type="float">
            <text:p>5.94074</text:p>
          </table:table-cell>
          <table:table-cell office:value-type="float" office:value="0.992593" calcext:value-type="float">
            <text:p>0.992593</text:p>
          </table:table-cell>
          <table:table-cell office:value-type="float" office:value="0.00740741" calcext:value-type="float">
            <text:p>0.00740741</text:p>
          </table:table-cell>
          <table:table-cell office:value-type="float" office:value="6.03623" calcext:value-type="float">
            <text:p>6.03623</text:p>
          </table:table-cell>
          <table:table-cell office:value-type="float" office:value="0.963768" calcext:value-type="float">
            <text:p>0.963768</text:p>
          </table:table-cell>
          <table:table-cell office:value-type="float" office:value="0.0362319" calcext:value-type="float">
            <text:p>0.0362319</text:p>
          </table:table-cell>
          <table:table-cell office:value-type="float" office:value="5.23203" calcext:value-type="float">
            <text:p>5.23203</text:p>
          </table:table-cell>
          <table:table-cell office:value-type="float" office:value="0.849076" calcext:value-type="float">
            <text:p>0.849076</text:p>
          </table:table-cell>
          <table:table-cell office:value-type="float" office:value="0.145791" calcext:value-type="float">
            <text:p>0.145791</text:p>
          </table:table-cell>
          <table:table-cell office:value-type="float" office:value="0.00513347" calcext:value-type="float">
            <text:p>0.00513347</text:p>
          </table:table-cell>
          <table:table-cell office:value-type="float" office:value="4.70881" calcext:value-type="float">
            <text:p>4.70881</text:p>
          </table:table-cell>
          <table:table-cell office:value-type="float" office:value="0.996169" calcext:value-type="float">
            <text:p>0.996169</text:p>
          </table:table-cell>
          <table:table-cell office:value-type="float" office:value="0.00383142" calcext:value-type="float">
            <text:p>0.00383142</text:p>
          </table:table-cell>
          <table:table-cell office:value-type="float" office:value="8.59877" calcext:value-type="float">
            <text:p>8.59877</text:p>
          </table:table-cell>
          <table:table-cell office:value-type="float" office:value="0.737654" calcext:value-type="float">
            <text:p>0.737654</text:p>
          </table:table-cell>
          <table:table-cell office:value-type="float" office:value="0.262346" calcext:value-type="float">
            <text:p>0.262346</text:p>
          </table:table-cell>
          <table:table-cell office:value-type="float" office:value="5.25514" calcext:value-type="float">
            <text:p>5.25514</text:p>
          </table:table-cell>
          <table:table-cell office:value-type="float" office:value="0.973714" calcext:value-type="float">
            <text:p>0.973714</text:p>
          </table:table-cell>
          <table:table-cell office:value-type="float" office:value="0.0255714" calcext:value-type="float">
            <text:p>0.0255714</text:p>
          </table:table-cell>
          <table:table-cell office:value-type="float" office:value="0.000714286" calcext:value-type="float">
            <text:p>0.000714286</text:p>
          </table:table-cell>
          <table:table-cell office:value-type="float" office:value="5.095" calcext:value-type="float">
            <text:p>5.09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" calcext:value-type="float">
            <text:p>0.005</text:p>
          </table:table-cell>
          <table:table-cell office:value-type="float" office:value="7.74786" calcext:value-type="float">
            <text:p>7.74786</text:p>
          </table:table-cell>
          <table:table-cell office:value-type="float" office:value="0.807692" calcext:value-type="float">
            <text:p>0.807692</text:p>
          </table:table-cell>
          <table:table-cell office:value-type="float" office:value="0.192308" calcext:value-type="float">
            <text:p>0.192308</text:p>
          </table:table-cell>
          <table:table-cell office:value-type="float" office:value="4.87062" calcext:value-type="float">
            <text:p>4.87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99819" calcext:value-type="float">
            <text:p>5.99819</text:p>
          </table:table-cell>
          <table:table-cell office:value-type="float" office:value="0.99639" calcext:value-type="float">
            <text:p>0.99639</text:p>
          </table:table-cell>
          <table:table-cell office:value-type="float" office:value="0.00361011" calcext:value-type="float">
            <text:p>0.00361011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3123" calcext:value-type="float">
            <text:p>5.53123</text:p>
          </table:table-cell>
          <table:table-cell office:value-type="float" office:value="0.989226" calcext:value-type="float">
            <text:p>0.989226</text:p>
          </table:table-cell>
          <table:table-cell office:value-type="float" office:value="0.0105917" calcext:value-type="float">
            <text:p>0.0105917</text:p>
          </table:table-cell>
          <table:table-cell office:value-type="float" office:value="0.000182615" calcext:value-type="float">
            <text:p>0.000182615</text:p>
          </table:table-cell>
          <table:table-cell office:value-type="float" office:value="5.7483" calcext:value-type="float">
            <text:p>5.7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76744" calcext:value-type="float">
            <text:p>5.76744</text:p>
          </table:table-cell>
          <table:table-cell office:value-type="float" office:value="0.968992" calcext:value-type="float">
            <text:p>0.968992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5.15266" calcext:value-type="float">
            <text:p>5.15266</text:p>
          </table:table-cell>
          <table:table-cell office:value-type="float" office:value="0.854106" calcext:value-type="float">
            <text:p>0.854106</text:p>
          </table:table-cell>
          <table:table-cell office:value-type="float" office:value="0.140097" calcext:value-type="float">
            <text:p>0.140097</text:p>
          </table:table-cell>
          <table:table-cell office:value-type="float" office:value="0.0057971" calcext:value-type="float">
            <text:p>0.0057971</text:p>
          </table:table-cell>
          <table:table-cell office:value-type="float" office:value="4.73643" calcext:value-type="float">
            <text:p>4.73643</text:p>
          </table:table-cell>
          <table:table-cell office:value-type="float" office:value="0.984496" calcext:value-type="float">
            <text:p>0.984496</text:p>
          </table:table-cell>
          <table:table-cell office:value-type="float" office:value="0.0155039" calcext:value-type="float">
            <text:p>0.0155039</text:p>
          </table:table-cell>
          <table:table-cell office:value-type="float" office:value="8.34603" calcext:value-type="float">
            <text:p>8.3460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51238" calcext:value-type="float">
            <text:p>5.51238</text:p>
          </table:table-cell>
          <table:table-cell office:value-type="float" office:value="0.969993" calcext:value-type="float">
            <text:p>0.969993</text:p>
          </table:table-cell>
          <table:table-cell office:value-type="float" office:value="0.0290163" calcext:value-type="float">
            <text:p>0.0290163</text:p>
          </table:table-cell>
          <table:table-cell office:value-type="float" office:value="0.0009908" calcext:value-type="float">
            <text:p>0.0009908</text:p>
          </table:table-cell>
          <table:table-cell office:value-type="float" office:value="5.12469" calcext:value-type="float">
            <text:p>5.12469</text:p>
          </table:table-cell>
          <table:table-cell office:value-type="float" office:value="0.99022" calcext:value-type="float">
            <text:p>0.99022</text:p>
          </table:table-cell>
          <table:table-cell office:value-type="float" office:value="0.00977995" calcext:value-type="float">
            <text:p>0.00977995</text:p>
          </table:table-cell>
          <table:table-cell office:value-type="float" office:value="7.57175" calcext:value-type="float">
            <text:p>7.57175</text:p>
          </table:table-cell>
          <table:table-cell office:value-type="float" office:value="0.789238" calcext:value-type="float">
            <text:p>0.789238</text:p>
          </table:table-cell>
          <table:table-cell office:value-type="float" office:value="0.210762" calcext:value-type="float">
            <text:p>0.210762</text:p>
          </table:table-cell>
          <table:table-cell office:value-type="float" office:value="4.86507" calcext:value-type="float">
            <text:p>4.865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60751" calcext:value-type="float">
            <text:p>5.60751</text:p>
          </table:table-cell>
          <table:table-cell office:value-type="float" office:value="0.994881" calcext:value-type="float">
            <text:p>0.994881</text:p>
          </table:table-cell>
          <table:table-cell office:value-type="float" office:value="0.00511945" calcext:value-type="float">
            <text:p>0.005119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75" calcext:value-type="float">
            <text:p>3.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9822" calcext:value-type="float">
            <text:p>5.69822</text:p>
          </table:table-cell>
          <table:table-cell office:value-type="float" office:value="0.991704" calcext:value-type="float">
            <text:p>0.9917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296296" calcext:value-type="float">
            <text:p>0.000296296</text:p>
          </table:table-cell>
          <table:table-cell office:value-type="float" office:value="6.74627" calcext:value-type="float">
            <text:p>6.74627</text:p>
          </table:table-cell>
          <table:table-cell office:value-type="float" office:value="0.992537" calcext:value-type="float">
            <text:p>0.992537</text:p>
          </table:table-cell>
          <table:table-cell office:value-type="float" office:value="0.00746269" calcext:value-type="float">
            <text:p>0.00746269</text:p>
          </table:table-cell>
          <table:table-cell office:value-type="float" office:value="6.3758" calcext:value-type="float">
            <text:p>6.3758</text:p>
          </table:table-cell>
          <table:table-cell office:value-type="float" office:value="0.942675" calcext:value-type="float">
            <text:p>0.942675</text:p>
          </table:table-cell>
          <table:table-cell office:value-type="float" office:value="0.0573248" calcext:value-type="float">
            <text:p>0.0573248</text:p>
          </table:table-cell>
          <table:table-cell office:value-type="float" office:value="5.559" calcext:value-type="float">
            <text:p>5.559</text:p>
          </table:table-cell>
          <table:table-cell office:value-type="float" office:value="0.862188" calcext:value-type="float">
            <text:p>0.862188</text:p>
          </table:table-cell>
          <table:table-cell office:value-type="float" office:value="0.132644" calcext:value-type="float">
            <text:p>0.132644</text:p>
          </table:table-cell>
          <table:table-cell office:value-type="float" office:value="0.00516796" calcext:value-type="float">
            <text:p>0.00516796</text:p>
          </table:table-cell>
          <table:table-cell office:value-type="float" office:value="4.44366" calcext:value-type="float">
            <text:p>4.44366</text:p>
          </table:table-cell>
          <table:table-cell office:value-type="float" office:value="0.975352" calcext:value-type="float">
            <text:p>0.975352</text:p>
          </table:table-cell>
          <table:table-cell office:value-type="float" office:value="0.0246479" calcext:value-type="float">
            <text:p>0.0246479</text:p>
          </table:table-cell>
          <table:table-cell office:value-type="float" office:value="8.24786" calcext:value-type="float">
            <text:p>8.24786</text:p>
          </table:table-cell>
          <table:table-cell office:value-type="float" office:value="0.746439" calcext:value-type="float">
            <text:p>0.746439</text:p>
          </table:table-cell>
          <table:table-cell office:value-type="float" office:value="0.253561" calcext:value-type="float">
            <text:p>0.253561</text:p>
          </table:table-cell>
          <table:table-cell office:value-type="float" office:value="5.67294" calcext:value-type="float">
            <text:p>5.67294</text:p>
          </table:table-cell>
          <table:table-cell office:value-type="float" office:value="0.974226" calcext:value-type="float">
            <text:p>0.974226</text:p>
          </table:table-cell>
          <table:table-cell office:value-type="float" office:value="0.0248323" calcext:value-type="float">
            <text:p>0.0248323</text:p>
          </table:table-cell>
          <table:table-cell office:value-type="float" office:value="0.000941509" calcext:value-type="float">
            <text:p>0.000941509</text:p>
          </table:table-cell>
          <table:table-cell office:value-type="float" office:value="5.18009" calcext:value-type="float">
            <text:p>5.18009</text:p>
          </table:table-cell>
          <table:table-cell office:value-type="float" office:value="0.981043" calcext:value-type="float">
            <text:p>0.981043</text:p>
          </table:table-cell>
          <table:table-cell office:value-type="float" office:value="0.0189573" calcext:value-type="float">
            <text:p>0.0189573</text:p>
          </table:table-cell>
          <table:table-cell office:value-type="float" office:value="7.61047" calcext:value-type="float">
            <text:p>7.61047</text:p>
          </table:table-cell>
          <table:table-cell office:value-type="float" office:value="0.810078" calcext:value-type="float">
            <text:p>0.810078</text:p>
          </table:table-cell>
          <table:table-cell office:value-type="float" office:value="0.189922" calcext:value-type="float">
            <text:p>0.189922</text:p>
          </table:table-cell>
          <table:table-cell office:value-type="float" office:value="4.89363" calcext:value-type="float">
            <text:p>4.8936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096" calcext:value-type="float">
            <text:p>5.096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2597" calcext:value-type="float">
            <text:p>5.02597</text:p>
          </table:table-cell>
          <table:table-cell office:value-type="float" office:value="0.993954" calcext:value-type="float">
            <text:p>0.993954</text:p>
          </table:table-cell>
          <table:table-cell office:value-type="float" office:value="0.00604645" calcext:value-type="float">
            <text:p>0.00604645</text:p>
          </table:table-cell>
          <table:table-cell office:value-type="float" office:value="0" calcext:value-type="float">
            <text:p>0</text:p>
          </table:table-cell>
          <table:table-cell office:value-type="float" office:value="3.67241" calcext:value-type="float">
            <text:p>3.67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8305" calcext:value-type="float">
            <text:p>5.98305</text:p>
          </table:table-cell>
          <table:table-cell office:value-type="float" office:value="0.940678" calcext:value-type="float">
            <text:p>0.940678</text:p>
          </table:table-cell>
          <table:table-cell office:value-type="float" office:value="0.059322" calcext:value-type="float">
            <text:p>0.059322</text:p>
          </table:table-cell>
          <table:table-cell office:value-type="float" office:value="5.09473" calcext:value-type="float">
            <text:p>5.09473</text:p>
          </table:table-cell>
          <table:table-cell office:value-type="float" office:value="0.873047" calcext:value-type="float">
            <text:p>0.87304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3.80745" calcext:value-type="float">
            <text:p>3.80745</text:p>
          </table:table-cell>
          <table:table-cell office:value-type="float" office:value="0.993789" calcext:value-type="float">
            <text:p>0.993789</text:p>
          </table:table-cell>
          <table:table-cell office:value-type="float" office:value="0.00621118" calcext:value-type="float">
            <text:p>0.00621118</text:p>
          </table:table-cell>
          <table:table-cell office:value-type="float" office:value="8.01948" calcext:value-type="float">
            <text:p>8.01948</text:p>
          </table:table-cell>
          <table:table-cell office:value-type="float" office:value="0.704545" calcext:value-type="float">
            <text:p>0.704545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5.03876" calcext:value-type="float">
            <text:p>5.03876</text:p>
          </table:table-cell>
          <table:table-cell office:value-type="float" office:value="0.980394" calcext:value-type="float">
            <text:p>0.980394</text:p>
          </table:table-cell>
          <table:table-cell office:value-type="float" office:value="0.0193816" calcext:value-type="float">
            <text:p>0.0193816</text:p>
          </table:table-cell>
          <table:table-cell office:value-type="float" office:value="0.000224065" calcext:value-type="float">
            <text:p>0.000224065</text:p>
          </table:table-cell>
          <table:table-cell office:value-type="float" office:value="3.76126" calcext:value-type="float">
            <text:p>3.76126</text:p>
          </table:table-cell>
          <table:table-cell office:value-type="float" office:value="0.995495" calcext:value-type="float">
            <text:p>0.995495</text:p>
          </table:table-cell>
          <table:table-cell office:value-type="float" office:value="0.0045045" calcext:value-type="float">
            <text:p>0.0045045</text:p>
          </table:table-cell>
          <table:table-cell office:value-type="float" office:value="7.40371" calcext:value-type="float">
            <text:p>7.40371</text:p>
          </table:table-cell>
          <table:table-cell office:value-type="float" office:value="0.772622" calcext:value-type="float">
            <text:p>0.772622</text:p>
          </table:table-cell>
          <table:table-cell office:value-type="float" office:value="0.227378" calcext:value-type="float">
            <text:p>0.227378</text:p>
          </table:table-cell>
          <table:table-cell office:value-type="float" office:value="5.27611" calcext:value-type="float">
            <text:p>5.276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7799" calcext:value-type="float">
            <text:p>4.7799</text:p>
          </table:table-cell>
          <table:table-cell office:value-type="float" office:value="0.996534" calcext:value-type="float">
            <text:p>0.996534</text:p>
          </table:table-cell>
          <table:table-cell office:value-type="float" office:value="0.0034662" calcext:value-type="float">
            <text:p>0.0034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9063" calcext:value-type="float">
            <text:p>4.69063</text:p>
          </table:table-cell>
          <table:table-cell office:value-type="float" office:value="0.99261" calcext:value-type="float">
            <text:p>0.99261</text:p>
          </table:table-cell>
          <table:table-cell office:value-type="float" office:value="0.00738999" calcext:value-type="float">
            <text:p>0.00738999</text:p>
          </table:table-cell>
          <table:table-cell office:value-type="float" office:value="0" calcext:value-type="float">
            <text:p>0</text:p>
          </table:table-cell>
          <table:table-cell office:value-type="float" office:value="5.61765" calcext:value-type="float">
            <text:p>5.61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9174" calcext:value-type="float">
            <text:p>6.99174</text:p>
          </table:table-cell>
          <table:table-cell office:value-type="float" office:value="0.917355" calcext:value-type="float">
            <text:p>0.917355</text:p>
          </table:table-cell>
          <table:table-cell office:value-type="float" office:value="0.0826446" calcext:value-type="float">
            <text:p>0.0826446</text:p>
          </table:table-cell>
          <table:table-cell office:value-type="float" office:value="5.01194" calcext:value-type="float">
            <text:p>5.01194</text:p>
          </table:table-cell>
          <table:table-cell office:value-type="float" office:value="0.858849" calcext:value-type="float">
            <text:p>0.858849</text:p>
          </table:table-cell>
          <table:table-cell office:value-type="float" office:value="0.137894" calcext:value-type="float">
            <text:p>0.137894</text:p>
          </table:table-cell>
          <table:table-cell office:value-type="float" office:value="0.00325733" calcext:value-type="float">
            <text:p>0.00325733</text:p>
          </table:table-cell>
          <table:table-cell office:value-type="float" office:value="4.04706" calcext:value-type="float">
            <text:p>4.04706</text:p>
          </table:table-cell>
          <table:table-cell office:value-type="float" office:value="0.982353" calcext:value-type="float">
            <text:p>0.982353</text:p>
          </table:table-cell>
          <table:table-cell office:value-type="float" office:value="0.0176471" calcext:value-type="float">
            <text:p>0.0176471</text:p>
          </table:table-cell>
          <table:table-cell office:value-type="float" office:value="8.82437" calcext:value-type="float">
            <text:p>8.82437</text:p>
          </table:table-cell>
          <table:table-cell office:value-type="float" office:value="0.702509" calcext:value-type="float">
            <text:p>0.702509</text:p>
          </table:table-cell>
          <table:table-cell office:value-type="float" office:value="0.297491" calcext:value-type="float">
            <text:p>0.297491</text:p>
          </table:table-cell>
          <table:table-cell office:value-type="float" office:value="4.73725" calcext:value-type="float">
            <text:p>4.73725</text:p>
          </table:table-cell>
          <table:table-cell office:value-type="float" office:value="0.976382" calcext:value-type="float">
            <text:p>0.976382</text:p>
          </table:table-cell>
          <table:table-cell office:value-type="float" office:value="0.0232152" calcext:value-type="float">
            <text:p>0.0232152</text:p>
          </table:table-cell>
          <table:table-cell office:value-type="float" office:value="0.000402576" calcext:value-type="float">
            <text:p>0.000402576</text:p>
          </table:table-cell>
          <table:table-cell office:value-type="float" office:value="4.46667" calcext:value-type="float">
            <text:p>4.4666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8.2302" calcext:value-type="float">
            <text:p>8.2302</text:p>
          </table:table-cell>
          <table:table-cell office:value-type="float" office:value="0.769802" calcext:value-type="float">
            <text:p>0.769802</text:p>
          </table:table-cell>
          <table:table-cell office:value-type="float" office:value="0.230198" calcext:value-type="float">
            <text:p>0.230198</text:p>
          </table:table-cell>
          <table:table-cell office:value-type="float" office:value="4.99966" calcext:value-type="float">
            <text:p>4.9996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47207" calcext:value-type="float">
            <text:p>5.47207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.00132979" calcext:value-type="float">
            <text:p>0.00132979</text:p>
          </table:table-cell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8397" calcext:value-type="float">
            <text:p>5.28397</text:p>
          </table:table-cell>
          <table:table-cell office:value-type="float" office:value="0.991926" calcext:value-type="float">
            <text:p>0.991926</text:p>
          </table:table-cell>
          <table:table-cell office:value-type="float" office:value="0.00780074" calcext:value-type="float">
            <text:p>0.00780074</text:p>
          </table:table-cell>
          <table:table-cell office:value-type="float" office:value="0.00027371" calcext:value-type="float">
            <text:p>0.00027371</text:p>
          </table:table-cell>
          <table:table-cell office:value-type="float" office:value="4.45062" calcext:value-type="float">
            <text:p>4.45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5181" calcext:value-type="float">
            <text:p>6.95181</text:p>
          </table:table-cell>
          <table:table-cell office:value-type="float" office:value="0.921687" calcext:value-type="float">
            <text:p>0.921687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4.96574" calcext:value-type="float">
            <text:p>4.96574</text:p>
          </table:table-cell>
          <table:table-cell office:value-type="float" office:value="0.828054" calcext:value-type="float">
            <text:p>0.828054</text:p>
          </table:table-cell>
          <table:table-cell office:value-type="float" office:value="0.168067" calcext:value-type="float">
            <text:p>0.168067</text:p>
          </table:table-cell>
          <table:table-cell office:value-type="float" office:value="0.00387847" calcext:value-type="float">
            <text:p>0.00387847</text:p>
          </table:table-cell>
          <table:table-cell office:value-type="float" office:value="4.17414" calcext:value-type="float">
            <text:p>4.17414</text:p>
          </table:table-cell>
          <table:table-cell office:value-type="float" office:value="0.984169" calcext:value-type="float">
            <text:p>0.984169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9.17371" calcext:value-type="float">
            <text:p>9.17371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267606" calcext:value-type="float">
            <text:p>0.267606</text:p>
          </table:table-cell>
          <table:table-cell office:value-type="float" office:value="5.24745" calcext:value-type="float">
            <text:p>5.24745</text:p>
          </table:table-cell>
          <table:table-cell office:value-type="float" office:value="0.966063" calcext:value-type="float">
            <text:p>0.966063</text:p>
          </table:table-cell>
          <table:table-cell office:value-type="float" office:value="0.0331043" calcext:value-type="float">
            <text:p>0.0331043</text:p>
          </table:table-cell>
          <table:table-cell office:value-type="float" office:value="0.000832813" calcext:value-type="float">
            <text:p>0.000832813</text:p>
          </table:table-cell>
          <table:table-cell office:value-type="float" office:value="4.24044" calcext:value-type="float">
            <text:p>4.24044</text:p>
          </table:table-cell>
          <table:table-cell office:value-type="float" office:value="0.989071" calcext:value-type="float">
            <text:p>0.989071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8.48911" calcext:value-type="float">
            <text:p>8.48911</text:p>
          </table:table-cell>
          <table:table-cell office:value-type="float" office:value="0.78727" calcext:value-type="float">
            <text:p>0.78727</text:p>
          </table:table-cell>
          <table:table-cell office:value-type="float" office:value="0.21273" calcext:value-type="float">
            <text:p>0.21273</text:p>
          </table:table-cell>
          <table:table-cell office:value-type="float" office:value="4.82897" calcext:value-type="float">
            <text:p>4.8289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46589" calcext:value-type="float">
            <text:p>5.46589</text:p>
          </table:table-cell>
          <table:table-cell office:value-type="float" office:value="0.994194" calcext:value-type="float">
            <text:p>0.994194</text:p>
          </table:table-cell>
          <table:table-cell office:value-type="float" office:value="0.00580552" calcext:value-type="float">
            <text:p>0.0058055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3202" calcext:value-type="float">
            <text:p>5.03202</text:p>
          </table:table-cell>
          <table:table-cell office:value-type="float" office:value="0.990563" calcext:value-type="float">
            <text:p>0.990563</text:p>
          </table:table-cell>
          <table:table-cell office:value-type="float" office:value="0.00928218" calcext:value-type="float">
            <text:p>0.00928218</text:p>
          </table:table-cell>
          <table:table-cell office:value-type="float" office:value="0.000154703" calcext:value-type="float">
            <text:p>0.000154703</text:p>
          </table:table-cell>
          <table:table-cell office:value-type="float" office:value="5.7767" calcext:value-type="float">
            <text:p>5.7767</text:p>
          </table:table-cell>
          <table:table-cell office:value-type="float" office:value="0.995146" calcext:value-type="float">
            <text:p>0.995146</text:p>
          </table:table-cell>
          <table:table-cell office:value-type="float" office:value="0.00485437" calcext:value-type="float">
            <text:p>0.00485437</text:p>
          </table:table-cell>
          <table:table-cell office:value-type="float" office:value="7.42781" calcext:value-type="float">
            <text:p>7.42781</text:p>
          </table:table-cell>
          <table:table-cell office:value-type="float" office:value="0.946524" calcext:value-type="float">
            <text:p>0.946524</text:p>
          </table:table-cell>
          <table:table-cell office:value-type="float" office:value="0.0534759" calcext:value-type="float">
            <text:p>0.0534759</text:p>
          </table:table-cell>
          <table:table-cell office:value-type="float" office:value="4.88633" calcext:value-type="float">
            <text:p>4.88633</text:p>
          </table:table-cell>
          <table:table-cell office:value-type="float" office:value="0.841753" calcext:value-type="float">
            <text:p>0.841753</text:p>
          </table:table-cell>
          <table:table-cell office:value-type="float" office:value="0.155275" calcext:value-type="float">
            <text:p>0.155275</text:p>
          </table:table-cell>
          <table:table-cell office:value-type="float" office:value="0.00297177" calcext:value-type="float">
            <text:p>0.00297177</text:p>
          </table:table-cell>
          <table:table-cell office:value-type="float" office:value="4.21951" calcext:value-type="float">
            <text:p>4.21951</text:p>
          </table:table-cell>
          <table:table-cell office:value-type="float" office:value="0.995122" calcext:value-type="float">
            <text:p>0.995122</text:p>
          </table:table-cell>
          <table:table-cell office:value-type="float" office:value="0.00487805" calcext:value-type="float">
            <text:p>0.00487805</text:p>
          </table:table-cell>
          <table:table-cell office:value-type="float" office:value="9.25373" calcext:value-type="float">
            <text:p>9.25373</text:p>
          </table:table-cell>
          <table:table-cell office:value-type="float" office:value="0.733475" calcext:value-type="float">
            <text:p>0.733475</text:p>
          </table:table-cell>
          <table:table-cell office:value-type="float" office:value="0.266525" calcext:value-type="float">
            <text:p>0.266525</text:p>
          </table:table-cell>
          <table:table-cell office:value-type="float" office:value="5.04412" calcext:value-type="float">
            <text:p>5.04412</text:p>
          </table:table-cell>
          <table:table-cell office:value-type="float" office:value="0.96729" calcext:value-type="float">
            <text:p>0.96729</text:p>
          </table:table-cell>
          <table:table-cell office:value-type="float" office:value="0.0321214" calcext:value-type="float">
            <text:p>0.0321214</text:p>
          </table:table-cell>
          <table:table-cell office:value-type="float" office:value="0.000588305" calcext:value-type="float">
            <text:p>0.000588305</text:p>
          </table:table-cell>
          <table:table-cell office:value-type="float" office:value="4.73871" calcext:value-type="float">
            <text:p>4.73871</text:p>
          </table:table-cell>
          <table:table-cell office:value-type="float" office:value="0.995161" calcext:value-type="float">
            <text:p>0.995161</text:p>
          </table:table-cell>
          <table:table-cell office:value-type="float" office:value="0.00483871" calcext:value-type="float">
            <text:p>0.00483871</text:p>
          </table:table-cell>
          <table:table-cell office:value-type="float" office:value="8.67018" calcext:value-type="float">
            <text:p>8.67018</text:p>
          </table:table-cell>
          <table:table-cell office:value-type="float" office:value="0.796687" calcext:value-type="float">
            <text:p>0.796687</text:p>
          </table:table-cell>
          <table:table-cell office:value-type="float" office:value="0.203313" calcext:value-type="float">
            <text:p>0.203313</text:p>
          </table:table-cell>
          <table:table-cell office:value-type="float" office:value="4.43281" calcext:value-type="float">
            <text:p>4.432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09133" calcext:value-type="float">
            <text:p>5.09133</text:p>
          </table:table-cell>
          <table:table-cell office:value-type="float" office:value="0.993808" calcext:value-type="float">
            <text:p>0.993808</text:p>
          </table:table-cell>
          <table:table-cell office:value-type="float" office:value="0.00619195" calcext:value-type="float">
            <text:p>0.00619195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4381" calcext:value-type="float">
            <text:p>4.94381</text:p>
          </table:table-cell>
          <table:table-cell office:value-type="float" office:value="0.98755" calcext:value-type="float">
            <text:p>0.98755</text:p>
          </table:table-cell>
          <table:table-cell office:value-type="float" office:value="0.0122905" calcext:value-type="float">
            <text:p>0.0122905</text:p>
          </table:table-cell>
          <table:table-cell office:value-type="float" office:value="0.000159617" calcext:value-type="float">
            <text:p>0.000159617</text:p>
          </table:table-cell>
          <table:table-cell office:value-type="float" office:value="5.23125" calcext:value-type="float">
            <text:p>5.23125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7.77273" calcext:value-type="float">
            <text:p>7.77273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0727273" calcext:value-type="float">
            <text:p>0.0727273</text:p>
          </table:table-cell>
          <table:table-cell office:value-type="float" office:value="4.21576" calcext:value-type="float">
            <text:p>4.21576</text:p>
          </table:table-cell>
          <table:table-cell office:value-type="float" office:value="0.817675" calcext:value-type="float">
            <text:p>0.817675</text:p>
          </table:table-cell>
          <table:table-cell office:value-type="float" office:value="0.178344" calcext:value-type="float">
            <text:p>0.178344</text:p>
          </table:table-cell>
          <table:table-cell office:value-type="float" office:value="0.00398089" calcext:value-type="float">
            <text:p>0.00398089</text:p>
          </table:table-cell>
          <table:table-cell office:value-type="float" office:value="5.39024" calcext:value-type="float">
            <text:p>5.39024</text:p>
          </table:table-cell>
          <table:table-cell office:value-type="float" office:value="0.98374" calcext:value-type="float">
            <text:p>0.98374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9.52555" calcext:value-type="float">
            <text:p>9.52555</text:p>
          </table:table-cell>
          <table:table-cell office:value-type="float" office:value="0.724453" calcext:value-type="float">
            <text:p>0.724453</text:p>
          </table:table-cell>
          <table:table-cell office:value-type="float" office:value="0.275547" calcext:value-type="float">
            <text:p>0.275547</text:p>
          </table:table-cell>
          <table:table-cell office:value-type="float" office:value="4.84352" calcext:value-type="float">
            <text:p>4.84352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0.0373454" calcext:value-type="float">
            <text:p>0.0373454</text:p>
          </table:table-cell>
          <table:table-cell office:value-type="float" office:value="0.000734664" calcext:value-type="float">
            <text:p>0.000734664</text:p>
          </table:table-cell>
          <table:table-cell office:value-type="float" office:value="5.31955" calcext:value-type="float">
            <text:p>5.31955</text:p>
          </table:table-cell>
          <table:table-cell office:value-type="float" office:value="0.986842" calcext:value-type="float">
            <text:p>0.986842</text:p>
          </table:table-cell>
          <table:table-cell office:value-type="float" office:value="0.0131579" calcext:value-type="float">
            <text:p>0.0131579</text:p>
          </table:table-cell>
          <table:table-cell office:value-type="float" office:value="8.97423" calcext:value-type="float">
            <text:p>8.97423</text:p>
          </table:table-cell>
          <table:table-cell office:value-type="float" office:value="0.784794" calcext:value-type="float">
            <text:p>0.784794</text:p>
          </table:table-cell>
          <table:table-cell office:value-type="float" office:value="0.215206" calcext:value-type="float">
            <text:p>0.215206</text:p>
          </table:table-cell>
          <table:table-cell office:value-type="float" office:value="4.16527" calcext:value-type="float">
            <text:p>4.1652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0.989779" calcext:value-type="float">
            <text:p>0.989779</text:p>
          </table:table-cell>
          <table:table-cell office:value-type="float" office:value="0.0102215" calcext:value-type="float">
            <text:p>0.0102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8079" calcext:value-type="float">
            <text:p>5.18079</text:p>
          </table:table-cell>
          <table:table-cell office:value-type="float" office:value="0.986849" calcext:value-type="float">
            <text:p>0.986849</text:p>
          </table:table-cell>
          <table:table-cell office:value-type="float" office:value="0.0131513" calcext:value-type="float">
            <text:p>0.0131513</text:p>
          </table:table-cell>
          <table:table-cell office:value-type="float" office:value="0" calcext:value-type="float">
            <text:p>0</text:p>
          </table:table-cell>
          <table:table-cell office:value-type="float" office:value="6.39474" calcext:value-type="float">
            <text:p>6.39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1194" calcext:value-type="float">
            <text:p>7.61194</text:p>
          </table:table-cell>
          <table:table-cell office:value-type="float" office:value="0.920398" calcext:value-type="float">
            <text:p>0.920398</text:p>
          </table:table-cell>
          <table:table-cell office:value-type="float" office:value="0.079602" calcext:value-type="float">
            <text:p>0.079602</text:p>
          </table:table-cell>
          <table:table-cell office:value-type="float" office:value="4.49618" calcext:value-type="float">
            <text:p>4.49618</text:p>
          </table:table-cell>
          <table:table-cell office:value-type="float" office:value="0.81374" calcext:value-type="float">
            <text:p>0.81374</text:p>
          </table:table-cell>
          <table:table-cell office:value-type="float" office:value="0.182443" calcext:value-type="float">
            <text:p>0.182443</text:p>
          </table:table-cell>
          <table:table-cell office:value-type="float" office:value="0.00381679" calcext:value-type="float">
            <text:p>0.00381679</text:p>
          </table:table-cell>
          <table:table-cell office:value-type="float" office:value="5.0745" calcext:value-type="float">
            <text:p>5.0745</text:p>
          </table:table-cell>
          <table:table-cell office:value-type="float" office:value="0.994269" calcext:value-type="float">
            <text:p>0.994269</text:p>
          </table:table-cell>
          <table:table-cell office:value-type="float" office:value="0.00573066" calcext:value-type="float">
            <text:p>0.00573066</text:p>
          </table:table-cell>
          <table:table-cell office:value-type="float" office:value="9.32946" calcext:value-type="float">
            <text:p>9.32946</text:p>
          </table:table-cell>
          <table:table-cell office:value-type="float" office:value="0.707364" calcext:value-type="float">
            <text:p>0.707364</text:p>
          </table:table-cell>
          <table:table-cell office:value-type="float" office:value="0.292636" calcext:value-type="float">
            <text:p>0.292636</text:p>
          </table:table-cell>
          <table:table-cell office:value-type="float" office:value="5.0539" calcext:value-type="float">
            <text:p>5.0539</text:p>
          </table:table-cell>
          <table:table-cell office:value-type="float" office:value="0.958376" calcext:value-type="float">
            <text:p>0.958376</text:p>
          </table:table-cell>
          <table:table-cell office:value-type="float" office:value="0.0409919" calcext:value-type="float">
            <text:p>0.0409919</text:p>
          </table:table-cell>
          <table:table-cell office:value-type="float" office:value="0.000632591" calcext:value-type="float">
            <text:p>0.000632591</text:p>
          </table:table-cell>
          <table:table-cell office:value-type="float" office:value="5.45059" calcext:value-type="float">
            <text:p>5.45059</text:p>
          </table:table-cell>
          <table:table-cell office:value-type="float" office:value="0.996047" calcext:value-type="float">
            <text:p>0.996047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8.75995" calcext:value-type="float">
            <text:p>8.75995</text:p>
          </table:table-cell>
          <table:table-cell office:value-type="float" office:value="0.770919" calcext:value-type="float">
            <text:p>0.770919</text:p>
          </table:table-cell>
          <table:table-cell office:value-type="float" office:value="0.229081" calcext:value-type="float">
            <text:p>0.229081</text:p>
          </table:table-cell>
          <table:table-cell office:value-type="float" office:value="4.27228" calcext:value-type="float">
            <text:p>4.272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35911" calcext:value-type="float">
            <text:p>5.35911</text:p>
          </table:table-cell>
          <table:table-cell office:value-type="float" office:value="0.987973" calcext:value-type="float">
            <text:p>0.987973</text:p>
          </table:table-cell>
          <table:table-cell office:value-type="float" office:value="0.0120275" calcext:value-type="float">
            <text:p>0.0120275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7243" calcext:value-type="float">
            <text:p>5.47243</text:p>
          </table:table-cell>
          <table:table-cell office:value-type="float" office:value="0.988438" calcext:value-type="float">
            <text:p>0.988438</text:p>
          </table:table-cell>
          <table:table-cell office:value-type="float" office:value="0.0115624" calcext:value-type="float">
            <text:p>0.0115624</text:p>
          </table:table-cell>
          <table:table-cell office:value-type="float" office:value="0" calcext:value-type="float">
            <text:p>0</text:p>
          </table:table-cell>
          <table:table-cell office:value-type="float" office:value="5.25843" calcext:value-type="float">
            <text:p>5.25843</text:p>
          </table:table-cell>
          <table:table-cell office:value-type="float" office:value="0.994382" calcext:value-type="float">
            <text:p>0.994382</text:p>
          </table:table-cell>
          <table:table-cell office:value-type="float" office:value="0.00561798" calcext:value-type="float">
            <text:p>0.00561798</text:p>
          </table:table-cell>
          <table:table-cell office:value-type="float" office:value="6.58566" calcext:value-type="float">
            <text:p>6.58566</text:p>
          </table:table-cell>
          <table:table-cell office:value-type="float" office:value="0.972112" calcext:value-type="float">
            <text:p>0.972112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4.62267" calcext:value-type="float">
            <text:p>4.62267</text:p>
          </table:table-cell>
          <table:table-cell office:value-type="float" office:value="0.799585" calcext:value-type="float">
            <text:p>0.799585</text:p>
          </table:table-cell>
          <table:table-cell office:value-type="float" office:value="0.198341" calcext:value-type="float">
            <text:p>0.198341</text:p>
          </table:table-cell>
          <table:table-cell office:value-type="float" office:value="0.00207326" calcext:value-type="float">
            <text:p>0.00207326</text:p>
          </table:table-cell>
          <table:table-cell office:value-type="float" office:value="4.18317" calcext:value-type="float">
            <text:p>4.18317</text:p>
          </table:table-cell>
          <table:table-cell office:value-type="float" office:value="0.987624" calcext:value-type="float">
            <text:p>0.987624</text:p>
          </table:table-cell>
          <table:table-cell office:value-type="float" office:value="0.0123762" calcext:value-type="float">
            <text:p>0.0123762</text:p>
          </table:table-cell>
          <table:table-cell office:value-type="float" office:value="9.41284" calcext:value-type="float">
            <text:p>9.41284</text:p>
          </table:table-cell>
          <table:table-cell office:value-type="float" office:value="0.726606" calcext:value-type="float">
            <text:p>0.726606</text:p>
          </table:table-cell>
          <table:table-cell office:value-type="float" office:value="0.273394" calcext:value-type="float">
            <text:p>0.273394</text:p>
          </table:table-cell>
          <table:table-cell office:value-type="float" office:value="5.32479" calcext:value-type="float">
            <text:p>5.32479</text:p>
          </table:table-cell>
          <table:table-cell office:value-type="float" office:value="0.957265" calcext:value-type="float">
            <text:p>0.957265</text:p>
          </table:table-cell>
          <table:table-cell office:value-type="float" office:value="0.0423932" calcext:value-type="float">
            <text:p>0.0423932</text:p>
          </table:table-cell>
          <table:table-cell office:value-type="float" office:value="0.00034188" calcext:value-type="float">
            <text:p>0.00034188</text:p>
          </table:table-cell>
          <table:table-cell office:value-type="float" office:value="4.53413" calcext:value-type="float">
            <text:p>4.53413</text:p>
          </table:table-cell>
          <table:table-cell office:value-type="float" office:value="0.989761" calcext:value-type="float">
            <text:p>0.989761</text:p>
          </table:table-cell>
          <table:table-cell office:value-type="float" office:value="0.0102389" calcext:value-type="float">
            <text:p>0.0102389</text:p>
          </table:table-cell>
          <table:table-cell office:value-type="float" office:value="8.45963" calcext:value-type="float">
            <text:p>8.45963</text:p>
          </table:table-cell>
          <table:table-cell office:value-type="float" office:value="0.806211" calcext:value-type="float">
            <text:p>0.806211</text:p>
          </table:table-cell>
          <table:table-cell office:value-type="float" office:value="0.193789" calcext:value-type="float">
            <text:p>0.193789</text:p>
          </table:table-cell>
          <table:table-cell office:value-type="float" office:value="4.37505" calcext:value-type="float">
            <text:p>4.375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56655" calcext:value-type="float">
            <text:p>4.56655</text:p>
          </table:table-cell>
          <table:table-cell office:value-type="float" office:value="0.993174" calcext:value-type="float">
            <text:p>0.993174</text:p>
          </table:table-cell>
          <table:table-cell office:value-type="float" office:value="0.00682594" calcext:value-type="float">
            <text:p>0.006825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6929" calcext:value-type="float">
            <text:p>4.96929</text:p>
          </table:table-cell>
          <table:table-cell office:value-type="float" office:value="0.990108" calcext:value-type="float">
            <text:p>0.990108</text:p>
          </table:table-cell>
          <table:table-cell office:value-type="float" office:value="0.00974457" calcext:value-type="float">
            <text:p>0.00974457</text:p>
          </table:table-cell>
          <table:table-cell office:value-type="float" office:value="0.000147645" calcext:value-type="float">
            <text:p>0.000147645</text:p>
          </table:table-cell>
          <table:table-cell office:value-type="float" office:value="5.61628" calcext:value-type="float">
            <text:p>5.6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2739" calcext:value-type="float">
            <text:p>8.12739</text:p>
          </table:table-cell>
          <table:table-cell office:value-type="float" office:value="0.942675" calcext:value-type="float">
            <text:p>0.942675</text:p>
          </table:table-cell>
          <table:table-cell office:value-type="float" office:value="0.0573248" calcext:value-type="float">
            <text:p>0.0573248</text:p>
          </table:table-cell>
          <table:table-cell office:value-type="float" office:value="4.72116" calcext:value-type="float">
            <text:p>4.72116</text:p>
          </table:table-cell>
          <table:table-cell office:value-type="float" office:value="0.810173" calcext:value-type="float">
            <text:p>0.810173</text:p>
          </table:table-cell>
          <table:table-cell office:value-type="float" office:value="0.18347" calcext:value-type="float">
            <text:p>0.18347</text:p>
          </table:table-cell>
          <table:table-cell office:value-type="float" office:value="0.00635786" calcext:value-type="float">
            <text:p>0.00635786</text:p>
          </table:table-cell>
          <table:table-cell office:value-type="float" office:value="3.05202" calcext:value-type="float">
            <text:p>3.05202</text:p>
          </table:table-cell>
          <table:table-cell office:value-type="float" office:value="0.982659" calcext:value-type="float">
            <text:p>0.982659</text:p>
          </table:table-cell>
          <table:table-cell office:value-type="float" office:value="0.017341" calcext:value-type="float">
            <text:p>0.017341</text:p>
          </table:table-cell>
          <table:table-cell office:value-type="float" office:value="9.26545" calcext:value-type="float">
            <text:p>9.26545</text:p>
          </table:table-cell>
          <table:table-cell office:value-type="float" office:value="0.713959" calcext:value-type="float">
            <text:p>0.713959</text:p>
          </table:table-cell>
          <table:table-cell office:value-type="float" office:value="0.286041" calcext:value-type="float">
            <text:p>0.286041</text:p>
          </table:table-cell>
          <table:table-cell office:value-type="float" office:value="4.9091" calcext:value-type="float">
            <text:p>4.9091</text:p>
          </table:table-cell>
          <table:table-cell office:value-type="float" office:value="0.966903" calcext:value-type="float">
            <text:p>0.966903</text:p>
          </table:table-cell>
          <table:table-cell office:value-type="float" office:value="0.0321513" calcext:value-type="float">
            <text:p>0.0321513</text:p>
          </table:table-cell>
          <table:table-cell office:value-type="float" office:value="0.000945626" calcext:value-type="float">
            <text:p>0.000945626</text:p>
          </table:table-cell>
          <table:table-cell office:value-type="float" office:value="3.87452" calcext:value-type="float">
            <text:p>3.87452</text:p>
          </table:table-cell>
          <table:table-cell office:value-type="float" office:value="0.988593" calcext:value-type="float">
            <text:p>0.988593</text:p>
          </table:table-cell>
          <table:table-cell office:value-type="float" office:value="0.0114068" calcext:value-type="float">
            <text:p>0.0114068</text:p>
          </table:table-cell>
          <table:table-cell office:value-type="float" office:value="8.88704" calcext:value-type="float">
            <text:p>8.88704</text:p>
          </table:table-cell>
          <table:table-cell office:value-type="float" office:value="0.777409" calcext:value-type="float">
            <text:p>0.777409</text:p>
          </table:table-cell>
          <table:table-cell office:value-type="float" office:value="0.222591" calcext:value-type="float">
            <text:p>0.222591</text:p>
          </table:table-cell>
          <table:table-cell office:value-type="float" office:value="4.96355" calcext:value-type="float">
            <text:p>4.963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20238" calcext:value-type="float">
            <text:p>4.20238</text:p>
          </table:table-cell>
          <table:table-cell office:value-type="float" office:value="0.996032" calcext:value-type="float">
            <text:p>0.996032</text:p>
          </table:table-cell>
          <table:table-cell office:value-type="float" office:value="0.00396825" calcext:value-type="float">
            <text:p>0.003968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0521" calcext:value-type="float">
            <text:p>4.50521</text:p>
          </table:table-cell>
          <table:table-cell office:value-type="float" office:value="0.989037" calcext:value-type="float">
            <text:p>0.989037</text:p>
          </table:table-cell>
          <table:table-cell office:value-type="float" office:value="0.0104148" calcext:value-type="float">
            <text:p>0.0104148</text:p>
          </table:table-cell>
          <table:table-cell office:value-type="float" office:value="0.000548145" calcext:value-type="float">
            <text:p>0.000548145</text:p>
          </table:table-cell>
          <table:table-cell office:value-type="float" office:value="4.31" calcext:value-type="float">
            <text:p>4.31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7.70588" calcext:value-type="float">
            <text:p>7.70588</text:p>
          </table:table-cell>
          <table:table-cell office:value-type="float" office:value="0.976471" calcext:value-type="float">
            <text:p>0.976471</text:p>
          </table:table-cell>
          <table:table-cell office:value-type="float" office:value="0.0235294" calcext:value-type="float">
            <text:p>0.0235294</text:p>
          </table:table-cell>
          <table:table-cell office:value-type="float" office:value="4.19358" calcext:value-type="float">
            <text:p>4.19358</text:p>
          </table:table-cell>
          <table:table-cell office:value-type="float" office:value="0.826251" calcext:value-type="float">
            <text:p>0.826251</text:p>
          </table:table-cell>
          <table:table-cell office:value-type="float" office:value="0.169027" calcext:value-type="float">
            <text:p>0.169027</text:p>
          </table:table-cell>
          <table:table-cell office:value-type="float" office:value="0.00472144" calcext:value-type="float">
            <text:p>0.00472144</text:p>
          </table:table-cell>
          <table:table-cell office:value-type="float" office:value="3.06383" calcext:value-type="float">
            <text:p>3.06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0452" calcext:value-type="float">
            <text:p>8.50452</text:p>
          </table:table-cell>
          <table:table-cell office:value-type="float" office:value="0.70362" calcext:value-type="float">
            <text:p>0.70362</text:p>
          </table:table-cell>
          <table:table-cell office:value-type="float" office:value="0.29638" calcext:value-type="float">
            <text:p>0.29638</text:p>
          </table:table-cell>
          <table:table-cell office:value-type="float" office:value="4.43661" calcext:value-type="float">
            <text:p>4.43661</text:p>
          </table:table-cell>
          <table:table-cell office:value-type="float" office:value="0.965037" calcext:value-type="float">
            <text:p>0.965037</text:p>
          </table:table-cell>
          <table:table-cell office:value-type="float" office:value="0.033826" calcext:value-type="float">
            <text:p>0.033826</text:p>
          </table:table-cell>
          <table:table-cell office:value-type="float" office:value="0.00113701" calcext:value-type="float">
            <text:p>0.00113701</text:p>
          </table:table-cell>
          <table:table-cell office:value-type="float" office:value="3.43582" calcext:value-type="float">
            <text:p>3.43582</text:p>
          </table:table-cell>
          <table:table-cell office:value-type="float" office:value="0.997015" calcext:value-type="float">
            <text:p>0.997015</text:p>
          </table:table-cell>
          <table:table-cell office:value-type="float" office:value="0.00298507" calcext:value-type="float">
            <text:p>0.00298507</text:p>
          </table:table-cell>
          <table:table-cell office:value-type="float" office:value="8.26221" calcext:value-type="float">
            <text:p>8.26221</text:p>
          </table:table-cell>
          <table:table-cell office:value-type="float" office:value="0.78013" calcext:value-type="float">
            <text:p>0.78013</text:p>
          </table:table-cell>
          <table:table-cell office:value-type="float" office:value="0.21987" calcext:value-type="float">
            <text:p>0.21987</text:p>
          </table:table-cell>
          <table:table-cell office:value-type="float" office:value="4.61825" calcext:value-type="float">
            <text:p>4.618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69907" calcext:value-type="float">
            <text:p>5.69907</text:p>
          </table:table-cell>
          <table:table-cell office:value-type="float" office:value="0.989198" calcext:value-type="float">
            <text:p>0.989198</text:p>
          </table:table-cell>
          <table:table-cell office:value-type="float" office:value="0.0108025" calcext:value-type="float">
            <text:p>0.0108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5328" calcext:value-type="float">
            <text:p>5.25328</text:p>
          </table:table-cell>
          <table:table-cell office:value-type="float" office:value="0.984939" calcext:value-type="float">
            <text:p>0.984939</text:p>
          </table:table-cell>
          <table:table-cell office:value-type="float" office:value="0.0145749" calcext:value-type="float">
            <text:p>0.0145749</text:p>
          </table:table-cell>
          <table:table-cell office:value-type="float" office:value="0.00048583" calcext:value-type="float">
            <text:p>0.00048583</text:p>
          </table:table-cell>
          <table:table-cell office:value-type="float" office:value="5.80435" calcext:value-type="float">
            <text:p>5.80435</text:p>
          </table:table-cell>
          <table:table-cell office:value-type="float" office:value="0.991304" calcext:value-type="float">
            <text:p>0.991304</text:p>
          </table:table-cell>
          <table:table-cell office:value-type="float" office:value="0.00869565" calcext:value-type="float">
            <text:p>0.00869565</text:p>
          </table:table-cell>
          <table:table-cell office:value-type="float" office:value="6.71587" calcext:value-type="float">
            <text:p>6.71587</text:p>
          </table:table-cell>
          <table:table-cell office:value-type="float" office:value="0.915129" calcext:value-type="float">
            <text:p>0.915129</text:p>
          </table:table-cell>
          <table:table-cell office:value-type="float" office:value="0.0848708" calcext:value-type="float">
            <text:p>0.0848708</text:p>
          </table:table-cell>
          <table:table-cell office:value-type="float" office:value="4.70617" calcext:value-type="float">
            <text:p>4.70617</text:p>
          </table:table-cell>
          <table:table-cell office:value-type="float" office:value="0.79548" calcext:value-type="float">
            <text:p>0.79548</text:p>
          </table:table-cell>
          <table:table-cell office:value-type="float" office:value="0.199008" calcext:value-type="float">
            <text:p>0.199008</text:p>
          </table:table-cell>
          <table:table-cell office:value-type="float" office:value="0.00551268" calcext:value-type="float">
            <text:p>0.00551268</text:p>
          </table:table-cell>
          <table:table-cell office:value-type="float" office:value="4.80952" calcext:value-type="float">
            <text:p>4.80952</text:p>
          </table:table-cell>
          <table:table-cell office:value-type="float" office:value="0.982857" calcext:value-type="float">
            <text:p>0.982857</text:p>
          </table:table-cell>
          <table:table-cell office:value-type="float" office:value="0.0171429" calcext:value-type="float">
            <text:p>0.0171429</text:p>
          </table:table-cell>
          <table:table-cell office:value-type="float" office:value="9.42033" calcext:value-type="float">
            <text:p>9.42033</text:p>
          </table:table-cell>
          <table:table-cell office:value-type="float" office:value="0.704097" calcext:value-type="float">
            <text:p>0.704097</text:p>
          </table:table-cell>
          <table:table-cell office:value-type="float" office:value="0.295903" calcext:value-type="float">
            <text:p>0.295903</text:p>
          </table:table-cell>
          <table:table-cell office:value-type="float" office:value="5.17182" calcext:value-type="float">
            <text:p>5.17182</text:p>
          </table:table-cell>
          <table:table-cell office:value-type="float" office:value="0.945467" calcext:value-type="float">
            <text:p>0.945467</text:p>
          </table:table-cell>
          <table:table-cell office:value-type="float" office:value="0.0530277" calcext:value-type="float">
            <text:p>0.0530277</text:p>
          </table:table-cell>
          <table:table-cell office:value-type="float" office:value="0.00150515" calcext:value-type="float">
            <text:p>0.00150515</text:p>
          </table:table-cell>
          <table:table-cell office:value-type="float" office:value="5.08804" calcext:value-type="float">
            <text:p>5.08804</text:p>
          </table:table-cell>
          <table:table-cell office:value-type="float" office:value="0.985545" calcext:value-type="float">
            <text:p>0.985545</text:p>
          </table:table-cell>
          <table:table-cell office:value-type="float" office:value="0.0144547" calcext:value-type="float">
            <text:p>0.0144547</text:p>
          </table:table-cell>
          <table:table-cell office:value-type="float" office:value="8.57234" calcext:value-type="float">
            <text:p>8.57234</text:p>
          </table:table-cell>
          <table:table-cell office:value-type="float" office:value="0.768085" calcext:value-type="float">
            <text:p>0.768085</text:p>
          </table:table-cell>
          <table:table-cell office:value-type="float" office:value="0.231915" calcext:value-type="float">
            <text:p>0.231915</text:p>
          </table:table-cell>
          <table:table-cell office:value-type="float" office:value="4.37916" calcext:value-type="float">
            <text:p>4.379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13244" calcext:value-type="float">
            <text:p>5.13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75" calcext:value-type="float">
            <text:p>3.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4431" calcext:value-type="float">
            <text:p>5.04431</text:p>
          </table:table-cell>
          <table:table-cell office:value-type="float" office:value="0.987313" calcext:value-type="float">
            <text:p>0.987313</text:p>
          </table:table-cell>
          <table:table-cell office:value-type="float" office:value="0.0124976" calcext:value-type="float">
            <text:p>0.0124976</text:p>
          </table:table-cell>
          <table:table-cell office:value-type="float" office:value="0.000189358" calcext:value-type="float">
            <text:p>0.000189358</text:p>
          </table:table-cell>
          <table:table-cell office:value-type="float" office:value="5.14612" calcext:value-type="float">
            <text:p>5.14612</text:p>
          </table:table-cell>
          <table:table-cell office:value-type="float" office:value="0.986301" calcext:value-type="float">
            <text:p>0.986301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7.31667" calcext:value-type="float">
            <text:p>7.3166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4.10365" calcext:value-type="float">
            <text:p>4.10365</text:p>
          </table:table-cell>
          <table:table-cell office:value-type="float" office:value="0.805839" calcext:value-type="float">
            <text:p>0.805839</text:p>
          </table:table-cell>
          <table:table-cell office:value-type="float" office:value="0.188321" calcext:value-type="float">
            <text:p>0.188321</text:p>
          </table:table-cell>
          <table:table-cell office:value-type="float" office:value="0.00583942" calcext:value-type="float">
            <text:p>0.00583942</text:p>
          </table:table-cell>
          <table:table-cell office:value-type="float" office:value="4.67387" calcext:value-type="float">
            <text:p>4.67387</text:p>
          </table:table-cell>
          <table:table-cell office:value-type="float" office:value="0.978402" calcext:value-type="float">
            <text:p>0.978402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9.19524" calcext:value-type="float">
            <text:p>9.19524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271429" calcext:value-type="float">
            <text:p>0.271429</text:p>
          </table:table-cell>
          <table:table-cell office:value-type="float" office:value="4.87103" calcext:value-type="float">
            <text:p>4.87103</text:p>
          </table:table-cell>
          <table:table-cell office:value-type="float" office:value="0.953569" calcext:value-type="float">
            <text:p>0.953569</text:p>
          </table:table-cell>
          <table:table-cell office:value-type="float" office:value="0.0451757" calcext:value-type="float">
            <text:p>0.0451757</text:p>
          </table:table-cell>
          <table:table-cell office:value-type="float" office:value="0.00125488" calcext:value-type="float">
            <text:p>0.00125488</text:p>
          </table:table-cell>
          <table:table-cell office:value-type="float" office:value="4.81433" calcext:value-type="float">
            <text:p>4.81433</text:p>
          </table:table-cell>
          <table:table-cell office:value-type="float" office:value="0.980994" calcext:value-type="float">
            <text:p>0.980994</text:p>
          </table:table-cell>
          <table:table-cell office:value-type="float" office:value="0.0190058" calcext:value-type="float">
            <text:p>0.0190058</text:p>
          </table:table-cell>
          <table:table-cell office:value-type="float" office:value="8.6287" calcext:value-type="float">
            <text:p>8.6287</text:p>
          </table:table-cell>
          <table:table-cell office:value-type="float" office:value="0.787016" calcext:value-type="float">
            <text:p>0.787016</text:p>
          </table:table-cell>
          <table:table-cell office:value-type="float" office:value="0.212984" calcext:value-type="float">
            <text:p>0.212984</text:p>
          </table:table-cell>
          <table:table-cell office:value-type="float" office:value="3.97826" calcext:value-type="float">
            <text:p>3.978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0625" calcext:value-type="float">
            <text:p>5.0625</text:p>
          </table:table-cell>
          <table:table-cell office:value-type="float" office:value="0.996711" calcext:value-type="float">
            <text:p>0.996711</text:p>
          </table:table-cell>
          <table:table-cell office:value-type="float" office:value="0.00328947" calcext:value-type="float">
            <text:p>0.00328947</text:p>
          </table:table-cell>
          <table:table-cell office:value-type="float" office:value="0" calcext:value-type="float">
            <text:p>0</text:p>
          </table:table-cell>
          <table:table-cell office:value-type="float" office:value="23.6667" calcext:value-type="float">
            <text:p>23.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566" calcext:value-type="float">
            <text:p>4.9566</text:p>
          </table:table-cell>
          <table:table-cell office:value-type="float" office:value="0.986018" calcext:value-type="float">
            <text:p>0.986018</text:p>
          </table:table-cell>
          <table:table-cell office:value-type="float" office:value="0.0138006" calcext:value-type="float">
            <text:p>0.0138006</text:p>
          </table:table-cell>
          <table:table-cell office:value-type="float" office:value="0.000181587" calcext:value-type="float">
            <text:p>0.00018158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5373" calcext:value-type="float">
            <text:p>7.25373</text:p>
          </table:table-cell>
          <table:table-cell office:value-type="float" office:value="0.885572" calcext:value-type="float">
            <text:p>0.885572</text:p>
          </table:table-cell>
          <table:table-cell office:value-type="float" office:value="0.114428" calcext:value-type="float">
            <text:p>0.114428</text:p>
          </table:table-cell>
          <table:table-cell office:value-type="float" office:value="5.10579" calcext:value-type="float">
            <text:p>5.10579</text:p>
          </table:table-cell>
          <table:table-cell office:value-type="float" office:value="0.827036" calcext:value-type="float">
            <text:p>0.827036</text:p>
          </table:table-cell>
          <table:table-cell office:value-type="float" office:value="0.166247" calcext:value-type="float">
            <text:p>0.166247</text:p>
          </table:table-cell>
          <table:table-cell office:value-type="float" office:value="0.00671704" calcext:value-type="float">
            <text:p>0.00671704</text:p>
          </table:table-cell>
          <table:table-cell office:value-type="float" office:value="3.93478" calcext:value-type="float">
            <text:p>3.93478</text:p>
          </table:table-cell>
          <table:table-cell office:value-type="float" office:value="0.978261" calcext:value-type="float">
            <text:p>0.978261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9.31558" calcext:value-type="float">
            <text:p>9.31558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282051" calcext:value-type="float">
            <text:p>0.282051</text:p>
          </table:table-cell>
          <table:table-cell office:value-type="float" office:value="4.98973" calcext:value-type="float">
            <text:p>4.98973</text:p>
          </table:table-cell>
          <table:table-cell office:value-type="float" office:value="0.960991" calcext:value-type="float">
            <text:p>0.960991</text:p>
          </table:table-cell>
          <table:table-cell office:value-type="float" office:value="0.0377772" calcext:value-type="float">
            <text:p>0.0377772</text:p>
          </table:table-cell>
          <table:table-cell office:value-type="float" office:value="0.00123186" calcext:value-type="float">
            <text:p>0.00123186</text:p>
          </table:table-cell>
          <table:table-cell office:value-type="float" office:value="4.76276" calcext:value-type="float">
            <text:p>4.76276</text:p>
          </table:table-cell>
          <table:table-cell office:value-type="float" office:value="0.984985" calcext:value-type="float">
            <text:p>0.984985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8.70042" calcext:value-type="float">
            <text:p>8.70042</text:p>
          </table:table-cell>
          <table:table-cell office:value-type="float" office:value="0.766526" calcext:value-type="float">
            <text:p>0.766526</text:p>
          </table:table-cell>
          <table:table-cell office:value-type="float" office:value="0.233474" calcext:value-type="float">
            <text:p>0.233474</text:p>
          </table:table-cell>
          <table:table-cell office:value-type="float" office:value="4.70702" calcext:value-type="float">
            <text:p>4.707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13417" calcext:value-type="float">
            <text:p>5.13417</text:p>
          </table:table-cell>
          <table:table-cell office:value-type="float" office:value="0.997904" calcext:value-type="float">
            <text:p>0.997904</text:p>
          </table:table-cell>
          <table:table-cell office:value-type="float" office:value="0.00209644" calcext:value-type="float">
            <text:p>0.00209644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212" calcext:value-type="float">
            <text:p>4.9212</text:p>
          </table:table-cell>
          <table:table-cell office:value-type="float" office:value="0.980583" calcext:value-type="float">
            <text:p>0.980583</text:p>
          </table:table-cell>
          <table:table-cell office:value-type="float" office:value="0.0189659" calcext:value-type="float">
            <text:p>0.0189659</text:p>
          </table:table-cell>
          <table:table-cell office:value-type="float" office:value="0.000451569" calcext:value-type="float">
            <text:p>0.000451569</text:p>
          </table:table-cell>
          <table:table-cell office:value-type="float" office:value="5.12571" calcext:value-type="float">
            <text:p>5.12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8889" calcext:value-type="float">
            <text:p>7.48889</text:p>
          </table:table-cell>
          <table:table-cell office:value-type="float" office:value="0.942222" calcext:value-type="float">
            <text:p>0.942222</text:p>
          </table:table-cell>
          <table:table-cell office:value-type="float" office:value="0.0577778" calcext:value-type="float">
            <text:p>0.0577778</text:p>
          </table:table-cell>
          <table:table-cell office:value-type="float" office:value="3.96457" calcext:value-type="float">
            <text:p>3.96457</text:p>
          </table:table-cell>
          <table:table-cell office:value-type="float" office:value="0.775591" calcext:value-type="float">
            <text:p>0.775591</text:p>
          </table:table-cell>
          <table:table-cell office:value-type="float" office:value="0.218898" calcext:value-type="float">
            <text:p>0.218898</text:p>
          </table:table-cell>
          <table:table-cell office:value-type="float" office:value="0.00551181" calcext:value-type="float">
            <text:p>0.00551181</text:p>
          </table:table-cell>
          <table:table-cell office:value-type="float" office:value="3.46793" calcext:value-type="float">
            <text:p>3.46793</text:p>
          </table:table-cell>
          <table:table-cell office:value-type="float" office:value="0.983373" calcext:value-type="float">
            <text:p>0.983373</text:p>
          </table:table-cell>
          <table:table-cell office:value-type="float" office:value="0.0166271" calcext:value-type="float">
            <text:p>0.0166271</text:p>
          </table:table-cell>
          <table:table-cell office:value-type="float" office:value="9.27317" calcext:value-type="float">
            <text:p>9.27317</text:p>
          </table:table-cell>
          <table:table-cell office:value-type="float" office:value="0.715447" calcext:value-type="float">
            <text:p>0.715447</text:p>
          </table:table-cell>
          <table:table-cell office:value-type="float" office:value="0.284553" calcext:value-type="float">
            <text:p>0.284553</text:p>
          </table:table-cell>
          <table:table-cell office:value-type="float" office:value="4.74093" calcext:value-type="float">
            <text:p>4.74093</text:p>
          </table:table-cell>
          <table:table-cell office:value-type="float" office:value="0.939767" calcext:value-type="float">
            <text:p>0.939767</text:p>
          </table:table-cell>
          <table:table-cell office:value-type="float" office:value="0.0587759" calcext:value-type="float">
            <text:p>0.0587759</text:p>
          </table:table-cell>
          <table:table-cell office:value-type="float" office:value="0.00145725" calcext:value-type="float">
            <text:p>0.00145725</text:p>
          </table:table-cell>
          <table:table-cell office:value-type="float" office:value="3.97167" calcext:value-type="float">
            <text:p>3.97167</text:p>
          </table:table-cell>
          <table:table-cell office:value-type="float" office:value="0.988333" calcext:value-type="float">
            <text:p>0.988333</text:p>
          </table:table-cell>
          <table:table-cell office:value-type="float" office:value="0.0116667" calcext:value-type="float">
            <text:p>0.0116667</text:p>
          </table:table-cell>
          <table:table-cell office:value-type="float" office:value="8.76422" calcext:value-type="float">
            <text:p>8.76422</text:p>
          </table:table-cell>
          <table:table-cell office:value-type="float" office:value="0.777251" calcext:value-type="float">
            <text:p>0.777251</text:p>
          </table:table-cell>
          <table:table-cell office:value-type="float" office:value="0.222749" calcext:value-type="float">
            <text:p>0.222749</text:p>
          </table:table-cell>
          <table:table-cell office:value-type="float" office:value="3.71191" calcext:value-type="float">
            <text:p>3.7119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70485" calcext:value-type="float">
            <text:p>5.70485</text:p>
          </table:table-cell>
          <table:table-cell office:value-type="float" office:value="0.993392" calcext:value-type="float">
            <text:p>0.993392</text:p>
          </table:table-cell>
          <table:table-cell office:value-type="float" office:value="0.00660793" calcext:value-type="float">
            <text:p>0.00660793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4286" calcext:value-type="float">
            <text:p>4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1697" calcext:value-type="float">
            <text:p>5.01697</text:p>
          </table:table-cell>
          <table:table-cell office:value-type="float" office:value="0.985484" calcext:value-type="float">
            <text:p>0.985484</text:p>
          </table:table-cell>
          <table:table-cell office:value-type="float" office:value="0.014312" calcext:value-type="float">
            <text:p>0.014312</text:p>
          </table:table-cell>
          <table:table-cell office:value-type="float" office:value="0.000204457" calcext:value-type="float">
            <text:p>0.000204457</text:p>
          </table:table-cell>
          <table:table-cell office:value-type="float" office:value="5.56098" calcext:value-type="float">
            <text:p>5.56098</text:p>
          </table:table-cell>
          <table:table-cell office:value-type="float" office:value="0.993902" calcext:value-type="float">
            <text:p>0.993902</text:p>
          </table:table-cell>
          <table:table-cell office:value-type="float" office:value="0.00609756" calcext:value-type="float">
            <text:p>0.00609756</text:p>
          </table:table-cell>
          <table:table-cell office:value-type="float" office:value="7.21132" calcext:value-type="float">
            <text:p>7.2113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0490566" calcext:value-type="float">
            <text:p>0.0490566</text:p>
          </table:table-cell>
          <table:table-cell office:value-type="float" office:value="4.61959" calcext:value-type="float">
            <text:p>4.61959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0.201633" calcext:value-type="float">
            <text:p>0.201633</text:p>
          </table:table-cell>
          <table:table-cell office:value-type="float" office:value="0.00244898" calcext:value-type="float">
            <text:p>0.00244898</text:p>
          </table:table-cell>
          <table:table-cell office:value-type="float" office:value="4.80501" calcext:value-type="float">
            <text:p>4.80501</text:p>
          </table:table-cell>
          <table:table-cell office:value-type="float" office:value="0.977716" calcext:value-type="float">
            <text:p>0.977716</text:p>
          </table:table-cell>
          <table:table-cell office:value-type="float" office:value="0.0222841" calcext:value-type="float">
            <text:p>0.0222841</text:p>
          </table:table-cell>
          <table:table-cell office:value-type="float" office:value="8.89382" calcext:value-type="float">
            <text:p>8.89382</text:p>
          </table:table-cell>
          <table:table-cell office:value-type="float" office:value="0.740591" calcext:value-type="float">
            <text:p>0.740591</text:p>
          </table:table-cell>
          <table:table-cell office:value-type="float" office:value="0.259409" calcext:value-type="float">
            <text:p>0.259409</text:p>
          </table:table-cell>
          <table:table-cell office:value-type="float" office:value="4.99041" calcext:value-type="float">
            <text:p>4.99041</text:p>
          </table:table-cell>
          <table:table-cell office:value-type="float" office:value="0.950685" calcext:value-type="float">
            <text:p>0.950685</text:p>
          </table:table-cell>
          <table:table-cell office:value-type="float" office:value="0.0487062" calcext:value-type="float">
            <text:p>0.0487062</text:p>
          </table:table-cell>
          <table:table-cell office:value-type="float" office:value="0.000608828" calcext:value-type="float">
            <text:p>0.000608828</text:p>
          </table:table-cell>
          <table:table-cell office:value-type="float" office:value="5.05871" calcext:value-type="float">
            <text:p>5.05871</text:p>
          </table:table-cell>
          <table:table-cell office:value-type="float" office:value="0.982955" calcext:value-type="float">
            <text:p>0.982955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8.42224" calcext:value-type="float">
            <text:p>8.42224</text:p>
          </table:table-cell>
          <table:table-cell office:value-type="float" office:value="0.797244" calcext:value-type="float">
            <text:p>0.797244</text:p>
          </table:table-cell>
          <table:table-cell office:value-type="float" office:value="0.202756" calcext:value-type="float">
            <text:p>0.202756</text:p>
          </table:table-cell>
          <table:table-cell office:value-type="float" office:value="4.00803" calcext:value-type="float">
            <text:p>4.008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35453" calcext:value-type="float">
            <text:p>4.35453</text:p>
          </table:table-cell>
          <table:table-cell office:value-type="float" office:value="0.998073" calcext:value-type="float">
            <text:p>0.998073</text:p>
          </table:table-cell>
          <table:table-cell office:value-type="float" office:value="0.00192678" calcext:value-type="float">
            <text:p>0.00192678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8926" calcext:value-type="float">
            <text:p>4.38926</text:p>
          </table:table-cell>
          <table:table-cell office:value-type="float" office:value="0.991047" calcext:value-type="float">
            <text:p>0.991047</text:p>
          </table:table-cell>
          <table:table-cell office:value-type="float" office:value="0.00895331" calcext:value-type="float">
            <text:p>0.00895331</text:p>
          </table:table-cell>
          <table:table-cell office:value-type="float" office:value="0" calcext:value-type="float">
            <text:p>0</text:p>
          </table:table-cell>
          <table:table-cell office:value-type="float" office:value="3.38806" calcext:value-type="float">
            <text:p>3.388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1786" calcext:value-type="float">
            <text:p>7.01786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4.22619" calcext:value-type="float">
            <text:p>4.22619</text:p>
          </table:table-cell>
          <table:table-cell office:value-type="float" office:value="0.813853" calcext:value-type="float">
            <text:p>0.813853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0324675" calcext:value-type="float">
            <text:p>0.00324675</text:p>
          </table:table-cell>
          <table:table-cell office:value-type="float" office:value="2.75" calcext:value-type="float">
            <text:p>2.75</text:p>
          </table:table-cell>
          <table:table-cell office:value-type="float" office:value="0.994318" calcext:value-type="float">
            <text:p>0.994318</text:p>
          </table:table-cell>
          <table:table-cell office:value-type="float" office:value="0.00568182" calcext:value-type="float">
            <text:p>0.00568182</text:p>
          </table:table-cell>
          <table:table-cell office:value-type="float" office:value="9.07053" calcext:value-type="float">
            <text:p>9.07053</text:p>
          </table:table-cell>
          <table:table-cell office:value-type="float" office:value="0.702771" calcext:value-type="float">
            <text:p>0.702771</text:p>
          </table:table-cell>
          <table:table-cell office:value-type="float" office:value="0.297229" calcext:value-type="float">
            <text:p>0.297229</text:p>
          </table:table-cell>
          <table:table-cell office:value-type="float" office:value="4.36175" calcext:value-type="float">
            <text:p>4.36175</text:p>
          </table:table-cell>
          <table:table-cell office:value-type="float" office:value="0.964949" calcext:value-type="float">
            <text:p>0.964949</text:p>
          </table:table-cell>
          <table:table-cell office:value-type="float" office:value="0.0345615" calcext:value-type="float">
            <text:p>0.0345615</text:p>
          </table:table-cell>
          <table:table-cell office:value-type="float" office:value="0.000489077" calcext:value-type="float">
            <text:p>0.000489077</text:p>
          </table:table-cell>
          <table:table-cell office:value-type="float" office:value="2.92276" calcext:value-type="float">
            <text:p>2.92276</text:p>
          </table:table-cell>
          <table:table-cell office:value-type="float" office:value="0.995935" calcext:value-type="float">
            <text:p>0.995935</text:p>
          </table:table-cell>
          <table:table-cell office:value-type="float" office:value="0.00406504" calcext:value-type="float">
            <text:p>0.00406504</text:p>
          </table:table-cell>
          <table:table-cell office:value-type="float" office:value="8.41828" calcext:value-type="float">
            <text:p>8.41828</text:p>
          </table:table-cell>
          <table:table-cell office:value-type="float" office:value="0.782074" calcext:value-type="float">
            <text:p>0.782074</text:p>
          </table:table-cell>
          <table:table-cell office:value-type="float" office:value="0.217926" calcext:value-type="float">
            <text:p>0.217926</text:p>
          </table:table-cell>
          <table:table-cell office:value-type="float" office:value="4.30764" calcext:value-type="float">
            <text:p>4.3076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34104" calcext:value-type="float">
            <text:p>4.34104</text:p>
          </table:table-cell>
          <table:table-cell office:value-type="float" office:value="0.998073" calcext:value-type="float">
            <text:p>0.998073</text:p>
          </table:table-cell>
          <table:table-cell office:value-type="float" office:value="0.00192678" calcext:value-type="float">
            <text:p>0.0019267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0585" calcext:value-type="float">
            <text:p>4.20585</text:p>
          </table:table-cell>
          <table:table-cell office:value-type="float" office:value="0.989128" calcext:value-type="float">
            <text:p>0.989128</text:p>
          </table:table-cell>
          <table:table-cell office:value-type="float" office:value="0.0108722" calcext:value-type="float">
            <text:p>0.0108722</text:p>
          </table:table-cell>
          <table:table-cell office:value-type="float" office:value="0" calcext:value-type="float">
            <text:p>0</text:p>
          </table:table-cell>
          <table:table-cell office:value-type="float" office:value="4.52381" calcext:value-type="float">
            <text:p>4.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0746" calcext:value-type="float">
            <text:p>7.50746</text:p>
          </table:table-cell>
          <table:table-cell office:value-type="float" office:value="0.873134" calcext:value-type="float">
            <text:p>0.873134</text:p>
          </table:table-cell>
          <table:table-cell office:value-type="float" office:value="0.126866" calcext:value-type="float">
            <text:p>0.126866</text:p>
          </table:table-cell>
          <table:table-cell office:value-type="float" office:value="4.7803" calcext:value-type="float">
            <text:p>4.7803</text:p>
          </table:table-cell>
          <table:table-cell office:value-type="float" office:value="0.82266" calcext:value-type="float">
            <text:p>0.82266</text:p>
          </table:table-cell>
          <table:table-cell office:value-type="float" office:value="0.166502" calcext:value-type="float">
            <text:p>0.166502</text:p>
          </table:table-cell>
          <table:table-cell office:value-type="float" office:value="0.0108374" calcext:value-type="float">
            <text:p>0.0108374</text:p>
          </table:table-cell>
          <table:table-cell office:value-type="float" office:value="2.58421" calcext:value-type="float">
            <text:p>2.58421</text:p>
          </table:table-cell>
          <table:table-cell office:value-type="float" office:value="0.973684" calcext:value-type="float">
            <text:p>0.97368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8.31117" calcext:value-type="float">
            <text:p>8.31117</text:p>
          </table:table-cell>
          <table:table-cell office:value-type="float" office:value="0.702128" calcext:value-type="float">
            <text:p>0.702128</text:p>
          </table:table-cell>
          <table:table-cell office:value-type="float" office:value="0.297872" calcext:value-type="float">
            <text:p>0.297872</text:p>
          </table:table-cell>
          <table:table-cell office:value-type="float" office:value="4.32099" calcext:value-type="float">
            <text:p>4.32099</text:p>
          </table:table-cell>
          <table:table-cell office:value-type="float" office:value="0.960162" calcext:value-type="float">
            <text:p>0.960162</text:p>
          </table:table-cell>
          <table:table-cell office:value-type="float" office:value="0.0378988" calcext:value-type="float">
            <text:p>0.0378988</text:p>
          </table:table-cell>
          <table:table-cell office:value-type="float" office:value="0.00193901" calcext:value-type="float">
            <text:p>0.00193901</text:p>
          </table:table-cell>
          <table:table-cell office:value-type="float" office:value="3.06719" calcext:value-type="float">
            <text:p>3.06719</text:p>
          </table:table-cell>
          <table:table-cell office:value-type="float" office:value="0.980237" calcext:value-type="float">
            <text:p>0.980237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8.12133" calcext:value-type="float">
            <text:p>8.12133</text:p>
          </table:table-cell>
          <table:table-cell office:value-type="float" office:value="0.747554" calcext:value-type="float">
            <text:p>0.747554</text:p>
          </table:table-cell>
          <table:table-cell office:value-type="float" office:value="0.252446" calcext:value-type="float">
            <text:p>0.252446</text:p>
          </table:table-cell>
          <table:table-cell office:value-type="float" office:value="4.38967" calcext:value-type="float">
            <text:p>4.389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48649" calcext:value-type="float">
            <text:p>4.48649</text:p>
          </table:table-cell>
          <table:table-cell office:value-type="float" office:value="0.996396" calcext:value-type="float">
            <text:p>0.996396</text:p>
          </table:table-cell>
          <table:table-cell office:value-type="float" office:value="0.0036036" calcext:value-type="float">
            <text:p>0.0036036</text:p>
          </table:table-cell>
          <table:table-cell office:value-type="float" office:value="0" calcext:value-type="float">
            <text:p>0</text:p>
          </table:table-cell>
          <table:table-cell office:value-type="float" office:value="3.66667" calcext:value-type="float">
            <text:p>3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21" calcext:value-type="float">
            <text:p>4.2521</text:p>
          </table:table-cell>
          <table:table-cell office:value-type="float" office:value="0.979841" calcext:value-type="float">
            <text:p>0.979841</text:p>
          </table:table-cell>
          <table:table-cell office:value-type="float" office:value="0.0197055" calcext:value-type="float">
            <text:p>0.0197055</text:p>
          </table:table-cell>
          <table:table-cell office:value-type="float" office:value="0.000453001" calcext:value-type="float">
            <text:p>0.000453001</text:p>
          </table:table-cell>
          <table:table-cell office:value-type="float" office:value="4.60248" calcext:value-type="float">
            <text:p>4.60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6721" calcext:value-type="float">
            <text:p>6.46721</text:p>
          </table:table-cell>
          <table:table-cell office:value-type="float" office:value="0.930328" calcext:value-type="float">
            <text:p>0.930328</text:p>
          </table:table-cell>
          <table:table-cell office:value-type="float" office:value="0.0696721" calcext:value-type="float">
            <text:p>0.0696721</text:p>
          </table:table-cell>
          <table:table-cell office:value-type="float" office:value="3.98846" calcext:value-type="float">
            <text:p>3.98846</text:p>
          </table:table-cell>
          <table:table-cell office:value-type="float" office:value="0.77217" calcext:value-type="float">
            <text:p>0.77217</text:p>
          </table:table-cell>
          <table:table-cell office:value-type="float" office:value="0.224946" calcext:value-type="float">
            <text:p>0.224946</text:p>
          </table:table-cell>
          <table:table-cell office:value-type="float" office:value="0.00288392" calcext:value-type="float">
            <text:p>0.00288392</text:p>
          </table:table-cell>
          <table:table-cell office:value-type="float" office:value="3.57768" calcext:value-type="float">
            <text:p>3.57768</text:p>
          </table:table-cell>
          <table:table-cell office:value-type="float" office:value="0.980306" calcext:value-type="float">
            <text:p>0.980306</text:p>
          </table:table-cell>
          <table:table-cell office:value-type="float" office:value="0.0196937" calcext:value-type="float">
            <text:p>0.0196937</text:p>
          </table:table-cell>
          <table:table-cell office:value-type="float" office:value="9.37809" calcext:value-type="float">
            <text:p>9.37809</text:p>
          </table:table-cell>
          <table:table-cell office:value-type="float" office:value="0.743827" calcext:value-type="float">
            <text:p>0.743827</text:p>
          </table:table-cell>
          <table:table-cell office:value-type="float" office:value="0.256173" calcext:value-type="float">
            <text:p>0.256173</text:p>
          </table:table-cell>
          <table:table-cell office:value-type="float" office:value="4.21504" calcext:value-type="float">
            <text:p>4.21504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.0630801" calcext:value-type="float">
            <text:p>0.0630801</text:p>
          </table:table-cell>
          <table:table-cell office:value-type="float" office:value="0.000943841" calcext:value-type="float">
            <text:p>0.000943841</text:p>
          </table:table-cell>
          <table:table-cell office:value-type="float" office:value="3.84295" calcext:value-type="float">
            <text:p>3.84295</text:p>
          </table:table-cell>
          <table:table-cell office:value-type="float" office:value="0.985577" calcext:value-type="float">
            <text:p>0.985577</text:p>
          </table:table-cell>
          <table:table-cell office:value-type="float" office:value="0.0144231" calcext:value-type="float">
            <text:p>0.0144231</text:p>
          </table:table-cell>
          <table:table-cell office:value-type="float" office:value="8.55531" calcext:value-type="float">
            <text:p>8.55531</text:p>
          </table:table-cell>
          <table:table-cell office:value-type="float" office:value="0.795531" calcext:value-type="float">
            <text:p>0.795531</text:p>
          </table:table-cell>
          <table:table-cell office:value-type="float" office:value="0.204469" calcext:value-type="float">
            <text:p>0.204469</text:p>
          </table:table-cell>
          <table:table-cell office:value-type="float" office:value="3.52056" calcext:value-type="float">
            <text:p>3.520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86547" calcext:value-type="float">
            <text:p>3.86547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00224215" calcext:value-type="float">
            <text:p>0.002242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5556" calcext:value-type="float">
            <text:p>3.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7777" calcext:value-type="float">
            <text:p>3.87777</text:p>
          </table:table-cell>
          <table:table-cell office:value-type="float" office:value="0.984831" calcext:value-type="float">
            <text:p>0.984831</text:p>
          </table:table-cell>
          <table:table-cell office:value-type="float" office:value="0.0151692" calcext:value-type="float">
            <text:p>0.0151692</text:p>
          </table:table-cell>
          <table:table-cell office:value-type="float" office:value="0" calcext:value-type="float">
            <text:p>0</text:p>
          </table:table-cell>
          <table:table-cell office:value-type="float" office:value="4.8046" calcext:value-type="float">
            <text:p>4.8046</text:p>
          </table:table-cell>
          <table:table-cell office:value-type="float" office:value="0.988506" calcext:value-type="float">
            <text:p>0.988506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7.3516" calcext:value-type="float">
            <text:p>7.3516</text:p>
          </table:table-cell>
          <table:table-cell office:value-type="float" office:value="0.926941" calcext:value-type="float">
            <text:p>0.926941</text:p>
          </table:table-cell>
          <table:table-cell office:value-type="float" office:value="0.0730594" calcext:value-type="float">
            <text:p>0.0730594</text:p>
          </table:table-cell>
          <table:table-cell office:value-type="float" office:value="3.58042" calcext:value-type="float">
            <text:p>3.58042</text:p>
          </table:table-cell>
          <table:table-cell office:value-type="float" office:value="0.776224" calcext:value-type="float">
            <text:p>0.776224</text:p>
          </table:table-cell>
          <table:table-cell office:value-type="float" office:value="0.218781" calcext:value-type="float">
            <text:p>0.218781</text:p>
          </table:table-cell>
          <table:table-cell office:value-type="float" office:value="0.004995" calcext:value-type="float">
            <text:p>0.004995</text:p>
          </table:table-cell>
          <table:table-cell office:value-type="float" office:value="4.94479" calcext:value-type="float">
            <text:p>4.94479</text:p>
          </table:table-cell>
          <table:table-cell office:value-type="float" office:value="0.990798" calcext:value-type="float">
            <text:p>0.990798</text:p>
          </table:table-cell>
          <table:table-cell office:value-type="float" office:value="0.00920245" calcext:value-type="float">
            <text:p>0.00920245</text:p>
          </table:table-cell>
          <table:table-cell office:value-type="float" office:value="8.86636" calcext:value-type="float">
            <text:p>8.86636</text:p>
          </table:table-cell>
          <table:table-cell office:value-type="float" office:value="0.740399" calcext:value-type="float">
            <text:p>0.740399</text:p>
          </table:table-cell>
          <table:table-cell office:value-type="float" office:value="0.259601" calcext:value-type="float">
            <text:p>0.259601</text:p>
          </table:table-cell>
          <table:table-cell office:value-type="float" office:value="3.81559" calcext:value-type="float">
            <text:p>3.81559</text:p>
          </table:table-cell>
          <table:table-cell office:value-type="float" office:value="0.943179" calcext:value-type="float">
            <text:p>0.943179</text:p>
          </table:table-cell>
          <table:table-cell office:value-type="float" office:value="0.0557949" calcext:value-type="float">
            <text:p>0.0557949</text:p>
          </table:table-cell>
          <table:table-cell office:value-type="float" office:value="0.00102564" calcext:value-type="float">
            <text:p>0.00102564</text:p>
          </table:table-cell>
          <table:table-cell office:value-type="float" office:value="4.88363" calcext:value-type="float">
            <text:p>4.88363</text:p>
          </table:table-cell>
          <table:table-cell office:value-type="float" office:value="0.990138" calcext:value-type="float">
            <text:p>0.990138</text:p>
          </table:table-cell>
          <table:table-cell office:value-type="float" office:value="0.00986193" calcext:value-type="float">
            <text:p>0.00986193</text:p>
          </table:table-cell>
          <table:table-cell office:value-type="float" office:value="8.43458" calcext:value-type="float">
            <text:p>8.43458</text:p>
          </table:table-cell>
          <table:table-cell office:value-type="float" office:value="0.789534" calcext:value-type="float">
            <text:p>0.789534</text:p>
          </table:table-cell>
          <table:table-cell office:value-type="float" office:value="0.210466" calcext:value-type="float">
            <text:p>0.210466</text:p>
          </table:table-cell>
          <table:table-cell office:value-type="float" office:value="3.11514" calcext:value-type="float">
            <text:p>3.115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95154" calcext:value-type="float">
            <text:p>3.95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2825" calcext:value-type="float">
            <text:p>4.02825</text:p>
          </table:table-cell>
          <table:table-cell office:value-type="float" office:value="0.982423" calcext:value-type="float">
            <text:p>0.982423</text:p>
          </table:table-cell>
          <table:table-cell office:value-type="float" office:value="0.017263" calcext:value-type="float">
            <text:p>0.017263</text:p>
          </table:table-cell>
          <table:table-cell office:value-type="float" office:value="0.000313873" calcext:value-type="float">
            <text:p>0.000313873</text:p>
          </table:table-cell>
          <table:table-cell office:value-type="float" office:value="4.83333" calcext:value-type="float">
            <text:p>4.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2655" calcext:value-type="float">
            <text:p>7.52655</text:p>
          </table:table-cell>
          <table:table-cell office:value-type="float" office:value="0.933628" calcext:value-type="float">
            <text:p>0.933628</text:p>
          </table:table-cell>
          <table:table-cell office:value-type="float" office:value="0.0663717" calcext:value-type="float">
            <text:p>0.0663717</text:p>
          </table:table-cell>
          <table:table-cell office:value-type="float" office:value="3.49564" calcext:value-type="float">
            <text:p>3.49564</text:p>
          </table:table-cell>
          <table:table-cell office:value-type="float" office:value="0.749758" calcext:value-type="float">
            <text:p>0.749758</text:p>
          </table:table-cell>
          <table:table-cell office:value-type="float" office:value="0.239573" calcext:value-type="float">
            <text:p>0.239573</text:p>
          </table:table-cell>
          <table:table-cell office:value-type="float" office:value="0.0106693" calcext:value-type="float">
            <text:p>0.0106693</text:p>
          </table:table-cell>
          <table:table-cell office:value-type="float" office:value="4.10377" calcext:value-type="float">
            <text:p>4.10377</text:p>
          </table:table-cell>
          <table:table-cell office:value-type="float" office:value="0.990566" calcext:value-type="float">
            <text:p>0.990566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9.33276" calcext:value-type="float">
            <text:p>9.33276</text:p>
          </table:table-cell>
          <table:table-cell office:value-type="float" office:value="0.737564" calcext:value-type="float">
            <text:p>0.737564</text:p>
          </table:table-cell>
          <table:table-cell office:value-type="float" office:value="0.262436" calcext:value-type="float">
            <text:p>0.262436</text:p>
          </table:table-cell>
          <table:table-cell office:value-type="float" office:value="3.90323" calcext:value-type="float">
            <text:p>3.90323</text:p>
          </table:table-cell>
          <table:table-cell office:value-type="float" office:value="0.932777" calcext:value-type="float">
            <text:p>0.932777</text:p>
          </table:table-cell>
          <table:table-cell office:value-type="float" office:value="0.0646542" calcext:value-type="float">
            <text:p>0.0646542</text:p>
          </table:table-cell>
          <table:table-cell office:value-type="float" office:value="0.00256904" calcext:value-type="float">
            <text:p>0.00256904</text:p>
          </table:table-cell>
          <table:table-cell office:value-type="float" office:value="4.30942" calcext:value-type="float">
            <text:p>4.30942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00672646" calcext:value-type="float">
            <text:p>0.00672646</text:p>
          </table:table-cell>
          <table:table-cell office:value-type="float" office:value="8.77301" calcext:value-type="float">
            <text:p>8.77301</text:p>
          </table:table-cell>
          <table:table-cell office:value-type="float" office:value="0.793865" calcext:value-type="float">
            <text:p>0.793865</text:p>
          </table:table-cell>
          <table:table-cell office:value-type="float" office:value="0.206135" calcext:value-type="float">
            <text:p>0.206135</text:p>
          </table:table-cell>
          <table:table-cell office:value-type="float" office:value="3.05261" calcext:value-type="float">
            <text:p>3.052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27174" calcext:value-type="float">
            <text:p>4.27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6684" calcext:value-type="float">
            <text:p>4.16684</text:p>
          </table:table-cell>
          <table:table-cell office:value-type="float" office:value="0.98426" calcext:value-type="float">
            <text:p>0.98426</text:p>
          </table:table-cell>
          <table:table-cell office:value-type="float" office:value="0.0150402" calcext:value-type="float">
            <text:p>0.0150402</text:p>
          </table:table-cell>
          <table:table-cell office:value-type="float" office:value="0.000699545" calcext:value-type="float">
            <text:p>0.000699545</text:p>
          </table:table-cell>
          <table:table-cell office:value-type="float" office:value="4.9172" calcext:value-type="float">
            <text:p>4.9172</text:p>
          </table:table-cell>
          <table:table-cell office:value-type="float" office:value="0.987261" calcext:value-type="float">
            <text:p>0.987261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6.05556" calcext:value-type="float">
            <text:p>6.05556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3.13125" calcext:value-type="float">
            <text:p>3.13125</text:p>
          </table:table-cell>
          <table:table-cell office:value-type="float" office:value="0.776042" calcext:value-type="float">
            <text:p>0.776042</text:p>
          </table:table-cell>
          <table:table-cell office:value-type="float" office:value="0.221875" calcext:value-type="float">
            <text:p>0.221875</text:p>
          </table:table-cell>
          <table:table-cell office:value-type="float" office:value="0.00208333" calcext:value-type="float">
            <text:p>0.00208333</text:p>
          </table:table-cell>
          <table:table-cell office:value-type="float" office:value="5.14987" calcext:value-type="float">
            <text:p>5.14987</text:p>
          </table:table-cell>
          <table:table-cell office:value-type="float" office:value="0.989664" calcext:value-type="float">
            <text:p>0.989664</text:p>
          </table:table-cell>
          <table:table-cell office:value-type="float" office:value="0.0103359" calcext:value-type="float">
            <text:p>0.0103359</text:p>
          </table:table-cell>
          <table:table-cell office:value-type="float" office:value="8.99607" calcext:value-type="float">
            <text:p>8.99607</text:p>
          </table:table-cell>
          <table:table-cell office:value-type="float" office:value="0.764244" calcext:value-type="float">
            <text:p>0.764244</text:p>
          </table:table-cell>
          <table:table-cell office:value-type="float" office:value="0.235756" calcext:value-type="float">
            <text:p>0.235756</text:p>
          </table:table-cell>
          <table:table-cell office:value-type="float" office:value="3.93862" calcext:value-type="float">
            <text:p>3.93862</text:p>
          </table:table-cell>
          <table:table-cell office:value-type="float" office:value="0.937903" calcext:value-type="float">
            <text:p>0.937903</text:p>
          </table:table-cell>
          <table:table-cell office:value-type="float" office:value="0.0611416" calcext:value-type="float">
            <text:p>0.0611416</text:p>
          </table:table-cell>
          <table:table-cell office:value-type="float" office:value="0.000955338" calcext:value-type="float">
            <text:p>0.000955338</text:p>
          </table:table-cell>
          <table:table-cell office:value-type="float" office:value="5.07523" calcext:value-type="float">
            <text:p>5.07523</text:p>
          </table:table-cell>
          <table:table-cell office:value-type="float" office:value="0.988991" calcext:value-type="float">
            <text:p>0.988991</text:p>
          </table:table-cell>
          <table:table-cell office:value-type="float" office:value="0.0110092" calcext:value-type="float">
            <text:p>0.0110092</text:p>
          </table:table-cell>
          <table:table-cell office:value-type="float" office:value="8.15049" calcext:value-type="float">
            <text:p>8.15049</text:p>
          </table:table-cell>
          <table:table-cell office:value-type="float" office:value="0.815752" calcext:value-type="float">
            <text:p>0.815752</text:p>
          </table:table-cell>
          <table:table-cell office:value-type="float" office:value="0.184248" calcext:value-type="float">
            <text:p>0.184248</text:p>
          </table:table-cell>
          <table:table-cell office:value-type="float" office:value="2.90747" calcext:value-type="float">
            <text:p>2.907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54054" calcext:value-type="float">
            <text:p>4.54054</text:p>
          </table:table-cell>
          <table:table-cell office:value-type="float" office:value="0.993994" calcext:value-type="float">
            <text:p>0.993994</text:p>
          </table:table-cell>
          <table:table-cell office:value-type="float" office:value="0.00600601" calcext:value-type="float">
            <text:p>0.00600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217" calcext:value-type="float">
            <text:p>4.3217</text:p>
          </table:table-cell>
          <table:table-cell office:value-type="float" office:value="0.978531" calcext:value-type="float">
            <text:p>0.978531</text:p>
          </table:table-cell>
          <table:table-cell office:value-type="float" office:value="0.0214693" calcext:value-type="float">
            <text:p>0.0214693</text:p>
          </table:table-cell>
          <table:table-cell office:value-type="float" office:value="0" calcext:value-type="float">
            <text:p>0</text:p>
          </table:table-cell>
          <table:table-cell office:value-type="float" office:value="5.3913" calcext:value-type="float">
            <text:p>5.3913</text:p>
          </table:table-cell>
          <table:table-cell office:value-type="float" office:value="0.982609" calcext:value-type="float">
            <text:p>0.98260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7.81592" calcext:value-type="float">
            <text:p>7.81592</text:p>
          </table:table-cell>
          <table:table-cell office:value-type="float" office:value="0.950249" calcext:value-type="float">
            <text:p>0.950249</text:p>
          </table:table-cell>
          <table:table-cell office:value-type="float" office:value="0.0497512" calcext:value-type="float">
            <text:p>0.0497512</text:p>
          </table:table-cell>
          <table:table-cell office:value-type="float" office:value="3.67444" calcext:value-type="float">
            <text:p>3.67444</text:p>
          </table:table-cell>
          <table:table-cell office:value-type="float" office:value="0.746667" calcext:value-type="float">
            <text:p>0.74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4.4552" calcext:value-type="float">
            <text:p>4.4552</text:p>
          </table:table-cell>
          <table:table-cell office:value-type="float" office:value="0.960573" calcext:value-type="float">
            <text:p>0.960573</text:p>
          </table:table-cell>
          <table:table-cell office:value-type="float" office:value="0.0394265" calcext:value-type="float">
            <text:p>0.0394265</text:p>
          </table:table-cell>
          <table:table-cell office:value-type="float" office:value="9.2302" calcext:value-type="float">
            <text:p>9.2302</text:p>
          </table:table-cell>
          <table:table-cell office:value-type="float" office:value="0.744015" calcext:value-type="float">
            <text:p>0.744015</text:p>
          </table:table-cell>
          <table:table-cell office:value-type="float" office:value="0.255985" calcext:value-type="float">
            <text:p>0.255985</text:p>
          </table:table-cell>
          <table:table-cell office:value-type="float" office:value="4.20076" calcext:value-type="float">
            <text:p>4.20076</text:p>
          </table:table-cell>
          <table:table-cell office:value-type="float" office:value="0.930233" calcext:value-type="float">
            <text:p>0.930233</text:p>
          </table:table-cell>
          <table:table-cell office:value-type="float" office:value="0.0690555" calcext:value-type="float">
            <text:p>0.0690555</text:p>
          </table:table-cell>
          <table:table-cell office:value-type="float" office:value="0.000711913" calcext:value-type="float">
            <text:p>0.000711913</text:p>
          </table:table-cell>
          <table:table-cell office:value-type="float" office:value="4.71106" calcext:value-type="float">
            <text:p>4.71106</text:p>
          </table:table-cell>
          <table:table-cell office:value-type="float" office:value="0.967337" calcext:value-type="float">
            <text:p>0.967337</text:p>
          </table:table-cell>
          <table:table-cell office:value-type="float" office:value="0.0326633" calcext:value-type="float">
            <text:p>0.0326633</text:p>
          </table:table-cell>
          <table:table-cell office:value-type="float" office:value="8.82353" calcext:value-type="float">
            <text:p>8.82353</text:p>
          </table:table-cell>
          <table:table-cell office:value-type="float" office:value="0.800802" calcext:value-type="float">
            <text:p>0.800802</text:p>
          </table:table-cell>
          <table:table-cell office:value-type="float" office:value="0.199198" calcext:value-type="float">
            <text:p>0.199198</text:p>
          </table:table-cell>
          <table:table-cell office:value-type="float" office:value="3.20335" calcext:value-type="float">
            <text:p>3.203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7476" calcext:value-type="float">
            <text:p>3.74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2228" calcext:value-type="float">
            <text:p>3.62228</text:p>
          </table:table-cell>
          <table:table-cell office:value-type="float" office:value="0.988956" calcext:value-type="float">
            <text:p>0.988956</text:p>
          </table:table-cell>
          <table:table-cell office:value-type="float" office:value="0.0110445" calcext:value-type="float">
            <text:p>0.0110445</text:p>
          </table:table-cell>
          <table:table-cell office:value-type="float" office:value="0" calcext:value-type="float">
            <text:p>0</text:p>
          </table:table-cell>
          <table:table-cell office:value-type="float" office:value="3.29545" calcext:value-type="float">
            <text:p>3.29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25" calcext:value-type="float">
            <text:p>8.325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3.75571" calcext:value-type="float">
            <text:p>3.75571</text:p>
          </table:table-cell>
          <table:table-cell office:value-type="float" office:value="0.807143" calcext:value-type="float">
            <text:p>0.807143</text:p>
          </table:table-cell>
          <table:table-cell office:value-type="float" office:value="0.185714" calcext:value-type="float">
            <text:p>0.185714</text:p>
          </table:table-cell>
          <table:table-cell office:value-type="float" office:value="0.00714286" calcext:value-type="float">
            <text:p>0.00714286</text:p>
          </table:table-cell>
          <table:table-cell office:value-type="float" office:value="3.52174" calcext:value-type="float">
            <text:p>3.52174</text:p>
          </table:table-cell>
          <table:table-cell office:value-type="float" office:value="0.991304" calcext:value-type="float">
            <text:p>0.991304</text:p>
          </table:table-cell>
          <table:table-cell office:value-type="float" office:value="0.00869565" calcext:value-type="float">
            <text:p>0.00869565</text:p>
          </table:table-cell>
          <table:table-cell office:value-type="float" office:value="9.00587" calcext:value-type="float">
            <text:p>9.00587</text:p>
          </table:table-cell>
          <table:table-cell office:value-type="float" office:value="0.662757" calcext:value-type="float">
            <text:p>0.662757</text:p>
          </table:table-cell>
          <table:table-cell office:value-type="float" office:value="0.337243" calcext:value-type="float">
            <text:p>0.337243</text:p>
          </table:table-cell>
          <table:table-cell office:value-type="float" office:value="3.65624" calcext:value-type="float">
            <text:p>3.65624</text:p>
          </table:table-cell>
          <table:table-cell office:value-type="float" office:value="0.960327" calcext:value-type="float">
            <text:p>0.960327</text:p>
          </table:table-cell>
          <table:table-cell office:value-type="float" office:value="0.0385064" calcext:value-type="float">
            <text:p>0.0385064</text:p>
          </table:table-cell>
          <table:table-cell office:value-type="float" office:value="0.00116686" calcext:value-type="float">
            <text:p>0.00116686</text:p>
          </table:table-cell>
          <table:table-cell office:value-type="float" office:value="3.45912" calcext:value-type="float">
            <text:p>3.45912</text:p>
          </table:table-cell>
          <table:table-cell office:value-type="float" office:value="0.993711" calcext:value-type="float">
            <text:p>0.993711</text:p>
          </table:table-cell>
          <table:table-cell office:value-type="float" office:value="0.00628931" calcext:value-type="float">
            <text:p>0.00628931</text:p>
          </table:table-cell>
          <table:table-cell office:value-type="float" office:value="8.79482" calcext:value-type="float">
            <text:p>8.79482</text:p>
          </table:table-cell>
          <table:table-cell office:value-type="float" office:value="0.742981" calcext:value-type="float">
            <text:p>0.742981</text:p>
          </table:table-cell>
          <table:table-cell office:value-type="float" office:value="0.257019" calcext:value-type="float">
            <text:p>0.257019</text:p>
          </table:table-cell>
          <table:table-cell office:value-type="float" office:value="3.53638" calcext:value-type="float">
            <text:p>3.536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24107" calcext:value-type="float">
            <text:p>3.24107</text:p>
          </table:table-cell>
          <table:table-cell office:value-type="float" office:value="0.988095" calcext:value-type="float">
            <text:p>0.988095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24234" calcext:value-type="float">
            <text:p>3.24234</text:p>
          </table:table-cell>
          <table:table-cell office:value-type="float" office:value="0.984879" calcext:value-type="float">
            <text:p>0.984879</text:p>
          </table:table-cell>
          <table:table-cell office:value-type="float" office:value="0.0147234" calcext:value-type="float">
            <text:p>0.0147234</text:p>
          </table:table-cell>
          <table:table-cell office:value-type="float" office:value="0.000397931" calcext:value-type="float">
            <text:p>0.000397931</text:p>
          </table:table-cell>
          <table:table-cell office:value-type="float" office:value="5.10526" calcext:value-type="float">
            <text:p>5.1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9316" calcext:value-type="float">
            <text:p>7.39316</text:p>
          </table:table-cell>
          <table:table-cell office:value-type="float" office:value="0.940171" calcext:value-type="float">
            <text:p>0.940171</text:p>
          </table:table-cell>
          <table:table-cell office:value-type="float" office:value="0.0598291" calcext:value-type="float">
            <text:p>0.0598291</text:p>
          </table:table-cell>
          <table:table-cell office:value-type="float" office:value="3.29721" calcext:value-type="float">
            <text:p>3.29721</text:p>
          </table:table-cell>
          <table:table-cell office:value-type="float" office:value="0.815789" calcext:value-type="float">
            <text:p>0.815789</text:p>
          </table:table-cell>
          <table:table-cell office:value-type="float" office:value="0.178019" calcext:value-type="float">
            <text:p>0.178019</text:p>
          </table:table-cell>
          <table:table-cell office:value-type="float" office:value="0.00619195" calcext:value-type="float">
            <text:p>0.00619195</text:p>
          </table:table-cell>
          <table:table-cell office:value-type="float" office:value="3.45" calcext:value-type="float">
            <text:p>3.45</text:p>
          </table:table-cell>
          <table:table-cell office:value-type="float" office:value="0.991667" calcext:value-type="float">
            <text:p>0.991667</text:p>
          </table:table-cell>
          <table:table-cell office:value-type="float" office:value="0.00833333" calcext:value-type="float">
            <text:p>0.00833333</text:p>
          </table:table-cell>
          <table:table-cell office:value-type="float" office:value="9.26582" calcext:value-type="float">
            <text:p>9.26582</text:p>
          </table:table-cell>
          <table:table-cell office:value-type="float" office:value="0.731013" calcext:value-type="float">
            <text:p>0.731013</text:p>
          </table:table-cell>
          <table:table-cell office:value-type="float" office:value="0.268987" calcext:value-type="float">
            <text:p>0.268987</text:p>
          </table:table-cell>
          <table:table-cell office:value-type="float" office:value="3.25236" calcext:value-type="float">
            <text:p>3.25236</text:p>
          </table:table-cell>
          <table:table-cell office:value-type="float" office:value="0.953934" calcext:value-type="float">
            <text:p>0.953934</text:p>
          </table:table-cell>
          <table:table-cell office:value-type="float" office:value="0.0446352" calcext:value-type="float">
            <text:p>0.0446352</text:p>
          </table:table-cell>
          <table:table-cell office:value-type="float" office:value="0.00143062" calcext:value-type="float">
            <text:p>0.00143062</text:p>
          </table:table-cell>
          <table:table-cell office:value-type="float" office:value="3.8125" calcext:value-type="float">
            <text:p>3.8125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8.75982" calcext:value-type="float">
            <text:p>8.75982</text:p>
          </table:table-cell>
          <table:table-cell office:value-type="float" office:value="0.787529" calcext:value-type="float">
            <text:p>0.787529</text:p>
          </table:table-cell>
          <table:table-cell office:value-type="float" office:value="0.212471" calcext:value-type="float">
            <text:p>0.212471</text:p>
          </table:table-cell>
          <table:table-cell office:value-type="float" office:value="3.29539" calcext:value-type="float">
            <text:p>3.2953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85411" calcext:value-type="float">
            <text:p>3.85411</text:p>
          </table:table-cell>
          <table:table-cell office:value-type="float" office:value="0.992042" calcext:value-type="float">
            <text:p>0.992042</text:p>
          </table:table-cell>
          <table:table-cell office:value-type="float" office:value="0.00795756" calcext:value-type="float">
            <text:p>0.00795756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7778" calcext:value-type="float">
            <text:p>3.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9452" calcext:value-type="float">
            <text:p>3.49452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0150582" calcext:value-type="float">
            <text:p>0.0150582</text:p>
          </table:table-cell>
          <table:table-cell office:value-type="float" office:value="0.000342231" calcext:value-type="float">
            <text:p>0.000342231</text:p>
          </table:table-cell>
          <table:table-cell office:value-type="float" office:value="4.6378" calcext:value-type="float">
            <text:p>4.6378</text:p>
          </table:table-cell>
          <table:table-cell office:value-type="float" office:value="0.992126" calcext:value-type="float">
            <text:p>0.992126</text:p>
          </table:table-cell>
          <table:table-cell office:value-type="float" office:value="0.00787402" calcext:value-type="float">
            <text:p>0.00787402</text:p>
          </table:table-cell>
          <table:table-cell office:value-type="float" office:value="7.22043" calcext:value-type="float">
            <text:p>7.22043</text:p>
          </table:table-cell>
          <table:table-cell office:value-type="float" office:value="0.919355" calcext:value-type="float">
            <text:p>0.919355</text:p>
          </table:table-cell>
          <table:table-cell office:value-type="float" office:value="0.0806452" calcext:value-type="float">
            <text:p>0.0806452</text:p>
          </table:table-cell>
          <table:table-cell office:value-type="float" office:value="3.48893" calcext:value-type="float">
            <text:p>3.48893</text:p>
          </table:table-cell>
          <table:table-cell office:value-type="float" office:value="0.731388" calcext:value-type="float">
            <text:p>0.731388</text:p>
          </table:table-cell>
          <table:table-cell office:value-type="float" office:value="0.258551" calcext:value-type="float">
            <text:p>0.258551</text:p>
          </table:table-cell>
          <table:table-cell office:value-type="float" office:value="0.0100604" calcext:value-type="float">
            <text:p>0.0100604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0.984906" calcext:value-type="float">
            <text:p>0.984906</text:p>
          </table:table-cell>
          <table:table-cell office:value-type="float" office:value="0.0150943" calcext:value-type="float">
            <text:p>0.0150943</text:p>
          </table:table-cell>
          <table:table-cell office:value-type="float" office:value="8.98134" calcext:value-type="float">
            <text:p>8.98134</text:p>
          </table:table-cell>
          <table:table-cell office:value-type="float" office:value="0.731343" calcext:value-type="float">
            <text:p>0.731343</text:p>
          </table:table-cell>
          <table:table-cell office:value-type="float" office:value="0.268657" calcext:value-type="float">
            <text:p>0.268657</text:p>
          </table:table-cell>
          <table:table-cell office:value-type="float" office:value="3.52481" calcext:value-type="float">
            <text:p>3.52481</text:p>
          </table:table-cell>
          <table:table-cell office:value-type="float" office:value="0.926625" calcext:value-type="float">
            <text:p>0.926625</text:p>
          </table:table-cell>
          <table:table-cell office:value-type="float" office:value="0.070813" calcext:value-type="float">
            <text:p>0.070813</text:p>
          </table:table-cell>
          <table:table-cell office:value-type="float" office:value="0.00256231" calcext:value-type="float">
            <text:p>0.00256231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0.987374" calcext:value-type="float">
            <text:p>0.987374</text:p>
          </table:table-cell>
          <table:table-cell office:value-type="float" office:value="0.0126263" calcext:value-type="float">
            <text:p>0.0126263</text:p>
          </table:table-cell>
          <table:table-cell office:value-type="float" office:value="8.46922" calcext:value-type="float">
            <text:p>8.46922</text:p>
          </table:table-cell>
          <table:table-cell office:value-type="float" office:value="0.78249" calcext:value-type="float">
            <text:p>0.78249</text:p>
          </table:table-cell>
          <table:table-cell office:value-type="float" office:value="0.21751" calcext:value-type="float">
            <text:p>0.21751</text:p>
          </table:table-cell>
          <table:table-cell office:value-type="float" office:value="3.08067" calcext:value-type="float">
            <text:p>3.080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61111" calcext:value-type="float">
            <text:p>3.61111</text:p>
          </table:table-cell>
          <table:table-cell office:value-type="float" office:value="0.993827" calcext:value-type="float">
            <text:p>0.9938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4286" calcext:value-type="float">
            <text:p>5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1723" calcext:value-type="float">
            <text:p>3.51723</text:p>
          </table:table-cell>
          <table:table-cell office:value-type="float" office:value="0.974591" calcext:value-type="float">
            <text:p>0.974591</text:p>
          </table:table-cell>
          <table:table-cell office:value-type="float" office:value="0.0254091" calcext:value-type="float">
            <text:p>0.0254091</text:p>
          </table:table-cell>
          <table:table-cell office:value-type="float" office:value="0" calcext:value-type="float">
            <text:p>0</text:p>
          </table:table-cell>
          <table:table-cell office:value-type="float" office:value="4.48485" calcext:value-type="float">
            <text:p>4.48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.936842" calcext:value-type="float">
            <text:p>0.936842</text:p>
          </table:table-cell>
          <table:table-cell office:value-type="float" office:value="0.0631579" calcext:value-type="float">
            <text:p>0.0631579</text:p>
          </table:table-cell>
          <table:table-cell office:value-type="float" office:value="3.09436" calcext:value-type="float">
            <text:p>3.09436</text:p>
          </table:table-cell>
          <table:table-cell office:value-type="float" office:value="0.759804" calcext:value-type="float">
            <text:p>0.759804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0110294" calcext:value-type="float">
            <text:p>0.0110294</text:p>
          </table:table-cell>
          <table:table-cell office:value-type="float" office:value="5.09012" calcext:value-type="float">
            <text:p>5.09012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0145349" calcext:value-type="float">
            <text:p>0.0145349</text:p>
          </table:table-cell>
          <table:table-cell office:value-type="float" office:value="8.33648" calcext:value-type="float">
            <text:p>8.33648</text:p>
          </table:table-cell>
          <table:table-cell office:value-type="float" office:value="0.786389" calcext:value-type="float">
            <text:p>0.786389</text:p>
          </table:table-cell>
          <table:table-cell office:value-type="float" office:value="0.213611" calcext:value-type="float">
            <text:p>0.213611</text:p>
          </table:table-cell>
          <table:table-cell office:value-type="float" office:value="3.42634" calcext:value-type="float">
            <text:p>3.42634</text:p>
          </table:table-cell>
          <table:table-cell office:value-type="float" office:value="0.925765" calcext:value-type="float">
            <text:p>0.925765</text:p>
          </table:table-cell>
          <table:table-cell office:value-type="float" office:value="0.0716349" calcext:value-type="float">
            <text:p>0.0716349</text:p>
          </table:table-cell>
          <table:table-cell office:value-type="float" office:value="0.00259965" calcext:value-type="float">
            <text:p>0.00259965</text:p>
          </table:table-cell>
          <table:table-cell office:value-type="float" office:value="4.95721" calcext:value-type="float">
            <text:p>4.95721</text:p>
          </table:table-cell>
          <table:table-cell office:value-type="float" office:value="0.988739" calcext:value-type="float">
            <text:p>0.988739</text:p>
          </table:table-cell>
          <table:table-cell office:value-type="float" office:value="0.0112613" calcext:value-type="float">
            <text:p>0.0112613</text:p>
          </table:table-cell>
          <table:table-cell office:value-type="float" office:value="8.03444" calcext:value-type="float">
            <text:p>8.03444</text:p>
          </table:table-cell>
          <table:table-cell office:value-type="float" office:value="0.827824" calcext:value-type="float">
            <text:p>0.827824</text:p>
          </table:table-cell>
          <table:table-cell office:value-type="float" office:value="0.172176" calcext:value-type="float">
            <text:p>0.172176</text:p>
          </table:table-cell>
          <table:table-cell office:value-type="float" office:value="2.61538" calcext:value-type="float">
            <text:p>2.615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3916" calcext:value-type="float">
            <text:p>3.53916</text:p>
          </table:table-cell>
          <table:table-cell office:value-type="float" office:value="0.990964" calcext:value-type="float">
            <text:p>0.990964</text:p>
          </table:table-cell>
          <table:table-cell office:value-type="float" office:value="0.00903614" calcext:value-type="float">
            <text:p>0.009036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4286" calcext:value-type="float">
            <text:p>3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6788" calcext:value-type="float">
            <text:p>3.66788</text:p>
          </table:table-cell>
          <table:table-cell office:value-type="float" office:value="0.978646" calcext:value-type="float">
            <text:p>0.978646</text:p>
          </table:table-cell>
          <table:table-cell office:value-type="float" office:value="0.0213539" calcext:value-type="float">
            <text:p>0.0213539</text:p>
          </table:table-cell>
          <table:table-cell office:value-type="float" office:value="0" calcext:value-type="float">
            <text:p>0</text:p>
          </table:table-cell>
          <table:table-cell office:value-type="float" office:value="4.63551" calcext:value-type="float">
            <text:p>4.63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0667" calcext:value-type="float">
            <text:p>8.00667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3.3415" calcext:value-type="float">
            <text:p>3.3415</text:p>
          </table:table-cell>
          <table:table-cell office:value-type="float" office:value="0.770068" calcext:value-type="float">
            <text:p>0.770068</text:p>
          </table:table-cell>
          <table:table-cell office:value-type="float" office:value="0.227211" calcext:value-type="float">
            <text:p>0.227211</text:p>
          </table:table-cell>
          <table:table-cell office:value-type="float" office:value="0.00272109" calcext:value-type="float">
            <text:p>0.00272109</text:p>
          </table:table-cell>
          <table:table-cell office:value-type="float" office:value="4.85766" calcext:value-type="float">
            <text:p>4.85766</text:p>
          </table:table-cell>
          <table:table-cell office:value-type="float" office:value="0.981752" calcext:value-type="float">
            <text:p>0.981752</text:p>
          </table:table-cell>
          <table:table-cell office:value-type="float" office:value="0.0182482" calcext:value-type="float">
            <text:p>0.0182482</text:p>
          </table:table-cell>
          <table:table-cell office:value-type="float" office:value="9.80819" calcext:value-type="float">
            <text:p>9.80819</text:p>
          </table:table-cell>
          <table:table-cell office:value-type="float" office:value="0.747845" calcext:value-type="float">
            <text:p>0.747845</text:p>
          </table:table-cell>
          <table:table-cell office:value-type="float" office:value="0.252155" calcext:value-type="float">
            <text:p>0.252155</text:p>
          </table:table-cell>
          <table:table-cell office:value-type="float" office:value="3.5814" calcext:value-type="float">
            <text:p>3.5814</text:p>
          </table:table-cell>
          <table:table-cell office:value-type="float" office:value="0.932987" calcext:value-type="float">
            <text:p>0.932987</text:p>
          </table:table-cell>
          <table:table-cell office:value-type="float" office:value="0.0664015" calcext:value-type="float">
            <text:p>0.0664015</text:p>
          </table:table-cell>
          <table:table-cell office:value-type="float" office:value="0.000611995" calcext:value-type="float">
            <text:p>0.000611995</text:p>
          </table:table-cell>
          <table:table-cell office:value-type="float" office:value="4.78534" calcext:value-type="float">
            <text:p>4.78534</text:p>
          </table:table-cell>
          <table:table-cell office:value-type="float" office:value="0.986911" calcext:value-type="float">
            <text:p>0.986911</text:p>
          </table:table-cell>
          <table:table-cell office:value-type="float" office:value="0.013089" calcext:value-type="float">
            <text:p>0.013089</text:p>
          </table:table-cell>
          <table:table-cell office:value-type="float" office:value="9.29791" calcext:value-type="float">
            <text:p>9.29791</text:p>
          </table:table-cell>
          <table:table-cell office:value-type="float" office:value="0.801932" calcext:value-type="float">
            <text:p>0.801932</text:p>
          </table:table-cell>
          <table:table-cell office:value-type="float" office:value="0.198068" calcext:value-type="float">
            <text:p>0.198068</text:p>
          </table:table-cell>
          <table:table-cell office:value-type="float" office:value="2.70318" calcext:value-type="float">
            <text:p>2.703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72816" calcext:value-type="float">
            <text:p>3.72816</text:p>
          </table:table-cell>
          <table:table-cell office:value-type="float" office:value="0.996764" calcext:value-type="float">
            <text:p>0.996764</text:p>
          </table:table-cell>
          <table:table-cell office:value-type="float" office:value="0.00323625" calcext:value-type="float">
            <text:p>0.003236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6575" calcext:value-type="float">
            <text:p>3.86575</text:p>
          </table:table-cell>
          <table:table-cell office:value-type="float" office:value="0.98227" calcext:value-type="float">
            <text:p>0.98227</text:p>
          </table:table-cell>
          <table:table-cell office:value-type="float" office:value="0.0172239" calcext:value-type="float">
            <text:p>0.0172239</text:p>
          </table:table-cell>
          <table:table-cell office:value-type="float" office:value="0.000506586" calcext:value-type="float">
            <text:p>0.000506586</text:p>
          </table:table-cell>
          <table:table-cell office:value-type="float" office:value="5.16129" calcext:value-type="float">
            <text:p>5.16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0191" calcext:value-type="float">
            <text:p>7.10191</text:p>
          </table:table-cell>
          <table:table-cell office:value-type="float" office:value="0.929936" calcext:value-type="float">
            <text:p>0.929936</text:p>
          </table:table-cell>
          <table:table-cell office:value-type="float" office:value="0.0700637" calcext:value-type="float">
            <text:p>0.0700637</text:p>
          </table:table-cell>
          <table:table-cell office:value-type="float" office:value="3.43318" calcext:value-type="float">
            <text:p>3.43318</text:p>
          </table:table-cell>
          <table:table-cell office:value-type="float" office:value="0.78341" calcext:value-type="float">
            <text:p>0.78341</text:p>
          </table:table-cell>
          <table:table-cell office:value-type="float" office:value="0.215054" calcext:value-type="float">
            <text:p>0.215054</text:p>
          </table:table-cell>
          <table:table-cell office:value-type="float" office:value="0.0015361" calcext:value-type="float">
            <text:p>0.0015361</text:p>
          </table:table-cell>
          <table:table-cell office:value-type="float" office:value="4.05508" calcext:value-type="float">
            <text:p>4.05508</text:p>
          </table:table-cell>
          <table:table-cell office:value-type="float" office:value="0.991525" calcext:value-type="float">
            <text:p>0.991525</text:p>
          </table:table-cell>
          <table:table-cell office:value-type="float" office:value="0.00847458" calcext:value-type="float">
            <text:p>0.00847458</text:p>
          </table:table-cell>
          <table:table-cell office:value-type="float" office:value="9.23441" calcext:value-type="float">
            <text:p>9.23441</text:p>
          </table:table-cell>
          <table:table-cell office:value-type="float" office:value="0.785536" calcext:value-type="float">
            <text:p>0.785536</text:p>
          </table:table-cell>
          <table:table-cell office:value-type="float" office:value="0.214464" calcext:value-type="float">
            <text:p>0.214464</text:p>
          </table:table-cell>
          <table:table-cell office:value-type="float" office:value="3.75528" calcext:value-type="float">
            <text:p>3.75528</text:p>
          </table:table-cell>
          <table:table-cell office:value-type="float" office:value="0.939673" calcext:value-type="float">
            <text:p>0.939673</text:p>
          </table:table-cell>
          <table:table-cell office:value-type="float" office:value="0.0596455" calcext:value-type="float">
            <text:p>0.0596455</text:p>
          </table:table-cell>
          <table:table-cell office:value-type="float" office:value="0.000681663" calcext:value-type="float">
            <text:p>0.000681663</text:p>
          </table:table-cell>
          <table:table-cell office:value-type="float" office:value="4.36446" calcext:value-type="float">
            <text:p>4.36446</text:p>
          </table:table-cell>
          <table:table-cell office:value-type="float" office:value="0.993976" calcext:value-type="float">
            <text:p>0.993976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8.6375" calcext:value-type="float">
            <text:p>8.6375</text:p>
          </table:table-cell>
          <table:table-cell office:value-type="float" office:value="0.826786" calcext:value-type="float">
            <text:p>0.826786</text:p>
          </table:table-cell>
          <table:table-cell office:value-type="float" office:value="0.173214" calcext:value-type="float">
            <text:p>0.173214</text:p>
          </table:table-cell>
          <table:table-cell office:value-type="float" office:value="2.81636" calcext:value-type="float">
            <text:p>2.816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58333" calcext:value-type="float">
            <text:p>4.58333</text:p>
          </table:table-cell>
          <table:table-cell office:value-type="float" office:value="0.992424" calcext:value-type="float">
            <text:p>0.992424</text:p>
          </table:table-cell>
          <table:table-cell office:value-type="float" office:value="0.00757576" calcext:value-type="float">
            <text:p>0.007575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4731" calcext:value-type="float">
            <text:p>4.34731</text:p>
          </table:table-cell>
          <table:table-cell office:value-type="float" office:value="0.983418" calcext:value-type="float">
            <text:p>0.983418</text:p>
          </table:table-cell>
          <table:table-cell office:value-type="float" office:value="0.0165822" calcext:value-type="float">
            <text:p>0.0165822</text:p>
          </table:table-cell>
          <table:table-cell office:value-type="float" office:value="0" calcext:value-type="float">
            <text:p>0</text:p>
          </table:table-cell>
          <table:table-cell office:value-type="float" office:value="4.39474" calcext:value-type="float">
            <text:p>4.39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593" calcext:value-type="float">
            <text:p>7.4593</text:p>
          </table:table-cell>
          <table:table-cell office:value-type="float" office:value="0.936047" calcext:value-type="float">
            <text:p>0.936047</text:p>
          </table:table-cell>
          <table:table-cell office:value-type="float" office:value="0.0639535" calcext:value-type="float">
            <text:p>0.0639535</text:p>
          </table:table-cell>
          <table:table-cell office:value-type="float" office:value="3.40057" calcext:value-type="float">
            <text:p>3.40057</text:p>
          </table:table-cell>
          <table:table-cell office:value-type="float" office:value="0.788352" calcext:value-type="float">
            <text:p>0.788352</text:p>
          </table:table-cell>
          <table:table-cell office:value-type="float" office:value="0.208807" calcext:value-type="float">
            <text:p>0.208807</text:p>
          </table:table-cell>
          <table:table-cell office:value-type="float" office:value="0.00284091" calcext:value-type="float">
            <text:p>0.00284091</text:p>
          </table:table-cell>
          <table:table-cell office:value-type="float" office:value="5.10345" calcext:value-type="float">
            <text:p>5.10345</text:p>
          </table:table-cell>
          <table:table-cell office:value-type="float" office:value="0.977011" calcext:value-type="float">
            <text:p>0.977011</text:p>
          </table:table-cell>
          <table:table-cell office:value-type="float" office:value="0.0229885" calcext:value-type="float">
            <text:p>0.0229885</text:p>
          </table:table-cell>
          <table:table-cell office:value-type="float" office:value="9.92026" calcext:value-type="float">
            <text:p>9.92026</text:p>
          </table:table-cell>
          <table:table-cell office:value-type="float" office:value="0.784483" calcext:value-type="float">
            <text:p>0.784483</text:p>
          </table:table-cell>
          <table:table-cell office:value-type="float" office:value="0.215517" calcext:value-type="float">
            <text:p>0.215517</text:p>
          </table:table-cell>
          <table:table-cell office:value-type="float" office:value="4.15483" calcext:value-type="float">
            <text:p>4.15483</text:p>
          </table:table-cell>
          <table:table-cell office:value-type="float" office:value="0.940427" calcext:value-type="float">
            <text:p>0.940427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0.000637146" calcext:value-type="float">
            <text:p>0.000637146</text:p>
          </table:table-cell>
          <table:table-cell office:value-type="float" office:value="4.96746" calcext:value-type="float">
            <text:p>4.96746</text:p>
          </table:table-cell>
          <table:table-cell office:value-type="float" office:value="0.982249" calcext:value-type="float">
            <text:p>0.982249</text:p>
          </table:table-cell>
          <table:table-cell office:value-type="float" office:value="0.0177515" calcext:value-type="float">
            <text:p>0.0177515</text:p>
          </table:table-cell>
          <table:table-cell office:value-type="float" office:value="9.21719" calcext:value-type="float">
            <text:p>9.21719</text:p>
          </table:table-cell>
          <table:table-cell office:value-type="float" office:value="0.826562" calcext:value-type="float">
            <text:p>0.826562</text:p>
          </table:table-cell>
          <table:table-cell office:value-type="float" office:value="0.173437" calcext:value-type="float">
            <text:p>0.173437</text:p>
          </table:table-cell>
          <table:table-cell office:value-type="float" office:value="3.05655" calcext:value-type="float">
            <text:p>3.056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55763" calcext:value-type="float">
            <text:p>3.55763</text:p>
          </table:table-cell>
          <table:table-cell office:value-type="float" office:value="0.996885" calcext:value-type="float">
            <text:p>0.996885</text:p>
          </table:table-cell>
          <table:table-cell office:value-type="float" office:value="0.00311526" calcext:value-type="float">
            <text:p>0.003115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3102" calcext:value-type="float">
            <text:p>3.83102</text:p>
          </table:table-cell>
          <table:table-cell office:value-type="float" office:value="0.988622" calcext:value-type="float">
            <text:p>0.988622</text:p>
          </table:table-cell>
          <table:table-cell office:value-type="float" office:value="0.011378" calcext:value-type="float">
            <text:p>0.011378</text:p>
          </table:table-cell>
          <table:table-cell office:value-type="float" office:value="0" calcext:value-type="float">
            <text:p>0</text:p>
          </table:table-cell>
          <table:table-cell office:value-type="float" office:value="3.68293" calcext:value-type="float">
            <text:p>3.68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64583" calcext:value-type="float">
            <text:p>8.6458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86413" calcext:value-type="float">
            <text:p>3.86413</text:p>
          </table:table-cell>
          <table:table-cell office:value-type="float" office:value="0.804348" calcext:value-type="float">
            <text:p>0.804348</text:p>
          </table:table-cell>
          <table:table-cell office:value-type="float" office:value="0.188406" calcext:value-type="float">
            <text:p>0.188406</text:p>
          </table:table-cell>
          <table:table-cell office:value-type="float" office:value="0.00724638" calcext:value-type="float">
            <text:p>0.00724638</text:p>
          </table:table-cell>
          <table:table-cell office:value-type="float" office:value="3.34146" calcext:value-type="float">
            <text:p>3.34146</text:p>
          </table:table-cell>
          <table:table-cell office:value-type="float" office:value="0.987805" calcext:value-type="float">
            <text:p>0.987805</text:p>
          </table:table-cell>
          <table:table-cell office:value-type="float" office:value="0.0121951" calcext:value-type="float">
            <text:p>0.0121951</text:p>
          </table:table-cell>
          <table:table-cell office:value-type="float" office:value="9.55596" calcext:value-type="float">
            <text:p>9.55596</text:p>
          </table:table-cell>
          <table:table-cell office:value-type="float" office:value="0.776173" calcext:value-type="float">
            <text:p>0.776173</text:p>
          </table:table-cell>
          <table:table-cell office:value-type="float" office:value="0.223827" calcext:value-type="float">
            <text:p>0.223827</text:p>
          </table:table-cell>
          <table:table-cell office:value-type="float" office:value="3.80961" calcext:value-type="float">
            <text:p>3.80961</text:p>
          </table:table-cell>
          <table:table-cell office:value-type="float" office:value="0.958102" calcext:value-type="float">
            <text:p>0.958102</text:p>
          </table:table-cell>
          <table:table-cell office:value-type="float" office:value="0.0406654" calcext:value-type="float">
            <text:p>0.0406654</text:p>
          </table:table-cell>
          <table:table-cell office:value-type="float" office:value="0.00123229" calcext:value-type="float">
            <text:p>0.00123229</text:p>
          </table:table-cell>
          <table:table-cell office:value-type="float" office:value="3.416" calcext:value-type="float">
            <text:p>3.416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9.27128" calcext:value-type="float">
            <text:p>9.27128</text:p>
          </table:table-cell>
          <table:table-cell office:value-type="float" office:value="0.827128" calcext:value-type="float">
            <text:p>0.827128</text:p>
          </table:table-cell>
          <table:table-cell office:value-type="float" office:value="0.172872" calcext:value-type="float">
            <text:p>0.172872</text:p>
          </table:table-cell>
          <table:table-cell office:value-type="float" office:value="3.61097" calcext:value-type="float">
            <text:p>3.610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52124" calcext:value-type="float">
            <text:p>3.52124</text:p>
          </table:table-cell>
          <table:table-cell office:value-type="float" office:value="0.992278" calcext:value-type="float">
            <text:p>0.992278</text:p>
          </table:table-cell>
          <table:table-cell office:value-type="float" office:value="0.00772201" calcext:value-type="float">
            <text:p>0.007722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3.40254" calcext:value-type="float">
            <text:p>3.40254</text:p>
          </table:table-cell>
          <table:table-cell office:value-type="float" office:value="0.985751" calcext:value-type="float">
            <text:p>0.985751</text:p>
          </table:table-cell>
          <table:table-cell office:value-type="float" office:value="0.0142494" calcext:value-type="float">
            <text:p>0.0142494</text:p>
          </table:table-cell>
          <table:table-cell office:value-type="float" office:value="0" calcext:value-type="float">
            <text:p>0</text:p>
          </table:table-cell>
          <table:table-cell office:value-type="float" office:value="6.18919" calcext:value-type="float">
            <text:p>6.189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3708" calcext:value-type="float">
            <text:p>7.33708</text:p>
          </table:table-cell>
          <table:table-cell office:value-type="float" office:value="0.966292" calcext:value-type="float">
            <text:p>0.966292</text:p>
          </table:table-cell>
          <table:table-cell office:value-type="float" office:value="0.0337079" calcext:value-type="float">
            <text:p>0.0337079</text:p>
          </table:table-cell>
          <table:table-cell office:value-type="float" office:value="3.36939" calcext:value-type="float">
            <text:p>3.36939</text:p>
          </table:table-cell>
          <table:table-cell office:value-type="float" office:value="0.789796" calcext:value-type="float">
            <text:p>0.789796</text:p>
          </table:table-cell>
          <table:table-cell office:value-type="float" office:value="0.206122" calcext:value-type="float">
            <text:p>0.206122</text:p>
          </table:table-cell>
          <table:table-cell office:value-type="float" office:value="0.00408163" calcext:value-type="float">
            <text:p>0.00408163</text:p>
          </table:table-cell>
          <table:table-cell office:value-type="float" office:value="2.97778" calcext:value-type="float">
            <text:p>2.9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1296" calcext:value-type="float">
            <text:p>8.71296</text:p>
          </table:table-cell>
          <table:table-cell office:value-type="float" office:value="0.75463" calcext:value-type="float">
            <text:p>0.75463</text:p>
          </table:table-cell>
          <table:table-cell office:value-type="float" office:value="0.24537" calcext:value-type="float">
            <text:p>0.24537</text:p>
          </table:table-cell>
          <table:table-cell office:value-type="float" office:value="3.40789" calcext:value-type="float">
            <text:p>3.40789</text:p>
          </table:table-cell>
          <table:table-cell office:value-type="float" office:value="0.950995" calcext:value-type="float">
            <text:p>0.950995</text:p>
          </table:table-cell>
          <table:table-cell office:value-type="float" office:value="0.0482682" calcext:value-type="float">
            <text:p>0.0482682</text:p>
          </table:table-cell>
          <table:table-cell office:value-type="float" office:value="0.00073692" calcext:value-type="float">
            <text:p>0.00073692</text:p>
          </table:table-cell>
          <table:table-cell office:value-type="float" office:value="3.92188" calcext:value-type="float">
            <text:p>3.92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3052" calcext:value-type="float">
            <text:p>8.23052</text:p>
          </table:table-cell>
          <table:table-cell office:value-type="float" office:value="0.814935" calcext:value-type="float">
            <text:p>0.814935</text:p>
          </table:table-cell>
          <table:table-cell office:value-type="float" office:value="0.185065" calcext:value-type="float">
            <text:p>0.185065</text:p>
          </table:table-cell>
          <table:table-cell office:value-type="float" office:value="3.35017" calcext:value-type="float">
            <text:p>3.350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99392" calcext:value-type="float">
            <text:p>3.99392</text:p>
          </table:table-cell>
          <table:table-cell office:value-type="float" office:value="0.99696" calcext:value-type="float">
            <text:p>0.99696</text:p>
          </table:table-cell>
          <table:table-cell office:value-type="float" office:value="0.00303951" calcext:value-type="float">
            <text:p>0.00303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2195" calcext:value-type="float">
            <text:p>3.72195</text:p>
          </table:table-cell>
          <table:table-cell office:value-type="float" office:value="0.974647" calcext:value-type="float">
            <text:p>0.974647</text:p>
          </table:table-cell>
          <table:table-cell office:value-type="float" office:value="0.0253533" calcext:value-type="float">
            <text:p>0.0253533</text:p>
          </table:table-cell>
          <table:table-cell office:value-type="float" office:value="0" calcext:value-type="float">
            <text:p>0</text:p>
          </table:table-cell>
          <table:table-cell office:value-type="float" office:value="5.43519" calcext:value-type="float">
            <text:p>5.435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354" calcext:value-type="float">
            <text:p>8.3354</text:p>
          </table:table-cell>
          <table:table-cell office:value-type="float" office:value="0.962733" calcext:value-type="float">
            <text:p>0.962733</text:p>
          </table:table-cell>
          <table:table-cell office:value-type="float" office:value="0.0372671" calcext:value-type="float">
            <text:p>0.0372671</text:p>
          </table:table-cell>
          <table:table-cell office:value-type="float" office:value="3.61214" calcext:value-type="float">
            <text:p>3.61214</text:p>
          </table:table-cell>
          <table:table-cell office:value-type="float" office:value="0.790582" calcext:value-type="float">
            <text:p>0.790582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00371747" calcext:value-type="float">
            <text:p>0.00371747</text:p>
          </table:table-cell>
          <table:table-cell office:value-type="float" office:value="4.06143" calcext:value-type="float">
            <text:p>4.06143</text:p>
          </table:table-cell>
          <table:table-cell office:value-type="float" office:value="0.982935" calcext:value-type="float">
            <text:p>0.982935</text:p>
          </table:table-cell>
          <table:table-cell office:value-type="float" office:value="0.0170648" calcext:value-type="float">
            <text:p>0.0170648</text:p>
          </table:table-cell>
          <table:table-cell office:value-type="float" office:value="9.74442" calcext:value-type="float">
            <text:p>9.74442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3.72219" calcext:value-type="float">
            <text:p>3.72219</text:p>
          </table:table-cell>
          <table:table-cell office:value-type="float" office:value="0.934783" calcext:value-type="float">
            <text:p>0.934783</text:p>
          </table:table-cell>
          <table:table-cell office:value-type="float" office:value="0.0643704" calcext:value-type="float">
            <text:p>0.0643704</text:p>
          </table:table-cell>
          <table:table-cell office:value-type="float" office:value="0.000846979" calcext:value-type="float">
            <text:p>0.000846979</text:p>
          </table:table-cell>
          <table:table-cell office:value-type="float" office:value="4.42786" calcext:value-type="float">
            <text:p>4.42786</text:p>
          </table:table-cell>
          <table:table-cell office:value-type="float" office:value="0.987562" calcext:value-type="float">
            <text:p>0.987562</text:p>
          </table:table-cell>
          <table:table-cell office:value-type="float" office:value="0.0124378" calcext:value-type="float">
            <text:p>0.0124378</text:p>
          </table:table-cell>
          <table:table-cell office:value-type="float" office:value="9.29225" calcext:value-type="float">
            <text:p>9.29225</text:p>
          </table:table-cell>
          <table:table-cell office:value-type="float" office:value="0.825704" calcext:value-type="float">
            <text:p>0.825704</text:p>
          </table:table-cell>
          <table:table-cell office:value-type="float" office:value="0.174296" calcext:value-type="float">
            <text:p>0.174296</text:p>
          </table:table-cell>
          <table:table-cell office:value-type="float" office:value="2.82387" calcext:value-type="float">
            <text:p>2.8238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45091" calcext:value-type="float">
            <text:p>3.45091</text:p>
          </table:table-cell>
          <table:table-cell office:value-type="float" office:value="0.992727" calcext:value-type="float">
            <text:p>0.992727</text:p>
          </table:table-cell>
          <table:table-cell office:value-type="float" office:value="0.00727273" calcext:value-type="float">
            <text:p>0.00727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6129" calcext:value-type="float">
            <text:p>3.26129</text:p>
          </table:table-cell>
          <table:table-cell office:value-type="float" office:value="0.980087" calcext:value-type="float">
            <text:p>0.980087</text:p>
          </table:table-cell>
          <table:table-cell office:value-type="float" office:value="0.0194269" calcext:value-type="float">
            <text:p>0.0194269</text:p>
          </table:table-cell>
          <table:table-cell office:value-type="float" office:value="0.000485673" calcext:value-type="float">
            <text:p>0.000485673</text:p>
          </table:table-cell>
          <table:table-cell office:value-type="float" office:value="3.92308" calcext:value-type="float">
            <text:p>3.9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63736" calcext:value-type="float">
            <text:p>8.63736</text:p>
          </table:table-cell>
          <table:table-cell office:value-type="float" office:value="0.989011" calcext:value-type="float">
            <text:p>0.989011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4.02756" calcext:value-type="float">
            <text:p>4.02756</text:p>
          </table:table-cell>
          <table:table-cell office:value-type="float" office:value="0.826772" calcext:value-type="float">
            <text:p>0.826772</text:p>
          </table:table-cell>
          <table:table-cell office:value-type="float" office:value="0.167323" calcext:value-type="float">
            <text:p>0.167323</text:p>
          </table:table-cell>
          <table:table-cell office:value-type="float" office:value="0.00590551" calcext:value-type="float">
            <text:p>0.00590551</text:p>
          </table:table-cell>
          <table:table-cell office:value-type="float" office:value="3.83962" calcext:value-type="float">
            <text:p>3.83962</text:p>
          </table:table-cell>
          <table:table-cell office:value-type="float" office:value="0.990566" calcext:value-type="float">
            <text:p>0.990566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9.91852" calcext:value-type="float">
            <text:p>9.91852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3.41661" calcext:value-type="float">
            <text:p>3.41661</text:p>
          </table:table-cell>
          <table:table-cell office:value-type="float" office:value="0.953906" calcext:value-type="float">
            <text:p>0.953906</text:p>
          </table:table-cell>
          <table:table-cell office:value-type="float" office:value="0.0446868" calcext:value-type="float">
            <text:p>0.0446868</text:p>
          </table:table-cell>
          <table:table-cell office:value-type="float" office:value="0.00140746" calcext:value-type="float">
            <text:p>0.00140746</text:p>
          </table:table-cell>
          <table:table-cell office:value-type="float" office:value="3.84247" calcext:value-type="float">
            <text:p>3.84247</text:p>
          </table:table-cell>
          <table:table-cell office:value-type="float" office:value="0.993151" calcext:value-type="float">
            <text:p>0.993151</text:p>
          </table:table-cell>
          <table:table-cell office:value-type="float" office:value="0.00684932" calcext:value-type="float">
            <text:p>0.00684932</text:p>
          </table:table-cell>
          <table:table-cell office:value-type="float" office:value="9.52747" calcext:value-type="float">
            <text:p>9.52747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208791" calcext:value-type="float">
            <text:p>0.208791</text:p>
          </table:table-cell>
          <table:table-cell office:value-type="float" office:value="3.26477" calcext:value-type="float">
            <text:p>3.264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77259" calcext:value-type="float">
            <text:p>3.77259</text:p>
          </table:table-cell>
          <table:table-cell office:value-type="float" office:value="0.993769" calcext:value-type="float">
            <text:p>0.993769</text:p>
          </table:table-cell>
          <table:table-cell office:value-type="float" office:value="0.00623053" calcext:value-type="float">
            <text:p>0.00623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1638" calcext:value-type="float">
            <text:p>3.71638</text:p>
          </table:table-cell>
          <table:table-cell office:value-type="float" office:value="0.964489" calcext:value-type="float">
            <text:p>0.964489</text:p>
          </table:table-cell>
          <table:table-cell office:value-type="float" office:value="0.0355114" calcext:value-type="float">
            <text:p>0.0355114</text:p>
          </table:table-cell>
          <table:table-cell office:value-type="float" office:value="0" calcext:value-type="float">
            <text:p>0</text:p>
          </table:table-cell>
          <table:table-cell office:value-type="float" office:value="5.33333" calcext:value-type="float">
            <text:p>5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2081" calcext:value-type="float">
            <text:p>8.82081</text:p>
          </table:table-cell>
          <table:table-cell office:value-type="float" office:value="0.953757" calcext:value-type="float">
            <text:p>0.953757</text:p>
          </table:table-cell>
          <table:table-cell office:value-type="float" office:value="0.0462428" calcext:value-type="float">
            <text:p>0.0462428</text:p>
          </table:table-cell>
          <table:table-cell office:value-type="float" office:value="3.25884" calcext:value-type="float">
            <text:p>3.25884</text:p>
          </table:table-cell>
          <table:table-cell office:value-type="float" office:value="0.765205" calcext:value-type="float">
            <text:p>0.765205</text:p>
          </table:table-cell>
          <table:table-cell office:value-type="float" office:value="0.227723" calcext:value-type="float">
            <text:p>0.227723</text:p>
          </table:table-cell>
          <table:table-cell office:value-type="float" office:value="0.00707214" calcext:value-type="float">
            <text:p>0.00707214</text:p>
          </table:table-cell>
          <table:table-cell office:value-type="float" office:value="4.24312" calcext:value-type="float">
            <text:p>4.24312</text:p>
          </table:table-cell>
          <table:table-cell office:value-type="float" office:value="0.972477" calcext:value-type="float">
            <text:p>0.972477</text:p>
          </table:table-cell>
          <table:table-cell office:value-type="float" office:value="0.0275229" calcext:value-type="float">
            <text:p>0.0275229</text:p>
          </table:table-cell>
          <table:table-cell office:value-type="float" office:value="10.3058" calcext:value-type="float">
            <text:p>10.3058</text:p>
          </table:table-cell>
          <table:table-cell office:value-type="float" office:value="0.754854" calcext:value-type="float">
            <text:p>0.754854</text:p>
          </table:table-cell>
          <table:table-cell office:value-type="float" office:value="0.245146" calcext:value-type="float">
            <text:p>0.245146</text:p>
          </table:table-cell>
          <table:table-cell office:value-type="float" office:value="3.61911" calcext:value-type="float">
            <text:p>3.61911</text:p>
          </table:table-cell>
          <table:table-cell office:value-type="float" office:value="0.922611" calcext:value-type="float">
            <text:p>0.922611</text:p>
          </table:table-cell>
          <table:table-cell office:value-type="float" office:value="0.0757962" calcext:value-type="float">
            <text:p>0.0757962</text:p>
          </table:table-cell>
          <table:table-cell office:value-type="float" office:value="0.00159236" calcext:value-type="float">
            <text:p>0.00159236</text:p>
          </table:table-cell>
          <table:table-cell office:value-type="float" office:value="4.50671" calcext:value-type="float">
            <text:p>4.50671</text:p>
          </table:table-cell>
          <table:table-cell office:value-type="float" office:value="0.979866" calcext:value-type="float">
            <text:p>0.979866</text:p>
          </table:table-cell>
          <table:table-cell office:value-type="float" office:value="0.0201342" calcext:value-type="float">
            <text:p>0.0201342</text:p>
          </table:table-cell>
          <table:table-cell office:value-type="float" office:value="9.84041" calcext:value-type="float">
            <text:p>9.84041</text:p>
          </table:table-cell>
          <table:table-cell office:value-type="float" office:value="0.814941" calcext:value-type="float">
            <text:p>0.814941</text:p>
          </table:table-cell>
          <table:table-cell office:value-type="float" office:value="0.185059" calcext:value-type="float">
            <text:p>0.185059</text:p>
          </table:table-cell>
          <table:table-cell office:value-type="float" office:value="2.73725" calcext:value-type="float">
            <text:p>2.737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71223" calcext:value-type="float">
            <text:p>3.71223</text:p>
          </table:table-cell>
          <table:table-cell office:value-type="float" office:value="0.992806" calcext:value-type="float">
            <text:p>0.992806</text:p>
          </table:table-cell>
          <table:table-cell office:value-type="float" office:value="0.00719424" calcext:value-type="float">
            <text:p>0.007194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5096" calcext:value-type="float">
            <text:p>3.65096</text:p>
          </table:table-cell>
          <table:table-cell office:value-type="float" office:value="0.979639" calcext:value-type="float">
            <text:p>0.979639</text:p>
          </table:table-cell>
          <table:table-cell office:value-type="float" office:value="0.0203607" calcext:value-type="float">
            <text:p>0.0203607</text:p>
          </table:table-cell>
          <table:table-cell office:value-type="float" office:value="0" calcext:value-type="float">
            <text:p>0</text:p>
          </table:table-cell>
          <table:table-cell office:value-type="float" office:value="5.06522" calcext:value-type="float">
            <text:p>5.06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7302" calcext:value-type="float">
            <text:p>8.87302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3.27338" calcext:value-type="float">
            <text:p>3.27338</text:p>
          </table:table-cell>
          <table:table-cell office:value-type="float" office:value="0.803957" calcext:value-type="float">
            <text:p>0.803957</text:p>
          </table:table-cell>
          <table:table-cell office:value-type="float" office:value="0.188849" calcext:value-type="float">
            <text:p>0.188849</text:p>
          </table:table-cell>
          <table:table-cell office:value-type="float" office:value="0.00719424" calcext:value-type="float">
            <text:p>0.00719424</text:p>
          </table:table-cell>
          <table:table-cell office:value-type="float" office:value="4.93897" calcext:value-type="float">
            <text:p>4.93897</text:p>
          </table:table-cell>
          <table:table-cell office:value-type="float" office:value="0.957746" calcext:value-type="float">
            <text:p>0.957746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9.96893" calcext:value-type="float">
            <text:p>9.96893</text:p>
          </table:table-cell>
          <table:table-cell office:value-type="float" office:value="0.745763" calcext:value-type="float">
            <text:p>0.745763</text:p>
          </table:table-cell>
          <table:table-cell office:value-type="float" office:value="0.254237" calcext:value-type="float">
            <text:p>0.254237</text:p>
          </table:table-cell>
          <table:table-cell office:value-type="float" office:value="3.5754" calcext:value-type="float">
            <text:p>3.5754</text:p>
          </table:table-cell>
          <table:table-cell office:value-type="float" office:value="0.942812" calcext:value-type="float">
            <text:p>0.942812</text:p>
          </table:table-cell>
          <table:table-cell office:value-type="float" office:value="0.0556208" calcext:value-type="float">
            <text:p>0.0556208</text:p>
          </table:table-cell>
          <table:table-cell office:value-type="float" office:value="0.00156678" calcext:value-type="float">
            <text:p>0.00156678</text:p>
          </table:table-cell>
          <table:table-cell office:value-type="float" office:value="4.96405" calcext:value-type="float">
            <text:p>4.96405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9.59053" calcext:value-type="float">
            <text:p>9.59053</text:p>
          </table:table-cell>
          <table:table-cell office:value-type="float" office:value="0.800412" calcext:value-type="float">
            <text:p>0.800412</text:p>
          </table:table-cell>
          <table:table-cell office:value-type="float" office:value="0.199588" calcext:value-type="float">
            <text:p>0.199588</text:p>
          </table:table-cell>
          <table:table-cell office:value-type="float" office:value="2.64606" calcext:value-type="float">
            <text:p>2.646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20221" calcext:value-type="float">
            <text:p>4.20221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00735294" calcext:value-type="float">
            <text:p>0.00735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2335" calcext:value-type="float">
            <text:p>4.12335</text:p>
          </table:table-cell>
          <table:table-cell office:value-type="float" office:value="0.983131" calcext:value-type="float">
            <text:p>0.983131</text:p>
          </table:table-cell>
          <table:table-cell office:value-type="float" office:value="0.0163416" calcext:value-type="float">
            <text:p>0.0163416</text:p>
          </table:table-cell>
          <table:table-cell office:value-type="float" office:value="0.000527148" calcext:value-type="float">
            <text:p>0.000527148</text:p>
          </table:table-cell>
          <table:table-cell office:value-type="float" office:value="5.19481" calcext:value-type="float">
            <text:p>5.19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5" calcext:value-type="float">
            <text:p>7.95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3.9687" calcext:value-type="float">
            <text:p>3.9687</text:p>
          </table:table-cell>
          <table:table-cell office:value-type="float" office:value="0.761739" calcext:value-type="float">
            <text:p>0.761739</text:p>
          </table:table-cell>
          <table:table-cell office:value-type="float" office:value="0.236522" calcext:value-type="float">
            <text:p>0.236522</text:p>
          </table:table-cell>
          <table:table-cell office:value-type="float" office:value="0.00173913" calcext:value-type="float">
            <text:p>0.00173913</text:p>
          </table:table-cell>
          <table:table-cell office:value-type="float" office:value="4.90345" calcext:value-type="float">
            <text:p>4.90345</text:p>
          </table:table-cell>
          <table:table-cell office:value-type="float" office:value="0.965517" calcext:value-type="float">
            <text:p>0.965517</text:p>
          </table:table-cell>
          <table:table-cell office:value-type="float" office:value="0.0344828" calcext:value-type="float">
            <text:p>0.0344828</text:p>
          </table:table-cell>
          <table:table-cell office:value-type="float" office:value="9.25325" calcext:value-type="float">
            <text:p>9.25325</text:p>
          </table:table-cell>
          <table:table-cell office:value-type="float" office:value="0.75974" calcext:value-type="float">
            <text:p>0.75974</text:p>
          </table:table-cell>
          <table:table-cell office:value-type="float" office:value="0.24026" calcext:value-type="float">
            <text:p>0.24026</text:p>
          </table:table-cell>
          <table:table-cell office:value-type="float" office:value="4.09876" calcext:value-type="float">
            <text:p>4.09876</text:p>
          </table:table-cell>
          <table:table-cell office:value-type="float" office:value="0.937682" calcext:value-type="float">
            <text:p>0.937682</text:p>
          </table:table-cell>
          <table:table-cell office:value-type="float" office:value="0.0615889" calcext:value-type="float">
            <text:p>0.0615889</text:p>
          </table:table-cell>
          <table:table-cell office:value-type="float" office:value="0.000728863" calcext:value-type="float">
            <text:p>0.000728863</text:p>
          </table:table-cell>
          <table:table-cell office:value-type="float" office:value="4.96035" calcext:value-type="float">
            <text:p>4.96035</text:p>
          </table:table-cell>
          <table:table-cell office:value-type="float" office:value="0.977974" calcext:value-type="float">
            <text:p>0.977974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8.86574" calcext:value-type="float">
            <text:p>8.86574</text:p>
          </table:table-cell>
          <table:table-cell office:value-type="float" office:value="0.819444" calcext:value-type="float">
            <text:p>0.819444</text:p>
          </table:table-cell>
          <table:table-cell office:value-type="float" office:value="0.180556" calcext:value-type="float">
            <text:p>0.180556</text:p>
          </table:table-cell>
          <table:table-cell office:value-type="float" office:value="3.06157" calcext:value-type="float">
            <text:p>3.0615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81757" calcext:value-type="float">
            <text:p>3.81757</text:p>
          </table:table-cell>
          <table:table-cell office:value-type="float" office:value="0.993243" calcext:value-type="float">
            <text:p>0.993243</text:p>
          </table:table-cell>
          <table:table-cell office:value-type="float" office:value="0.00675676" calcext:value-type="float">
            <text:p>0.006756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1328" calcext:value-type="float">
            <text:p>3.51328</text:p>
          </table:table-cell>
          <table:table-cell office:value-type="float" office:value="0.987666" calcext:value-type="float">
            <text:p>0.987666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" calcext:value-type="float">
            <text:p>0</text:p>
          </table:table-cell>
          <table:table-cell office:value-type="float" office:value="2.94118" calcext:value-type="float">
            <text:p>2.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6712" calcext:value-type="float">
            <text:p>8.76712</text:p>
          </table:table-cell>
          <table:table-cell office:value-type="float" office:value="0.931507" calcext:value-type="float">
            <text:p>0.931507</text:p>
          </table:table-cell>
          <table:table-cell office:value-type="float" office:value="0.0684932" calcext:value-type="float">
            <text:p>0.0684932</text:p>
          </table:table-cell>
          <table:table-cell office:value-type="float" office:value="3.27071" calcext:value-type="float">
            <text:p>3.27071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210101" calcext:value-type="float">
            <text:p>0.210101</text:p>
          </table:table-cell>
          <table:table-cell office:value-type="float" office:value="0.0020202" calcext:value-type="float">
            <text:p>0.0020202</text:p>
          </table:table-cell>
          <table:table-cell office:value-type="float" office:value="2.9881" calcext:value-type="float">
            <text:p>2.9881</text:p>
          </table:table-cell>
          <table:table-cell office:value-type="float" office:value="0.988095" calcext:value-type="float">
            <text:p>0.988095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8.98592" calcext:value-type="float">
            <text:p>8.98592</text:p>
          </table:table-cell>
          <table:table-cell office:value-type="float" office:value="0.699531" calcext:value-type="float">
            <text:p>0.699531</text:p>
          </table:table-cell>
          <table:table-cell office:value-type="float" office:value="0.300469" calcext:value-type="float">
            <text:p>0.300469</text:p>
          </table:table-cell>
          <table:table-cell office:value-type="float" office:value="3.50293" calcext:value-type="float">
            <text:p>3.50293</text:p>
          </table:table-cell>
          <table:table-cell office:value-type="float" office:value="0.954122" calcext:value-type="float">
            <text:p>0.954122</text:p>
          </table:table-cell>
          <table:table-cell office:value-type="float" office:value="0.0455329" calcext:value-type="float">
            <text:p>0.0455329</text:p>
          </table:table-cell>
          <table:table-cell office:value-type="float" office:value="0.000344947" calcext:value-type="float">
            <text:p>0.000344947</text:p>
          </table:table-cell>
          <table:table-cell office:value-type="float" office:value="2.9802" calcext:value-type="float">
            <text:p>2.9802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00990099" calcext:value-type="float">
            <text:p>0.00990099</text:p>
          </table:table-cell>
          <table:table-cell office:value-type="float" office:value="8.90625" calcext:value-type="float">
            <text:p>8.90625</text:p>
          </table:table-cell>
          <table:table-cell office:value-type="float" office:value="0.760417" calcext:value-type="float">
            <text:p>0.760417</text:p>
          </table:table-cell>
          <table:table-cell office:value-type="float" office:value="0.239583" calcext:value-type="float">
            <text:p>0.239583</text:p>
          </table:table-cell>
          <table:table-cell office:value-type="float" office:value="3.44196" calcext:value-type="float">
            <text:p>3.441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41085" calcext:value-type="float">
            <text:p>3.41085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00775194" calcext:value-type="float">
            <text:p>0.0077519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4258" calcext:value-type="float">
            <text:p>3.04258</text:p>
          </table:table-cell>
          <table:table-cell office:value-type="float" office:value="0.985401" calcext:value-type="float">
            <text:p>0.985401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" calcext:value-type="float">
            <text:p>0</text:p>
          </table:table-cell>
          <table:table-cell office:value-type="float" office:value="2.64706" calcext:value-type="float">
            <text:p>2.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9655" calcext:value-type="float">
            <text:p>7.39655</text:p>
          </table:table-cell>
          <table:table-cell office:value-type="float" office:value="0.948276" calcext:value-type="float">
            <text:p>0.948276</text:p>
          </table:table-cell>
          <table:table-cell office:value-type="float" office:value="0.0517241" calcext:value-type="float">
            <text:p>0.0517241</text:p>
          </table:table-cell>
          <table:table-cell office:value-type="float" office:value="2.9697" calcext:value-type="float">
            <text:p>2.969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3.04225" calcext:value-type="float">
            <text:p>3.04225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10.1242" calcext:value-type="float">
            <text:p>10.124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3.06853" calcext:value-type="float">
            <text:p>3.06853</text:p>
          </table:table-cell>
          <table:table-cell office:value-type="float" office:value="0.95643" calcext:value-type="float">
            <text:p>0.95643</text:p>
          </table:table-cell>
          <table:table-cell office:value-type="float" office:value="0.0435702" calcext:value-type="float">
            <text:p>0.0435702</text:p>
          </table:table-cell>
          <table:table-cell office:value-type="float" office:value="0" calcext:value-type="float">
            <text:p>0</text:p>
          </table:table-cell>
          <table:table-cell office:value-type="float" office:value="2.96591" calcext:value-type="float">
            <text:p>2.96591</text:p>
          </table:table-cell>
          <table:table-cell office:value-type="float" office:value="0.988636" calcext:value-type="float">
            <text:p>0.988636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9.29911" calcext:value-type="float">
            <text:p>9.2991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2.87058" calcext:value-type="float">
            <text:p>2.870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5597" calcext:value-type="float">
            <text:p>3.5597</text:p>
          </table:table-cell>
          <table:table-cell office:value-type="float" office:value="0.988806" calcext:value-type="float">
            <text:p>0.988806</text:p>
          </table:table-cell>
          <table:table-cell office:value-type="float" office:value="0.011194" calcext:value-type="float">
            <text:p>0.01119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7676" calcext:value-type="float">
            <text:p>3.57676</text:p>
          </table:table-cell>
          <table:table-cell office:value-type="float" office:value="0.972814" calcext:value-type="float">
            <text:p>0.972814</text:p>
          </table:table-cell>
          <table:table-cell office:value-type="float" office:value="0.0271855" calcext:value-type="float">
            <text:p>0.0271855</text:p>
          </table:table-cell>
          <table:table-cell office:value-type="float" office:value="0" calcext:value-type="float">
            <text:p>0</text:p>
          </table:table-cell>
          <table:table-cell office:value-type="float" office:value="3.96341" calcext:value-type="float">
            <text:p>3.96341</text:p>
          </table:table-cell>
          <table:table-cell office:value-type="float" office:value="0.987805" calcext:value-type="float">
            <text:p>0.987805</text:p>
          </table:table-cell>
          <table:table-cell office:value-type="float" office:value="0.0121951" calcext:value-type="float">
            <text:p>0.0121951</text:p>
          </table:table-cell>
          <table:table-cell office:value-type="float" office:value="8.79675" calcext:value-type="float">
            <text:p>8.79675</text:p>
          </table:table-cell>
          <table:table-cell office:value-type="float" office:value="0.934959" calcext:value-type="float">
            <text:p>0.934959</text:p>
          </table:table-cell>
          <table:table-cell office:value-type="float" office:value="0.0650407" calcext:value-type="float">
            <text:p>0.0650407</text:p>
          </table:table-cell>
          <table:table-cell office:value-type="float" office:value="3.46851" calcext:value-type="float">
            <text:p>3.46851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0.253456" calcext:value-type="float">
            <text:p>0.253456</text:p>
          </table:table-cell>
          <table:table-cell office:value-type="float" office:value="0.00460829" calcext:value-type="float">
            <text:p>0.00460829</text:p>
          </table:table-cell>
          <table:table-cell office:value-type="float" office:value="4.18834" calcext:value-type="float">
            <text:p>4.18834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10.3524" calcext:value-type="float">
            <text:p>10.3524</text:p>
          </table:table-cell>
          <table:table-cell office:value-type="float" office:value="0.765043" calcext:value-type="float">
            <text:p>0.765043</text:p>
          </table:table-cell>
          <table:table-cell office:value-type="float" office:value="0.234957" calcext:value-type="float">
            <text:p>0.234957</text:p>
          </table:table-cell>
          <table:table-cell office:value-type="float" office:value="3.54991" calcext:value-type="float">
            <text:p>3.54991</text:p>
          </table:table-cell>
          <table:table-cell office:value-type="float" office:value="0.920572" calcext:value-type="float">
            <text:p>0.920572</text:p>
          </table:table-cell>
          <table:table-cell office:value-type="float" office:value="0.0783542" calcext:value-type="float">
            <text:p>0.0783542</text:p>
          </table:table-cell>
          <table:table-cell office:value-type="float" office:value="0.00107335" calcext:value-type="float">
            <text:p>0.00107335</text:p>
          </table:table-cell>
          <table:table-cell office:value-type="float" office:value="4.11075" calcext:value-type="float">
            <text:p>4.11075</text:p>
          </table:table-cell>
          <table:table-cell office:value-type="float" office:value="0.977199" calcext:value-type="float">
            <text:p>0.977199</text:p>
          </table:table-cell>
          <table:table-cell office:value-type="float" office:value="0.0228013" calcext:value-type="float">
            <text:p>0.0228013</text:p>
          </table:table-cell>
          <table:table-cell office:value-type="float" office:value="9.91772" calcext:value-type="float">
            <text:p>9.91772</text:p>
          </table:table-cell>
          <table:table-cell office:value-type="float" office:value="0.810127" calcext:value-type="float">
            <text:p>0.810127</text:p>
          </table:table-cell>
          <table:table-cell office:value-type="float" office:value="0.189873" calcext:value-type="float">
            <text:p>0.189873</text:p>
          </table:table-cell>
          <table:table-cell office:value-type="float" office:value="2.62414" calcext:value-type="float">
            <text:p>2.624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47951" calcext:value-type="float">
            <text:p>3.47951</text:p>
          </table:table-cell>
          <table:table-cell office:value-type="float" office:value="0.987705" calcext:value-type="float">
            <text:p>0.987705</text:p>
          </table:table-cell>
          <table:table-cell office:value-type="float" office:value="0.0122951" calcext:value-type="float">
            <text:p>0.0122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0266" calcext:value-type="float">
            <text:p>3.30266</text:p>
          </table:table-cell>
          <table:table-cell office:value-type="float" office:value="0.976529" calcext:value-type="float">
            <text:p>0.976529</text:p>
          </table:table-cell>
          <table:table-cell office:value-type="float" office:value="0.0234713" calcext:value-type="float">
            <text:p>0.0234713</text:p>
          </table:table-cell>
          <table:table-cell office:value-type="float" office:value="0" calcext:value-type="float">
            <text:p>0</text:p>
          </table:table-cell>
          <table:table-cell office:value-type="float" office:value="5.75758" calcext:value-type="float">
            <text:p>5.75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4925" calcext:value-type="float">
            <text:p>7.64925</text:p>
          </table:table-cell>
          <table:table-cell office:value-type="float" office:value="0.985075" calcext:value-type="float">
            <text:p>0.985075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2.43182" calcext:value-type="float">
            <text:p>2.43182</text:p>
          </table:table-cell>
          <table:table-cell office:value-type="float" office:value="0.700758" calcext:value-type="float">
            <text:p>0.700758</text:p>
          </table:table-cell>
          <table:table-cell office:value-type="float" office:value="0.293561" calcext:value-type="float">
            <text:p>0.293561</text:p>
          </table:table-cell>
          <table:table-cell office:value-type="float" office:value="0.00568182" calcext:value-type="float">
            <text:p>0.00568182</text:p>
          </table:table-cell>
          <table:table-cell office:value-type="float" office:value="4.04523" calcext:value-type="float">
            <text:p>4.04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6178" calcext:value-type="float">
            <text:p>9.6178</text:p>
          </table:table-cell>
          <table:table-cell office:value-type="float" office:value="0.748691" calcext:value-type="float">
            <text:p>0.748691</text:p>
          </table:table-cell>
          <table:table-cell office:value-type="float" office:value="0.251309" calcext:value-type="float">
            <text:p>0.251309</text:p>
          </table:table-cell>
          <table:table-cell office:value-type="float" office:value="3.1284" calcext:value-type="float">
            <text:p>3.1284</text:p>
          </table:table-cell>
          <table:table-cell office:value-type="float" office:value="0.916771" calcext:value-type="float">
            <text:p>0.916771</text:p>
          </table:table-cell>
          <table:table-cell office:value-type="float" office:value="0.0819741" calcext:value-type="float">
            <text:p>0.0819741</text:p>
          </table:table-cell>
          <table:table-cell office:value-type="float" office:value="0.00125471" calcext:value-type="float">
            <text:p>0.00125471</text:p>
          </table:table-cell>
          <table:table-cell office:value-type="float" office:value="4.45865" calcext:value-type="float">
            <text:p>4.45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6538" calcext:value-type="float">
            <text:p>9.06538</text:p>
          </table:table-cell>
          <table:table-cell office:value-type="float" office:value="0.811538" calcext:value-type="float">
            <text:p>0.811538</text:p>
          </table:table-cell>
          <table:table-cell office:value-type="float" office:value="0.188462" calcext:value-type="float">
            <text:p>0.188462</text:p>
          </table:table-cell>
          <table:table-cell office:value-type="float" office:value="2.21762" calcext:value-type="float">
            <text:p>2.2176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9761" calcext:value-type="float">
            <text:p>3.9761</text:p>
          </table:table-cell>
          <table:table-cell office:value-type="float" office:value="0.996016" calcext:value-type="float">
            <text:p>0.996016</text:p>
          </table:table-cell>
          <table:table-cell office:value-type="float" office:value="0.00398406" calcext:value-type="float">
            <text:p>0.00398406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5304" calcext:value-type="float">
            <text:p>3.55304</text:p>
          </table:table-cell>
          <table:table-cell office:value-type="float" office:value="0.976773" calcext:value-type="float">
            <text:p>0.976773</text:p>
          </table:table-cell>
          <table:table-cell office:value-type="float" office:value="0.0232266" calcext:value-type="float">
            <text:p>0.0232266</text:p>
          </table:table-cell>
          <table:table-cell office:value-type="float" office:value="0" calcext:value-type="float">
            <text:p>0</text:p>
          </table:table-cell>
          <table:table-cell office:value-type="float" office:value="6.04762" calcext:value-type="float">
            <text:p>6.04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7857" calcext:value-type="float">
            <text:p>7.67857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3.54457" calcext:value-type="float">
            <text:p>3.54457</text:p>
          </table:table-cell>
          <table:table-cell office:value-type="float" office:value="0.757752" calcext:value-type="float">
            <text:p>0.757752</text:p>
          </table:table-cell>
          <table:table-cell office:value-type="float" office:value="0.234496" calcext:value-type="float">
            <text:p>0.234496</text:p>
          </table:table-cell>
          <table:table-cell office:value-type="float" office:value="0.00775194" calcext:value-type="float">
            <text:p>0.00775194</text:p>
          </table:table-cell>
          <table:table-cell office:value-type="float" office:value="4.70186" calcext:value-type="float">
            <text:p>4.70186</text:p>
          </table:table-cell>
          <table:table-cell office:value-type="float" office:value="0.981366" calcext:value-type="float">
            <text:p>0.981366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9.82154" calcext:value-type="float">
            <text:p>9.82154</text:p>
          </table:table-cell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 office:value-type="float" office:value="3.59619" calcext:value-type="float">
            <text:p>3.59619</text:p>
          </table:table-cell>
          <table:table-cell office:value-type="float" office:value="0.930932" calcext:value-type="float">
            <text:p>0.930932</text:p>
          </table:table-cell>
          <table:table-cell office:value-type="float" office:value="0.0673729" calcext:value-type="float">
            <text:p>0.0673729</text:p>
          </table:table-cell>
          <table:table-cell office:value-type="float" office:value="0.00169492" calcext:value-type="float">
            <text:p>0.00169492</text:p>
          </table:table-cell>
          <table:table-cell office:value-type="float" office:value="5.21681" calcext:value-type="float">
            <text:p>5.21681</text:p>
          </table:table-cell>
          <table:table-cell office:value-type="float" office:value="0.986726" calcext:value-type="float">
            <text:p>0.986726</text:p>
          </table:table-cell>
          <table:table-cell office:value-type="float" office:value="0.0132743" calcext:value-type="float">
            <text:p>0.0132743</text:p>
          </table:table-cell>
          <table:table-cell office:value-type="float" office:value="9.30266" calcext:value-type="float">
            <text:p>9.30266</text:p>
          </table:table-cell>
          <table:table-cell office:value-type="float" office:value="0.774818" calcext:value-type="float">
            <text:p>0.774818</text:p>
          </table:table-cell>
          <table:table-cell office:value-type="float" office:value="0.225182" calcext:value-type="float">
            <text:p>0.225182</text:p>
          </table:table-cell>
          <table:table-cell office:value-type="float" office:value="2.73201" calcext:value-type="float">
            <text:p>2.732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32735" calcext:value-type="float">
            <text:p>3.32735</text:p>
          </table:table-cell>
          <table:table-cell office:value-type="float" office:value="0.995516" calcext:value-type="float">
            <text:p>0.995516</text:p>
          </table:table-cell>
          <table:table-cell office:value-type="float" office:value="0.0044843" calcext:value-type="float">
            <text:p>0.00448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3333" calcext:value-type="float">
            <text:p>1.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0596" calcext:value-type="float">
            <text:p>3.90596</text:p>
          </table:table-cell>
          <table:table-cell office:value-type="float" office:value="0.983699" calcext:value-type="float">
            <text:p>0.983699</text:p>
          </table:table-cell>
          <table:table-cell office:value-type="float" office:value="0.0163009" calcext:value-type="float">
            <text:p>0.0163009</text:p>
          </table:table-cell>
          <table:table-cell office:value-type="float" office:value="0" calcext:value-type="float">
            <text:p>0</text:p>
          </table:table-cell>
          <table:table-cell office:value-type="float" office:value="5.11864" calcext:value-type="float">
            <text:p>5.11864</text:p>
          </table:table-cell>
          <table:table-cell office:value-type="float" office:value="0.983051" calcext:value-type="float">
            <text:p>0.98305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8.15534" calcext:value-type="float">
            <text:p>8.15534</text:p>
          </table:table-cell>
          <table:table-cell office:value-type="float" office:value="0.980583" calcext:value-type="float">
            <text:p>0.980583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2.89918" calcext:value-type="float">
            <text:p>2.89918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218107" calcext:value-type="float">
            <text:p>0.218107</text:p>
          </table:table-cell>
          <table:table-cell office:value-type="float" office:value="0.00205761" calcext:value-type="float">
            <text:p>0.00205761</text:p>
          </table:table-cell>
          <table:table-cell office:value-type="float" office:value="3.99375" calcext:value-type="float">
            <text:p>3.99375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10.7148" calcext:value-type="float">
            <text:p>10.7148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3.63759" calcext:value-type="float">
            <text:p>3.63759</text:p>
          </table:table-cell>
          <table:table-cell office:value-type="float" office:value="0.94184" calcext:value-type="float">
            <text:p>0.94184</text:p>
          </table:table-cell>
          <table:table-cell office:value-type="float" office:value="0.0577257" calcext:value-type="float">
            <text:p>0.0577257</text:p>
          </table:table-cell>
          <table:table-cell office:value-type="float" office:value="0.000434028" calcext:value-type="float">
            <text:p>0.000434028</text:p>
          </table:table-cell>
          <table:table-cell office:value-type="float" office:value="4.33182" calcext:value-type="float">
            <text:p>4.3318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00909091" calcext:value-type="float">
            <text:p>0.00909091</text:p>
          </table:table-cell>
          <table:table-cell office:value-type="float" office:value="9.87863" calcext:value-type="float">
            <text:p>9.87863</text:p>
          </table:table-cell>
          <table:table-cell office:value-type="float" office:value="0.804749" calcext:value-type="float">
            <text:p>0.804749</text:p>
          </table:table-cell>
          <table:table-cell office:value-type="float" office:value="0.195251" calcext:value-type="float">
            <text:p>0.195251</text:p>
          </table:table-cell>
          <table:table-cell office:value-type="float" office:value="2.56315" calcext:value-type="float">
            <text:p>2.563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13913" calcext:value-type="float">
            <text:p>4.139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09392" calcext:value-type="float">
            <text:p>4.09392</text:p>
          </table:table-cell>
          <table:table-cell office:value-type="float" office:value="0.983143" calcext:value-type="float">
            <text:p>0.983143</text:p>
          </table:table-cell>
          <table:table-cell office:value-type="float" office:value="0.0168573" calcext:value-type="float">
            <text:p>0.0168573</text:p>
          </table:table-cell>
          <table:table-cell office:value-type="float" office:value="0" calcext:value-type="float">
            <text:p>0</text:p>
          </table:table-cell>
          <table:table-cell office:value-type="float" office:value="6.19149" calcext:value-type="float">
            <text:p>6.19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6667" calcext:value-type="float">
            <text:p>7.96667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3.68651" calcext:value-type="float">
            <text:p>3.68651</text:p>
          </table:table-cell>
          <table:table-cell office:value-type="float" office:value="0.757937" calcext:value-type="float">
            <text:p>0.757937</text:p>
          </table:table-cell>
          <table:table-cell office:value-type="float" office:value="0.240079" calcext:value-type="float">
            <text:p>0.240079</text:p>
          </table:table-cell>
          <table:table-cell office:value-type="float" office:value="0.00198413" calcext:value-type="float">
            <text:p>0.00198413</text:p>
          </table:table-cell>
          <table:table-cell office:value-type="float" office:value="4.42177" calcext:value-type="float">
            <text:p>4.42177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10.4924" calcext:value-type="float">
            <text:p>10.4924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253788" calcext:value-type="float">
            <text:p>0.253788</text:p>
          </table:table-cell>
          <table:table-cell office:value-type="float" office:value="4.01253" calcext:value-type="float">
            <text:p>4.01253</text:p>
          </table:table-cell>
          <table:table-cell office:value-type="float" office:value="0.93737" calcext:value-type="float">
            <text:p>0.93737</text:p>
          </table:table-cell>
          <table:table-cell office:value-type="float" office:value="0.0622129" calcext:value-type="float">
            <text:p>0.0622129</text:p>
          </table:table-cell>
          <table:table-cell office:value-type="float" office:value="0.000417537" calcext:value-type="float">
            <text:p>0.000417537</text:p>
          </table:table-cell>
          <table:table-cell office:value-type="float" office:value="4.8359" calcext:value-type="float">
            <text:p>4.8359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9.85028" calcext:value-type="float">
            <text:p>9.85028</text:p>
          </table:table-cell>
          <table:table-cell office:value-type="float" office:value="0.799435" calcext:value-type="float">
            <text:p>0.799435</text:p>
          </table:table-cell>
          <table:table-cell office:value-type="float" office:value="0.200565" calcext:value-type="float">
            <text:p>0.200565</text:p>
          </table:table-cell>
          <table:table-cell office:value-type="float" office:value="2.75078" calcext:value-type="float">
            <text:p>2.7507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72348" calcext:value-type="float">
            <text:p>3.72348</text:p>
          </table:table-cell>
          <table:table-cell office:value-type="float" office:value="0.996212" calcext:value-type="float">
            <text:p>0.996212</text:p>
          </table:table-cell>
          <table:table-cell office:value-type="float" office:value="0.00378788" calcext:value-type="float">
            <text:p>0.003787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3413" calcext:value-type="float">
            <text:p>3.53413</text:p>
          </table:table-cell>
          <table:table-cell office:value-type="float" office:value="0.990249" calcext:value-type="float">
            <text:p>0.990249</text:p>
          </table:table-cell>
          <table:table-cell office:value-type="float" office:value="0.0092091" calcext:value-type="float">
            <text:p>0.0092091</text:p>
          </table:table-cell>
          <table:table-cell office:value-type="float" office:value="0.000541712" calcext:value-type="float">
            <text:p>0.000541712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8929" calcext:value-type="float">
            <text:p>7.08929</text:p>
          </table:table-cell>
          <table:table-cell office:value-type="float" office:value="0.892857" calcext:value-type="float">
            <text:p>0.892857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3.51733" calcext:value-type="float">
            <text:p>3.51733</text:p>
          </table:table-cell>
          <table:table-cell office:value-type="float" office:value="0.805333" calcext:value-type="float">
            <text:p>0.805333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266667" calcext:value-type="float">
            <text:p>0.00266667</text:p>
          </table:table-cell>
          <table:table-cell office:value-type="float" office:value="3.29032" calcext:value-type="float">
            <text:p>3.29032</text:p>
          </table:table-cell>
          <table:table-cell office:value-type="float" office:value="0.983871" calcext:value-type="float">
            <text:p>0.983871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9.52047" calcext:value-type="float">
            <text:p>9.52047</text:p>
          </table:table-cell>
          <table:table-cell office:value-type="float" office:value="0.725146" calcext:value-type="float">
            <text:p>0.725146</text:p>
          </table:table-cell>
          <table:table-cell office:value-type="float" office:value="0.274854" calcext:value-type="float">
            <text:p>0.274854</text:p>
          </table:table-cell>
          <table:table-cell office:value-type="float" office:value="3.55171" calcext:value-type="float">
            <text:p>3.55171</text:p>
          </table:table-cell>
          <table:table-cell office:value-type="float" office:value="0.962978" calcext:value-type="float">
            <text:p>0.962978</text:p>
          </table:table-cell>
          <table:table-cell office:value-type="float" office:value="0.0362173" calcext:value-type="float">
            <text:p>0.0362173</text:p>
          </table:table-cell>
          <table:table-cell office:value-type="float" office:value="0.000804829" calcext:value-type="float">
            <text:p>0.000804829</text:p>
          </table:table-cell>
          <table:table-cell office:value-type="float" office:value="3.3012" calcext:value-type="float">
            <text:p>3.3012</text:p>
          </table:table-cell>
          <table:table-cell office:value-type="float" office:value="0.987952" calcext:value-type="float">
            <text:p>0.987952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8.87773" calcext:value-type="float">
            <text:p>8.87773</text:p>
          </table:table-cell>
          <table:table-cell office:value-type="float" office:value="0.768559" calcext:value-type="float">
            <text:p>0.768559</text:p>
          </table:table-cell>
          <table:table-cell office:value-type="float" office:value="0.231441" calcext:value-type="float">
            <text:p>0.231441</text:p>
          </table:table-cell>
          <table:table-cell office:value-type="float" office:value="2.92195" calcext:value-type="float">
            <text:p>2.9219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30682" calcext:value-type="float">
            <text:p>3.30682</text:p>
          </table:table-cell>
          <table:table-cell office:value-type="float" office:value="0.988636" calcext:value-type="float">
            <text:p>0.988636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6725" calcext:value-type="float">
            <text:p>3.06725</text:p>
          </table:table-cell>
          <table:table-cell office:value-type="float" office:value="0.989943" calcext:value-type="float">
            <text:p>0.989943</text:p>
          </table:table-cell>
          <table:table-cell office:value-type="float" office:value="0.0100566" calcext:value-type="float">
            <text:p>0.0100566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5965" calcext:value-type="float">
            <text:p>7.85965</text:p>
          </table:table-cell>
          <table:table-cell office:value-type="float" office:value="0.929825" calcext:value-type="float">
            <text:p>0.929825</text:p>
          </table:table-cell>
          <table:table-cell office:value-type="float" office:value="0.0701754" calcext:value-type="float">
            <text:p>0.0701754</text:p>
          </table:table-cell>
          <table:table-cell office:value-type="float" office:value="2.93176" calcext:value-type="float">
            <text:p>2.93176</text:p>
          </table:table-cell>
          <table:table-cell office:value-type="float" office:value="0.769029" calcext:value-type="float">
            <text:p>0.769029</text:p>
          </table:table-cell>
          <table:table-cell office:value-type="float" office:value="0.228346" calcext:value-type="float">
            <text:p>0.228346</text:p>
          </table:table-cell>
          <table:table-cell office:value-type="float" office:value="0.00262467" calcext:value-type="float">
            <text:p>0.00262467</text:p>
          </table:table-cell>
          <table:table-cell office:value-type="float" office:value="2.41818" calcext:value-type="float">
            <text:p>2.4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5676" calcext:value-type="float">
            <text:p>8.35676</text:p>
          </table:table-cell>
          <table:table-cell office:value-type="float" office:value="0.740541" calcext:value-type="float">
            <text:p>0.740541</text:p>
          </table:table-cell>
          <table:table-cell office:value-type="float" office:value="0.259459" calcext:value-type="float">
            <text:p>0.259459</text:p>
          </table:table-cell>
          <table:table-cell office:value-type="float" office:value="3.07245" calcext:value-type="float">
            <text:p>3.07245</text:p>
          </table:table-cell>
          <table:table-cell office:value-type="float" office:value="0.952147" calcext:value-type="float">
            <text:p>0.952147</text:p>
          </table:table-cell>
          <table:table-cell office:value-type="float" office:value="0.0474061" calcext:value-type="float">
            <text:p>0.0474061</text:p>
          </table:table-cell>
          <table:table-cell office:value-type="float" office:value="0.000447227" calcext:value-type="float">
            <text:p>0.000447227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5854" calcext:value-type="float">
            <text:p>8.15854</text:p>
          </table:table-cell>
          <table:table-cell office:value-type="float" office:value="0.788618" calcext:value-type="float">
            <text:p>0.788618</text:p>
          </table:table-cell>
          <table:table-cell office:value-type="float" office:value="0.211382" calcext:value-type="float">
            <text:p>0.211382</text:p>
          </table:table-cell>
          <table:table-cell office:value-type="float" office:value="2.49452" calcext:value-type="float">
            <text:p>2.4945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88732" calcext:value-type="float">
            <text:p>3.88732</text:p>
          </table:table-cell>
          <table:table-cell office:value-type="float" office:value="0.988732" calcext:value-type="float">
            <text:p>0.988732</text:p>
          </table:table-cell>
          <table:table-cell office:value-type="float" office:value="0.0112676" calcext:value-type="float">
            <text:p>0.0112676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2853" calcext:value-type="float">
            <text:p>3.62853</text:p>
          </table:table-cell>
          <table:table-cell office:value-type="float" office:value="0.986895" calcext:value-type="float">
            <text:p>0.986895</text:p>
          </table:table-cell>
          <table:table-cell office:value-type="float" office:value="0.0126008" calcext:value-type="float">
            <text:p>0.0126008</text:p>
          </table:table-cell>
          <table:table-cell office:value-type="float" office:value="0.000504032" calcext:value-type="float">
            <text:p>0.000504032</text:p>
          </table:table-cell>
          <table:table-cell office:value-type="float" office:value="4.93023" calcext:value-type="float">
            <text:p>4.93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6517" calcext:value-type="float">
            <text:p>6.86517</text:p>
          </table:table-cell>
          <table:table-cell office:value-type="float" office:value="0.966292" calcext:value-type="float">
            <text:p>0.966292</text:p>
          </table:table-cell>
          <table:table-cell office:value-type="float" office:value="0.0337079" calcext:value-type="float">
            <text:p>0.033707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0.740688" calcext:value-type="float">
            <text:p>0.740688</text:p>
          </table:table-cell>
          <table:table-cell office:value-type="float" office:value="0.252149" calcext:value-type="float">
            <text:p>0.252149</text:p>
          </table:table-cell>
          <table:table-cell office:value-type="float" office:value="0.00716332" calcext:value-type="float">
            <text:p>0.00716332</text:p>
          </table:table-cell>
          <table:table-cell office:value-type="float" office:value="3.61165" calcext:value-type="float">
            <text:p>3.61165</text:p>
          </table:table-cell>
          <table:table-cell office:value-type="float" office:value="0.995146" calcext:value-type="float">
            <text:p>0.995146</text:p>
          </table:table-cell>
          <table:table-cell office:value-type="float" office:value="0.00485437" calcext:value-type="float">
            <text:p>0.00485437</text:p>
          </table:table-cell>
          <table:table-cell office:value-type="float" office:value="9.33523" calcext:value-type="float">
            <text:p>9.33523</text:p>
          </table:table-cell>
          <table:table-cell office:value-type="float" office:value="0.710227" calcext:value-type="float">
            <text:p>0.710227</text:p>
          </table:table-cell>
          <table:table-cell office:value-type="float" office:value="0.289773" calcext:value-type="float">
            <text:p>0.289773</text:p>
          </table:table-cell>
          <table:table-cell office:value-type="float" office:value="3.64175" calcext:value-type="float">
            <text:p>3.64175</text:p>
          </table:table-cell>
          <table:table-cell office:value-type="float" office:value="0.930524" calcext:value-type="float">
            <text:p>0.930524</text:p>
          </table:table-cell>
          <table:table-cell office:value-type="float" office:value="0.0675008" calcext:value-type="float">
            <text:p>0.0675008</text:p>
          </table:table-cell>
          <table:table-cell office:value-type="float" office:value="0.00197563" calcext:value-type="float">
            <text:p>0.00197563</text:p>
          </table:table-cell>
          <table:table-cell office:value-type="float" office:value="3.98644" calcext:value-type="float">
            <text:p>3.98644</text:p>
          </table:table-cell>
          <table:table-cell office:value-type="float" office:value="0.99661" calcext:value-type="float">
            <text:p>0.99661</text:p>
          </table:table-cell>
          <table:table-cell office:value-type="float" office:value="0.00338983" calcext:value-type="float">
            <text:p>0.00338983</text:p>
          </table:table-cell>
          <table:table-cell office:value-type="float" office:value="8.82127" calcext:value-type="float">
            <text:p>8.82127</text:p>
          </table:table-cell>
          <table:table-cell office:value-type="float" office:value="0.762443" calcext:value-type="float">
            <text:p>0.762443</text:p>
          </table:table-cell>
          <table:table-cell office:value-type="float" office:value="0.237557" calcext:value-type="float">
            <text:p>0.237557</text:p>
          </table:table-cell>
          <table:table-cell office:value-type="float" office:value="2.74575" calcext:value-type="float">
            <text:p>2.745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36127" calcext:value-type="float">
            <text:p>4.36127</text:p>
          </table:table-cell>
          <table:table-cell office:value-type="float" office:value="0.985549" calcext:value-type="float">
            <text:p>0.985549</text:p>
          </table:table-cell>
          <table:table-cell office:value-type="float" office:value="0.0144509" calcext:value-type="float">
            <text:p>0.01445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0166" calcext:value-type="float">
            <text:p>4.60166</text:p>
          </table:table-cell>
          <table:table-cell office:value-type="float" office:value="0.97654" calcext:value-type="float">
            <text:p>0.97654</text:p>
          </table:table-cell>
          <table:table-cell office:value-type="float" office:value="0.0229717" calcext:value-type="float">
            <text:p>0.0229717</text:p>
          </table:table-cell>
          <table:table-cell office:value-type="float" office:value="0.000488759" calcext:value-type="float">
            <text:p>0.000488759</text:p>
          </table:table-cell>
          <table:table-cell office:value-type="float" office:value="5.24324" calcext:value-type="float">
            <text:p>5.24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4466" calcext:value-type="float">
            <text:p>7.84466</text:p>
          </table:table-cell>
          <table:table-cell office:value-type="float" office:value="0.92233" calcext:value-type="float">
            <text:p>0.92233</text:p>
          </table:table-cell>
          <table:table-cell office:value-type="float" office:value="0.0776699" calcext:value-type="float">
            <text:p>0.0776699</text:p>
          </table:table-cell>
          <table:table-cell office:value-type="float" office:value="5.19383" calcext:value-type="float">
            <text:p>5.19383</text:p>
          </table:table-cell>
          <table:table-cell office:value-type="float" office:value="0.788546" calcext:value-type="float">
            <text:p>0.788546</text:p>
          </table:table-cell>
          <table:table-cell office:value-type="float" office:value="0.211454" calcext:value-type="float">
            <text:p>0.211454</text:p>
          </table:table-cell>
          <table:table-cell office:value-type="float" office:value="0" calcext:value-type="float">
            <text:p>0</text:p>
          </table:table-cell>
          <table:table-cell office:value-type="float" office:value="3.6358" calcext:value-type="float">
            <text:p>3.6358</text:p>
          </table:table-cell>
          <table:table-cell office:value-type="float" office:value="0.981481" calcext:value-type="float">
            <text:p>0.981481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9.39161" calcext:value-type="float">
            <text:p>9.39161</text:p>
          </table:table-cell>
          <table:table-cell office:value-type="float" office:value="0.688811" calcext:value-type="float">
            <text:p>0.688811</text:p>
          </table:table-cell>
          <table:table-cell office:value-type="float" office:value="0.311189" calcext:value-type="float">
            <text:p>0.311189</text:p>
          </table:table-cell>
          <table:table-cell office:value-type="float" office:value="4.70582" calcext:value-type="float">
            <text:p>4.70582</text:p>
          </table:table-cell>
          <table:table-cell office:value-type="float" office:value="0.935893" calcext:value-type="float">
            <text:p>0.935893</text:p>
          </table:table-cell>
          <table:table-cell office:value-type="float" office:value="0.0637813" calcext:value-type="float">
            <text:p>0.0637813</text:p>
          </table:table-cell>
          <table:table-cell office:value-type="float" office:value="0.000325415" calcext:value-type="float">
            <text:p>0.000325415</text:p>
          </table:table-cell>
          <table:table-cell office:value-type="float" office:value="4.15612" calcext:value-type="float">
            <text:p>4.15612</text:p>
          </table:table-cell>
          <table:table-cell office:value-type="float" office:value="0.987342" calcext:value-type="float">
            <text:p>0.987342</text:p>
          </table:table-cell>
          <table:table-cell office:value-type="float" office:value="0.0126582" calcext:value-type="float">
            <text:p>0.0126582</text:p>
          </table:table-cell>
          <table:table-cell office:value-type="float" office:value="8.9038" calcext:value-type="float">
            <text:p>8.9038</text:p>
          </table:table-cell>
          <table:table-cell office:value-type="float" office:value="0.75443" calcext:value-type="float">
            <text:p>0.75443</text:p>
          </table:table-cell>
          <table:table-cell office:value-type="float" office:value="0.24557" calcext:value-type="float">
            <text:p>0.24557</text:p>
          </table:table-cell>
          <table:table-cell office:value-type="float" office:value="3.75011" calcext:value-type="float">
            <text:p>3.750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9142" calcext:value-type="float">
            <text:p>3.9142</text:p>
          </table:table-cell>
          <table:table-cell office:value-type="float" office:value="0.991124" calcext:value-type="float">
            <text:p>0.991124</text:p>
          </table:table-cell>
          <table:table-cell office:value-type="float" office:value="0.00887574" calcext:value-type="float">
            <text:p>0.008875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4444" calcext:value-type="float">
            <text:p>6.4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4408" calcext:value-type="float">
            <text:p>4.14408</text:p>
          </table:table-cell>
          <table:table-cell office:value-type="float" office:value="0.98286" calcext:value-type="float">
            <text:p>0.98286</text:p>
          </table:table-cell>
          <table:table-cell office:value-type="float" office:value="0.0160686" calcext:value-type="float">
            <text:p>0.0160686</text:p>
          </table:table-cell>
          <table:table-cell office:value-type="float" office:value="0.00107124" calcext:value-type="float">
            <text:p>0.00107124</text:p>
          </table:table-cell>
          <table:table-cell office:value-type="float" office:value="4.94118" calcext:value-type="float">
            <text:p>4.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697" calcext:value-type="float">
            <text:p>7.969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4.18258" calcext:value-type="float">
            <text:p>4.18258</text:p>
          </table:table-cell>
          <table:table-cell office:value-type="float" office:value="0.78392" calcext:value-type="float">
            <text:p>0.78392</text:p>
          </table:table-cell>
          <table:table-cell office:value-type="float" office:value="0.211055" calcext:value-type="float">
            <text:p>0.211055</text:p>
          </table:table-cell>
          <table:table-cell office:value-type="float" office:value="0.00502513" calcext:value-type="float">
            <text:p>0.00502513</text:p>
          </table:table-cell>
          <table:table-cell office:value-type="float" office:value="3.30573" calcext:value-type="float">
            <text:p>3.305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972" calcext:value-type="float">
            <text:p>9.2972</text:p>
          </table:table-cell>
          <table:table-cell office:value-type="float" office:value="0.758741" calcext:value-type="float">
            <text:p>0.758741</text:p>
          </table:table-cell>
          <table:table-cell office:value-type="float" office:value="0.241259" calcext:value-type="float">
            <text:p>0.241259</text:p>
          </table:table-cell>
          <table:table-cell office:value-type="float" office:value="4.12455" calcext:value-type="float">
            <text:p>4.12455</text:p>
          </table:table-cell>
          <table:table-cell office:value-type="float" office:value="0.94147" calcext:value-type="float">
            <text:p>0.94147</text:p>
          </table:table-cell>
          <table:table-cell office:value-type="float" office:value="0.0567452" calcext:value-type="float">
            <text:p>0.0567452</text:p>
          </table:table-cell>
          <table:table-cell office:value-type="float" office:value="0.00178444" calcext:value-type="float">
            <text:p>0.00178444</text:p>
          </table:table-cell>
          <table:table-cell office:value-type="float" office:value="3.92576" calcext:value-type="float">
            <text:p>3.92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9848" calcext:value-type="float">
            <text:p>8.89848</text:p>
          </table:table-cell>
          <table:table-cell office:value-type="float" office:value="0.796954" calcext:value-type="float">
            <text:p>0.796954</text:p>
          </table:table-cell>
          <table:table-cell office:value-type="float" office:value="0.203046" calcext:value-type="float">
            <text:p>0.203046</text:p>
          </table:table-cell>
          <table:table-cell office:value-type="float" office:value="3.36682" calcext:value-type="float">
            <text:p>3.366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2215" calcext:value-type="float">
            <text:p>4.2215</text:p>
          </table:table-cell>
          <table:table-cell office:value-type="float" office:value="0.996743" calcext:value-type="float">
            <text:p>0.996743</text:p>
          </table:table-cell>
          <table:table-cell office:value-type="float" office:value="0.00325733" calcext:value-type="float">
            <text:p>0.003257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5142" calcext:value-type="float">
            <text:p>4.05142</text:p>
          </table:table-cell>
          <table:table-cell office:value-type="float" office:value="0.985777" calcext:value-type="float">
            <text:p>0.985777</text:p>
          </table:table-cell>
          <table:table-cell office:value-type="float" office:value="0.0136761" calcext:value-type="float">
            <text:p>0.0136761</text:p>
          </table:table-cell>
          <table:table-cell office:value-type="float" office:value="0.000547046" calcext:value-type="float">
            <text:p>0.000547046</text:p>
          </table:table-cell>
          <table:table-cell office:value-type="float" office:value="5.10909" calcext:value-type="float">
            <text:p>5.1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0526" calcext:value-type="float">
            <text:p>7.10526</text:p>
          </table:table-cell>
          <table:table-cell office:value-type="float" office:value="0.873684" calcext:value-type="float">
            <text:p>0.873684</text:p>
          </table:table-cell>
          <table:table-cell office:value-type="float" office:value="0.126316" calcext:value-type="float">
            <text:p>0.126316</text:p>
          </table:table-cell>
          <table:table-cell office:value-type="float" office:value="3.89894" calcext:value-type="float">
            <text:p>3.89894</text:p>
          </table:table-cell>
          <table:table-cell office:value-type="float" office:value="0.751773" calcext:value-type="float">
            <text:p>0.751773</text:p>
          </table:table-cell>
          <table:table-cell office:value-type="float" office:value="0.246454" calcext:value-type="float">
            <text:p>0.246454</text:p>
          </table:table-cell>
          <table:table-cell office:value-type="float" office:value="0.00177305" calcext:value-type="float">
            <text:p>0.00177305</text:p>
          </table:table-cell>
          <table:table-cell office:value-type="float" office:value="4.13158" calcext:value-type="float">
            <text:p>4.13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0324" calcext:value-type="float">
            <text:p>9.00324</text:p>
          </table:table-cell>
          <table:table-cell office:value-type="float" office:value="0.76699" calcext:value-type="float">
            <text:p>0.76699</text:p>
          </table:table-cell>
          <table:table-cell office:value-type="float" office:value="0.23301" calcext:value-type="float">
            <text:p>0.23301</text:p>
          </table:table-cell>
          <table:table-cell office:value-type="float" office:value="4.0389" calcext:value-type="float">
            <text:p>4.0389</text:p>
          </table:table-cell>
          <table:table-cell office:value-type="float" office:value="0.938125" calcext:value-type="float">
            <text:p>0.938125</text:p>
          </table:table-cell>
          <table:table-cell office:value-type="float" office:value="0.0611338" calcext:value-type="float">
            <text:p>0.0611338</text:p>
          </table:table-cell>
          <table:table-cell office:value-type="float" office:value="0.000741015" calcext:value-type="float">
            <text:p>0.000741015</text:p>
          </table:table-cell>
          <table:table-cell office:value-type="float" office:value="4.39713" calcext:value-type="float">
            <text:p>4.39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0611" calcext:value-type="float">
            <text:p>8.50611</text:p>
          </table:table-cell>
          <table:table-cell office:value-type="float" office:value="0.794621" calcext:value-type="float">
            <text:p>0.794621</text:p>
          </table:table-cell>
          <table:table-cell office:value-type="float" office:value="0.205379" calcext:value-type="float">
            <text:p>0.205379</text:p>
          </table:table-cell>
          <table:table-cell office:value-type="float" office:value="3.27036" calcext:value-type="float">
            <text:p>3.270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66261" calcext:value-type="float">
            <text:p>4.66261</text:p>
          </table:table-cell>
          <table:table-cell office:value-type="float" office:value="0.990881" calcext:value-type="float">
            <text:p>0.990881</text:p>
          </table:table-cell>
          <table:table-cell office:value-type="float" office:value="0.00911854" calcext:value-type="float">
            <text:p>0.0091185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2353" calcext:value-type="float">
            <text:p>4.22353</text:p>
          </table:table-cell>
          <table:table-cell office:value-type="float" office:value="0.981372" calcext:value-type="float">
            <text:p>0.981372</text:p>
          </table:table-cell>
          <table:table-cell office:value-type="float" office:value="0.0186279" calcext:value-type="float">
            <text:p>0.0186279</text:p>
          </table:table-cell>
          <table:table-cell office:value-type="float" office:value="0" calcext:value-type="float">
            <text:p>0</text:p>
          </table:table-cell>
          <table:table-cell office:value-type="float" office:value="4.17857" calcext:value-type="float">
            <text:p>4.17857</text:p>
          </table:table-cell>
          <table:table-cell office:value-type="float" office:value="0.982143" calcext:value-type="float">
            <text:p>0.982143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8.47475" calcext:value-type="float">
            <text:p>8.47475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0606061" calcext:value-type="float">
            <text:p>0.0606061</text:p>
          </table:table-cell>
          <table:table-cell office:value-type="float" office:value="4.05808" calcext:value-type="float">
            <text:p>4.05808</text:p>
          </table:table-cell>
          <table:table-cell office:value-type="float" office:value="0.747253" calcext:value-type="float">
            <text:p>0.747253</text:p>
          </table:table-cell>
          <table:table-cell office:value-type="float" office:value="0.246468" calcext:value-type="float">
            <text:p>0.246468</text:p>
          </table:table-cell>
          <table:table-cell office:value-type="float" office:value="0.00627943" calcext:value-type="float">
            <text:p>0.00627943</text:p>
          </table:table-cell>
          <table:table-cell office:value-type="float" office:value="4.4375" calcext:value-type="float">
            <text:p>4.4375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10.4252" calcext:value-type="float">
            <text:p>10.4252</text:p>
          </table:table-cell>
          <table:table-cell office:value-type="float" office:value="0.730897" calcext:value-type="float">
            <text:p>0.730897</text:p>
          </table:table-cell>
          <table:table-cell office:value-type="float" office:value="0.269103" calcext:value-type="float">
            <text:p>0.269103</text:p>
          </table:table-cell>
          <table:table-cell office:value-type="float" office:value="4.23587" calcext:value-type="float">
            <text:p>4.23587</text:p>
          </table:table-cell>
          <table:table-cell office:value-type="float" office:value="0.93527" calcext:value-type="float">
            <text:p>0.93527</text:p>
          </table:table-cell>
          <table:table-cell office:value-type="float" office:value="0.063467" calcext:value-type="float">
            <text:p>0.063467</text:p>
          </table:table-cell>
          <table:table-cell office:value-type="float" office:value="0.00126302" calcext:value-type="float">
            <text:p>0.00126302</text:p>
          </table:table-cell>
          <table:table-cell office:value-type="float" office:value="4.30317" calcext:value-type="float">
            <text:p>4.30317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00904977" calcext:value-type="float">
            <text:p>0.00904977</text:p>
          </table:table-cell>
          <table:table-cell office:value-type="float" office:value="9.92786" calcext:value-type="float">
            <text:p>9.92786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216418" calcext:value-type="float">
            <text:p>0.216418</text:p>
          </table:table-cell>
          <table:table-cell office:value-type="float" office:value="3.45576" calcext:value-type="float">
            <text:p>3.4557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95952" calcext:value-type="float">
            <text:p>3.95952</text:p>
          </table:table-cell>
          <table:table-cell office:value-type="float" office:value="0.990476" calcext:value-type="float">
            <text:p>0.99047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824" calcext:value-type="float">
            <text:p>3.5824</text:p>
          </table:table-cell>
          <table:table-cell office:value-type="float" office:value="0.986891" calcext:value-type="float">
            <text:p>0.986891</text:p>
          </table:table-cell>
          <table:table-cell office:value-type="float" office:value="0.0131086" calcext:value-type="float">
            <text:p>0.01310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9508" calcext:value-type="float">
            <text:p>8.29508</text:p>
          </table:table-cell>
          <table:table-cell office:value-type="float" office:value="0.934426" calcext:value-type="float">
            <text:p>0.934426</text:p>
          </table:table-cell>
          <table:table-cell office:value-type="float" office:value="0.0655738" calcext:value-type="float">
            <text:p>0.0655738</text:p>
          </table:table-cell>
          <table:table-cell office:value-type="float" office:value="3.79735" calcext:value-type="float">
            <text:p>3.79735</text:p>
          </table:table-cell>
          <table:table-cell office:value-type="float" office:value="0.820076" calcext:value-type="float">
            <text:p>0.820076</text:p>
          </table:table-cell>
          <table:table-cell office:value-type="float" office:value="0.172348" calcext:value-type="float">
            <text:p>0.172348</text:p>
          </table:table-cell>
          <table:table-cell office:value-type="float" office:value="0.00757576" calcext:value-type="float">
            <text:p>0.00757576</text:p>
          </table:table-cell>
          <table:table-cell office:value-type="float" office:value="3.75" calcext:value-type="float">
            <text:p>3.75</text:p>
          </table:table-cell>
          <table:table-cell office:value-type="float" office:value="0.986111" calcext:value-type="float">
            <text:p>0.986111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10.408" calcext:value-type="float">
            <text:p>10.408</text:p>
          </table:table-cell>
          <table:table-cell office:value-type="float" office:value="0.741379" calcext:value-type="float">
            <text:p>0.741379</text:p>
          </table:table-cell>
          <table:table-cell office:value-type="float" office:value="0.258621" calcext:value-type="float">
            <text:p>0.258621</text:p>
          </table:table-cell>
          <table:table-cell office:value-type="float" office:value="3.65755" calcext:value-type="float">
            <text:p>3.65755</text:p>
          </table:table-cell>
          <table:table-cell office:value-type="float" office:value="0.962963" calcext:value-type="float">
            <text:p>0.962963</text:p>
          </table:table-cell>
          <table:table-cell office:value-type="float" office:value="0.0359315" calcext:value-type="float">
            <text:p>0.0359315</text:p>
          </table:table-cell>
          <table:table-cell office:value-type="float" office:value="0.00110558" calcext:value-type="float">
            <text:p>0.00110558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0.990741" calcext:value-type="float">
            <text:p>0.990741</text:p>
          </table:table-cell>
          <table:table-cell office:value-type="float" office:value="0.00925926" calcext:value-type="float">
            <text:p>0.00925926</text:p>
          </table:table-cell>
          <table:table-cell office:value-type="float" office:value="9.71667" calcext:value-type="float">
            <text:p>9.71667</text:p>
          </table:table-cell>
          <table:table-cell office:value-type="float" office:value="0.795833" calcext:value-type="float">
            <text:p>0.795833</text:p>
          </table:table-cell>
          <table:table-cell office:value-type="float" office:value="0.204167" calcext:value-type="float">
            <text:p>0.204167</text:p>
          </table:table-cell>
          <table:table-cell office:value-type="float" office:value="3.69353" calcext:value-type="float">
            <text:p>3.6935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30918" calcext:value-type="float">
            <text:p>3.30918</text:p>
          </table:table-cell>
          <table:table-cell office:value-type="float" office:value="0.995169" calcext:value-type="float">
            <text:p>0.995169</text:p>
          </table:table-cell>
          <table:table-cell office:value-type="float" office:value="0.00483092" calcext:value-type="float">
            <text:p>0.004830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6721" calcext:value-type="float">
            <text:p>3.06721</text:p>
          </table:table-cell>
          <table:table-cell office:value-type="float" office:value="0.992668" calcext:value-type="float">
            <text:p>0.992668</text:p>
          </table:table-cell>
          <table:table-cell office:value-type="float" office:value="0.00651731" calcext:value-type="float">
            <text:p>0.00651731</text:p>
          </table:table-cell>
          <table:table-cell office:value-type="float" office:value="0.000814664" calcext:value-type="float">
            <text:p>0.0008146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9231" calcext:value-type="float">
            <text:p>7.69231</text:p>
          </table:table-cell>
          <table:table-cell office:value-type="float" office:value="0.938462" calcext:value-type="float">
            <text:p>0.938462</text:p>
          </table:table-cell>
          <table:table-cell office:value-type="float" office:value="0.0615385" calcext:value-type="float">
            <text:p>0.0615385</text:p>
          </table:table-cell>
          <table:table-cell office:value-type="float" office:value="3.45563" calcext:value-type="float">
            <text:p>3.45563</text:p>
          </table:table-cell>
          <table:table-cell office:value-type="float" office:value="0.817406" calcext:value-type="float">
            <text:p>0.817406</text:p>
          </table:table-cell>
          <table:table-cell office:value-type="float" office:value="0.177474" calcext:value-type="float">
            <text:p>0.177474</text:p>
          </table:table-cell>
          <table:table-cell office:value-type="float" office:value="0.00511945" calcext:value-type="float">
            <text:p>0.00511945</text:p>
          </table:table-cell>
          <table:table-cell office:value-type="float" office:value="2.01333" calcext:value-type="float">
            <text:p>2.01333</text:p>
          </table:table-cell>
          <table:table-cell office:value-type="float" office:value="0.973333" calcext:value-type="float">
            <text:p>0.97333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10.486" calcext:value-type="float">
            <text:p>10.486</text:p>
          </table:table-cell>
          <table:table-cell office:value-type="float" office:value="0.703911" calcext:value-type="float">
            <text:p>0.703911</text:p>
          </table:table-cell>
          <table:table-cell office:value-type="float" office:value="0.296089" calcext:value-type="float">
            <text:p>0.296089</text:p>
          </table:table-cell>
          <table:table-cell office:value-type="float" office:value="3.16208" calcext:value-type="float">
            <text:p>3.16208</text:p>
          </table:table-cell>
          <table:table-cell office:value-type="float" office:value="0.963242" calcext:value-type="float">
            <text:p>0.963242</text:p>
          </table:table-cell>
          <table:table-cell office:value-type="float" office:value="0.0353111" calcext:value-type="float">
            <text:p>0.0353111</text:p>
          </table:table-cell>
          <table:table-cell office:value-type="float" office:value="0.00144718" calcext:value-type="float">
            <text:p>0.00144718</text:p>
          </table:table-cell>
          <table:table-cell office:value-type="float" office:value="2.55238" calcext:value-type="float">
            <text:p>2.55238</text:p>
          </table:table-cell>
          <table:table-cell office:value-type="float" office:value="0.980952" calcext:value-type="float">
            <text:p>0.980952</text:p>
          </table:table-cell>
          <table:table-cell office:value-type="float" office:value="0.0190476" calcext:value-type="float">
            <text:p>0.0190476</text:p>
          </table:table-cell>
          <table:table-cell office:value-type="float" office:value="9.60643" calcext:value-type="float">
            <text:p>9.60643</text:p>
          </table:table-cell>
          <table:table-cell office:value-type="float" office:value="0.771084" calcext:value-type="float">
            <text:p>0.771084</text:p>
          </table:table-cell>
          <table:table-cell office:value-type="float" office:value="0.228916" calcext:value-type="float">
            <text:p>0.228916</text:p>
          </table:table-cell>
          <table:table-cell office:value-type="float" office:value="3.33684" calcext:value-type="float">
            <text:p>3.3368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83521" calcext:value-type="float">
            <text:p>3.83521</text:p>
          </table:table-cell>
          <table:table-cell office:value-type="float" office:value="0.994382" calcext:value-type="float">
            <text:p>0.994382</text:p>
          </table:table-cell>
          <table:table-cell office:value-type="float" office:value="0.00561798" calcext:value-type="float">
            <text:p>0.00561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7734" calcext:value-type="float">
            <text:p>3.47734</text:p>
          </table:table-cell>
          <table:table-cell office:value-type="float" office:value="0.980823" calcext:value-type="float">
            <text:p>0.980823</text:p>
          </table:table-cell>
          <table:table-cell office:value-type="float" office:value="0.0191771" calcext:value-type="float">
            <text:p>0.0191771</text:p>
          </table:table-cell>
          <table:table-cell office:value-type="float" office:value="0" calcext:value-type="float">
            <text:p>0</text:p>
          </table:table-cell>
          <table:table-cell office:value-type="float" office:value="3.97917" calcext:value-type="float">
            <text:p>3.97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973" calcext:value-type="float">
            <text:p>7.2973</text:p>
          </table:table-cell>
          <table:table-cell office:value-type="float" office:value="0.891892" calcext:value-type="float">
            <text:p>0.891892</text:p>
          </table:table-cell>
          <table:table-cell office:value-type="float" office:value="0.108108" calcext:value-type="float">
            <text:p>0.108108</text:p>
          </table:table-cell>
          <table:table-cell office:value-type="float" office:value="3.39649" calcext:value-type="float">
            <text:p>3.39649</text:p>
          </table:table-cell>
          <table:table-cell office:value-type="float" office:value="0.787955" calcext:value-type="float">
            <text:p>0.787955</text:p>
          </table:table-cell>
          <table:table-cell office:value-type="float" office:value="0.209536" calcext:value-type="float">
            <text:p>0.209536</text:p>
          </table:table-cell>
          <table:table-cell office:value-type="float" office:value="0.00250941" calcext:value-type="float">
            <text:p>0.00250941</text:p>
          </table:table-cell>
          <table:table-cell office:value-type="float" office:value="4.42273" calcext:value-type="float">
            <text:p>4.42273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0272727" calcext:value-type="float">
            <text:p>0.0272727</text:p>
          </table:table-cell>
          <table:table-cell office:value-type="float" office:value="9.54277" calcext:value-type="float">
            <text:p>9.54277</text:p>
          </table:table-cell>
          <table:table-cell office:value-type="float" office:value="0.702065" calcext:value-type="float">
            <text:p>0.702065</text:p>
          </table:table-cell>
          <table:table-cell office:value-type="float" office:value="0.297935" calcext:value-type="float">
            <text:p>0.297935</text:p>
          </table:table-cell>
          <table:table-cell office:value-type="float" office:value="3.5075" calcext:value-type="float">
            <text:p>3.5075</text:p>
          </table:table-cell>
          <table:table-cell office:value-type="float" office:value="0.94594" calcext:value-type="float">
            <text:p>0.94594</text:p>
          </table:table-cell>
          <table:table-cell office:value-type="float" office:value="0.0535842" calcext:value-type="float">
            <text:p>0.0535842</text:p>
          </table:table-cell>
          <table:table-cell office:value-type="float" office:value="0.000476304" calcext:value-type="float">
            <text:p>0.000476304</text:p>
          </table:table-cell>
          <table:table-cell office:value-type="float" office:value="4.27187" calcext:value-type="float">
            <text:p>4.27187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8.91009" calcext:value-type="float">
            <text:p>8.91009</text:p>
          </table:table-cell>
          <table:table-cell office:value-type="float" office:value="0.752193" calcext:value-type="float">
            <text:p>0.752193</text:p>
          </table:table-cell>
          <table:table-cell office:value-type="float" office:value="0.247807" calcext:value-type="float">
            <text:p>0.247807</text:p>
          </table:table-cell>
          <table:table-cell office:value-type="float" office:value="3.02931" calcext:value-type="float">
            <text:p>3.0293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36634" calcext:value-type="float">
            <text:p>3.36634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0039604" calcext:value-type="float">
            <text:p>0.0039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1429" calcext:value-type="float">
            <text:p>2.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127" calcext:value-type="float">
            <text:p>3.24127</text:p>
          </table:table-cell>
          <table:table-cell office:value-type="float" office:value="0.98345" calcext:value-type="float">
            <text:p>0.98345</text:p>
          </table:table-cell>
          <table:table-cell office:value-type="float" office:value="0.0165502" calcext:value-type="float">
            <text:p>0.0165502</text:p>
          </table:table-cell>
          <table:table-cell office:value-type="float" office:value="0" calcext:value-type="float">
            <text:p>0</text:p>
          </table:table-cell>
          <table:table-cell office:value-type="float" office:value="3.82474" calcext:value-type="float">
            <text:p>3.82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4906" calcext:value-type="float">
            <text:p>7.84906</text:p>
          </table:table-cell>
          <table:table-cell office:value-type="float" office:value="0.896226" calcext:value-type="float">
            <text:p>0.896226</text:p>
          </table:table-cell>
          <table:table-cell office:value-type="float" office:value="0.103774" calcext:value-type="float">
            <text:p>0.103774</text:p>
          </table:table-cell>
          <table:table-cell office:value-type="float" office:value="3.32312" calcext:value-type="float">
            <text:p>3.32312</text:p>
          </table:table-cell>
          <table:table-cell office:value-type="float" office:value="0.788301" calcext:value-type="float">
            <text:p>0.788301</text:p>
          </table:table-cell>
          <table:table-cell office:value-type="float" office:value="0.207521" calcext:value-type="float">
            <text:p>0.207521</text:p>
          </table:table-cell>
          <table:table-cell office:value-type="float" office:value="0.00417827" calcext:value-type="float">
            <text:p>0.00417827</text:p>
          </table:table-cell>
          <table:table-cell office:value-type="float" office:value="3.51075" calcext:value-type="float">
            <text:p>3.51075</text:p>
          </table:table-cell>
          <table:table-cell office:value-type="float" office:value="0.989247" calcext:value-type="float">
            <text:p>0.989247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10.3688" calcext:value-type="float">
            <text:p>10.3688</text:p>
          </table:table-cell>
          <table:table-cell office:value-type="float" office:value="0.76412" calcext:value-type="float">
            <text:p>0.76412</text:p>
          </table:table-cell>
          <table:table-cell office:value-type="float" office:value="0.23588" calcext:value-type="float">
            <text:p>0.23588</text:p>
          </table:table-cell>
          <table:table-cell office:value-type="float" office:value="3.2722" calcext:value-type="float">
            <text:p>3.2722</text:p>
          </table:table-cell>
          <table:table-cell office:value-type="float" office:value="0.949518" calcext:value-type="float">
            <text:p>0.949518</text:p>
          </table:table-cell>
          <table:table-cell office:value-type="float" office:value="0.049721" calcext:value-type="float">
            <text:p>0.049721</text:p>
          </table:table-cell>
          <table:table-cell office:value-type="float" office:value="0.000761035" calcext:value-type="float">
            <text:p>0.000761035</text:p>
          </table:table-cell>
          <table:table-cell office:value-type="float" office:value="3.6014" calcext:value-type="float">
            <text:p>3.6014</text:p>
          </table:table-cell>
          <table:table-cell office:value-type="float" office:value="0.993007" calcext:value-type="float">
            <text:p>0.993007</text:p>
          </table:table-cell>
          <table:table-cell office:value-type="float" office:value="0.00699301" calcext:value-type="float">
            <text:p>0.00699301</text:p>
          </table:table-cell>
          <table:table-cell office:value-type="float" office:value="9.5942" calcext:value-type="float">
            <text:p>9.5942</text:p>
          </table:table-cell>
          <table:table-cell office:value-type="float" office:value="0.801932" calcext:value-type="float">
            <text:p>0.801932</text:p>
          </table:table-cell>
          <table:table-cell office:value-type="float" office:value="0.198068" calcext:value-type="float">
            <text:p>0.198068</text:p>
          </table:table-cell>
          <table:table-cell office:value-type="float" office:value="2.90616" calcext:value-type="float">
            <text:p>2.906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78363" calcext:value-type="float">
            <text:p>3.78363</text:p>
          </table:table-cell>
          <table:table-cell office:value-type="float" office:value="0.998051" calcext:value-type="float">
            <text:p>0.998051</text:p>
          </table:table-cell>
          <table:table-cell office:value-type="float" office:value="0.00194932" calcext:value-type="float">
            <text:p>0.001949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4286" calcext:value-type="float">
            <text:p>4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1777" calcext:value-type="float">
            <text:p>3.51777</text:p>
          </table:table-cell>
          <table:table-cell office:value-type="float" office:value="0.983569" calcext:value-type="float">
            <text:p>0.983569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00382117" calcext:value-type="float">
            <text:p>0.000382117</text:p>
          </table:table-cell>
          <table:table-cell office:value-type="float" office:value="4.74444" calcext:value-type="float">
            <text:p>4.7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60833" calcext:value-type="float">
            <text:p>8.60833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3.11299" calcext:value-type="float">
            <text:p>3.11299</text:p>
          </table:table-cell>
          <table:table-cell office:value-type="float" office:value="0.777922" calcext:value-type="float">
            <text:p>0.777922</text:p>
          </table:table-cell>
          <table:table-cell office:value-type="float" office:value="0.219481" calcext:value-type="float">
            <text:p>0.219481</text:p>
          </table:table-cell>
          <table:table-cell office:value-type="float" office:value="0.0025974" calcext:value-type="float">
            <text:p>0.0025974</text:p>
          </table:table-cell>
          <table:table-cell office:value-type="float" office:value="3.43719" calcext:value-type="float">
            <text:p>3.43719</text:p>
          </table:table-cell>
          <table:table-cell office:value-type="float" office:value="0.98995" calcext:value-type="float">
            <text:p>0.98995</text:p>
          </table:table-cell>
          <table:table-cell office:value-type="float" office:value="0.0100503" calcext:value-type="float">
            <text:p>0.0100503</text:p>
          </table:table-cell>
          <table:table-cell office:value-type="float" office:value="9.91667" calcext:value-type="float">
            <text:p>9.91667</text:p>
          </table:table-cell>
          <table:table-cell office:value-type="float" office:value="0.721264" calcext:value-type="float">
            <text:p>0.721264</text:p>
          </table:table-cell>
          <table:table-cell office:value-type="float" office:value="0.278736" calcext:value-type="float">
            <text:p>0.278736</text:p>
          </table:table-cell>
          <table:table-cell office:value-type="float" office:value="3.47282" calcext:value-type="float">
            <text:p>3.47282</text:p>
          </table:table-cell>
          <table:table-cell office:value-type="float" office:value="0.944872" calcext:value-type="float">
            <text:p>0.944872</text:p>
          </table:table-cell>
          <table:table-cell office:value-type="float" office:value="0.054359" calcext:value-type="float">
            <text:p>0.054359</text:p>
          </table:table-cell>
          <table:table-cell office:value-type="float" office:value="0.000769231" calcext:value-type="float">
            <text:p>0.000769231</text:p>
          </table:table-cell>
          <table:table-cell office:value-type="float" office:value="3.83448" calcext:value-type="float">
            <text:p>3.83448</text:p>
          </table:table-cell>
          <table:table-cell office:value-type="float" office:value="0.993103" calcext:value-type="float">
            <text:p>0.993103</text:p>
          </table:table-cell>
          <table:table-cell office:value-type="float" office:value="0.00689655" calcext:value-type="float">
            <text:p>0.00689655</text:p>
          </table:table-cell>
          <table:table-cell office:value-type="float" office:value="9.50105" calcext:value-type="float">
            <text:p>9.50105</text:p>
          </table:table-cell>
          <table:table-cell office:value-type="float" office:value="0.785263" calcext:value-type="float">
            <text:p>0.785263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3.05704" calcext:value-type="float">
            <text:p>3.057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05054" calcext:value-type="float">
            <text:p>4.05054</text:p>
          </table:table-cell>
          <table:table-cell office:value-type="float" office:value="0.998195" calcext:value-type="float">
            <text:p>0.998195</text:p>
          </table:table-cell>
          <table:table-cell office:value-type="float" office:value="0.00180505" calcext:value-type="float">
            <text:p>0.0018050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6667" calcext:value-type="float">
            <text:p>5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7405" calcext:value-type="float">
            <text:p>3.77405</text:p>
          </table:table-cell>
          <table:table-cell office:value-type="float" office:value="0.983969" calcext:value-type="float">
            <text:p>0.983969</text:p>
          </table:table-cell>
          <table:table-cell office:value-type="float" office:value="0.0160305" calcext:value-type="float">
            <text:p>0.0160305</text:p>
          </table:table-cell>
          <table:table-cell office:value-type="float" office:value="0" calcext:value-type="float">
            <text:p>0</text:p>
          </table:table-cell>
          <table:table-cell office:value-type="float" office:value="4.44286" calcext:value-type="float">
            <text:p>4.4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9091" calcext:value-type="float">
            <text:p>8.1909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3.7604" calcext:value-type="float">
            <text:p>3.7604</text:p>
          </table:table-cell>
          <table:table-cell office:value-type="float" office:value="0.786227" calcext:value-type="float">
            <text:p>0.786227</text:p>
          </table:table-cell>
          <table:table-cell office:value-type="float" office:value="0.209469" calcext:value-type="float">
            <text:p>0.209469</text:p>
          </table:table-cell>
          <table:table-cell office:value-type="float" office:value="0.00430416" calcext:value-type="float">
            <text:p>0.00430416</text:p>
          </table:table-cell>
          <table:table-cell office:value-type="float" office:value="4.1129" calcext:value-type="float">
            <text:p>4.1129</text:p>
          </table:table-cell>
          <table:table-cell office:value-type="float" office:value="0.989247" calcext:value-type="float">
            <text:p>0.989247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10.291" calcext:value-type="float">
            <text:p>10.291</text:p>
          </table:table-cell>
          <table:table-cell office:value-type="float" office:value="0.702786" calcext:value-type="float">
            <text:p>0.702786</text:p>
          </table:table-cell>
          <table:table-cell office:value-type="float" office:value="0.297214" calcext:value-type="float">
            <text:p>0.297214</text:p>
          </table:table-cell>
          <table:table-cell office:value-type="float" office:value="3.81116" calcext:value-type="float">
            <text:p>3.81116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488246" calcext:value-type="float">
            <text:p>0.0488246</text:p>
          </table:table-cell>
          <table:table-cell office:value-type="float" office:value="0.000774994" calcext:value-type="float">
            <text:p>0.000774994</text:p>
          </table:table-cell>
          <table:table-cell office:value-type="float" office:value="4.18217" calcext:value-type="float">
            <text:p>4.18217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00775194" calcext:value-type="float">
            <text:p>0.00775194</text:p>
          </table:table-cell>
          <table:table-cell office:value-type="float" office:value="9.72936" calcext:value-type="float">
            <text:p>9.72936</text:p>
          </table:table-cell>
          <table:table-cell office:value-type="float" office:value="0.756881" calcext:value-type="float">
            <text:p>0.756881</text:p>
          </table:table-cell>
          <table:table-cell office:value-type="float" office:value="0.243119" calcext:value-type="float">
            <text:p>0.243119</text:p>
          </table:table-cell>
          <table:table-cell office:value-type="float" office:value="3.26424" calcext:value-type="float">
            <text:p>3.264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41948" calcext:value-type="float">
            <text:p>4.41948</text:p>
          </table:table-cell>
          <table:table-cell office:value-type="float" office:value="0.996024" calcext:value-type="float">
            <text:p>0.996024</text:p>
          </table:table-cell>
          <table:table-cell office:value-type="float" office:value="0.00397614" calcext:value-type="float">
            <text:p>0.003976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4005" calcext:value-type="float">
            <text:p>4.04005</text:p>
          </table:table-cell>
          <table:table-cell office:value-type="float" office:value="0.985766" calcext:value-type="float">
            <text:p>0.985766</text:p>
          </table:table-cell>
          <table:table-cell office:value-type="float" office:value="0.0142337" calcext:value-type="float">
            <text:p>0.0142337</text:p>
          </table:table-cell>
          <table:table-cell office:value-type="float" office:value="0" calcext:value-type="float">
            <text:p>0</text:p>
          </table:table-cell>
          <table:table-cell office:value-type="float" office:value="4.77465" calcext:value-type="float">
            <text:p>4.77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6034" calcext:value-type="float">
            <text:p>8.06034</text:p>
          </table:table-cell>
          <table:table-cell office:value-type="float" office:value="0.948276" calcext:value-type="float">
            <text:p>0.948276</text:p>
          </table:table-cell>
          <table:table-cell office:value-type="float" office:value="0.0517241" calcext:value-type="float">
            <text:p>0.0517241</text:p>
          </table:table-cell>
          <table:table-cell office:value-type="float" office:value="3.93931" calcext:value-type="float">
            <text:p>3.93931</text:p>
          </table:table-cell>
          <table:table-cell office:value-type="float" office:value="0.824828" calcext:value-type="float">
            <text:p>0.824828</text:p>
          </table:table-cell>
          <table:table-cell office:value-type="float" office:value="0.172414" calcext:value-type="float">
            <text:p>0.172414</text:p>
          </table:table-cell>
          <table:table-cell office:value-type="float" office:value="0.00275862" calcext:value-type="float">
            <text:p>0.00275862</text:p>
          </table:table-cell>
          <table:table-cell office:value-type="float" office:value="3.85401" calcext:value-type="float">
            <text:p>3.85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4203" calcext:value-type="float">
            <text:p>10.4203</text:p>
          </table:table-cell>
          <table:table-cell office:value-type="float" office:value="0.746377" calcext:value-type="float">
            <text:p>0.746377</text:p>
          </table:table-cell>
          <table:table-cell office:value-type="float" office:value="0.253623" calcext:value-type="float">
            <text:p>0.253623</text:p>
          </table:table-cell>
          <table:table-cell office:value-type="float" office:value="4.06778" calcext:value-type="float">
            <text:p>4.06778</text:p>
          </table:table-cell>
          <table:table-cell office:value-type="float" office:value="0.95952" calcext:value-type="float">
            <text:p>0.95952</text:p>
          </table:table-cell>
          <table:table-cell office:value-type="float" office:value="0.0400094" calcext:value-type="float">
            <text:p>0.0400094</text:p>
          </table:table-cell>
          <table:table-cell office:value-type="float" office:value="0.000470699" calcext:value-type="float">
            <text:p>0.000470699</text:p>
          </table:table-cell>
          <table:table-cell office:value-type="float" office:value="4.19431" calcext:value-type="float">
            <text:p>4.194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70738" calcext:value-type="float">
            <text:p>9.70738</text:p>
          </table:table-cell>
          <table:table-cell office:value-type="float" office:value="0.806616" calcext:value-type="float">
            <text:p>0.806616</text:p>
          </table:table-cell>
          <table:table-cell office:value-type="float" office:value="0.193384" calcext:value-type="float">
            <text:p>0.193384</text:p>
          </table:table-cell>
          <table:table-cell office:value-type="float" office:value="3.472" calcext:value-type="float">
            <text:p>3.4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74551" calcext:value-type="float">
            <text:p>3.74551</text:p>
          </table:table-cell>
          <table:table-cell office:value-type="float" office:value="0.998369" calcext:value-type="float">
            <text:p>0.998369</text:p>
          </table:table-cell>
          <table:table-cell office:value-type="float" office:value="0.00163132" calcext:value-type="float">
            <text:p>0.001631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1197" calcext:value-type="float">
            <text:p>3.61197</text:p>
          </table:table-cell>
          <table:table-cell office:value-type="float" office:value="0.99438" calcext:value-type="float">
            <text:p>0.99438</text:p>
          </table:table-cell>
          <table:table-cell office:value-type="float" office:value="0.00561956" calcext:value-type="float">
            <text:p>0.00561956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8049" calcext:value-type="float">
            <text:p>8.28049</text:p>
          </table:table-cell>
          <table:table-cell office:value-type="float" office:value="0.914634" calcext:value-type="float">
            <text:p>0.914634</text:p>
          </table:table-cell>
          <table:table-cell office:value-type="float" office:value="0.0853659" calcext:value-type="float">
            <text:p>0.0853659</text:p>
          </table:table-cell>
          <table:table-cell office:value-type="float" office:value="3.68103" calcext:value-type="float">
            <text:p>3.68103</text:p>
          </table:table-cell>
          <table:table-cell office:value-type="float" office:value="0.840517" calcext:value-type="float">
            <text:p>0.840517</text:p>
          </table:table-cell>
          <table:table-cell office:value-type="float" office:value="0.156609" calcext:value-type="float">
            <text:p>0.156609</text:p>
          </table:table-cell>
          <table:table-cell office:value-type="float" office:value="0.00287356" calcext:value-type="float">
            <text:p>0.00287356</text:p>
          </table:table-cell>
          <table:table-cell office:value-type="float" office:value="3.38043" calcext:value-type="float">
            <text:p>3.38043</text:p>
          </table:table-cell>
          <table:table-cell office:value-type="float" office:value="0.967391" calcext:value-type="float">
            <text:p>0.967391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9.37156" calcext:value-type="float">
            <text:p>9.37156</text:p>
          </table:table-cell>
          <table:table-cell office:value-type="float" office:value="0.711009" calcext:value-type="float">
            <text:p>0.711009</text:p>
          </table:table-cell>
          <table:table-cell office:value-type="float" office:value="0.288991" calcext:value-type="float">
            <text:p>0.288991</text:p>
          </table:table-cell>
          <table:table-cell office:value-type="float" office:value="3.63866" calcext:value-type="float">
            <text:p>3.63866</text:p>
          </table:table-cell>
          <table:table-cell office:value-type="float" office:value="0.972884" calcext:value-type="float">
            <text:p>0.972884</text:p>
          </table:table-cell>
          <table:table-cell office:value-type="float" office:value="0.026705" calcext:value-type="float">
            <text:p>0.026705</text:p>
          </table:table-cell>
          <table:table-cell office:value-type="float" office:value="0.000410846" calcext:value-type="float">
            <text:p>0.000410846</text:p>
          </table:table-cell>
          <table:table-cell office:value-type="float" office:value="3.35593" calcext:value-type="float">
            <text:p>3.35593</text:p>
          </table:table-cell>
          <table:table-cell office:value-type="float" office:value="0.974576" calcext:value-type="float">
            <text:p>0.97457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8.94771" calcext:value-type="float">
            <text:p>8.94771</text:p>
          </table:table-cell>
          <table:table-cell office:value-type="float" office:value="0.771242" calcext:value-type="float">
            <text:p>0.771242</text:p>
          </table:table-cell>
          <table:table-cell office:value-type="float" office:value="0.228758" calcext:value-type="float">
            <text:p>0.228758</text:p>
          </table:table-cell>
          <table:table-cell office:value-type="float" office:value="3.70727" calcext:value-type="float">
            <text:p>3.7072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20934" calcext:value-type="float">
            <text:p>3.20934</text:p>
          </table:table-cell>
          <table:table-cell office:value-type="float" office:value="0.99481" calcext:value-type="float">
            <text:p>0.99481</text:p>
          </table:table-cell>
          <table:table-cell office:value-type="float" office:value="0.00519031" calcext:value-type="float">
            <text:p>0.0051903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2186" calcext:value-type="float">
            <text:p>3.12186</text:p>
          </table:table-cell>
          <table:table-cell office:value-type="float" office:value="0.989088" calcext:value-type="float">
            <text:p>0.989088</text:p>
          </table:table-cell>
          <table:table-cell office:value-type="float" office:value="0.0109124" calcext:value-type="float">
            <text:p>0.010912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5676" calcext:value-type="float">
            <text:p>6.75676</text:p>
          </table:table-cell>
          <table:table-cell office:value-type="float" office:value="0.905405" calcext:value-type="float">
            <text:p>0.905405</text:p>
          </table:table-cell>
          <table:table-cell office:value-type="float" office:value="0.0945946" calcext:value-type="float">
            <text:p>0.0945946</text:p>
          </table:table-cell>
          <table:table-cell office:value-type="float" office:value="3.3635" calcext:value-type="float">
            <text:p>3.3635</text:p>
          </table:table-cell>
          <table:table-cell office:value-type="float" office:value="0.846715" calcext:value-type="float">
            <text:p>0.846715</text:p>
          </table:table-cell>
          <table:table-cell office:value-type="float" office:value="0.150365" calcext:value-type="float">
            <text:p>0.150365</text:p>
          </table:table-cell>
          <table:table-cell office:value-type="float" office:value="0.00291971" calcext:value-type="float">
            <text:p>0.00291971</text:p>
          </table:table-cell>
          <table:table-cell office:value-type="float" office:value="2.01351" calcext:value-type="float">
            <text:p>2.01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65196" calcext:value-type="float">
            <text:p>9.65196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3.16922" calcext:value-type="float">
            <text:p>3.16922</text:p>
          </table:table-cell>
          <table:table-cell office:value-type="float" office:value="0.968435" calcext:value-type="float">
            <text:p>0.968435</text:p>
          </table:table-cell>
          <table:table-cell office:value-type="float" office:value="0.0311267" calcext:value-type="float">
            <text:p>0.0311267</text:p>
          </table:table-cell>
          <table:table-cell office:value-type="float" office:value="0.000438404" calcext:value-type="float">
            <text:p>0.000438404</text:p>
          </table:table-cell>
          <table:table-cell office:value-type="float" office:value="2.50943" calcext:value-type="float">
            <text:p>2.50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2857" calcext:value-type="float">
            <text:p>8.82857</text:p>
          </table:table-cell>
          <table:table-cell office:value-type="float" office:value="0.760714" calcext:value-type="float">
            <text:p>0.760714</text:p>
          </table:table-cell>
          <table:table-cell office:value-type="float" office:value="0.239286" calcext:value-type="float">
            <text:p>0.239286</text:p>
          </table:table-cell>
          <table:table-cell office:value-type="float" office:value="3.39225" calcext:value-type="float">
            <text:p>3.392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72583" calcext:value-type="float">
            <text:p>3.72583</text:p>
          </table:table-cell>
          <table:table-cell office:value-type="float" office:value="0.98557" calcext:value-type="float">
            <text:p>0.9855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2727" calcext:value-type="float">
            <text:p>6.72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1766" calcext:value-type="float">
            <text:p>3.31766</text:p>
          </table:table-cell>
          <table:table-cell office:value-type="float" office:value="0.987989" calcext:value-type="float">
            <text:p>0.987989</text:p>
          </table:table-cell>
          <table:table-cell office:value-type="float" office:value="0.0120112" calcext:value-type="float">
            <text:p>0.0120112</text:p>
          </table:table-cell>
          <table:table-cell office:value-type="float" office:value="0" calcext:value-type="float">
            <text:p>0</text:p>
          </table:table-cell>
          <table:table-cell office:value-type="float" office:value="3.82022" calcext:value-type="float">
            <text:p>3.82022</text:p>
          </table:table-cell>
          <table:table-cell office:value-type="float" office:value="0.988764" calcext:value-type="float">
            <text:p>0.988764</text:p>
          </table:table-cell>
          <table:table-cell office:value-type="float" office:value="0.011236" calcext:value-type="float">
            <text:p>0.011236</text:p>
          </table:table-cell>
          <table:table-cell office:value-type="float" office:value="8.11905" calcext:value-type="float">
            <text:p>8.1190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0793651" calcext:value-type="float">
            <text:p>0.0793651</text:p>
          </table:table-cell>
          <table:table-cell office:value-type="float" office:value="3.66098" calcext:value-type="float">
            <text:p>3.66098</text:p>
          </table:table-cell>
          <table:table-cell office:value-type="float" office:value="0.806818" calcext:value-type="float">
            <text:p>0.806818</text:p>
          </table:table-cell>
          <table:table-cell office:value-type="float" office:value="0.192235" calcext:value-type="float">
            <text:p>0.192235</text:p>
          </table:table-cell>
          <table:table-cell office:value-type="float" office:value="0.00094697" calcext:value-type="float">
            <text:p>0.00094697</text:p>
          </table:table-cell>
          <table:table-cell office:value-type="float" office:value="3.38542" calcext:value-type="float">
            <text:p>3.38542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9.50154" calcext:value-type="float">
            <text:p>9.50154</text:p>
          </table:table-cell>
          <table:table-cell office:value-type="float" office:value="0.723077" calcext:value-type="float">
            <text:p>0.723077</text:p>
          </table:table-cell>
          <table:table-cell office:value-type="float" office:value="0.276923" calcext:value-type="float">
            <text:p>0.276923</text:p>
          </table:table-cell>
          <table:table-cell office:value-type="float" office:value="3.43165" calcext:value-type="float">
            <text:p>3.43165</text:p>
          </table:table-cell>
          <table:table-cell office:value-type="float" office:value="0.953903" calcext:value-type="float">
            <text:p>0.953903</text:p>
          </table:table-cell>
          <table:table-cell office:value-type="float" office:value="0.0459202" calcext:value-type="float">
            <text:p>0.0459202</text:p>
          </table:table-cell>
          <table:table-cell office:value-type="float" office:value="0.000176616" calcext:value-type="float">
            <text:p>0.000176616</text:p>
          </table:table-cell>
          <table:table-cell office:value-type="float" office:value="3.48772" calcext:value-type="float">
            <text:p>3.48772</text:p>
          </table:table-cell>
          <table:table-cell office:value-type="float" office:value="0.985965" calcext:value-type="float">
            <text:p>0.985965</text:p>
          </table:table-cell>
          <table:table-cell office:value-type="float" office:value="0.0140351" calcext:value-type="float">
            <text:p>0.0140351</text:p>
          </table:table-cell>
          <table:table-cell office:value-type="float" office:value="9.05844" calcext:value-type="float">
            <text:p>9.05844</text:p>
          </table:table-cell>
          <table:table-cell office:value-type="float" office:value="0.78355" calcext:value-type="float">
            <text:p>0.78355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3.10851" calcext:value-type="float">
            <text:p>3.108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37538" calcext:value-type="float">
            <text:p>3.37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4286" calcext:value-type="float">
            <text:p>6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0631" calcext:value-type="float">
            <text:p>3.30631</text:p>
          </table:table-cell>
          <table:table-cell office:value-type="float" office:value="0.987758" calcext:value-type="float">
            <text:p>0.987758</text:p>
          </table:table-cell>
          <table:table-cell office:value-type="float" office:value="0.0122416" calcext:value-type="float">
            <text:p>0.0122416</text:p>
          </table:table-cell>
          <table:table-cell office:value-type="float" office:value="0" calcext:value-type="float">
            <text:p>0</text:p>
          </table:table-cell>
          <table:table-cell office:value-type="float" office:value="4.12903" calcext:value-type="float">
            <text:p>4.12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4242" calcext:value-type="float">
            <text:p>8.24242</text:p>
          </table:table-cell>
          <table:table-cell office:value-type="float" office:value="0.901515" calcext:value-type="float">
            <text:p>0.901515</text:p>
          </table:table-cell>
          <table:table-cell office:value-type="float" office:value="0.0984848" calcext:value-type="float">
            <text:p>0.0984848</text:p>
          </table:table-cell>
          <table:table-cell office:value-type="float" office:value="3.38443" calcext:value-type="float">
            <text:p>3.38443</text:p>
          </table:table-cell>
          <table:table-cell office:value-type="float" office:value="0.798054" calcext:value-type="float">
            <text:p>0.798054</text:p>
          </table:table-cell>
          <table:table-cell office:value-type="float" office:value="0.201946" calcext:value-type="float">
            <text:p>0.201946</text:p>
          </table:table-cell>
          <table:table-cell office:value-type="float" office:value="0" calcext:value-type="float">
            <text:p>0</text:p>
          </table:table-cell>
          <table:table-cell office:value-type="float" office:value="4.14623" calcext:value-type="float">
            <text:p>4.14623</text:p>
          </table:table-cell>
          <table:table-cell office:value-type="float" office:value="0.995283" calcext:value-type="float">
            <text:p>0.995283</text:p>
          </table:table-cell>
          <table:table-cell office:value-type="float" office:value="0.00471698" calcext:value-type="float">
            <text:p>0.00471698</text:p>
          </table:table-cell>
          <table:table-cell office:value-type="float" office:value="9.55908" calcext:value-type="float">
            <text:p>9.55908</text:p>
          </table:table-cell>
          <table:table-cell office:value-type="float" office:value="0.73487" calcext:value-type="float">
            <text:p>0.73487</text:p>
          </table:table-cell>
          <table:table-cell office:value-type="float" office:value="0.26513" calcext:value-type="float">
            <text:p>0.26513</text:p>
          </table:table-cell>
          <table:table-cell office:value-type="float" office:value="3.32765" calcext:value-type="float">
            <text:p>3.32765</text:p>
          </table:table-cell>
          <table:table-cell office:value-type="float" office:value="0.95914" calcext:value-type="float">
            <text:p>0.95914</text:p>
          </table:table-cell>
          <table:table-cell office:value-type="float" office:value="0.0408598" calcext:value-type="float">
            <text:p>0.0408598</text:p>
          </table:table-cell>
          <table:table-cell office:value-type="float" office:value="0" calcext:value-type="float">
            <text:p>0</text:p>
          </table:table-cell>
          <table:table-cell office:value-type="float" office:value="4.13681" calcext:value-type="float">
            <text:p>4.13681</text:p>
          </table:table-cell>
          <table:table-cell office:value-type="float" office:value="0.996743" calcext:value-type="float">
            <text:p>0.996743</text:p>
          </table:table-cell>
          <table:table-cell office:value-type="float" office:value="0.00325733" calcext:value-type="float">
            <text:p>0.00325733</text:p>
          </table:table-cell>
          <table:table-cell office:value-type="float" office:value="9.15226" calcext:value-type="float">
            <text:p>9.15226</text:p>
          </table:table-cell>
          <table:table-cell office:value-type="float" office:value="0.783951" calcext:value-type="float">
            <text:p>0.783951</text:p>
          </table:table-cell>
          <table:table-cell office:value-type="float" office:value="0.216049" calcext:value-type="float">
            <text:p>0.216049</text:p>
          </table:table-cell>
          <table:table-cell office:value-type="float" office:value="3.05496" calcext:value-type="float">
            <text:p>3.0549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47574" calcext:value-type="float">
            <text:p>3.4757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00156495" calcext:value-type="float">
            <text:p>0.001564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771" calcext:value-type="float">
            <text:p>3.3771</text:p>
          </table:table-cell>
          <table:table-cell office:value-type="float" office:value="0.990917" calcext:value-type="float">
            <text:p>0.990917</text:p>
          </table:table-cell>
          <table:table-cell office:value-type="float" office:value="0.0090834" calcext:value-type="float">
            <text:p>0.0090834</text:p>
          </table:table-cell>
          <table:table-cell office:value-type="float" office:value="0" calcext:value-type="float">
            <text:p>0</text:p>
          </table:table-cell>
          <table:table-cell office:value-type="float" office:value="4.70175" calcext:value-type="float">
            <text:p>4.70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0877" calcext:value-type="float">
            <text:p>7.50877</text:p>
          </table:table-cell>
          <table:table-cell office:value-type="float" office:value="0.929825" calcext:value-type="float">
            <text:p>0.929825</text:p>
          </table:table-cell>
          <table:table-cell office:value-type="float" office:value="0.0701754" calcext:value-type="float">
            <text:p>0.0701754</text:p>
          </table:table-cell>
          <table:table-cell office:value-type="float" office:value="3.80023" calcext:value-type="float">
            <text:p>3.80023</text:p>
          </table:table-cell>
          <table:table-cell office:value-type="float" office:value="0.832377" calcext:value-type="float">
            <text:p>0.832377</text:p>
          </table:table-cell>
          <table:table-cell office:value-type="float" office:value="0.165327" calcext:value-type="float">
            <text:p>0.165327</text:p>
          </table:table-cell>
          <table:table-cell office:value-type="float" office:value="0.00229621" calcext:value-type="float">
            <text:p>0.00229621</text:p>
          </table:table-cell>
          <table:table-cell office:value-type="float" office:value="3.5" calcext:value-type="float">
            <text:p>3.5</text:p>
          </table:table-cell>
          <table:table-cell office:value-type="float" office:value="0.984848" calcext:value-type="float">
            <text:p>0.984848</text:p>
          </table:table-cell>
          <table:table-cell office:value-type="float" office:value="0.0151515" calcext:value-type="float">
            <text:p>0.0151515</text:p>
          </table:table-cell>
          <table:table-cell office:value-type="float" office:value="9.72241" calcext:value-type="float">
            <text:p>9.72241</text:p>
          </table:table-cell>
          <table:table-cell office:value-type="float" office:value="0.715719" calcext:value-type="float">
            <text:p>0.715719</text:p>
          </table:table-cell>
          <table:table-cell office:value-type="float" office:value="0.284281" calcext:value-type="float">
            <text:p>0.284281</text:p>
          </table:table-cell>
          <table:table-cell office:value-type="float" office:value="3.46101" calcext:value-type="float">
            <text:p>3.46101</text:p>
          </table:table-cell>
          <table:table-cell office:value-type="float" office:value="0.965001" calcext:value-type="float">
            <text:p>0.965001</text:p>
          </table:table-cell>
          <table:table-cell office:value-type="float" office:value="0.0346101" calcext:value-type="float">
            <text:p>0.0346101</text:p>
          </table:table-cell>
          <table:table-cell office:value-type="float" office:value="0.000388878" calcext:value-type="float">
            <text:p>0.000388878</text:p>
          </table:table-cell>
          <table:table-cell office:value-type="float" office:value="3.92675" calcext:value-type="float">
            <text:p>3.92675</text:p>
          </table:table-cell>
          <table:table-cell office:value-type="float" office:value="0.990446" calcext:value-type="float">
            <text:p>0.990446</text:p>
          </table:table-cell>
          <table:table-cell office:value-type="float" office:value="0.00955414" calcext:value-type="float">
            <text:p>0.00955414</text:p>
          </table:table-cell>
          <table:table-cell office:value-type="float" office:value="9.08173" calcext:value-type="float">
            <text:p>9.08173</text:p>
          </table:table-cell>
          <table:table-cell office:value-type="float" office:value="0.776442" calcext:value-type="float">
            <text:p>0.776442</text:p>
          </table:table-cell>
          <table:table-cell office:value-type="float" office:value="0.223558" calcext:value-type="float">
            <text:p>0.223558</text:p>
          </table:table-cell>
          <table:table-cell office:value-type="float" office:value="3.06492" calcext:value-type="float">
            <text:p>3.0649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65177" calcext:value-type="float">
            <text:p>3.65177</text:p>
          </table:table-cell>
          <table:table-cell office:value-type="float" office:value="0.990689" calcext:value-type="float">
            <text:p>0.990689</text:p>
          </table:table-cell>
          <table:table-cell office:value-type="float" office:value="0.00931099" calcext:value-type="float">
            <text:p>0.00931099</text:p>
          </table:table-cell>
          <table:table-cell office:value-type="float" office:value="0" calcext:value-type="float">
            <text:p>0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8333" calcext:value-type="float">
            <text:p>10.8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191" calcext:value-type="float">
            <text:p>3.5191</text:p>
          </table:table-cell>
          <table:table-cell office:value-type="float" office:value="0.979667" calcext:value-type="float">
            <text:p>0.979667</text:p>
          </table:table-cell>
          <table:table-cell office:value-type="float" office:value="0.0203327" calcext:value-type="float">
            <text:p>0.0203327</text:p>
          </table:table-cell>
          <table:table-cell office:value-type="float" office:value="0" calcext:value-type="float">
            <text:p>0</text:p>
          </table:table-cell>
          <table:table-cell office:value-type="float" office:value="5.10345" calcext:value-type="float">
            <text:p>5.10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622" calcext:value-type="float">
            <text:p>8.3622</text:p>
          </table:table-cell>
          <table:table-cell office:value-type="float" office:value="0.968504" calcext:value-type="float">
            <text:p>0.968504</text:p>
          </table:table-cell>
          <table:table-cell office:value-type="float" office:value="0.0314961" calcext:value-type="float">
            <text:p>0.0314961</text:p>
          </table:table-cell>
          <table:table-cell office:value-type="float" office:value="3.78528" calcext:value-type="float">
            <text:p>3.78528</text:p>
          </table:table-cell>
          <table:table-cell office:value-type="float" office:value="0.826297" calcext:value-type="float">
            <text:p>0.826297</text:p>
          </table:table-cell>
          <table:table-cell office:value-type="float" office:value="0.172497" calcext:value-type="float">
            <text:p>0.172497</text:p>
          </table:table-cell>
          <table:table-cell office:value-type="float" office:value="0.00120627" calcext:value-type="float">
            <text:p>0.00120627</text:p>
          </table:table-cell>
          <table:table-cell office:value-type="float" office:value="4.69388" calcext:value-type="float">
            <text:p>4.69388</text:p>
          </table:table-cell>
          <table:table-cell office:value-type="float" office:value="0.969388" calcext:value-type="float">
            <text:p>0.969388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9.89369" calcext:value-type="float">
            <text:p>9.89369</text:p>
          </table:table-cell>
          <table:table-cell office:value-type="float" office:value="0.790698" calcext:value-type="float">
            <text:p>0.790698</text:p>
          </table:table-cell>
          <table:table-cell office:value-type="float" office:value="0.209302" calcext:value-type="float">
            <text:p>0.209302</text:p>
          </table:table-cell>
          <table:table-cell office:value-type="float" office:value="3.58239" calcext:value-type="float">
            <text:p>3.58239</text:p>
          </table:table-cell>
          <table:table-cell office:value-type="float" office:value="0.953382" calcext:value-type="float">
            <text:p>0.953382</text:p>
          </table:table-cell>
          <table:table-cell office:value-type="float" office:value="0.0464007" calcext:value-type="float">
            <text:p>0.0464007</text:p>
          </table:table-cell>
          <table:table-cell office:value-type="float" office:value="0.000216826" calcext:value-type="float">
            <text:p>0.000216826</text:p>
          </table:table-cell>
          <table:table-cell office:value-type="float" office:value="4.83916" calcext:value-type="float">
            <text:p>4.83916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020979" calcext:value-type="float">
            <text:p>0.020979</text:p>
          </table:table-cell>
          <table:table-cell office:value-type="float" office:value="9.45853" calcext:value-type="float">
            <text:p>9.45853</text:p>
          </table:table-cell>
          <table:table-cell office:value-type="float" office:value="0.845622" calcext:value-type="float">
            <text:p>0.845622</text:p>
          </table:table-cell>
          <table:table-cell office:value-type="float" office:value="0.154378" calcext:value-type="float">
            <text:p>0.154378</text:p>
          </table:table-cell>
          <table:table-cell office:value-type="float" office:value="3.12813" calcext:value-type="float">
            <text:p>3.128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42808" calcext:value-type="float">
            <text:p>4.42808</text:p>
          </table:table-cell>
          <table:table-cell office:value-type="float" office:value="0.998288" calcext:value-type="float">
            <text:p>0.998288</text:p>
          </table:table-cell>
          <table:table-cell office:value-type="float" office:value="0.00171233" calcext:value-type="float">
            <text:p>0.00171233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644" calcext:value-type="float">
            <text:p>4.1644</text:p>
          </table:table-cell>
          <table:table-cell office:value-type="float" office:value="0.986908" calcext:value-type="float">
            <text:p>0.986908</text:p>
          </table:table-cell>
          <table:table-cell office:value-type="float" office:value="0.0130916" calcext:value-type="float">
            <text:p>0.0130916</text:p>
          </table:table-cell>
          <table:table-cell office:value-type="float" office:value="0" calcext:value-type="float">
            <text:p>0</text:p>
          </table:table-cell>
          <table:table-cell office:value-type="float" office:value="5.32941" calcext:value-type="float">
            <text:p>5.32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0909" calcext:value-type="float">
            <text:p>7.10909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0636364" calcext:value-type="float">
            <text:p>0.0636364</text:p>
          </table:table-cell>
          <table:table-cell office:value-type="float" office:value="4.03167" calcext:value-type="float">
            <text:p>4.03167</text:p>
          </table:table-cell>
          <table:table-cell office:value-type="float" office:value="0.841629" calcext:value-type="float">
            <text:p>0.841629</text:p>
          </table:table-cell>
          <table:table-cell office:value-type="float" office:value="0.156109" calcext:value-type="float">
            <text:p>0.156109</text:p>
          </table:table-cell>
          <table:table-cell office:value-type="float" office:value="0.00226244" calcext:value-type="float">
            <text:p>0.00226244</text:p>
          </table:table-cell>
          <table:table-cell office:value-type="float" office:value="4.74863" calcext:value-type="float">
            <text:p>4.748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69355" calcext:value-type="float">
            <text:p>8.69355</text:p>
          </table:table-cell>
          <table:table-cell office:value-type="float" office:value="0.790323" calcext:value-type="float">
            <text:p>0.790323</text:p>
          </table:table-cell>
          <table:table-cell office:value-type="float" office:value="0.209677" calcext:value-type="float">
            <text:p>0.209677</text:p>
          </table:table-cell>
          <table:table-cell office:value-type="float" office:value="4.17114" calcext:value-type="float">
            <text:p>4.17114</text:p>
          </table:table-cell>
          <table:table-cell office:value-type="float" office:value="0.964522" calcext:value-type="float">
            <text:p>0.964522</text:p>
          </table:table-cell>
          <table:table-cell office:value-type="float" office:value="0.0351103" calcext:value-type="float">
            <text:p>0.0351103</text:p>
          </table:table-cell>
          <table:table-cell office:value-type="float" office:value="0.000367647" calcext:value-type="float">
            <text:p>0.000367647</text:p>
          </table:table-cell>
          <table:table-cell office:value-type="float" office:value="4.93704" calcext:value-type="float">
            <text:p>4.9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6603" calcext:value-type="float">
            <text:p>8.26603</text:p>
          </table:table-cell>
          <table:table-cell office:value-type="float" office:value="0.828979" calcext:value-type="float">
            <text:p>0.828979</text:p>
          </table:table-cell>
          <table:table-cell office:value-type="float" office:value="0.171021" calcext:value-type="float">
            <text:p>0.171021</text:p>
          </table:table-cell>
          <table:table-cell office:value-type="float" office:value="3.53655" calcext:value-type="float">
            <text:p>3.536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92668" calcext:value-type="float">
            <text:p>3.92668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.00156006" calcext:value-type="float">
            <text:p>0.00156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3333" calcext:value-type="float">
            <text:p>5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3213" calcext:value-type="float">
            <text:p>3.63213</text:p>
          </table:table-cell>
          <table:table-cell office:value-type="float" office:value="0.991049" calcext:value-type="float">
            <text:p>0.991049</text:p>
          </table:table-cell>
          <table:table-cell office:value-type="float" office:value="0.00895055" calcext:value-type="float">
            <text:p>0.00895055</text:p>
          </table:table-cell>
          <table:table-cell office:value-type="float" office:value="0" calcext:value-type="float">
            <text:p>0</text:p>
          </table:table-cell>
          <table:table-cell office:value-type="float" office:value="4.3125" calcext:value-type="float">
            <text:p>4.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589" calcext:value-type="float">
            <text:p>6.9589</text:p>
          </table:table-cell>
          <table:table-cell office:value-type="float" office:value="0.945205" calcext:value-type="float">
            <text:p>0.945205</text:p>
          </table:table-cell>
          <table:table-cell office:value-type="float" office:value="0.0547945" calcext:value-type="float">
            <text:p>0.0547945</text:p>
          </table:table-cell>
          <table:table-cell office:value-type="float" office:value="3.9799" calcext:value-type="float">
            <text:p>3.9799</text:p>
          </table:table-cell>
          <table:table-cell office:value-type="float" office:value="0.865578" calcext:value-type="float">
            <text:p>0.865578</text:p>
          </table:table-cell>
          <table:table-cell office:value-type="float" office:value="0.133166" calcext:value-type="float">
            <text:p>0.133166</text:p>
          </table:table-cell>
          <table:table-cell office:value-type="float" office:value="0.00125628" calcext:value-type="float">
            <text:p>0.00125628</text:p>
          </table:table-cell>
          <table:table-cell office:value-type="float" office:value="3.73563" calcext:value-type="float">
            <text:p>3.73563</text:p>
          </table:table-cell>
          <table:table-cell office:value-type="float" office:value="0.988506" calcext:value-type="float">
            <text:p>0.988506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8.61458" calcext:value-type="float">
            <text:p>8.61458</text:p>
          </table:table-cell>
          <table:table-cell office:value-type="float" office:value="0.729167" calcext:value-type="float">
            <text:p>0.729167</text:p>
          </table:table-cell>
          <table:table-cell office:value-type="float" office:value="0.270833" calcext:value-type="float">
            <text:p>0.270833</text:p>
          </table:table-cell>
          <table:table-cell office:value-type="float" office:value="3.71097" calcext:value-type="float">
            <text:p>3.71097</text:p>
          </table:table-cell>
          <table:table-cell office:value-type="float" office:value="0.974941" calcext:value-type="float">
            <text:p>0.974941</text:p>
          </table:table-cell>
          <table:table-cell office:value-type="float" office:value="0.0248899" calcext:value-type="float">
            <text:p>0.0248899</text:p>
          </table:table-cell>
          <table:table-cell office:value-type="float" office:value="0.000169319" calcext:value-type="float">
            <text:p>0.000169319</text:p>
          </table:table-cell>
          <table:table-cell office:value-type="float" office:value="3.89781" calcext:value-type="float">
            <text:p>3.89781</text:p>
          </table:table-cell>
          <table:table-cell office:value-type="float" office:value="0.992701" calcext:value-type="float">
            <text:p>0.992701</text:p>
          </table:table-cell>
          <table:table-cell office:value-type="float" office:value="0.00729927" calcext:value-type="float">
            <text:p>0.00729927</text:p>
          </table:table-cell>
          <table:table-cell office:value-type="float" office:value="8.12687" calcext:value-type="float">
            <text:p>8.12687</text:p>
          </table:table-cell>
          <table:table-cell office:value-type="float" office:value="0.791045" calcext:value-type="float">
            <text:p>0.791045</text:p>
          </table:table-cell>
          <table:table-cell office:value-type="float" office:value="0.208955" calcext:value-type="float">
            <text:p>0.208955</text:p>
          </table:table-cell>
          <table:table-cell office:value-type="float" office:value="3.72372" calcext:value-type="float">
            <text:p>3.723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28852" calcext:value-type="float">
            <text:p>4.288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7543" calcext:value-type="float">
            <text:p>3.77543</text:p>
          </table:table-cell>
          <table:table-cell office:value-type="float" office:value="0.991809" calcext:value-type="float">
            <text:p>0.991809</text:p>
          </table:table-cell>
          <table:table-cell office:value-type="float" office:value="0.00819113" calcext:value-type="float">
            <text:p>0.00819113</text:p>
          </table:table-cell>
          <table:table-cell office:value-type="float" office:value="0" calcext:value-type="float">
            <text:p>0</text:p>
          </table:table-cell>
          <table:table-cell office:value-type="float" office:value="5.76596" calcext:value-type="float">
            <text:p>5.76596</text:p>
          </table:table-cell>
          <table:table-cell office:value-type="float" office:value="0.978723" calcext:value-type="float">
            <text:p>0.978723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6.40659" calcext:value-type="float">
            <text:p>6.40659</text:p>
          </table:table-cell>
          <table:table-cell office:value-type="float" office:value="0.956044" calcext:value-type="float">
            <text:p>0.956044</text:p>
          </table:table-cell>
          <table:table-cell office:value-type="float" office:value="0.043956" calcext:value-type="float">
            <text:p>0.043956</text:p>
          </table:table-cell>
          <table:table-cell office:value-type="float" office:value="4.41411" calcext:value-type="float">
            <text:p>4.41411</text:p>
          </table:table-cell>
          <table:table-cell office:value-type="float" office:value="0.856851" calcext:value-type="float">
            <text:p>0.856851</text:p>
          </table:table-cell>
          <table:table-cell office:value-type="float" office:value="0.142127" calcext:value-type="float">
            <text:p>0.142127</text:p>
          </table:table-cell>
          <table:table-cell office:value-type="float" office:value="0.00102249" calcext:value-type="float">
            <text:p>0.00102249</text:p>
          </table:table-cell>
          <table:table-cell office:value-type="float" office:value="3.05063" calcext:value-type="float">
            <text:p>3.05063</text:p>
          </table:table-cell>
          <table:table-cell office:value-type="float" office:value="0.974684" calcext:value-type="float">
            <text:p>0.974684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8.1809" calcext:value-type="float">
            <text:p>8.1809</text:p>
          </table:table-cell>
          <table:table-cell office:value-type="float" office:value="0.738693" calcext:value-type="float">
            <text:p>0.738693</text:p>
          </table:table-cell>
          <table:table-cell office:value-type="float" office:value="0.261307" calcext:value-type="float">
            <text:p>0.261307</text:p>
          </table:table-cell>
          <table:table-cell office:value-type="float" office:value="3.93214" calcext:value-type="float">
            <text:p>3.93214</text:p>
          </table:table-cell>
          <table:table-cell office:value-type="float" office:value="0.970583" calcext:value-type="float">
            <text:p>0.970583</text:p>
          </table:table-cell>
          <table:table-cell office:value-type="float" office:value="0.0292495" calcext:value-type="float">
            <text:p>0.0292495</text:p>
          </table:table-cell>
          <table:table-cell office:value-type="float" office:value="0.00016714" calcext:value-type="float">
            <text:p>0.00016714</text:p>
          </table:table-cell>
          <table:table-cell office:value-type="float" office:value="4.05512" calcext:value-type="float">
            <text:p>4.05512</text:p>
          </table:table-cell>
          <table:table-cell office:value-type="float" office:value="0.976378" calcext:value-type="float">
            <text:p>0.97637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7.56314" calcext:value-type="float">
            <text:p>7.56314</text:p>
          </table:table-cell>
          <table:table-cell office:value-type="float" office:value="0.808874" calcext:value-type="float">
            <text:p>0.808874</text:p>
          </table:table-cell>
          <table:table-cell office:value-type="float" office:value="0.191126" calcext:value-type="float">
            <text:p>0.191126</text:p>
          </table:table-cell>
          <table:table-cell office:value-type="float" office:value="4.06791" calcext:value-type="float">
            <text:p>4.0679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99123" calcext:value-type="float">
            <text:p>3.99123</text:p>
          </table:table-cell>
          <table:table-cell office:value-type="float" office:value="0.997076" calcext:value-type="float">
            <text:p>0.997076</text:p>
          </table:table-cell>
          <table:table-cell office:value-type="float" office:value="0.00292398" calcext:value-type="float">
            <text:p>0.00292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0135" calcext:value-type="float">
            <text:p>4.20135</text:p>
          </table:table-cell>
          <table:table-cell office:value-type="float" office:value="0.986756" calcext:value-type="float">
            <text:p>0.986756</text:p>
          </table:table-cell>
          <table:table-cell office:value-type="float" office:value="0.0132435" calcext:value-type="float">
            <text:p>0.0132435</text:p>
          </table:table-cell>
          <table:table-cell office:value-type="float" office:value="0" calcext:value-type="float">
            <text:p>0</text:p>
          </table:table-cell>
          <table:table-cell office:value-type="float" office:value="4.58015" calcext:value-type="float">
            <text:p>4.58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2661" calcext:value-type="float">
            <text:p>7.92661</text:p>
          </table:table-cell>
          <table:table-cell office:value-type="float" office:value="0.926606" calcext:value-type="float">
            <text:p>0.926606</text:p>
          </table:table-cell>
          <table:table-cell office:value-type="float" office:value="0.0733945" calcext:value-type="float">
            <text:p>0.0733945</text:p>
          </table:table-cell>
          <table:table-cell office:value-type="float" office:value="3.86785" calcext:value-type="float">
            <text:p>3.86785</text:p>
          </table:table-cell>
          <table:table-cell office:value-type="float" office:value="0.843486" calcext:value-type="float">
            <text:p>0.843486</text:p>
          </table:table-cell>
          <table:table-cell office:value-type="float" office:value="0.155576" calcext:value-type="float">
            <text:p>0.155576</text:p>
          </table:table-cell>
          <table:table-cell office:value-type="float" office:value="0.000937207" calcext:value-type="float">
            <text:p>0.000937207</text:p>
          </table:table-cell>
          <table:table-cell office:value-type="float" office:value="3.98917" calcext:value-type="float">
            <text:p>3.98917</text:p>
          </table:table-cell>
          <table:table-cell office:value-type="float" office:value="0.98556" calcext:value-type="float">
            <text:p>0.98556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8.04908" calcext:value-type="float">
            <text:p>8.04908</text:p>
          </table:table-cell>
          <table:table-cell office:value-type="float" office:value="0.769939" calcext:value-type="float">
            <text:p>0.769939</text:p>
          </table:table-cell>
          <table:table-cell office:value-type="float" office:value="0.230061" calcext:value-type="float">
            <text:p>0.230061</text:p>
          </table:table-cell>
          <table:table-cell office:value-type="float" office:value="4.12085" calcext:value-type="float">
            <text:p>4.12085</text:p>
          </table:table-cell>
          <table:table-cell office:value-type="float" office:value="0.963261" calcext:value-type="float">
            <text:p>0.963261</text:p>
          </table:table-cell>
          <table:table-cell office:value-type="float" office:value="0.0365775" calcext:value-type="float">
            <text:p>0.0365775</text:p>
          </table:table-cell>
          <table:table-cell office:value-type="float" office:value="0.000161134" calcext:value-type="float">
            <text:p>0.000161134</text:p>
          </table:table-cell>
          <table:table-cell office:value-type="float" office:value="4.17317" calcext:value-type="float">
            <text:p>4.17317</text:p>
          </table:table-cell>
          <table:table-cell office:value-type="float" office:value="0.990244" calcext:value-type="float">
            <text:p>0.990244</text:p>
          </table:table-cell>
          <table:table-cell office:value-type="float" office:value="0.0097561" calcext:value-type="float">
            <text:p>0.0097561</text:p>
          </table:table-cell>
          <table:table-cell office:value-type="float" office:value="7.97032" calcext:value-type="float">
            <text:p>7.97032</text:p>
          </table:table-cell>
          <table:table-cell office:value-type="float" office:value="0.810502" calcext:value-type="float">
            <text:p>0.810502</text:p>
          </table:table-cell>
          <table:table-cell office:value-type="float" office:value="0.189498" calcext:value-type="float">
            <text:p>0.189498</text:p>
          </table:table-cell>
          <table:table-cell office:value-type="float" office:value="3.40248" calcext:value-type="float">
            <text:p>3.4024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95446" calcext:value-type="float">
            <text:p>4.95446</text:p>
          </table:table-cell>
          <table:table-cell office:value-type="float" office:value="0.996357" calcext:value-type="float">
            <text:p>0.996357</text:p>
          </table:table-cell>
          <table:table-cell office:value-type="float" office:value="0.00364299" calcext:value-type="float">
            <text:p>0.0036429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9928" calcext:value-type="float">
            <text:p>4.99928</text:p>
          </table:table-cell>
          <table:table-cell office:value-type="float" office:value="0.986632" calcext:value-type="float">
            <text:p>0.986632</text:p>
          </table:table-cell>
          <table:table-cell office:value-type="float" office:value="0.0133683" calcext:value-type="float">
            <text:p>0.0133683</text:p>
          </table:table-cell>
          <table:table-cell office:value-type="float" office:value="0" calcext:value-type="float">
            <text:p>0</text:p>
          </table:table-cell>
          <table:table-cell office:value-type="float" office:value="5.12121" calcext:value-type="float">
            <text:p>5.12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6154" calcext:value-type="float">
            <text:p>6.66154</text:p>
          </table:table-cell>
          <table:table-cell office:value-type="float" office:value="0.915385" calcext:value-type="float">
            <text:p>0.915385</text:p>
          </table:table-cell>
          <table:table-cell office:value-type="float" office:value="0.0846154" calcext:value-type="float">
            <text:p>0.0846154</text:p>
          </table:table-cell>
          <table:table-cell office:value-type="float" office:value="4.73805" calcext:value-type="float">
            <text:p>4.73805</text:p>
          </table:table-cell>
          <table:table-cell office:value-type="float" office:value="0.794821" calcext:value-type="float">
            <text:p>0.794821</text:p>
          </table:table-cell>
          <table:table-cell office:value-type="float" office:value="0.202191" calcext:value-type="float">
            <text:p>0.202191</text:p>
          </table:table-cell>
          <table:table-cell office:value-type="float" office:value="0.00298805" calcext:value-type="float">
            <text:p>0.00298805</text:p>
          </table:table-cell>
          <table:table-cell office:value-type="float" office:value="4.59336" calcext:value-type="float">
            <text:p>4.59336</text:p>
          </table:table-cell>
          <table:table-cell office:value-type="float" office:value="0.979253" calcext:value-type="float">
            <text:p>0.97925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8.93333" calcext:value-type="float">
            <text:p>8.93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4.94932" calcext:value-type="float">
            <text:p>4.94932</text:p>
          </table:table-cell>
          <table:table-cell office:value-type="float" office:value="0.954023" calcext:value-type="float">
            <text:p>0.954023</text:p>
          </table:table-cell>
          <table:table-cell office:value-type="float" office:value="0.0454545" calcext:value-type="float">
            <text:p>0.0454545</text:p>
          </table:table-cell>
          <table:table-cell office:value-type="float" office:value="0.000522466" calcext:value-type="float">
            <text:p>0.000522466</text:p>
          </table:table-cell>
          <table:table-cell office:value-type="float" office:value="4.78016" calcext:value-type="float">
            <text:p>4.78016</text:p>
          </table:table-cell>
          <table:table-cell office:value-type="float" office:value="0.986595" calcext:value-type="float">
            <text:p>0.986595</text:p>
          </table:table-cell>
          <table:table-cell office:value-type="float" office:value="0.0134048" calcext:value-type="float">
            <text:p>0.0134048</text:p>
          </table:table-cell>
          <table:table-cell office:value-type="float" office:value="8.29615" calcext:value-type="float">
            <text:p>8.29615</text:p>
          </table:table-cell>
          <table:table-cell office:value-type="float" office:value="0.774848" calcext:value-type="float">
            <text:p>0.774848</text:p>
          </table:table-cell>
          <table:table-cell office:value-type="float" office:value="0.225152" calcext:value-type="float">
            <text:p>0.225152</text:p>
          </table:table-cell>
          <table:table-cell office:value-type="float" office:value="3.62044" calcext:value-type="float">
            <text:p>3.6204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81391" calcext:value-type="float">
            <text:p>5.813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475" calcext:value-type="float">
            <text:p>5.6475</text:p>
          </table:table-cell>
          <table:table-cell office:value-type="float" office:value="0.987273" calcext:value-type="float">
            <text:p>0.987273</text:p>
          </table:table-cell>
          <table:table-cell office:value-type="float" office:value="0.0127273" calcext:value-type="float">
            <text:p>0.0127273</text:p>
          </table:table-cell>
          <table:table-cell office:value-type="float" office:value="0" calcext:value-type="float">
            <text:p>0</text:p>
          </table:table-cell>
          <table:table-cell office:value-type="float" office:value="5.97345" calcext:value-type="float">
            <text:p>5.97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169" calcext:value-type="float">
            <text:p>6.8169</text:p>
          </table:table-cell>
          <table:table-cell office:value-type="float" office:value="0.950704" calcext:value-type="float">
            <text:p>0.950704</text:p>
          </table:table-cell>
          <table:table-cell office:value-type="float" office:value="0.0492958" calcext:value-type="float">
            <text:p>0.0492958</text:p>
          </table:table-cell>
          <table:table-cell office:value-type="float" office:value="5.53285" calcext:value-type="float">
            <text:p>5.53285</text:p>
          </table:table-cell>
          <table:table-cell office:value-type="float" office:value="0.820762" calcext:value-type="float">
            <text:p>0.820762</text:p>
          </table:table-cell>
          <table:table-cell office:value-type="float" office:value="0.175182" calcext:value-type="float">
            <text:p>0.175182</text:p>
          </table:table-cell>
          <table:table-cell office:value-type="float" office:value="0.00405515" calcext:value-type="float">
            <text:p>0.00405515</text:p>
          </table:table-cell>
          <table:table-cell office:value-type="float" office:value="4.81696" calcext:value-type="float">
            <text:p>4.81696</text:p>
          </table:table-cell>
          <table:table-cell office:value-type="float" office:value="0.995536" calcext:value-type="float">
            <text:p>0.995536</text:p>
          </table:table-cell>
          <table:table-cell office:value-type="float" office:value="0.00446429" calcext:value-type="float">
            <text:p>0.00446429</text:p>
          </table:table-cell>
          <table:table-cell office:value-type="float" office:value="8.35235" calcext:value-type="float">
            <text:p>8.35235</text:p>
          </table:table-cell>
          <table:table-cell office:value-type="float" office:value="0.681208" calcext:value-type="float">
            <text:p>0.681208</text:p>
          </table:table-cell>
          <table:table-cell office:value-type="float" office:value="0.318792" calcext:value-type="float">
            <text:p>0.318792</text:p>
          </table:table-cell>
          <table:table-cell office:value-type="float" office:value="5.63893" calcext:value-type="float">
            <text:p>5.63893</text:p>
          </table:table-cell>
          <table:table-cell office:value-type="float" office:value="0.955069" calcext:value-type="float">
            <text:p>0.955069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0081103" calcext:value-type="float">
            <text:p>0.00081103</text:p>
          </table:table-cell>
          <table:table-cell office:value-type="float" office:value="5.21893" calcext:value-type="float">
            <text:p>5.21893</text:p>
          </table:table-cell>
          <table:table-cell office:value-type="float" office:value="0.997041" calcext:value-type="float">
            <text:p>0.997041</text:p>
          </table:table-cell>
          <table:table-cell office:value-type="float" office:value="0.00295858" calcext:value-type="float">
            <text:p>0.00295858</text:p>
          </table:table-cell>
          <table:table-cell office:value-type="float" office:value="7.80225" calcext:value-type="float">
            <text:p>7.80225</text:p>
          </table:table-cell>
          <table:table-cell office:value-type="float" office:value="0.770787" calcext:value-type="float">
            <text:p>0.770787</text:p>
          </table:table-cell>
          <table:table-cell office:value-type="float" office:value="0.229213" calcext:value-type="float">
            <text:p>0.229213</text:p>
          </table:table-cell>
          <table:table-cell office:value-type="float" office:value="3.79789" calcext:value-type="float">
            <text:p>3.797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15397" calcext:value-type="float">
            <text:p>5.15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4204" calcext:value-type="float">
            <text:p>5.24204</text:p>
          </table:table-cell>
          <table:table-cell office:value-type="float" office:value="0.988829" calcext:value-type="float">
            <text:p>0.988829</text:p>
          </table:table-cell>
          <table:table-cell office:value-type="float" office:value="0.0111711" calcext:value-type="float">
            <text:p>0.0111711</text:p>
          </table:table-cell>
          <table:table-cell office:value-type="float" office:value="0" calcext:value-type="float">
            <text:p>0</text:p>
          </table:table-cell>
          <table:table-cell office:value-type="float" office:value="4.85714" calcext:value-type="float">
            <text:p>4.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625" calcext:value-type="float">
            <text:p>6.7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5.93516" calcext:value-type="float">
            <text:p>5.93516</text:p>
          </table:table-cell>
          <table:table-cell office:value-type="float" office:value="0.852021" calcext:value-type="float">
            <text:p>0.852021</text:p>
          </table:table-cell>
          <table:table-cell office:value-type="float" office:value="0.144928" calcext:value-type="float">
            <text:p>0.144928</text:p>
          </table:table-cell>
          <table:table-cell office:value-type="float" office:value="0.00305111" calcext:value-type="float">
            <text:p>0.00305111</text:p>
          </table:table-cell>
          <table:table-cell office:value-type="float" office:value="3.08642" calcext:value-type="float">
            <text:p>3.086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0652" calcext:value-type="float">
            <text:p>7.70652</text:p>
          </table:table-cell>
          <table:table-cell office:value-type="float" office:value="0.668478" calcext:value-type="float">
            <text:p>0.668478</text:p>
          </table:table-cell>
          <table:table-cell office:value-type="float" office:value="0.331522" calcext:value-type="float">
            <text:p>0.331522</text:p>
          </table:table-cell>
          <table:table-cell office:value-type="float" office:value="5.35836" calcext:value-type="float">
            <text:p>5.35836</text:p>
          </table:table-cell>
          <table:table-cell office:value-type="float" office:value="0.965324" calcext:value-type="float">
            <text:p>0.965324</text:p>
          </table:table-cell>
          <table:table-cell office:value-type="float" office:value="0.0341297" calcext:value-type="float">
            <text:p>0.0341297</text:p>
          </table:table-cell>
          <table:table-cell office:value-type="float" office:value="0.000546075" calcext:value-type="float">
            <text:p>0.000546075</text:p>
          </table:table-cell>
          <table:table-cell office:value-type="float" office:value="3.68" calcext:value-type="float">
            <text:p>3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0.750943" calcext:value-type="float">
            <text:p>0.750943</text:p>
          </table:table-cell>
          <table:table-cell office:value-type="float" office:value="0.249057" calcext:value-type="float">
            <text:p>0.249057</text:p>
          </table:table-cell>
          <table:table-cell office:value-type="float" office:value="5.3232" calcext:value-type="float">
            <text:p>5.3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67974" calcext:value-type="float">
            <text:p>4.67974</text:p>
          </table:table-cell>
          <table:table-cell office:value-type="float" office:value="0.992157" calcext:value-type="float">
            <text:p>0.992157</text:p>
          </table:table-cell>
          <table:table-cell office:value-type="float" office:value="0.00784314" calcext:value-type="float">
            <text:p>0.007843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241" calcext:value-type="float">
            <text:p>4.7241</text:p>
          </table:table-cell>
          <table:table-cell office:value-type="float" office:value="0.989822" calcext:value-type="float">
            <text:p>0.989822</text:p>
          </table:table-cell>
          <table:table-cell office:value-type="float" office:value="0.00999636" calcext:value-type="float">
            <text:p>0.00999636</text:p>
          </table:table-cell>
          <table:table-cell office:value-type="float" office:value="0.000181752" calcext:value-type="float">
            <text:p>0.000181752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25" calcext:value-type="float">
            <text:p>5.925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5.23451" calcext:value-type="float">
            <text:p>5.23451</text:p>
          </table:table-cell>
          <table:table-cell office:value-type="float" office:value="0.858039" calcext:value-type="float">
            <text:p>0.858039</text:p>
          </table:table-cell>
          <table:table-cell office:value-type="float" office:value="0.140392" calcext:value-type="float">
            <text:p>0.140392</text:p>
          </table:table-cell>
          <table:table-cell office:value-type="float" office:value="0.00156863" calcext:value-type="float">
            <text:p>0.00156863</text:p>
          </table:table-cell>
          <table:table-cell office:value-type="float" office:value="2.90291" calcext:value-type="float">
            <text:p>2.90291</text:p>
          </table:table-cell>
          <table:table-cell office:value-type="float" office:value="0.990291" calcext:value-type="float">
            <text:p>0.990291</text:p>
          </table:table-cell>
          <table:table-cell office:value-type="float" office:value="0.00970874" calcext:value-type="float">
            <text:p>0.00970874</text:p>
          </table:table-cell>
          <table:table-cell office:value-type="float" office:value="7.5566" calcext:value-type="float">
            <text:p>7.5566</text:p>
          </table:table-cell>
          <table:table-cell office:value-type="float" office:value="0.665094" calcext:value-type="float">
            <text:p>0.665094</text:p>
          </table:table-cell>
          <table:table-cell office:value-type="float" office:value="0.334906" calcext:value-type="float">
            <text:p>0.334906</text:p>
          </table:table-cell>
          <table:table-cell office:value-type="float" office:value="4.80589" calcext:value-type="float">
            <text:p>4.80589</text:p>
          </table:table-cell>
          <table:table-cell office:value-type="float" office:value="0.96778" calcext:value-type="float">
            <text:p>0.96778</text:p>
          </table:table-cell>
          <table:table-cell office:value-type="float" office:value="0.0318218" calcext:value-type="float">
            <text:p>0.0318218</text:p>
          </table:table-cell>
          <table:table-cell office:value-type="float" office:value="0.000397772" calcext:value-type="float">
            <text:p>0.000397772</text:p>
          </table:table-cell>
          <table:table-cell office:value-type="float" office:value="3.00741" calcext:value-type="float">
            <text:p>3.00741</text:p>
          </table:table-cell>
          <table:table-cell office:value-type="float" office:value="0.992593" calcext:value-type="float">
            <text:p>0.992593</text:p>
          </table:table-cell>
          <table:table-cell office:value-type="float" office:value="0.00740741" calcext:value-type="float">
            <text:p>0.00740741</text:p>
          </table:table-cell>
          <table:table-cell office:value-type="float" office:value="6.93413" calcext:value-type="float">
            <text:p>6.93413</text:p>
          </table:table-cell>
          <table:table-cell office:value-type="float" office:value="0.775449" calcext:value-type="float">
            <text:p>0.775449</text:p>
          </table:table-cell>
          <table:table-cell office:value-type="float" office:value="0.224551" calcext:value-type="float">
            <text:p>0.224551</text:p>
          </table:table-cell>
          <table:table-cell office:value-type="float" office:value="4.92441" calcext:value-type="float">
            <text:p>4.9244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20469" calcext:value-type="float">
            <text:p>4.20469</text:p>
          </table:table-cell>
          <table:table-cell office:value-type="float" office:value="0.997392" calcext:value-type="float">
            <text:p>0.997392</text:p>
          </table:table-cell>
          <table:table-cell office:value-type="float" office:value="0.00260756" calcext:value-type="float">
            <text:p>0.002607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3996" calcext:value-type="float">
            <text:p>4.23996</text:p>
          </table:table-cell>
          <table:table-cell office:value-type="float" office:value="0.991512" calcext:value-type="float">
            <text:p>0.991512</text:p>
          </table:table-cell>
          <table:table-cell office:value-type="float" office:value="0.00848806" calcext:value-type="float">
            <text:p>0.00848806</text:p>
          </table:table-cell>
          <table:table-cell office:value-type="float" office:value="0" calcext:value-type="float">
            <text:p>0</text:p>
          </table:table-cell>
          <table:table-cell office:value-type="float" office:value="3.58824" calcext:value-type="float">
            <text:p>3.58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7551" calcext:value-type="float">
            <text:p>6.27551</text:p>
          </table:table-cell>
          <table:table-cell office:value-type="float" office:value="0.94898" calcext:value-type="float">
            <text:p>0.94898</text:p>
          </table:table-cell>
          <table:table-cell office:value-type="float" office:value="0.0510204" calcext:value-type="float">
            <text:p>0.0510204</text:p>
          </table:table-cell>
          <table:table-cell office:value-type="float" office:value="4.62255" calcext:value-type="float">
            <text:p>4.62255</text:p>
          </table:table-cell>
          <table:table-cell office:value-type="float" office:value="0.867659" calcext:value-type="float">
            <text:p>0.867659</text:p>
          </table:table-cell>
          <table:table-cell office:value-type="float" office:value="0.129209" calcext:value-type="float">
            <text:p>0.129209</text:p>
          </table:table-cell>
          <table:table-cell office:value-type="float" office:value="0.00313234" calcext:value-type="float">
            <text:p>0.00313234</text:p>
          </table:table-cell>
          <table:table-cell office:value-type="float" office:value="2.47887" calcext:value-type="float">
            <text:p>2.47887</text:p>
          </table:table-cell>
          <table:table-cell office:value-type="float" office:value="0.992958" calcext:value-type="float">
            <text:p>0.992958</text:p>
          </table:table-cell>
          <table:table-cell office:value-type="float" office:value="0.00704225" calcext:value-type="float">
            <text:p>0.00704225</text:p>
          </table:table-cell>
          <table:table-cell office:value-type="float" office:value="7.19835" calcext:value-type="float">
            <text:p>7.19835</text:p>
          </table:table-cell>
          <table:table-cell office:value-type="float" office:value="0.68595" calcext:value-type="float">
            <text:p>0.68595</text:p>
          </table:table-cell>
          <table:table-cell office:value-type="float" office:value="0.31405" calcext:value-type="float">
            <text:p>0.31405</text:p>
          </table:table-cell>
          <table:table-cell office:value-type="float" office:value="4.29991" calcext:value-type="float">
            <text:p>4.29991</text:p>
          </table:table-cell>
          <table:table-cell office:value-type="float" office:value="0.971555" calcext:value-type="float">
            <text:p>0.971555</text:p>
          </table:table-cell>
          <table:table-cell office:value-type="float" office:value="0.0279257" calcext:value-type="float">
            <text:p>0.0279257</text:p>
          </table:table-cell>
          <table:table-cell office:value-type="float" office:value="0.000519548" calcext:value-type="float">
            <text:p>0.000519548</text:p>
          </table:table-cell>
          <table:table-cell office:value-type="float" office:value="2.76289" calcext:value-type="float">
            <text:p>2.76289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00515464" calcext:value-type="float">
            <text:p>0.00515464</text:p>
          </table:table-cell>
          <table:table-cell office:value-type="float" office:value="6.91789" calcext:value-type="float">
            <text:p>6.91789</text:p>
          </table:table-cell>
          <table:table-cell office:value-type="float" office:value="0.762463" calcext:value-type="float">
            <text:p>0.762463</text:p>
          </table:table-cell>
          <table:table-cell office:value-type="float" office:value="0.237537" calcext:value-type="float">
            <text:p>0.237537</text:p>
          </table:table-cell>
          <table:table-cell office:value-type="float" office:value="4.3148" calcext:value-type="float">
            <text:p>4.314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96011" calcext:value-type="float">
            <text:p>3.96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3143" calcext:value-type="float">
            <text:p>4.03143</text:p>
          </table:table-cell>
          <table:table-cell office:value-type="float" office:value="0.990342" calcext:value-type="float">
            <text:p>0.990342</text:p>
          </table:table-cell>
          <table:table-cell office:value-type="float" office:value="0.00965759" calcext:value-type="float">
            <text:p>0.00965759</text:p>
          </table:table-cell>
          <table:table-cell office:value-type="float" office:value="0" calcext:value-type="float">
            <text:p>0</text:p>
          </table:table-cell>
          <table:table-cell office:value-type="float" office:value="3.42254" calcext:value-type="float">
            <text:p>3.42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7736" calcext:value-type="float">
            <text:p>5.87736</text:p>
          </table:table-cell>
          <table:table-cell office:value-type="float" office:value="0.95283" calcext:value-type="float">
            <text:p>0.95283</text:p>
          </table:table-cell>
          <table:table-cell office:value-type="float" office:value="0.0471698" calcext:value-type="float">
            <text:p>0.0471698</text:p>
          </table:table-cell>
          <table:table-cell office:value-type="float" office:value="4.49059" calcext:value-type="float">
            <text:p>4.49059</text:p>
          </table:table-cell>
          <table:table-cell office:value-type="float" office:value="0.89338" calcext:value-type="float">
            <text:p>0.89338</text:p>
          </table:table-cell>
          <table:table-cell office:value-type="float" office:value="0.105923" calcext:value-type="float">
            <text:p>0.105923</text:p>
          </table:table-cell>
          <table:table-cell office:value-type="float" office:value="0.000696864" calcext:value-type="float">
            <text:p>0.000696864</text:p>
          </table:table-cell>
          <table:table-cell office:value-type="float" office:value="3.22835" calcext:value-type="float">
            <text:p>3.22835</text:p>
          </table:table-cell>
          <table:table-cell office:value-type="float" office:value="0.992126" calcext:value-type="float">
            <text:p>0.992126</text:p>
          </table:table-cell>
          <table:table-cell office:value-type="float" office:value="0.00787402" calcext:value-type="float">
            <text:p>0.00787402</text:p>
          </table:table-cell>
          <table:table-cell office:value-type="float" office:value="6.95902" calcext:value-type="float">
            <text:p>6.95902</text:p>
          </table:table-cell>
          <table:table-cell office:value-type="float" office:value="0.696721" calcext:value-type="float">
            <text:p>0.696721</text:p>
          </table:table-cell>
          <table:table-cell office:value-type="float" office:value="0.303279" calcext:value-type="float">
            <text:p>0.303279</text:p>
          </table:table-cell>
          <table:table-cell office:value-type="float" office:value="4.10822" calcext:value-type="float">
            <text:p>4.10822</text:p>
          </table:table-cell>
          <table:table-cell office:value-type="float" office:value="0.973611" calcext:value-type="float">
            <text:p>0.973611</text:p>
          </table:table-cell>
          <table:table-cell office:value-type="float" office:value="0.0262624" calcext:value-type="float">
            <text:p>0.0262624</text:p>
          </table:table-cell>
          <table:table-cell office:value-type="float" office:value="0.000126871" calcext:value-type="float">
            <text:p>0.000126871</text:p>
          </table:table-cell>
          <table:table-cell office:value-type="float" office:value="3.28643" calcext:value-type="float">
            <text:p>3.28643</text:p>
          </table:table-cell>
          <table:table-cell office:value-type="float" office:value="0.994975" calcext:value-type="float">
            <text:p>0.994975</text:p>
          </table:table-cell>
          <table:table-cell office:value-type="float" office:value="0.00502513" calcext:value-type="float">
            <text:p>0.00502513</text:p>
          </table:table-cell>
          <table:table-cell office:value-type="float" office:value="6.60907" calcext:value-type="float">
            <text:p>6.60907</text:p>
          </table:table-cell>
          <table:table-cell office:value-type="float" office:value="0.776204" calcext:value-type="float">
            <text:p>0.776204</text:p>
          </table:table-cell>
          <table:table-cell office:value-type="float" office:value="0.223796" calcext:value-type="float">
            <text:p>0.223796</text:p>
          </table:table-cell>
          <table:table-cell office:value-type="float" office:value="3.98363" calcext:value-type="float">
            <text:p>3.9836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3433" calcext:value-type="float">
            <text:p>4.3433</text:p>
          </table:table-cell>
          <table:table-cell office:value-type="float" office:value="0.996411" calcext:value-type="float">
            <text:p>0.996411</text:p>
          </table:table-cell>
          <table:table-cell office:value-type="float" office:value="0.00358852" calcext:value-type="float">
            <text:p>0.00358852</text:p>
          </table:table-cell>
          <table:table-cell office:value-type="float" office:value="0" calcext:value-type="float">
            <text:p>0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123" calcext:value-type="float">
            <text:p>4.3123</text:p>
          </table:table-cell>
          <table:table-cell office:value-type="float" office:value="0.98876" calcext:value-type="float">
            <text:p>0.98876</text:p>
          </table:table-cell>
          <table:table-cell office:value-type="float" office:value="0.011079" calcext:value-type="float">
            <text:p>0.011079</text:p>
          </table:table-cell>
          <table:table-cell office:value-type="float" office:value="0.000160565" calcext:value-type="float">
            <text:p>0.000160565</text:p>
          </table:table-cell>
          <table:table-cell office:value-type="float" office:value="3.80214" calcext:value-type="float">
            <text:p>3.80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2805" calcext:value-type="float">
            <text:p>5.62805</text:p>
          </table:table-cell>
          <table:table-cell office:value-type="float" office:value="0.95122" calcext:value-type="float">
            <text:p>0.95122</text:p>
          </table:table-cell>
          <table:table-cell office:value-type="float" office:value="0.0487805" calcext:value-type="float">
            <text:p>0.0487805</text:p>
          </table:table-cell>
          <table:table-cell office:value-type="float" office:value="4.30577" calcext:value-type="float">
            <text:p>4.30577</text:p>
          </table:table-cell>
          <table:table-cell office:value-type="float" office:value="0.852068" calcext:value-type="float">
            <text:p>0.852068</text:p>
          </table:table-cell>
          <table:table-cell office:value-type="float" office:value="0.145603" calcext:value-type="float">
            <text:p>0.145603</text:p>
          </table:table-cell>
          <table:table-cell office:value-type="float" office:value="0.00232964" calcext:value-type="float">
            <text:p>0.00232964</text:p>
          </table:table-cell>
          <table:table-cell office:value-type="float" office:value="3.16514" calcext:value-type="float">
            <text:p>3.16514</text:p>
          </table:table-cell>
          <table:table-cell office:value-type="float" office:value="0.996942" calcext:value-type="float">
            <text:p>0.996942</text:p>
          </table:table-cell>
          <table:table-cell office:value-type="float" office:value="0.0030581" calcext:value-type="float">
            <text:p>0.0030581</text:p>
          </table:table-cell>
          <table:table-cell office:value-type="float" office:value="6.55807" calcext:value-type="float">
            <text:p>6.55807</text:p>
          </table:table-cell>
          <table:table-cell office:value-type="float" office:value="0.76204" calcext:value-type="float">
            <text:p>0.76204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4.31397" calcext:value-type="float">
            <text:p>4.31397</text:p>
          </table:table-cell>
          <table:table-cell office:value-type="float" office:value="0.962761" calcext:value-type="float">
            <text:p>0.962761</text:p>
          </table:table-cell>
          <table:table-cell office:value-type="float" office:value="0.0366701" calcext:value-type="float">
            <text:p>0.0366701</text:p>
          </table:table-cell>
          <table:table-cell office:value-type="float" office:value="0.000569411" calcext:value-type="float">
            <text:p>0.000569411</text:p>
          </table:table-cell>
          <table:table-cell office:value-type="float" office:value="3.39615" calcext:value-type="float">
            <text:p>3.39615</text:p>
          </table:table-cell>
          <table:table-cell office:value-type="float" office:value="0.998077" calcext:value-type="float">
            <text:p>0.998077</text:p>
          </table:table-cell>
          <table:table-cell office:value-type="float" office:value="0.00192308" calcext:value-type="float">
            <text:p>0.00192308</text:p>
          </table:table-cell>
          <table:table-cell office:value-type="float" office:value="6.25192" calcext:value-type="float">
            <text:p>6.25192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176923" calcext:value-type="float">
            <text:p>0.176923</text:p>
          </table:table-cell>
          <table:table-cell office:value-type="float" office:value="3.5736" calcext:value-type="float">
            <text:p>3.573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25801" calcext:value-type="float">
            <text:p>4.25801</text:p>
          </table:table-cell>
          <table:table-cell office:value-type="float" office:value="0.99359" calcext:value-type="float">
            <text:p>0.99359</text:p>
          </table:table-cell>
          <table:table-cell office:value-type="float" office:value="0.00641026" calcext:value-type="float">
            <text:p>0.00641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2857" calcext:value-type="float">
            <text:p>3.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8829" calcext:value-type="float">
            <text:p>4.38829</text:p>
          </table:table-cell>
          <table:table-cell office:value-type="float" office:value="0.984628" calcext:value-type="float">
            <text:p>0.984628</text:p>
          </table:table-cell>
          <table:table-cell office:value-type="float" office:value="0.0153717" calcext:value-type="float">
            <text:p>0.0153717</text:p>
          </table:table-cell>
          <table:table-cell office:value-type="float" office:value="0" calcext:value-type="float">
            <text:p>0</text:p>
          </table:table-cell>
          <table:table-cell office:value-type="float" office:value="4.54491" calcext:value-type="float">
            <text:p>4.54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7576" calcext:value-type="float">
            <text:p>5.37576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0545455" calcext:value-type="float">
            <text:p>0.0545455</text:p>
          </table:table-cell>
          <table:table-cell office:value-type="float" office:value="3.92487" calcext:value-type="float">
            <text:p>3.92487</text:p>
          </table:table-cell>
          <table:table-cell office:value-type="float" office:value="0.823873" calcext:value-type="float">
            <text:p>0.823873</text:p>
          </table:table-cell>
          <table:table-cell office:value-type="float" office:value="0.172788" calcext:value-type="float">
            <text:p>0.172788</text:p>
          </table:table-cell>
          <table:table-cell office:value-type="float" office:value="0.0033389" calcext:value-type="float">
            <text:p>0.0033389</text:p>
          </table:table-cell>
          <table:table-cell office:value-type="float" office:value="3.7931" calcext:value-type="float">
            <text:p>3.7931</text:p>
          </table:table-cell>
          <table:table-cell office:value-type="float" office:value="0.996865" calcext:value-type="float">
            <text:p>0.996865</text:p>
          </table:table-cell>
          <table:table-cell office:value-type="float" office:value="0.0031348" calcext:value-type="float">
            <text:p>0.0031348</text:p>
          </table:table-cell>
          <table:table-cell office:value-type="float" office:value="5.80874" calcext:value-type="float">
            <text:p>5.80874</text:p>
          </table:table-cell>
          <table:table-cell office:value-type="float" office:value="0.718579" calcext:value-type="float">
            <text:p>0.718579</text:p>
          </table:table-cell>
          <table:table-cell office:value-type="float" office:value="0.281421" calcext:value-type="float">
            <text:p>0.281421</text:p>
          </table:table-cell>
          <table:table-cell office:value-type="float" office:value="4.29143" calcext:value-type="float">
            <text:p>4.29143</text:p>
          </table:table-cell>
          <table:table-cell office:value-type="float" office:value="0.956171" calcext:value-type="float">
            <text:p>0.956171</text:p>
          </table:table-cell>
          <table:table-cell office:value-type="float" office:value="0.0432202" calcext:value-type="float">
            <text:p>0.0432202</text:p>
          </table:table-cell>
          <table:table-cell office:value-type="float" office:value="0.000608735" calcext:value-type="float">
            <text:p>0.000608735</text:p>
          </table:table-cell>
          <table:table-cell office:value-type="float" office:value="4.04713" calcext:value-type="float">
            <text:p>4.04713</text:p>
          </table:table-cell>
          <table:table-cell office:value-type="float" office:value="0.997951" calcext:value-type="float">
            <text:p>0.997951</text:p>
          </table:table-cell>
          <table:table-cell office:value-type="float" office:value="0.00204918" calcext:value-type="float">
            <text:p>0.00204918</text:p>
          </table:table-cell>
          <table:table-cell office:value-type="float" office:value="5.64498" calcext:value-type="float">
            <text:p>5.64498</text:p>
          </table:table-cell>
          <table:table-cell office:value-type="float" office:value="0.791822" calcext:value-type="float">
            <text:p>0.791822</text:p>
          </table:table-cell>
          <table:table-cell office:value-type="float" office:value="0.208178" calcext:value-type="float">
            <text:p>0.208178</text:p>
          </table:table-cell>
          <table:table-cell office:value-type="float" office:value="2.98646" calcext:value-type="float">
            <text:p>2.98646</text:p>
          </table:table-cell>
        </table:table-row>
      </table:table>
      <table:table table:name="Work" table:style-name="ta1">
        <office:forms form:automatic-focus="false" form:apply-design-mode="false"/>
        <table:table-column table:style-name="co1" table:number-columns-repeated="42" table:default-cell-style-name="Default"/>
        <table:table-row table:style-name="ro1">
          <table:table-cell/>
          <table:table-cell table:formula="of:=[$rates.B1]" office:value-type="string" office:string-value="0_meanisgivendet" calcext:value-type="string">
            <text:p>0_meanisgivendet</text:p>
          </table:table-cell>
          <table:table-cell table:formula="of:=[$rates.C1]" office:value-type="string" office:string-value=" test" calcext:value-type="string">
            <text:p><text:s/>test</text:p>
          </table:table-cell>
          <table:table-cell table:formula="of:=[$rates.D1]" office:value-type="string" office:string-value=" hosp" calcext:value-type="string">
            <text:p><text:s/>hosp</text:p>
          </table:table-cell>
          <table:table-cell table:formula="of:=[$rates.E1]" office:value-type="string" office:string-value=" death" calcext:value-type="string">
            <text:p><text:s/>death</text:p>
          </table:table-cell>
          <table:table-cell table:formula="of:=[$rates.F1]" office:value-type="string" office:string-value="0_meanisd" calcext:value-type="string">
            <text:p>0_meanisd</text:p>
          </table:table-cell>
          <table:table-cell table:formula="of:=[$rates.G1]" office:value-type="string" office:string-value=" hosp" calcext:value-type="string">
            <text:p><text:s/>hosp</text:p>
          </table:table-cell>
          <table:table-cell table:formula="of:=[$rates.H1]" office:value-type="string" office:string-value=" death" calcext:value-type="string">
            <text:p><text:s/>death</text:p>
          </table:table-cell>
          <table:table-cell table:formula="of:=[$rates.I1]" office:value-type="string" office:string-value="0_meanh" calcext:value-type="string">
            <text:p>0_meanh</text:p>
          </table:table-cell>
          <table:table-cell table:formula="of:=[$rates.J1]" office:value-type="string" office:string-value=" recovery" calcext:value-type="string">
            <text:p><text:s/>recovery</text:p>
          </table:table-cell>
          <table:table-cell table:formula="of:=[$rates.K1]" office:value-type="string" office:string-value=" death" calcext:value-type="string">
            <text:p><text:s/>death</text:p>
          </table:table-cell>
          <table:table-cell table:formula="of:=[$rates.L1]" office:value-type="string" office:string-value="20_meanisgivendet" calcext:value-type="string">
            <text:p>20_meanisgivendet</text:p>
          </table:table-cell>
          <table:table-cell table:formula="of:=[$rates.M1]" office:value-type="string" office:string-value=" test" calcext:value-type="string">
            <text:p><text:s/>test</text:p>
          </table:table-cell>
          <table:table-cell table:formula="of:=[$rates.N1]" office:value-type="string" office:string-value=" hosp" calcext:value-type="string">
            <text:p><text:s/>hosp</text:p>
          </table:table-cell>
          <table:table-cell table:formula="of:=[$rates.O1]" office:value-type="string" office:string-value=" death" calcext:value-type="string">
            <text:p><text:s/>death</text:p>
          </table:table-cell>
          <table:table-cell table:formula="of:=[$rates.P1]" office:value-type="string" office:string-value="20_meanisd" calcext:value-type="string">
            <text:p>20_meanisd</text:p>
          </table:table-cell>
          <table:table-cell table:formula="of:=[$rates.Q1]" office:value-type="string" office:string-value=" hosp" calcext:value-type="string">
            <text:p><text:s/>hosp</text:p>
          </table:table-cell>
          <table:table-cell table:formula="of:=[$rates.R1]" office:value-type="string" office:string-value=" death" calcext:value-type="string">
            <text:p><text:s/>death</text:p>
          </table:table-cell>
          <table:table-cell table:formula="of:=[$rates.S1]" office:value-type="string" office:string-value="20_meanh" calcext:value-type="string">
            <text:p>20_meanh</text:p>
          </table:table-cell>
          <table:table-cell table:formula="of:=[$rates.T1]" office:value-type="string" office:string-value=" recovery" calcext:value-type="string">
            <text:p><text:s/>recovery</text:p>
          </table:table-cell>
          <table:table-cell table:formula="of:=[$rates.U1]" office:value-type="string" office:string-value=" death" calcext:value-type="string">
            <text:p><text:s/>death</text:p>
          </table:table-cell>
          <table:table-cell table:formula="of:=[$rates.V1]" office:value-type="string" office:string-value="65_meanisgivendet" calcext:value-type="string">
            <text:p>65_meanisgivendet</text:p>
          </table:table-cell>
          <table:table-cell table:formula="of:=[$rates.W1]" office:value-type="string" office:string-value=" test" calcext:value-type="string">
            <text:p><text:s/>test</text:p>
          </table:table-cell>
          <table:table-cell table:formula="of:=[$rates.X1]" office:value-type="string" office:string-value=" hosp" calcext:value-type="string">
            <text:p><text:s/>hosp</text:p>
          </table:table-cell>
          <table:table-cell table:formula="of:=[$rates.Y1]" office:value-type="string" office:string-value=" death" calcext:value-type="string">
            <text:p><text:s/>death</text:p>
          </table:table-cell>
          <table:table-cell table:formula="of:=[$rates.Z1]" office:value-type="string" office:string-value="65_meanisd" calcext:value-type="string">
            <text:p>65_meanisd</text:p>
          </table:table-cell>
          <table:table-cell table:formula="of:=[$rates.AA1]" office:value-type="string" office:string-value=" hosp" calcext:value-type="string">
            <text:p><text:s/>hosp</text:p>
          </table:table-cell>
          <table:table-cell table:formula="of:=[$rates.AB1]" office:value-type="string" office:string-value=" death" calcext:value-type="string">
            <text:p><text:s/>death</text:p>
          </table:table-cell>
          <table:table-cell table:formula="of:=[$rates.AC1]" office:value-type="string" office:string-value="65_meanh" calcext:value-type="string">
            <text:p>65_meanh</text:p>
          </table:table-cell>
          <table:table-cell table:formula="of:=[$rates.AD1]" office:value-type="string" office:string-value=" recovery" calcext:value-type="string">
            <text:p><text:s/>recovery</text:p>
          </table:table-cell>
          <table:table-cell table:formula="of:=[$rates.AE1]" office:value-type="string" office:string-value=" death" calcext:value-type="string">
            <text:p><text:s/>death</text:p>
          </table:table-cell>
          <table:table-cell table:formula="of:=[$rates.AF1]" office:value-type="string" office:string-value="all_meanisgivendet" calcext:value-type="string">
            <text:p>all_meanisgivendet</text:p>
          </table:table-cell>
          <table:table-cell table:formula="of:=[$rates.AG1]" office:value-type="string" office:string-value=" test" calcext:value-type="string">
            <text:p><text:s/>test</text:p>
          </table:table-cell>
          <table:table-cell table:formula="of:=[$rates.AH1]" office:value-type="string" office:string-value=" hosp" calcext:value-type="string">
            <text:p><text:s/>hosp</text:p>
          </table:table-cell>
          <table:table-cell table:formula="of:=[$rates.AI1]" office:value-type="string" office:string-value=" death" calcext:value-type="string">
            <text:p><text:s/>death</text:p>
          </table:table-cell>
          <table:table-cell table:formula="of:=[$rates.AJ1]" office:value-type="string" office:string-value="all_meanisd" calcext:value-type="string">
            <text:p>all_meanisd</text:p>
          </table:table-cell>
          <table:table-cell table:formula="of:=[$rates.AK1]" office:value-type="string" office:string-value=" hosp" calcext:value-type="string">
            <text:p><text:s/>hosp</text:p>
          </table:table-cell>
          <table:table-cell table:formula="of:=[$rates.AL1]" office:value-type="string" office:string-value=" death" calcext:value-type="string">
            <text:p><text:s/>death</text:p>
          </table:table-cell>
          <table:table-cell table:formula="of:=[$rates.AM1]" office:value-type="string" office:string-value="all_meanh" calcext:value-type="string">
            <text:p>all_meanh</text:p>
          </table:table-cell>
          <table:table-cell table:formula="of:=[$rates.AN1]" office:value-type="string" office:string-value=" recovery" calcext:value-type="string">
            <text:p><text:s/>recovery</text:p>
          </table:table-cell>
          <table:table-cell table:formula="of:=[$rates.AO1]" office:value-type="string" office:string-value=" death" calcext:value-type="string">
            <text:p><text:s/>death</text:p>
          </table:table-cell>
          <table:table-cell table:formula="of:=[$rates.AP1]" office:value-type="string" office:string-value="repdelay" calcext:value-type="string">
            <text:p>repdelay</text:p>
          </table:table-cell>
        </table:table-row>
        <table:table-row table:style-name="ro1">
          <table:table-cell/>
          <table:table-cell table:formula="of:=AVERAGE([$rates.B2:$rates.B700])" office:value-type="float" office:value="4.64180976" calcext:value-type="float">
            <text:p>4.64180976</text:p>
          </table:table-cell>
          <table:table-cell table:formula="of:=AVERAGE([$rates.C2:$rates.C700])" office:value-type="float" office:value="0.995497152" calcext:value-type="float">
            <text:p>0.995497152</text:p>
          </table:table-cell>
          <table:table-cell table:formula="of:=AVERAGE([$rates.D2:$rates.D700])" office:value-type="float" office:value="0.00450284584" calcext:value-type="float">
            <text:p>0.00450284584</text:p>
          </table:table-cell>
          <table:table-cell table:formula="of:=AVERAGE([$rates.E2:$rates.E700])" office:value-type="float" office:value="0" calcext:value-type="float">
            <text:p>0</text:p>
          </table:table-cell>
          <table:table-cell table:formula="of:=AVERAGE([$rates.F2:$rates.F700])" office:value-type="float" office:value="4.92359726315789" calcext:value-type="float">
            <text:p>4.92359726315789</text:p>
          </table:table-cell>
          <table:table-cell table:formula="of:=AVERAGE([$rates.G2:$rates.G700])" office:value-type="float" office:value="1" calcext:value-type="float">
            <text:p>1</text:p>
          </table:table-cell>
          <table:table-cell table:formula="of:=AVERAGE([$rates.H2:$rates.H700])" office:value-type="float" office:value="0" calcext:value-type="float">
            <text:p>0</text:p>
          </table:table-cell>
          <table:table-cell table:formula="of:=AVERAGE([$rates.I2:$rates.I700])" office:value-type="float" office:value="3.28724279090909" calcext:value-type="float">
            <text:p>3.28724279090909</text:p>
          </table:table-cell>
          <table:table-cell table:formula="of:=AVERAGE([$rates.J2:$rates.J700])" office:value-type="float" office:value="0.9969697" calcext:value-type="float">
            <text:p>0.9969697</text:p>
          </table:table-cell>
          <table:table-cell table:formula="of:=AVERAGE([$rates.K2:$rates.K700])" office:value-type="float" office:value="0.0030303" calcext:value-type="float">
            <text:p>0.0030303</text:p>
          </table:table-cell>
          <table:table-cell table:formula="of:=AVERAGE([$rates.L2:$rates.L700])" office:value-type="float" office:value="4.47591648" calcext:value-type="float">
            <text:p>4.47591648</text:p>
          </table:table-cell>
          <table:table-cell table:formula="of:=AVERAGE([$rates.M2:$rates.M700])" office:value-type="float" office:value="0.987381048" calcext:value-type="float">
            <text:p>0.987381048</text:p>
          </table:table-cell>
          <table:table-cell table:formula="of:=AVERAGE([$rates.N2:$rates.N700])" office:value-type="float" office:value="0.01250392072" calcext:value-type="float">
            <text:p>0.01250392072</text:p>
          </table:table-cell>
          <table:table-cell table:formula="of:=AVERAGE([$rates.O2:$rates.O700])" office:value-type="float" office:value="0.00011506896" calcext:value-type="float">
            <text:p>0.00011506896</text:p>
          </table:table-cell>
          <table:table-cell table:formula="of:=AVERAGE([$rates.P2:$rates.P700])" office:value-type="float" office:value="5.2876916" calcext:value-type="float">
            <text:p>5.2876916</text:p>
          </table:table-cell>
          <table:table-cell table:formula="of:=AVERAGE([$rates.Q2:$rates.Q700])" office:value-type="float" office:value="0.996651072" calcext:value-type="float">
            <text:p>0.996651072</text:p>
          </table:table-cell>
          <table:table-cell table:formula="of:=AVERAGE([$rates.R2:$rates.R700])" office:value-type="float" office:value="0.00334892312" calcext:value-type="float">
            <text:p>0.00334892312</text:p>
          </table:table-cell>
          <table:table-cell table:formula="of:=AVERAGE([$rates.S2:$rates.S700])" office:value-type="float" office:value="7.09157616000001" calcext:value-type="float">
            <text:p>7.09157616000001</text:p>
          </table:table-cell>
          <table:table-cell table:formula="of:=AVERAGE([$rates.T2:$rates.T700])" office:value-type="float" office:value="0.945686384" calcext:value-type="float">
            <text:p>0.945686384</text:p>
          </table:table-cell>
          <table:table-cell table:formula="of:=AVERAGE([$rates.U2:$rates.U700])" office:value-type="float" office:value="0.054313632" calcext:value-type="float">
            <text:p>0.054313632</text:p>
          </table:table-cell>
          <table:table-cell table:formula="of:=AVERAGE([$rates.V2:$rates.V700])" office:value-type="float" office:value="4.7521676" calcext:value-type="float">
            <text:p>4.7521676</text:p>
          </table:table-cell>
          <table:table-cell table:formula="of:=AVERAGE([$rates.W2:$rates.W700])" office:value-type="float" office:value="0.829049272" calcext:value-type="float">
            <text:p>0.829049272</text:p>
          </table:table-cell>
          <table:table-cell table:formula="of:=AVERAGE([$rates.X2:$rates.X700])" office:value-type="float" office:value="0.1672955256" calcext:value-type="float">
            <text:p>0.1672955256</text:p>
          </table:table-cell>
          <table:table-cell table:formula="of:=AVERAGE([$rates.Y2:$rates.Y700])" office:value-type="float" office:value="0.003655226088" calcext:value-type="float">
            <text:p>0.003655226088</text:p>
          </table:table-cell>
          <table:table-cell table:formula="of:=AVERAGE([$rates.Z2:$rates.Z700])" office:value-type="float" office:value="4.14104368" calcext:value-type="float">
            <text:p>4.14104368</text:p>
          </table:table-cell>
          <table:table-cell table:formula="of:=AVERAGE([$rates.AA2:$rates.AA700])" office:value-type="float" office:value="0.983506072" calcext:value-type="float">
            <text:p>0.983506072</text:p>
          </table:table-cell>
          <table:table-cell table:formula="of:=AVERAGE([$rates.AB2:$rates.AB700])" office:value-type="float" office:value="0.01649390192" calcext:value-type="float">
            <text:p>0.01649390192</text:p>
          </table:table-cell>
          <table:table-cell table:formula="of:=AVERAGE([$rates.AC2:$rates.AC700])" office:value-type="float" office:value="9.02687424" calcext:value-type="float">
            <text:p>9.02687424</text:p>
          </table:table-cell>
          <table:table-cell table:formula="of:=AVERAGE([$rates.AD2:$rates.AD700])" office:value-type="float" office:value="0.745764776" calcext:value-type="float">
            <text:p>0.745764776</text:p>
          </table:table-cell>
          <table:table-cell table:formula="of:=AVERAGE([$rates.AE2:$rates.AE700])" office:value-type="float" office:value="0.2542352216" calcext:value-type="float">
            <text:p>0.2542352216</text:p>
          </table:table-cell>
          <table:table-cell table:formula="of:=AVERAGE([$rates.AF2:$rates.AF700])" office:value-type="float" office:value="4.52424008" calcext:value-type="float">
            <text:p>4.52424008</text:p>
          </table:table-cell>
          <table:table-cell table:formula="of:=AVERAGE([$rates.AG2:$rates.AG700])" office:value-type="float" office:value="0.96121928" calcext:value-type="float">
            <text:p>0.96121928</text:p>
          </table:table-cell>
          <table:table-cell table:formula="of:=AVERAGE([$rates.AH2:$rates.AH700])" office:value-type="float" office:value="0.03806965336" calcext:value-type="float">
            <text:p>0.03806965336</text:p>
          </table:table-cell>
          <table:table-cell table:formula="of:=AVERAGE([$rates.AI2:$rates.AI700])" office:value-type="float" office:value="0.000711043808" calcext:value-type="float">
            <text:p>0.000711043808</text:p>
          </table:table-cell>
          <table:table-cell table:formula="of:=AVERAGE([$rates.AJ2:$rates.AJ700])" office:value-type="float" office:value="4.5617876" calcext:value-type="float">
            <text:p>4.5617876</text:p>
          </table:table-cell>
          <table:table-cell table:formula="of:=AVERAGE([$rates.AK2:$rates.AK700])" office:value-type="float" office:value="0.987554248" calcext:value-type="float">
            <text:p>0.987554248</text:p>
          </table:table-cell>
          <table:table-cell table:formula="of:=AVERAGE([$rates.AL2:$rates.AL700])" office:value-type="float" office:value="0.01244575856" calcext:value-type="float">
            <text:p>0.01244575856</text:p>
          </table:table-cell>
          <table:table-cell table:formula="of:=AVERAGE([$rates.AM2:$rates.AM700])" office:value-type="float" office:value="8.36082312" calcext:value-type="float">
            <text:p>8.36082312</text:p>
          </table:table-cell>
          <table:table-cell table:formula="of:=AVERAGE([$rates.AN2:$rates.AN700])" office:value-type="float" office:value="0.807813288" calcext:value-type="float">
            <text:p>0.807813288</text:p>
          </table:table-cell>
          <table:table-cell table:formula="of:=AVERAGE([$rates.AO2:$rates.AO700])" office:value-type="float" office:value="0.1921867056" calcext:value-type="float">
            <text:p>0.1921867056</text:p>
          </table:table-cell>
          <table:table-cell table:formula="of:=AVERAGE([$rates.AP2:$rates.AP700])" office:value-type="float" office:value="4.30523576" calcext:value-type="float">
            <text:p>4.305235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BOST</text:p>
          </table:table-cell>
          <table:table-cell table:number-columns-repeated="9"/>
          <table:table-cell office:value-type="string" calcext:value-type="string">
            <text:p>BLBOST</text:p>
          </table:table-cell>
          <table:table-cell table:number-columns-repeated="9"/>
          <table:table-cell office:value-type="string" calcext:value-type="string">
            <text:p>BLBOST</text:p>
          </table:table-cell>
          <table:table-cell table:number-columns-repeated="9"/>
          <table:table-cell office:value-type="string" calcext:value-type="string">
            <text:p>BLBO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nsitie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iotas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iotad</text:p>
          </table:table-cell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ammah</text:p>
          </table:table-cell>
          <table:table-cell office:value-type="string" calcext:value-type="string">
            <text:p>muh</text:p>
          </table:table-cell>
          <table:table-cell office:value-type="string" calcext:value-type="string">
            <text:p>intensitie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iotas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iotad</text:p>
          </table:table-cell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ammah</text:p>
          </table:table-cell>
          <table:table-cell office:value-type="string" calcext:value-type="string">
            <text:p>muh</text:p>
          </table:table-cell>
          <table:table-cell office:value-type="string" calcext:value-type="string">
            <text:p>intensitie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iotas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iotad</text:p>
          </table:table-cell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ammah</text:p>
          </table:table-cell>
          <table:table-cell office:value-type="string" calcext:value-type="string">
            <text:p>muh</text:p>
          </table:table-cell>
          <table:table-cell office:value-type="string" calcext:value-type="string">
            <text:p>intensitie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iotas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iotad</text:p>
          </table:table-cell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ammah</text:p>
          </table:table-cell>
          <table:table-cell office:value-type="string" calcext:value-type="string">
            <text:p>muh</text:p>
          </table:table-cell>
          <table:table-cell/>
        </table:table-row>
        <table:table-row table:style-name="ro1">
          <table:table-cell table:number-columns-repeated="2"/>
          <table:table-cell table:formula="of:=[.C2]/[.B2]" office:value-type="float" office:value="0.214463151975449" calcext:value-type="float">
            <text:p>0.214463151975449</text:p>
          </table:table-cell>
          <table:table-cell table:formula="of:=[.D2]/[.B2]" office:value-type="float" office:value="0.000970062555945852" calcext:value-type="float">
            <text:p>0.000970062555946</text:p>
          </table:table-cell>
          <table:table-cell table:formula="of:=[.E2]/[.B2]" office:value-type="float" office:value="0" calcext:value-type="float">
            <text:p>0</text:p>
          </table:table-cell>
          <table:table-cell/>
          <table:table-cell table:formula="of:=[.G2]/[.F2]" office:value-type="float" office:value="0.203103533159132" calcext:value-type="float">
            <text:p>0.203103533159132</text:p>
          </table:table-cell>
          <table:table-cell table:formula="of:=[.H2]/[.F2]" office:value-type="float" office:value="0" calcext:value-type="float">
            <text:p>0</text:p>
          </table:table-cell>
          <table:table-cell/>
          <table:table-cell table:formula="of:=[.J2]/[.I2]" office:value-type="float" office:value="0.303284473771494" calcext:value-type="float">
            <text:p>0.303284473771494</text:p>
          </table:table-cell>
          <table:table-cell table:formula="of:=[.K2]/[.I2]" office:value-type="float" office:value="0.000921836381657093" calcext:value-type="float">
            <text:p>0.000921836381657</text:p>
          </table:table-cell>
          <table:table-cell/>
          <table:table-cell table:formula="of:=[.M2]/[.L2]" office:value-type="float" office:value="0.220598631009308" calcext:value-type="float">
            <text:p>0.220598631009308</text:p>
          </table:table-cell>
          <table:table-cell table:formula="of:=[.N2]/[.L2]" office:value-type="float" office:value="0.00279360009863276" calcext:value-type="float">
            <text:p>0.002793600098633</text:p>
          </table:table-cell>
          <table:table-cell table:formula="of:=[.O2]/[.L2]" office:value-type="float" office:value="0.0000257084689837644" calcext:value-type="float">
            <text:p>2.57084689837644E-05</text:p>
          </table:table-cell>
          <table:table-cell/>
          <table:table-cell table:formula="of:=[.Q2]/[.P2]" office:value-type="float" office:value="0.188485098487968" calcext:value-type="float">
            <text:p>0.188485098487968</text:p>
          </table:table-cell>
          <table:table-cell table:formula="of:=[.R2]/[.P2]" office:value-type="float" office:value="0.000633343124625498" calcext:value-type="float">
            <text:p>0.000633343124625</text:p>
          </table:table-cell>
          <table:table-cell/>
          <table:table-cell table:formula="of:=[.T2]/[.S2]" office:value-type="float" office:value="0.133353483437735" calcext:value-type="float">
            <text:p>0.133353483437735</text:p>
          </table:table-cell>
          <table:table-cell table:formula="of:=[.U2]/[.S2]" office:value-type="float" office:value="0.00765889426758973" calcext:value-type="float">
            <text:p>0.00765889426759</text:p>
          </table:table-cell>
          <table:table-cell/>
          <table:table-cell table:formula="of:=[.W2]/[.V2]" office:value-type="float" office:value="0.174457077650207" calcext:value-type="float">
            <text:p>0.174457077650207</text:p>
          </table:table-cell>
          <table:table-cell table:formula="of:=[.X2]/[.V2]" office:value-type="float" office:value="0.0352040457495649" calcext:value-type="float">
            <text:p>0.035204045749565</text:p>
          </table:table-cell>
          <table:table-cell table:formula="of:=[.Y2]/[.V2]" office:value-type="float" office:value="0.000769170280947161" calcext:value-type="float">
            <text:p>0.000769170280947</text:p>
          </table:table-cell>
          <table:table-cell/>
          <table:table-cell table:formula="of:=[.AA2]/[.Z2]" office:value-type="float" office:value="0.237501979694163" calcext:value-type="float">
            <text:p>0.237501979694163</text:p>
          </table:table-cell>
          <table:table-cell table:formula="of:=[.AB2]/[.Z2]" office:value-type="float" office:value="0.00398303017175612" calcext:value-type="float">
            <text:p>0.003983030171756</text:p>
          </table:table-cell>
          <table:table-cell/>
          <table:table-cell table:formula="of:=[.AD2]/[.AC2]" office:value-type="float" office:value="0.0826160591332222" calcext:value-type="float">
            <text:p>0.082616059133222</text:p>
          </table:table-cell>
          <table:table-cell table:formula="of:=[.AE2]/[.AC2]" office:value-type="float" office:value="0.028164258727947" calcext:value-type="float">
            <text:p>0.028164258727947</text:p>
          </table:table-cell>
          <table:table-cell/>
          <table:table-cell table:formula="of:=[.AG2]/[.AF2]" office:value-type="float" office:value="0.212459830381061" calcext:value-type="float">
            <text:p>0.212459830381061</text:p>
          </table:table-cell>
          <table:table-cell table:formula="of:=[.AH2]/[.AF2]" office:value-type="float" office:value="0.0084145961944619" calcext:value-type="float">
            <text:p>0.008414596194462</text:p>
          </table:table-cell>
          <table:table-cell table:formula="of:=[.AI2]/[.AF2]" office:value-type="float" office:value="0.000157163146832827" calcext:value-type="float">
            <text:p>0.000157163146833</text:p>
          </table:table-cell>
          <table:table-cell/>
          <table:table-cell table:formula="of:=[.AK2]/[.AJ2]" office:value-type="float" office:value="0.216484048490114" calcext:value-type="float">
            <text:p>0.216484048490114</text:p>
          </table:table-cell>
          <table:table-cell table:formula="of:=[.AL2]/[.AJ2]" office:value-type="float" office:value="0.00272826349039135" calcext:value-type="float">
            <text:p>0.002728263490391</text:p>
          </table:table-cell>
          <table:table-cell/>
          <table:table-cell table:formula="of:=[.AN2]/[.AM2]" office:value-type="float" office:value="0.0966188707027688" calcext:value-type="float">
            <text:p>0.096618870702769</text:p>
          </table:table-cell>
          <table:table-cell table:formula="of:=[.AO2]/[.AM2]" office:value-type="float" office:value="0.0229865771397877" calcext:value-type="float">
            <text:p>0.022986577139788</text:p>
          </table:table-cell>
          <table:table-cell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1"/>
          <table:table-cell office:value-type="string" calcext:value-type="string">
            <text:p>pdet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table:number-columns-repeated="31"/>
          <table:table-cell office:value-type="string" calcext:value-type="string">
            <text:p>remaining int</text:p>
          </table:table-cell>
          <table:table-cell table:formula="of:=[.AF2]^-1" office:value-type="float" office:value="0.221031594768949" calcext:value-type="float">
            <text:p>0.221031594768949</text:p>
          </table:table-cell>
          <table:table-cell table:number-columns-repeated="9"/>
        </table:table-row>
        <table:table-row table:style-name="ro1">
          <table:table-cell table:number-columns-repeated="31"/>
          <table:table-cell office:value-type="string" calcext:value-type="string">
            <text:p>“recovery”</text:p>
          </table:table-cell>
          <table:table-cell table:formula="of:=(1-[.AG7])/[.AG7]*[.AG8]*0.8" office:value-type="float" office:value="0.707301103260638" calcext:value-type="float">
            <text:p>0.70730110326063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08:57:07.093994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7:04:03.636277004</meta:creation-date>
    <dc:date>2021-01-21T06:17:14.337847508</dc:date>
    <meta:editing-duration>PT13H15M39S</meta:editing-duration>
    <meta:editing-cycles>3</meta:editing-cycles>
    <meta:generator>LibreOffice/6.4.6.2$Linux_X86_64 LibreOffice_project/40$Build-2</meta:generator>
    <meta:document-statistic meta:table-count="2" meta:cell-count="5309" meta:object-count="0"/>
  </office:meta>
</office:document-meta>
</file>